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style:vertical-align="middle" fo:background-color="transparent" style:cell-protect="none"/>
    </style:style>
    <style:style style:name="ce3" style:family="table-cell" style:parent-style-name="Default" style:data-style-name="N0">
      <style:table-cell-properties fo:border-top="thin solid #000000" fo:border-bottom="thin solid #000000" fo:border-left="thin solid #000000" fo:border-right="none"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4" style:family="table-cell" style:parent-style-name="Default" style:data-style-name="N0">
      <style:table-cell-properties fo:border-top="thin solid #000000" fo:border-bottom="none" fo:border-left="thin solid #000000" fo:border-right="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5" style:family="table-cell" style:parent-style-name="Default" style:data-style-name="N0">
      <style:table-cell-properties fo:border-top="thin solid #000000" fo:border-bottom="none" fo:border-left="thin solid #000000" fo:border-right="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e6" style:family="table-cell" style:parent-style-name="Default" style:data-style-name="N0">
      <style:table-cell-properties fo:border="thin solid #000000" style:vertical-align="middle" fo:wrap-option="wrap" fo:background-color="transparent" style:cell-protect="none"/>
    </style:style>
    <style:style style:name="ce7" style:family="table-cell" style:parent-style-name="Default" style:data-style-name="N3">
      <style:table-cell-properties fo:border="thin solid #000000" style:vertical-align="middle" fo:wrap-option="wrap" style:cell-protect="none" style:repeat-content="false"/>
      <style:paragraph-properties fo:text-align="end" fo:margin-right="0cm"/>
    </style:style>
    <style:style style:name="ce8" style:family="table-cell" style:parent-style-name="Default" style:data-style-name="N2">
      <style:table-cell-properties fo:border="thin solid #000000" style:vertical-align="middle" fo:wrap-option="wrap" style:cell-protect="none" style:repeat-content="false"/>
      <style:paragraph-properties fo:text-align="end" fo:margin-right="0cm"/>
    </style:style>
    <style:style style:name="ce9" style:family="table-cell" style:parent-style-name="Default" style:data-style-name="N0">
      <style:table-cell-properties fo:border="thin solid #000000" style:vertical-align="middle" fo:wrap-option="wrap" style:cell-protect="none" style:repeat-content="false"/>
      <style:paragraph-properties fo:text-align="end" fo:margin-right="0cm"/>
    </style:style>
    <style:style style:name="ce10" style:family="table-cell" style:parent-style-name="Default" style:data-style-name="N3">
      <style:table-cell-properties fo:border="thin solid #000000" style:vertical-align="automatic" fo:background-color="transparent" style:cell-protect="protected" style:repeat-content="false"/>
      <style:paragraph-properties fo:text-align="end" fo:margin-right="0cm"/>
    </style:style>
    <style:style style:name="ce11" style:family="table-cell" style:parent-style-name="Default" style:data-style-name="N2">
      <style:table-cell-properties fo:border="thin solid #000000" style:vertical-align="automatic" fo:background-color="transparent" style:cell-protect="protected" style:repeat-content="false"/>
      <style:paragraph-properties fo:text-align="end" fo:margin-right="0cm"/>
    </style:style>
    <style:style style:name="ce12" style:family="table-cell" style:parent-style-name="Default" style:data-style-name="N1">
      <style:table-cell-properties fo:border="thin solid #000000" style:vertical-align="middle" fo:wrap-option="wrap" style:cell-protect="none" style:repeat-content="false"/>
      <style:paragraph-properties fo:text-align="end" fo:margin-right="0cm"/>
    </style:style>
    <style:style style:name="ce13" style:family="table-cell" style:parent-style-name="Default" style:data-style-name="N3">
      <style:table-cell-properties fo:border="thin solid #000000" style:vertical-align="middle" fo:background-color="transparent" style:cell-protect="protected" style:repeat-content="false"/>
      <style:paragraph-properties fo:text-align="end" fo:margin-right="0cm"/>
    </style:style>
    <style:style style:name="ce14" style:family="table-cell" style:parent-style-name="Default" style:data-style-name="N2">
      <style:table-cell-properties fo:border="thin solid #000000" style:vertical-align="middle" fo:background-color="transparent" style:cell-protect="protected" style:repeat-content="false"/>
      <style:paragraph-properties fo:text-align="end" fo:margin-right="0cm"/>
    </style:style>
    <style:style style:name="ce15" style:family="table-cell" style:parent-style-name="Default" style:data-style-name="N48">
      <style:table-cell-properties fo:border="thin solid #000000" style:vertical-align="middle" style:cell-protect="none" style:repeat-content="false"/>
      <style:paragraph-properties fo:text-align="end" fo:margin-right="0cm"/>
    </style:style>
    <style:style style:name="ce16" style:family="table-cell" style:parent-style-name="Default" style:data-style-name="N49">
      <style:table-cell-properties fo:border="thin solid #000000" style:vertical-align="middle" fo:background-color="transparent" style:cell-protect="protected" style:repeat-content="false"/>
      <style:paragraph-properties fo:text-align="end" fo:margin-right="0cm"/>
    </style:style>
    <style:style style:name="ce17" style:family="table-cell" style:parent-style-name="Default" style:data-style-name="N48">
      <style:table-cell-properties fo:border="thin solid #000000" style:vertical-align="middle" fo:background-color="#FFFFFF" style:cell-protect="none" style:repeat-content="false"/>
      <style:paragraph-properties fo:text-align="end" fo:margin-right="0cm"/>
    </style:style>
    <style:style style:name="ce18" style:family="table-cell" style:parent-style-name="Default" style:data-style-name="N48">
      <style:table-cell-properties fo:border="thin solid #000000" style:vertical-align="middle" fo:background-color="transparent" style:cell-protect="protected" style:repeat-content="false"/>
      <style:paragraph-properties fo:text-align="end" fo:margin-right="0cm"/>
    </style:style>
    <style:style style:name="ce19" style:family="table-cell" style:parent-style-name="Default" style:data-style-name="N0">
      <style:table-cell-properties fo:border="thin solid #000000" style:vertical-align="middle" fo:background-color="#FFFFFF" style:cell-protect="none"/>
    </style:style>
    <style:style style:name="ce20" style:family="table-cell" style:parent-style-name="Default" style:data-style-name="N0">
      <style:table-cell-properties fo:border="thin solid #000000" style:vertical-align="middle" fo:background-color="transparent" style:cell-protect="none"/>
    </style:style>
    <style:style style:name="ce21" style:family="table-cell" style:parent-style-name="Default" style:data-style-name="N0">
      <style:table-cell-properties style:vertical-align="middle" fo:wrap-option="wrap"/>
    </style:style>
    <style:style style:name="ce2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style>
    <style:style style:name="ce23" style:family="table-cell" style:parent-style-name="Default" style:data-style-name="N49">
      <style:table-cell-properties fo:border="thin solid #000000" style:vertical-align="middle" fo:background-color="transparent" style:cell-protect="none" style:repeat-content="false"/>
      <style:paragraph-properties fo:text-align="end" fo:margin-right="0cm"/>
    </style:style>
    <style:style style:name="ce2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style>
    <style:style style:name="ce25" style:family="table-cell" style:parent-style-name="Default" style:data-style-name="N0">
      <style:table-cell-properties fo:border="thin solid #000000" style:vertical-align="automatic" fo:background-color="transparent" style:cell-protect="protected" style:repeat-content="false"/>
      <style:paragraph-properties fo:text-align="end" fo:margin-right="0cm"/>
    </style:style>
    <style:style style:name="ce26" style:family="table-cell" style:parent-style-name="Default" style:data-style-name="N48">
      <style:table-cell-properties fo:border="thin solid #000000" style:vertical-align="middle" fo:background-color="transparent" style:cell-protect="none" style:repeat-content="false"/>
      <style:paragraph-properties fo:text-align="end" fo:margin-right="0cm"/>
    </style:style>
    <style:style style:name="ce27" style:family="table-cell" style:parent-style-name="Default" style:data-style-name="N0">
      <style:table-cell-properties style:vertical-align="automatic" fo:background-color="transparent" style:cell-protect="none"/>
    </style:style>
    <style:style style:name="ce28" style:family="table-cell" style:parent-style-name="Default" style:data-style-name="N0">
      <style:table-cell-properties fo:border="thin solid #000000" style:vertical-align="automatic" fo:wrap-option="wrap" fo:background-color="transparent" style:cell-protect="protected"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fo:border="thin solid #000000" style:vertical-align="automatic" fo:background-color="transparent" style:cell-protect="protected" style:repeat-content="false"/>
      <style:paragraph-properties fo:text-align="center"/>
      <style:text-properties fo:font-weight="bold" style:font-weight-asian="bold" style:font-weight-complex="bold"/>
    </style:style>
    <style:style style:name="co1" style:family="table-column">
      <style:table-column-properties fo:break-before="auto" style:column-width="10.4510416666667cm" style:use-optimal-column-width="true"/>
    </style:style>
    <style:style style:name="co2" style:family="table-column">
      <style:table-column-properties fo:break-before="auto" style:column-width="8.38729166666667cm" style:use-optimal-column-width="true"/>
    </style:style>
    <style:style style:name="co3" style:family="table-column">
      <style:table-column-properties fo:break-before="auto" style:column-width="7.19666666666667cm" style:use-optimal-column-width="true"/>
    </style:style>
    <style:style style:name="co4" style:family="table-column">
      <style:table-column-properties fo:break-before="auto" style:column-width="2.64583333333333cm"/>
    </style:style>
    <style:style style:name="co5" style:family="table-column">
      <style:table-column-properties fo:break-before="auto" style:column-width="2.48708333333333cm"/>
    </style:style>
    <style:style style:name="co6" style:family="table-column">
      <style:table-column-properties fo:break-before="auto" style:column-width="2.67229166666667cm"/>
    </style:style>
    <style:style style:name="co7" style:family="table-column">
      <style:table-column-properties fo:break-before="auto" style:column-width="2.59291666666667cm"/>
    </style:style>
    <style:style style:name="co8" style:family="table-column">
      <style:table-column-properties fo:break-before="auto" style:column-width="2.56645833333333cm" style:use-optimal-column-width="true"/>
    </style:style>
    <style:style style:name="co9" style:family="table-column">
      <style:table-column-properties fo:break-before="auto" style:column-width="3.04270833333333cm"/>
    </style:style>
    <style:style style:name="co10" style:family="table-column">
      <style:table-column-properties fo:break-before="auto" style:column-width="3.70416666666667cm"/>
    </style:style>
    <style:style style:name="co11" style:family="table-column">
      <style:table-column-properties fo:break-before="auto" style:column-width="4.55083333333333cm"/>
    </style:style>
    <style:style style:name="co12" style:family="table-column">
      <style:table-column-properties fo:break-before="auto" style:column-width="5.18583333333333cm" style:use-optimal-column-width="true"/>
    </style:style>
    <style:style style:name="co13" style:family="table-column">
      <style:table-column-properties fo:break-before="auto" style:column-width="8.28145833333333cm"/>
    </style:style>
    <style:style style:name="co14" style:family="table-column">
      <style:table-column-properties fo:break-before="auto" style:column-width="2.11666666666667cm"/>
    </style:style>
    <style:style style:name="ro1" style:family="table-row">
      <style:table-row-properties style:row-height="15pt" style:use-optimal-row-height="false" fo:break-before="auto"/>
    </style:style>
    <style:style style:name="ro2" style:family="table-row">
      <style:table-row-properties style:row-height="53.25pt" style:use-optimal-row-height="false" fo:break-before="auto"/>
    </style:style>
    <style:style style:name="ro3" style:family="table-row">
      <style:table-row-properties style:row-height="57.75pt" style:use-optimal-row-height="false" fo:break-before="auto"/>
    </style:style>
    <style:style style:name="ro4" style:family="table-row">
      <style:table-row-properties style:row-height="15pt" style:use-optimal-row-height="true" fo:break-before="auto"/>
    </style:style>
    <style:style style:name="ta1" style:family="table" style:master-page-name="mp1">
      <style:table-properties table:display="true" style:writing-mode="lr-tb"/>
    </style:style>
    <style:style style:name="ce30"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R4]));ISBLANK([.S4])))" style:apply-style-name="cf1" style:base-cell-address="Data_sheet.S4"/>
    </style:style>
    <style:style style:name="ce31"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S4]));ISBLANK([.R4])))" style:apply-style-name="cf1" style:base-cell-address="Data_sheet.R4"/>
    </style:style>
    <style:style style:name="ce32"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D4]));ISBLANK([.E4])))" style:apply-style-name="cf1" style:base-cell-address="Data_sheet.E4"/>
    </style:style>
    <style:style style:name="ce34"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V4]));ISBLANK([.W4])))" style:apply-style-name="cf1" style:base-cell-address="Data_sheet.W4"/>
    </style:style>
    <style:style style:name="ce35"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W4]));ISBLANK([.V4])))" style:apply-style-name="cf1" style:base-cell-address="Data_sheet.V4"/>
    </style:style>
    <style:style style:name="ce36"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T5]));ISBLANK([.U5])))" style:apply-style-name="cf1" style:base-cell-address="Data_sheet.U5"/>
    </style:style>
    <style:style style:name="ce37" style:family="table-cell" style:parent-style-name="Default" style:data-style-name="N1">
      <style:table-cell-properties fo:border="thin solid #000000" style:vertical-align="middle" fo:wrap-option="wrap" style:cell-protect="none" style:repeat-content="false"/>
      <style:paragraph-properties fo:text-align="end" fo:margin-right="0cm"/>
      <style:map style:condition="of:is-true-formula(AND(NOT(ISBLANK([.U5]));ISBLANK([.T5])))" style:apply-style-name="cf1" style:base-cell-address="Data_sheet.T5"/>
    </style:style>
    <style:style style:name="ce38"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39"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40" style:family="table-cell" style:parent-style-name="Default" style:data-style-name="N3">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E4]));ISBLANK([.D4])))" style:apply-style-name="cf1" style:base-cell-address="Data_sheet.D4"/>
    </style:style>
    <style:style style:name="ce42"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4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44"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5"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R4]));ISBLANK([.S4])))" style:apply-style-name="cf1" style:base-cell-address="Data_sheet.S4"/>
    </style:style>
    <style:style style:name="ce4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S4]));ISBLANK([.R4])))" style:apply-style-name="cf1" style:base-cell-address="Data_sheet.R4"/>
    </style:style>
    <style:style style:name="ce4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T5]));ISBLANK([.U5])))" style:apply-style-name="cf1" style:base-cell-address="Data_sheet.U5"/>
    </style:style>
    <style:style style:name="ce4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U5]));ISBLANK([.T5])))" style:apply-style-name="cf1" style:base-cell-address="Data_sheet.T5"/>
    </style:style>
    <style:style style:name="ce4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H4]));ISBLANK([.I4])))" style:apply-style-name="cf1" style:base-cell-address="Data_sheet.I4"/>
    </style:style>
    <style:style style:name="ce5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H4]));ISBLANK([.I4])))" style:apply-style-name="cf1" style:base-cell-address="Data_sheet.I4"/>
    </style:style>
    <style:style style:name="ce51"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K4]));ISBLANK([.J4])))" style:apply-style-name="cf1" style:base-cell-address="Data_sheet.J4"/>
    </style:style>
    <style:style style:name="ce5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K4]));ISBLANK([.J4])))" style:apply-style-name="cf1" style:base-cell-address="Data_sheet.J4"/>
    </style:style>
    <style:style style:name="ce53"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V4]));ISBLANK([.W4])))" style:apply-style-name="cf1" style:base-cell-address="Data_sheet.W4"/>
    </style:style>
    <style:style style:name="ce55" style:family="table-cell" style:parent-style-name="Default" style:data-style-name="N3">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5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W4]));ISBLANK([.V4])))" style:apply-style-name="cf1" style:base-cell-address="Data_sheet.V4"/>
    </style:style>
    <style:style style:name="ce57"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X12]));ISBLANK([.Y12])))" style:apply-style-name="cf1" style:base-cell-address="Data_sheet.Y12"/>
    </style:style>
    <style:style style:name="ce5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Y12]));ISBLANK([.X12])))" style:apply-style-name="cf1" style:base-cell-address="Data_sheet.X12"/>
    </style:style>
    <style:style style:name="ce59" style:family="table-cell" style:parent-style-name="Default" style:data-style-name="N0">
      <style:table-cell-properties fo:border="thin solid #000000" style:vertical-align="middle" fo:wrap-option="wrap" fo:background-color="transparent" style:cell-protect="none"/>
      <style:map style:condition="of:is-true-formula(AND(NOT(ISBLANK([.$A4]));ISBLANK([.B4])))" style:apply-style-name="cf1" style:base-cell-address="Data_sheet.B4"/>
    </style:style>
    <style:style style:name="ce60" style:family="table-cell" style:parent-style-name="Default" style:data-style-name="N0">
      <style:table-cell-properties fo:border="thin solid #000000" style:vertical-align="middle" fo:wrap-option="wrap" fo:background-color="transparent" style:cell-protect="none"/>
      <style:map style:condition="of:is-true-formula(AND(NOT(ISBLANK([.A4]));ISBLANK([.C4])))" style:apply-style-name="cf1" style:base-cell-address="Data_sheet.C4"/>
    </style:style>
    <style:style style:name="ce61"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E4]));ISBLANK([.D4])))" style:apply-style-name="cf1" style:base-cell-address="Data_sheet.D4"/>
    </style:style>
    <style:style style:name="ce62"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D4]));ISBLANK([.E4])))" style:apply-style-name="cf1" style:base-cell-address="Data_sheet.E4"/>
    </style:style>
    <style:style style:name="ce63"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F4]));ISBLANK([.G4])))" style:apply-style-name="cf1" style:base-cell-address="Data_sheet.G4"/>
    </style:style>
    <style:style style:name="ce64"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F4]));ISBLANK([.G4])))" style:apply-style-name="cf1" style:base-cell-address="Data_sheet.G4"/>
    </style:style>
    <style:style style:name="ce65"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G4]));ISBLANK([.F4])))" style:apply-style-name="cf1" style:base-cell-address="Data_sheet.F4"/>
    </style:style>
    <style:style style:name="ce66"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G4]));ISBLANK([.F4])))" style:apply-style-name="cf1" style:base-cell-address="Data_sheet.F4"/>
    </style:style>
    <style:style style:name="ce67" style:family="table-cell" style:parent-style-name="Default" style:data-style-name="N0">
      <style:table-cell-properties fo:border="thin solid #000000" style:vertical-align="middle" fo:wrap-option="wrap" style:cell-protect="none" style:repeat-content="false"/>
      <style:paragraph-properties fo:text-align="end" fo:margin-right="0cm"/>
      <style:map style:condition="of:is-true-formula(AND(NOT(ISBLANK([.I4]));ISBLANK([.H4])))" style:apply-style-name="cf1" style:base-cell-address="Data_sheet.H4"/>
    </style:style>
    <style:style style:name="ce68"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I4]));ISBLANK([.H4])))" style:apply-style-name="cf1" style:base-cell-address="Data_sheet.H4"/>
    </style:style>
    <style:style style:name="ce69" style:family="table-cell" style:parent-style-name="Default" style:data-style-name="N2">
      <style:table-cell-properties fo:border="thin solid #000000" style:vertical-align="middle" fo:wrap-option="wrap" style:cell-protect="none" style:repeat-content="false"/>
      <style:paragraph-properties fo:text-align="end" fo:margin-right="0cm"/>
      <style:map style:condition="of:is-true-formula(AND(NOT(ISBLANK([.J4]));ISBLANK([.K4])))" style:apply-style-name="cf1" style:base-cell-address="Data_sheet.K4"/>
    </style:style>
    <style:style style:name="ce70" style:family="table-cell" style:parent-style-name="Default" style:data-style-name="N0">
      <style:table-cell-properties fo:border="thin solid #000000" style:vertical-align="automatic" fo:wrap-option="wrap" fo:background-color="transparent" style:cell-protect="none" style:repeat-content="false"/>
      <style:paragraph-properties fo:text-align="end" fo:margin-right="0cm"/>
      <style:map style:condition="of:is-true-formula(AND(NOT(ISBLANK([.J4]));ISBLANK([.K4])))" style:apply-style-name="cf1" style:base-cell-address="Data_sheet.K4"/>
    </style:style>
  </office:automatic-styles>
  <office:body>
    <office:spreadsheet>
      <table:calculation-settings table:case-sensitive="false" table:search-criteria-must-apply-to-whole-cell="false" table:use-wildcards="false" table:use-regular-expressions="false" table:automatic-find-labels="false"/>
      <table:content-validations>
        <table:content-validation table:name="val1">
          <table:help-message table:display="true"/>
          <table:error-message table:display="true">
            <text:p>FTE cannot be greater than Headcount</text:p>
            <text:p/>
          </table:error-message>
        </table:content-validation>
        <table:content-validation table:name="val2" table:condition="of:cell-content-is-decimal-number() and cell-content()&gt;0">
          <table:help-message table:display="true"/>
          <table:error-message table:display="true"/>
        </table:content-validation>
        <table:content-validation table:name="val3" table:condition="of:cell-content-is-decimal-number() and cell-content()&gt;=0">
          <table:help-message table:display="true"/>
          <table:error-message table:display="true"/>
        </table:content-validation>
      </table:content-validations>
      <table:table table:name="Data_sheet" table:style-name="ta1">
        <table:table-column table:style-name="co1" table:default-cell-style-name="ce2"/>
        <table:table-column table:style-name="co2" table:default-cell-style-name="ce2"/>
        <table:table-column table:style-name="co3" table:default-cell-style-name="ce2"/>
        <table:table-column table:style-name="co4" table:default-cell-style-name="ce27"/>
        <table:table-column table:style-name="co5" table:default-cell-style-name="ce27"/>
        <table:table-column table:style-name="co6" table:default-cell-style-name="ce27"/>
        <table:table-column table:style-name="co5" table:default-cell-style-name="ce27"/>
        <table:table-column table:style-name="co4" table:default-cell-style-name="ce27"/>
        <table:table-column table:style-name="co5" table:default-cell-style-name="ce27"/>
        <table:table-column table:style-name="co6" table:default-cell-style-name="ce27"/>
        <table:table-column table:style-name="co5" table:default-cell-style-name="ce27"/>
        <table:table-column table:style-name="co7" table:default-cell-style-name="ce27"/>
        <table:table-column table:style-name="co5" table:default-cell-style-name="ce27"/>
        <table:table-column table:style-name="co8" table:default-cell-style-name="ce27"/>
        <table:table-column table:style-name="co5" table:default-cell-style-name="ce27"/>
        <table:table-column table:style-name="co8" table:default-cell-style-name="ce27"/>
        <table:table-column table:style-name="co5" table:default-cell-style-name="ce27"/>
        <table:table-column table:style-name="co9" table:number-columns-repeated="10" table:default-cell-style-name="ce27"/>
        <table:table-column table:style-name="co4" table:number-columns-repeated="2" table:default-cell-style-name="ce2"/>
        <table:table-column table:style-name="co10" table:number-columns-repeated="7" table:default-cell-style-name="ce2"/>
        <table:table-column table:style-name="co11" table:number-columns-repeated="3" table:default-cell-style-name="ce2"/>
        <table:table-column table:style-name="co12" table:default-cell-style-name="ce2"/>
        <table:table-column table:style-name="co13" table:default-cell-style-name="ce2"/>
        <table:table-column table:style-name="co14" table:number-columns-repeated="16343" table:default-cell-style-name="ce2"/>
        <table:table-row table:style-name="ro1">
          <table:table-cell office:value-type="string" table:number-columns-spanned="1" table:number-rows-spanned="3" table:content-validation-name="val1" table:style-name="ce28">
            <text:p>Organisation name</text:p>
          </table:table-cell>
          <table:table-cell office:value-type="string" table:number-columns-spanned="1" table:number-rows-spanned="3" table:content-validation-name="val1" table:style-name="ce28">
            <text:p>Organisation<text:s/></text:p>
            <text:p>type</text:p>
          </table:table-cell>
          <table:table-cell office:value-type="string" table:number-columns-spanned="1" table:number-rows-spanned="3" table:content-validation-name="val1" table:style-name="ce28">
            <text:p>Main, parent or<text:s/></text:p>
            <text:p>sponsoring department:<text:s/></text:p>
          </table:table-cell>
          <table:table-cell office:value-type="string" table:number-columns-spanned="14" table:number-rows-spanned="1" table:style-name="ce28">
            <text:p>Payroll staff</text:p>
          </table:table-cell>
          <table:covered-table-cell table:number-columns-repeated="13"/>
          <table:table-cell office:value-type="string" table:number-columns-spanned="10" table:number-rows-spanned="1" table:content-validation-name="val1" table:style-name="ce29">
            <text:p>Number of non-payroll staff (contingent labour and consultants/consultancy)</text:p>
          </table:table-cell>
          <table:covered-table-cell table:number-columns-repeated="9"/>
          <table:table-cell office:value-type="string" table:number-columns-spanned="2" table:number-rows-spanned="2" table:content-validation-name="val1" table:style-name="ce28">
            <text:p>Grand Total<text:s/></text:p>
            <text:p>(workforce numbers)</text:p>
          </table:table-cell>
          <table:covered-table-cell/>
          <table:table-cell office:value-type="string" table:number-columns-spanned="7" table:number-rows-spanned="1" table:style-name="ce29">
            <text:p>Payroll staff costs</text:p>
          </table:table-cell>
          <table:covered-table-cell table:number-columns-repeated="6"/>
          <table:table-cell office:value-type="string" table:number-columns-spanned="3" table:number-rows-spanned="1" table:style-name="ce29">
            <text:p>Non-Payroll staff (contingent labour/consultancy - CCL) costs</text:p>
          </table:table-cell>
          <table:covered-table-cell table:number-columns-repeated="2"/>
          <table:table-cell office:value-type="string" table:number-columns-spanned="1" table:number-rows-spanned="3" table:style-name="ce28">
            <text:p>Grand Total paybill/staffing (payroll and non-payroll) costs</text:p>
          </table:table-cell>
          <table:table-cell office:value-type="string" table:number-columns-spanned="1" table:number-rows-spanned="3" table:content-validation-name="val1" table:style-name="ce28">
            <text:p>Comments and note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2">
          <table:covered-table-cell/>
          <table:covered-table-cell/>
          <table:covered-table-cell/>
          <table:table-cell office:value-type="string" table:number-columns-spanned="2" table:number-rows-spanned="1" table:style-name="ce28">
            <text:p>Admin officers/admin assistants</text:p>
          </table:table-cell>
          <table:covered-table-cell/>
          <table:table-cell office:value-type="string" table:number-columns-spanned="2" table:number-rows-spanned="1" table:style-name="ce28">
            <text:p>Executive Officers</text:p>
          </table:table-cell>
          <table:covered-table-cell/>
          <table:table-cell office:value-type="string" table:number-columns-spanned="2" table:number-rows-spanned="1" table:style-name="ce28">
            <text:p>Higher Executive Officers/Senior Executive Officers</text:p>
          </table:table-cell>
          <table:covered-table-cell/>
          <table:table-cell office:value-type="string" table:number-columns-spanned="2" table:number-rows-spanned="1" table:style-name="ce28">
            <text:p>Grade 6/7</text:p>
          </table:table-cell>
          <table:covered-table-cell/>
          <table:table-cell office:value-type="string" table:number-columns-spanned="2" table:number-rows-spanned="1" table:style-name="ce28">
            <text:p>Senior Civil Service</text:p>
          </table:table-cell>
          <table:covered-table-cell/>
          <table:table-cell office:value-type="string" table:number-columns-spanned="2" table:number-rows-spanned="1" table:style-name="ce28">
            <text:p>Other, unknown, or unspecified</text:p>
          </table:table-cell>
          <table:covered-table-cell/>
          <table:table-cell office:value-type="string" table:number-columns-spanned="2" table:number-rows-spanned="1" table:content-validation-name="val1" table:style-name="ce28">
            <text:p>Total</text:p>
            <text:p>Employees</text:p>
          </table:table-cell>
          <table:covered-table-cell/>
          <table:table-cell office:value-type="string" table:number-columns-spanned="2" table:number-rows-spanned="1" table:style-name="ce28">
            <text:p>Agency staff<text:s/></text:p>
            <text:p>(clerical/admin)</text:p>
          </table:table-cell>
          <table:covered-table-cell/>
          <table:table-cell office:value-type="string" table:number-columns-spanned="2" table:number-rows-spanned="1" table:style-name="ce29">
            <text:p>Interim managers</text:p>
          </table:table-cell>
          <table:covered-table-cell/>
          <table:table-cell office:value-type="string" table:number-columns-spanned="2" table:number-rows-spanned="1" table:style-name="ce29">
            <text:p>Specialist Contractors</text:p>
          </table:table-cell>
          <table:covered-table-cell/>
          <table:table-cell office:value-type="string" table:number-columns-spanned="2" table:number-rows-spanned="1" table:style-name="ce29">
            <text:p>Consultants/consultancy</text:p>
          </table:table-cell>
          <table:covered-table-cell/>
          <table:table-cell office:value-type="string" table:number-columns-spanned="2" table:number-rows-spanned="1" table:style-name="ce28">
            <text:p>Total</text:p>
          </table:table-cell>
          <table:covered-table-cell/>
          <table:covered-table-cell/>
          <table:covered-table-cell/>
          <table:table-cell office:value-type="string" table:number-columns-spanned="1" table:number-rows-spanned="2" table:style-name="ce28">
            <text:p>Salary</text:p>
          </table:table-cell>
          <table:table-cell office:value-type="string" table:number-columns-spanned="1" table:number-rows-spanned="2" table:style-name="ce28">
            <text:p>Allowances</text:p>
          </table:table-cell>
          <table:table-cell office:value-type="string" table:number-columns-spanned="1" table:number-rows-spanned="2" table:style-name="ce28">
            <text:p>Non-consolidated performance payments</text:p>
          </table:table-cell>
          <table:table-cell office:value-type="string" table:number-columns-spanned="1" table:number-rows-spanned="2" table:style-name="ce28">
            <text:p>Overtime</text:p>
          </table:table-cell>
          <table:table-cell office:value-type="string" table:number-columns-spanned="1" table:number-rows-spanned="2" table:style-name="ce28">
            <text:p>Employer pension contributions</text:p>
          </table:table-cell>
          <table:table-cell office:value-type="string" table:number-columns-spanned="1" table:number-rows-spanned="2" table:style-name="ce28">
            <text:p>Employer national insurance contributions</text:p>
          </table:table-cell>
          <table:table-cell office:value-type="string" table:number-columns-spanned="1" table:number-rows-spanned="2" table:style-name="ce28">
            <text:p>Total paybill for payroll staff</text:p>
          </table:table-cell>
          <table:table-cell office:value-type="string" table:number-columns-spanned="1" table:number-rows-spanned="2" table:style-name="ce28">
            <text:p>Total cost of contingent labour: agency (clerical and admin) staff, interim managers and specialist contractors</text:p>
          </table:table-cell>
          <table:table-cell office:value-type="string" table:number-columns-spanned="1" table:number-rows-spanned="2" table:style-name="ce28">
            <text:p>Total cost of consultants/</text:p>
            <text:p>consultancy</text:p>
          </table:table-cell>
          <table:table-cell office:value-type="string" table:number-columns-spanned="1" table:number-rows-spanned="2" table:style-name="ce28">
            <text:p>Total non-payroll (CCL) staff costs</text:p>
          </table: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3">
          <table:covered-table-cell/>
          <table:covered-table-cell/>
          <table:covered-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3">
            <text:p>Headcount</text:p>
          </table:table-cell>
          <table:table-cell office:value-type="string" table:style-name="ce3">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style-name="ce4">
            <text:p>Headcount</text:p>
          </table:table-cell>
          <table:table-cell office:value-type="string" table:style-name="ce4">
            <text:p>Full-time<text:s/></text:p>
            <text:p>equivalent</text:p>
          </table:table-cell>
          <table:table-cell office:value-type="string" table:content-validation-name="val1" table:style-name="ce5">
            <text:p>Headcount</text:p>
          </table:table-cell>
          <table:table-cell office:value-type="string" table:content-validation-name="val1" table:style-name="ce4">
            <text:p>Full-time<text:s/></text:p>
            <text:p>equivalen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Department for Work and Pensions</text:p>
          </table:table-cell>
          <table:table-cell office:value-type="string" table:style-name="ce59">
            <text:p>Ministerial Department</text:p>
          </table:table-cell>
          <table:table-cell office:value-type="string" table:style-name="ce60">
            <text:p>Department for Work and Pensions</text:p>
          </table:table-cell>
          <table:table-cell office:value-type="float" office:value="34460" table:style-name="ce40">
            <text:p>34,460</text:p>
          </table:table-cell>
          <table:table-cell office:value-type="float" office:value="29496.560000000001" table:style-name="ce33">
            <text:p>29496.56</text:p>
          </table:table-cell>
          <table:table-cell office:value-type="float" office:value="37444" table:style-name="ce65">
            <text:p>37444</text:p>
          </table:table-cell>
          <table:table-cell office:value-type="float" office:value="33302.22" table:style-name="ce63">
            <text:p>33302.22</text:p>
          </table:table-cell>
          <table:table-cell office:value-type="float" office:value="8779" table:style-name="ce67">
            <text:p>8779</text:p>
          </table:table-cell>
          <table:table-cell office:value-type="float" office:value="8366.92" table:style-name="ce49">
            <text:p>8366.92</text:p>
          </table:table-cell>
          <table:table-cell office:value-type="float" office:value="2243" table:style-name="ce51">
            <text:p>2243</text:p>
          </table:table-cell>
          <table:table-cell office:value-type="float" office:value="2178.69" table:style-name="ce69">
            <text:p>2178.69</text:p>
          </table:table-cell>
          <table:table-cell office:value-type="float" office:value="223" table:style-name="ce41">
            <text:p>223</text:p>
          </table:table-cell>
          <table:table-cell office:value-type="float" office:value="220.38" table:style-name="ce33">
            <text:p>220.38</text:p>
          </table:table-cell>
          <table:table-cell office:value-type="string" table:style-name="ce41">
            <text:p>.</text:p>
          </table:table-cell>
          <table:table-cell office:value-type="string" table:style-name="ce33">
            <text:p>.</text:p>
          </table:table-cell>
          <table:table-cell office:value-type="float" office:value="83149" table:content-validation-name="val1" table:style-name="ce10">
            <text:p>83,149</text:p>
          </table:table-cell>
          <table:table-cell office:value-type="float" office:value="73564.77" table:content-validation-name="val1" table:style-name="ce11">
            <text:p>73564.77</text:p>
          </table:table-cell>
          <table:table-cell office:value-type="string" table:style-name="ce32">
            <text:p>.</text:p>
          </table:table-cell>
          <table:table-cell office:value-type="string" table:style-name="ce33">
            <text:p>.</text:p>
          </table:table-cell>
          <table:table-cell office:value-type="float" office:value="667" table:style-name="ce32">
            <text:p>667</text:p>
          </table:table-cell>
          <table:table-cell office:value-type="float" office:value="667" table:style-name="ce33">
            <text:p>667.00</text:p>
          </table:table-cell>
          <table:table-cell office:value-type="string" table:style-name="ce35">
            <text:p>.</text:p>
          </table:table-cell>
          <table:table-cell office:value-type="string" table:style-name="ce34">
            <text:p>.</text:p>
          </table:table-cell>
          <table:table-cell office:value-type="string" table:style-name="ce31">
            <text:p>.</text:p>
          </table:table-cell>
          <table:table-cell office:value-type="string" table:style-name="ce30">
            <text:p>.</text:p>
          </table:table-cell>
          <table:table-cell office:value-type="float" office:value="667" table:style-name="ce10">
            <text:p>667</text:p>
          </table:table-cell>
          <table:table-cell office:value-type="float" office:value="667" table:style-name="ce11">
            <text:p>667.00</text:p>
          </table:table-cell>
          <table:table-cell office:value-type="float" office:value="83816" table:content-validation-name="val1" table:style-name="ce13">
            <text:p>83,816</text:p>
          </table:table-cell>
          <table:table-cell office:value-type="float" office:value="74231.77" table:content-validation-name="val1" table:style-name="ce14">
            <text:p>74231.77</text:p>
          </table:table-cell>
          <table:table-cell office:value-type="currency" office:value="155022322.91000003" table:content-validation-name="val2" table:style-name="ce15">
            <text:p>£155,022,322.91</text:p>
          </table:table-cell>
          <table:table-cell office:value-type="currency" office:value="2540231.02" table:content-validation-name="val2" table:style-name="ce15">
            <text:p>£2,540,231.02</text:p>
          </table:table-cell>
          <table:table-cell office:value-type="currency" office:value="329551.12" table:content-validation-name="val2" table:style-name="ce15">
            <text:p>£329,551.12</text:p>
          </table:table-cell>
          <table:table-cell office:value-type="currency" office:value="3915327.12" table:content-validation-name="val2" table:style-name="ce15">
            <text:p>£3,915,327.12</text:p>
          </table:table-cell>
          <table:table-cell office:value-type="currency" office:value="30446720.960000001" table:content-validation-name="val2" table:style-name="ce15">
            <text:p>£30,446,720.96</text:p>
          </table:table-cell>
          <table:table-cell office:value-type="currency" office:value="13227290.770000001" table:content-validation-name="val2" table:style-name="ce15">
            <text:p>£13,227,290.77</text:p>
          </table:table-cell>
          <table:table-cell office:value-type="currency" office:value="205481443.90000007" table:style-name="ce16">
            <text:p>£205,481,444</text:p>
          </table:table-cell>
          <table:table-cell office:value-type="currency" office:value="8315702.4400000004" table:content-validation-name="val2" table:style-name="ce17">
            <text:p>£8,315,702.44</text:p>
          </table:table-cell>
          <table:table-cell office:value-type="currency" office:value="0" table:content-validation-name="val3" table:style-name="ce17">
            <text:p>£0.00</text:p>
          </table:table-cell>
          <table:table-cell office:value-type="currency" office:value="8315702.4400000004" table:style-name="ce18">
            <text:p>£8,315,702.44</text:p>
          </table:table-cell>
          <table:table-cell office:value-type="currency" office:value="213797146.34000006" table:style-name="ce16">
            <text:p>£213,797,146</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Health and Safety Executive</text:p>
          </table:table-cell>
          <table:table-cell office:value-type="string" table:style-name="ce59">
            <text:p>Crown Non Departmental Public Body</text:p>
          </table:table-cell>
          <table:table-cell office:value-type="string" table:style-name="ce60">
            <text:p>Department for Work and Pensions</text:p>
          </table:table-cell>
          <table:table-cell office:value-type="float" office:value="417" table:style-name="ce41">
            <text:p>417</text:p>
          </table:table-cell>
          <table:table-cell office:value-type="float" office:value="363.69" table:style-name="ce33">
            <text:p>363.69</text:p>
          </table:table-cell>
          <table:table-cell office:value-type="float" office:value="439" table:style-name="ce65">
            <text:p>439</text:p>
          </table:table-cell>
          <table:table-cell office:value-type="float" office:value="406.65" table:style-name="ce63">
            <text:p>406.65</text:p>
          </table:table-cell>
          <table:table-cell office:value-type="float" office:value="1404" table:style-name="ce67">
            <text:p>1404</text:p>
          </table:table-cell>
          <table:table-cell office:value-type="float" office:value="1320.3" table:style-name="ce49">
            <text:p>1320.30</text:p>
          </table:table-cell>
          <table:table-cell office:value-type="float" office:value="434" table:style-name="ce51">
            <text:p>434</text:p>
          </table:table-cell>
          <table:table-cell office:value-type="float" office:value="408.43" table:style-name="ce69">
            <text:p>408.43</text:p>
          </table:table-cell>
          <table:table-cell office:value-type="float" office:value="23" table:style-name="ce41">
            <text:p>23</text:p>
          </table:table-cell>
          <table:table-cell office:value-type="float" office:value="22.6" table:style-name="ce33">
            <text:p>22.60</text:p>
          </table:table-cell>
          <table:table-cell office:value-type="string" table:style-name="ce41">
            <text:p>.</text:p>
          </table:table-cell>
          <table:table-cell office:value-type="string" table:style-name="ce33">
            <text:p>.</text:p>
          </table:table-cell>
          <table:table-cell office:value-type="float" office:value="2717" table:content-validation-name="val1" table:style-name="ce10">
            <text:p>2,717</text:p>
          </table:table-cell>
          <table:table-cell office:value-type="float" office:value="2521.6699999999996" table:content-validation-name="val1" table:style-name="ce11">
            <text:p>2521.67</text:p>
          </table:table-cell>
          <table:table-cell office:value-type="string" table:style-name="ce32">
            <text:p>.</text:p>
          </table:table-cell>
          <table:table-cell office:value-type="string" table:style-name="ce33">
            <text:p>.</text:p>
          </table:table-cell>
          <table:table-cell office:value-type="float" office:value="2" table:style-name="ce37">
            <text:p>2</text:p>
          </table:table-cell>
          <table:table-cell office:value-type="float" office:value="1.68" table:style-name="ce36">
            <text:p>1.68</text:p>
          </table:table-cell>
          <table:table-cell office:value-type="string" table:style-name="ce35">
            <text:p>.</text:p>
          </table:table-cell>
          <table:table-cell office:value-type="string" table:style-name="ce34">
            <text:p>.</text:p>
          </table:table-cell>
          <table:table-cell office:value-type="string" table:style-name="ce32">
            <text:p>.</text:p>
          </table:table-cell>
          <table:table-cell office:value-type="string" table:style-name="ce33">
            <text:p>.</text:p>
          </table:table-cell>
          <table:table-cell office:value-type="float" office:value="2" table:style-name="ce10">
            <text:p>2</text:p>
          </table:table-cell>
          <table:table-cell office:value-type="float" office:value="1.68" table:style-name="ce11">
            <text:p>1.68</text:p>
          </table:table-cell>
          <table:table-cell office:value-type="float" office:value="2719" table:content-validation-name="val1" table:style-name="ce13">
            <text:p>2,719</text:p>
          </table:table-cell>
          <table:table-cell office:value-type="float" office:value="2523.3499999999995" table:content-validation-name="val1" table:style-name="ce14">
            <text:p>2523.35</text:p>
          </table:table-cell>
          <table:table-cell office:value-type="currency" office:value="8609148.1899999995" table:content-validation-name="val2" table:style-name="ce15">
            <text:p>£8,609,148.19</text:p>
          </table:table-cell>
          <table:table-cell office:value-type="currency" office:value="140024.84" table:content-validation-name="val2" table:style-name="ce15">
            <text:p>£140,024.84</text:p>
          </table:table-cell>
          <table:table-cell office:value-type="currency" office:value="0" table:content-validation-name="val2" table:style-name="ce15">
            <text:p>£0.00</text:p>
          </table:table-cell>
          <table:table-cell office:value-type="currency" office:value="24241.23" table:content-validation-name="val2" table:style-name="ce15">
            <text:p>£24,241.23</text:p>
          </table:table-cell>
          <table:table-cell office:value-type="currency" office:value="1823613.1" table:content-validation-name="val2" table:style-name="ce15">
            <text:p>£1,823,613.10</text:p>
          </table:table-cell>
          <table:table-cell office:value-type="currency" office:value="956612.76" table:content-validation-name="val2" table:style-name="ce15">
            <text:p>£956,612.76</text:p>
          </table:table-cell>
          <table:table-cell office:value-type="currency" office:value="11553640.119999999" table:style-name="ce16">
            <text:p>£11,553,640</text:p>
          </table:table-cell>
          <table:table-cell office:value-type="currency" office:value="18144.12" table:content-validation-name="val2" table:style-name="ce17">
            <text:p>£18,144.12</text:p>
          </table:table-cell>
          <table:table-cell office:value-type="currency" office:value="0" table:content-validation-name="val2" table:style-name="ce17">
            <text:p>£0.00</text:p>
          </table:table-cell>
          <table:table-cell office:value-type="currency" office:value="18144.12" table:style-name="ce18">
            <text:p>£18,144.12</text:p>
          </table:table-cell>
          <table:table-cell office:value-type="currency" office:value="11571784.239999998" table:style-name="ce16">
            <text:p>£11,571,784</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Independent Living Fund</text:p>
          </table:table-cell>
          <table:table-cell office:value-type="string" table:style-name="ce59">
            <text:p>Executive Non-Departmental Public Body</text:p>
          </table:table-cell>
          <table:table-cell office:value-type="string" table:style-name="ce60">
            <text:p>Department for Work and Pensions</text:p>
          </table:table-cell>
          <table:table-cell table:style-name="ce41"/>
          <table:table-cell table:style-name="ce33"/>
          <table:table-cell table:style-name="ce65"/>
          <table:table-cell table:style-name="ce63"/>
          <table:table-cell table:style-name="ce67"/>
          <table:table-cell table:style-name="ce49"/>
          <table:table-cell table:style-name="ce51"/>
          <table:table-cell table:style-name="ce69"/>
          <table:table-cell table:style-name="ce41"/>
          <table:table-cell table:style-name="ce33"/>
          <table:table-cell table:style-name="ce41"/>
          <table:table-cell table:style-name="ce33"/>
          <table:table-cell table:content-validation-name="val1" table:style-name="ce10"/>
          <table:table-cell table:content-validation-name="val1" table:style-name="ce11"/>
          <table:table-cell table:style-name="ce32"/>
          <table:table-cell table:style-name="ce33"/>
          <table:table-cell table:style-name="ce32"/>
          <table:table-cell table:style-name="ce33"/>
          <table:table-cell table:style-name="ce32"/>
          <table:table-cell table:style-name="ce33"/>
          <table:table-cell table:style-name="ce32"/>
          <table:table-cell table:style-name="ce33"/>
          <table:table-cell table:style-name="ce10"/>
          <table:table-cell table:style-name="ce11"/>
          <table:table-cell table:content-validation-name="val1" table:style-name="ce13"/>
          <table:table-cell table:content-validation-name="val1" table:style-name="ce14"/>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style-name="ce18"/>
          <table:table-cell table:content-validation-name="val2" table:style-name="ce17"/>
          <table:table-cell table:content-validation-name="val2" table:style-name="ce17"/>
          <table:table-cell table:number-columns-repeated="2" table:style-name="ce18"/>
          <table:table-cell office:value-type="string" table:content-validation-name="val1" table:style-name="ce20">
            <text:p>ILF is now closed</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National Employment Savings Trust Corporation</text:p>
          </table:table-cell>
          <table:table-cell office:value-type="string" table:style-name="ce59">
            <text:p>Executive Non-Departmental Public Body</text:p>
          </table:table-cell>
          <table:table-cell office:value-type="string" table:style-name="ce60">
            <text:p>Department for Work and Pensions</text:p>
          </table:table-cell>
          <table:table-cell office:value-type="string" table:style-name="ce40">
            <text:p>.</text:p>
          </table:table-cell>
          <table:table-cell office:value-type="string" table:style-name="ce33">
            <text:p>.</text:p>
          </table:table-cell>
          <table:table-cell office:value-type="string" table:style-name="ce40">
            <text:p>.</text:p>
          </table:table-cell>
          <table:table-cell office:value-type="string" table:style-name="ce33">
            <text:p>.</text:p>
          </table:table-cell>
          <table:table-cell office:value-type="string" table:style-name="ce40">
            <text:p>.</text:p>
          </table:table-cell>
          <table:table-cell office:value-type="string" table:style-name="ce33">
            <text:p>.</text:p>
          </table:table-cell>
          <table:table-cell office:value-type="string" table:style-name="ce40">
            <text:p>.</text:p>
          </table:table-cell>
          <table:table-cell office:value-type="string" table:style-name="ce33">
            <text:p>.</text:p>
          </table:table-cell>
          <table:table-cell office:value-type="string" table:style-name="ce40">
            <text:p>.</text:p>
          </table:table-cell>
          <table:table-cell office:value-type="string" table:style-name="ce33">
            <text:p>.</text:p>
          </table:table-cell>
          <table:table-cell office:value-type="float" office:value="241" table:style-name="ce40">
            <text:p>241</text:p>
          </table:table-cell>
          <table:table-cell office:value-type="float" office:value="235.1" table:style-name="ce33">
            <text:p>235.10</text:p>
          </table:table-cell>
          <table:table-cell office:value-type="float" office:value="241" table:content-validation-name="val1" table:style-name="ce10">
            <text:p>241</text:p>
          </table:table-cell>
          <table:table-cell office:value-type="float" office:value="235.1" table:content-validation-name="val1" table:style-name="ce11">
            <text:p>235.10</text:p>
          </table:table-cell>
          <table:table-cell office:value-type="string" table:style-name="ce32">
            <text:p>.</text:p>
          </table:table-cell>
          <table:table-cell office:value-type="string" table:style-name="ce33">
            <text:p>.</text:p>
          </table:table-cell>
          <table:table-cell office:value-type="float" office:value="11" table:style-name="ce31">
            <text:p>11</text:p>
          </table:table-cell>
          <table:table-cell office:value-type="float" office:value="8.6999999999999993" table:style-name="ce30">
            <text:p>8.70</text:p>
          </table:table-cell>
          <table:table-cell office:value-type="string" table:style-name="ce32">
            <text:p>.</text:p>
          </table:table-cell>
          <table:table-cell office:value-type="string" table:style-name="ce33">
            <text:p>.</text:p>
          </table:table-cell>
          <table:table-cell office:value-type="string" table:style-name="ce31">
            <text:p>.</text:p>
          </table:table-cell>
          <table:table-cell office:value-type="string" table:style-name="ce30">
            <text:p>.</text:p>
          </table:table-cell>
          <table:table-cell office:value-type="float" office:value="11" table:style-name="ce10">
            <text:p>11</text:p>
          </table:table-cell>
          <table:table-cell office:value-type="float" office:value="8.6999999999999993" table:style-name="ce11">
            <text:p>8.70</text:p>
          </table:table-cell>
          <table:table-cell office:value-type="float" office:value="252" table:content-validation-name="val1" table:style-name="ce13">
            <text:p>252</text:p>
          </table:table-cell>
          <table:table-cell office:value-type="float" office:value="243.79999999999998" table:content-validation-name="val1" table:style-name="ce14">
            <text:p>243.80</text:p>
          </table:table-cell>
          <table:table-cell office:value-type="currency" office:value="1166086" table:content-validation-name="val2" table:style-name="ce15">
            <text:p>£1,166,086.00</text:p>
          </table:table-cell>
          <table:table-cell office:value-type="currency" office:value="0" table:content-validation-name="val2" table:style-name="ce15">
            <text:p>£0.00</text:p>
          </table:table-cell>
          <table:table-cell office:value-type="currency" office:value="0" table:content-validation-name="val2" table:style-name="ce15">
            <text:p>£0.00</text:p>
          </table:table-cell>
          <table:table-cell office:value-type="currency" office:value="2227" table:content-validation-name="val2" table:style-name="ce15">
            <text:p>£2,227.00</text:p>
          </table:table-cell>
          <table:table-cell office:value-type="currency" office:value="89386" table:content-validation-name="val2" table:style-name="ce15">
            <text:p>£89,386.00</text:p>
          </table:table-cell>
          <table:table-cell office:value-type="currency" office:value="138458" table:content-validation-name="val2" table:style-name="ce15">
            <text:p>£138,458.00</text:p>
          </table:table-cell>
          <table:table-cell office:value-type="currency" office:value="1396157" table:style-name="ce16">
            <text:p>£1,396,157</text:p>
          </table:table-cell>
          <table:table-cell office:value-type="currency" office:value="122766" table:content-validation-name="val2" table:style-name="ce17">
            <text:p>£122,766.00</text:p>
          </table:table-cell>
          <table:table-cell office:value-type="currency" office:value="0" table:content-validation-name="val2" table:style-name="ce17">
            <text:p>£0.00</text:p>
          </table:table-cell>
          <table:table-cell office:value-type="currency" office:value="122766" table:style-name="ce18">
            <text:p>£122,766.00</text:p>
          </table:table-cell>
          <table:table-cell office:value-type="currency" office:value="1518923" table:style-name="ce16">
            <text:p>£1,518,923</text:p>
          </table:table-cell>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Disabled People's Employment Corporation GB Ltd</text:p>
          </table:table-cell>
          <table:table-cell office:value-type="string" table:style-name="ce59">
            <text:p>Executive Non-Departmental Public Body</text:p>
          </table:table-cell>
          <table:table-cell office:value-type="string" table:style-name="ce60">
            <text:p>Department for Work and Pensions</text:p>
          </table:table-cell>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style-name="ce41"/>
          <table:table-cell table:style-name="ce33"/>
          <table:table-cell table:content-validation-name="val1" table:style-name="ce10"/>
          <table:table-cell table:content-validation-name="val1" table:style-name="ce11"/>
          <table:table-cell table:style-name="ce31"/>
          <table:table-cell table:style-name="ce30"/>
          <table:table-cell table:style-name="ce37"/>
          <table:table-cell table:style-name="ce36"/>
          <table:table-cell table:style-name="ce32"/>
          <table:table-cell table:style-name="ce33"/>
          <table:table-cell table:style-name="ce32"/>
          <table:table-cell table:style-name="ce33"/>
          <table:table-cell table:style-name="ce10"/>
          <table:table-cell table:style-name="ce11"/>
          <table:table-cell table:content-validation-name="val1" table:style-name="ce13"/>
          <table:table-cell table:content-validation-name="val1" table:style-name="ce14"/>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content-validation-name="val2" table:style-name="ce15"/>
          <table:table-cell table:style-name="ce18"/>
          <table:table-cell table:content-validation-name="val2" table:style-name="ce17"/>
          <table:table-cell table:content-validation-name="val2" table:style-name="ce17"/>
          <table:table-cell table:number-columns-repeated="2" table:style-name="ce18"/>
          <table:table-cell office:value-type="string" table:content-validation-name="val1" table:style-name="ce19">
            <text:p>DPEC no longer report from Dec 2015 due to low numbers</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The Pensions Advisory Service</text:p>
          </table:table-cell>
          <table:table-cell office:value-type="string" table:style-name="ce59">
            <text:p>Executive Non-Departmental Public Body</text:p>
          </table:table-cell>
          <table:table-cell office:value-type="string" table:style-name="ce60">
            <text:p>Department for Work and Pensions</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float" office:value="84" table:style-name="ce41">
            <text:p>84</text:p>
          </table:table-cell>
          <table:table-cell office:value-type="float" office:value="73.656999999999996" table:style-name="ce33">
            <text:p>73.66</text:p>
          </table:table-cell>
          <table:table-cell office:value-type="float" office:value="84" table:content-validation-name="val1" table:style-name="ce10">
            <text:p>84</text:p>
          </table:table-cell>
          <table:table-cell office:value-type="float" office:value="73.656999999999996" table:content-validation-name="val1" table:style-name="ce11">
            <text:p>73.66</text:p>
          </table:table-cell>
          <table:table-cell office:value-type="float" office:value="3" table:style-name="ce32">
            <text:p>3</text:p>
          </table:table-cell>
          <table:table-cell office:value-type="float" office:value="2.4" table:style-name="ce33">
            <text:p>2.40</text:p>
          </table:table-cell>
          <table:table-cell office:value-type="float" office:value="1" table:style-name="ce32">
            <text:p>1</text:p>
          </table:table-cell>
          <table:table-cell office:value-type="float" office:value="1" table:style-name="ce38">
            <text:p>1.00</text:p>
          </table:table-cell>
          <table:table-cell office:value-type="string" table:style-name="ce32">
            <text:p>.</text:p>
          </table:table-cell>
          <table:table-cell office:value-type="string" table:style-name="ce33">
            <text:p>.</text:p>
          </table:table-cell>
          <table:table-cell office:value-type="string" table:style-name="ce32">
            <text:p>.</text:p>
          </table:table-cell>
          <table:table-cell office:value-type="string" table:style-name="ce33">
            <text:p>.</text:p>
          </table:table-cell>
          <table:table-cell office:value-type="float" office:value="4" table:style-name="ce10">
            <text:p>4</text:p>
          </table:table-cell>
          <table:table-cell office:value-type="float" office:value="3.4" table:style-name="ce11">
            <text:p>3.40</text:p>
          </table:table-cell>
          <table:table-cell office:value-type="float" office:value="88" table:content-validation-name="val1" table:style-name="ce13">
            <text:p>88</text:p>
          </table:table-cell>
          <table:table-cell office:value-type="float" office:value="77.057000000000002" table:content-validation-name="val1" table:style-name="ce14">
            <text:p>77.06</text:p>
          </table:table-cell>
          <table:table-cell office:value-type="currency" office:value="221104.63" table:content-validation-name="val2" table:style-name="ce15">
            <text:p>£221,104.63</text:p>
          </table:table-cell>
          <table:table-cell office:value-type="currency" office:value="0" table:content-validation-name="val2" table:style-name="ce15">
            <text:p>£0.00</text:p>
          </table:table-cell>
          <table:table-cell office:value-type="currency" office:value="91638" table:content-validation-name="val2" table:style-name="ce15">
            <text:p>£91,638.00</text:p>
          </table:table-cell>
          <table:table-cell office:value-type="currency" office:value="0" table:content-validation-name="val2" table:style-name="ce15">
            <text:p>£0.00</text:p>
          </table:table-cell>
          <table:table-cell office:value-type="currency" office:value="43436.19" table:content-validation-name="val2" table:style-name="ce15">
            <text:p>£43,436.19</text:p>
          </table:table-cell>
          <table:table-cell office:value-type="currency" office:value="34898.020000000004" table:content-validation-name="val2" table:style-name="ce15">
            <text:p>£34,898.02</text:p>
          </table:table-cell>
          <table:table-cell office:value-type="currency" office:value="391076.84" table:style-name="ce16">
            <text:p>£391,077</text:p>
          </table:table-cell>
          <table:table-cell office:value-type="currency" office:value="12334.7" table:content-validation-name="val2" table:style-name="ce17">
            <text:p>£12,334.70</text:p>
          </table:table-cell>
          <table:table-cell office:value-type="currency" office:value="14161.2" table:content-validation-name="val2" table:style-name="ce17">
            <text:p>£14,161.20</text:p>
          </table:table-cell>
          <table:table-cell office:value-type="currency" office:value="26495.9" table:style-name="ce18">
            <text:p>£26,495.90</text:p>
          </table:table-cell>
          <table:table-cell office:value-type="currency" office:value="417572.74000000005" table:style-name="ce16">
            <text:p>£417,573</text:p>
          </table:table-cell>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office:value-type="string" table:style-name="ce6">
            <text:p>The Pensions Regulator</text:p>
          </table:table-cell>
          <table:table-cell office:value-type="string" table:style-name="ce59">
            <text:p>Executive Non-Departmental Public Body</text:p>
          </table:table-cell>
          <table:table-cell office:value-type="string" table:style-name="ce60">
            <text:p>Department for Work and Pensions</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string" table:style-name="ce41">
            <text:p>.</text:p>
          </table:table-cell>
          <table:table-cell office:value-type="string" table:style-name="ce33">
            <text:p>.</text:p>
          </table:table-cell>
          <table:table-cell office:value-type="float" office:value="507" table:style-name="ce41">
            <text:p>507</text:p>
          </table:table-cell>
          <table:table-cell office:value-type="float" office:value="490.7" table:style-name="ce33">
            <text:p>490.70</text:p>
          </table:table-cell>
          <table:table-cell office:value-type="float" office:value="507" table:content-validation-name="val1" table:style-name="ce10">
            <text:p>507</text:p>
          </table:table-cell>
          <table:table-cell office:value-type="float" office:value="490.7" table:content-validation-name="val1" table:style-name="ce11">
            <text:p>490.70</text:p>
          </table:table-cell>
          <table:table-cell office:value-type="float" office:value="8" table:style-name="ce31">
            <text:p>8</text:p>
          </table:table-cell>
          <table:table-cell office:value-type="float" office:value="8" table:style-name="ce30">
            <text:p>8.00</text:p>
          </table:table-cell>
          <table:table-cell office:value-type="string" table:style-name="ce32">
            <text:p>.</text:p>
          </table:table-cell>
          <table:table-cell office:value-type="string" table:style-name="ce33">
            <text:p>.</text:p>
          </table:table-cell>
          <table:table-cell office:value-type="string" table:style-name="ce31">
            <text:p>.</text:p>
          </table:table-cell>
          <table:table-cell office:value-type="string" table:style-name="ce30">
            <text:p>.</text:p>
          </table:table-cell>
          <table:table-cell office:value-type="string" table:style-name="ce32">
            <text:p>.</text:p>
          </table:table-cell>
          <table:table-cell office:value-type="string" table:style-name="ce33">
            <text:p>.</text:p>
          </table:table-cell>
          <table:table-cell office:value-type="float" office:value="8" table:style-name="ce10">
            <text:p>8</text:p>
          </table:table-cell>
          <table:table-cell office:value-type="float" office:value="8" table:style-name="ce11">
            <text:p>8.00</text:p>
          </table:table-cell>
          <table:table-cell office:value-type="float" office:value="515" table:content-validation-name="val1" table:style-name="ce13">
            <text:p>515</text:p>
          </table:table-cell>
          <table:table-cell office:value-type="float" office:value="498.7" table:content-validation-name="val1" table:style-name="ce14">
            <text:p>498.70</text:p>
          </table:table-cell>
          <table:table-cell office:value-type="currency" office:value="2080264.5700000003" table:content-validation-name="val2" table:style-name="ce15">
            <text:p>£2,080,264.57</text:p>
          </table:table-cell>
          <table:table-cell office:value-type="currency" office:value="4618.42" table:content-validation-name="val2" table:style-name="ce15">
            <text:p>£4,618.42</text:p>
          </table:table-cell>
          <table:table-cell office:value-type="currency" office:value="101388.28" table:content-validation-name="val2" table:style-name="ce15">
            <text:p>£101,388.28</text:p>
          </table:table-cell>
          <table:table-cell office:value-type="currency" office:value="3172.26" table:content-validation-name="val2" table:style-name="ce15">
            <text:p>£3,172.26</text:p>
          </table:table-cell>
          <table:table-cell office:value-type="currency" office:value="438328.26000000013" table:content-validation-name="val2" table:style-name="ce15">
            <text:p>£438,328.26</text:p>
          </table:table-cell>
          <table:table-cell office:value-type="currency" office:value="242158.94999999992" table:content-validation-name="val2" table:style-name="ce15">
            <text:p>£242,158.95</text:p>
          </table:table-cell>
          <table:table-cell office:value-type="currency" office:value="2869930.7399999998" table:style-name="ce16">
            <text:p>£2,869,931</text:p>
          </table:table-cell>
          <table:table-cell office:value-type="currency" office:value="84944.8" table:content-validation-name="val2" table:style-name="ce17">
            <text:p>£84,944.80</text:p>
          </table:table-cell>
          <table:table-cell office:value-type="currency" office:value="0" table:content-validation-name="val2" table:style-name="ce17">
            <text:p>£0.00</text:p>
          </table:table-cell>
          <table:table-cell office:value-type="currency" office:value="84944.8" table:style-name="ce18">
            <text:p>£84,944.80</text:p>
          </table:table-cell>
          <table:table-cell office:value-type="currency" office:value="2954875.5399999996" table:style-name="ce16">
            <text:p>£2,954,876</text:p>
          </table:table-cell>
          <table:table-cell office:value-type="string" table:style-name="ce21">
            <text:p>Increase in overall costs mainly due to increased temp costs (due to mix of staff and more working during the month although leavers prior to the month end have reduced the overall number of FTE.  Overall payroll FTE numbers has increased by 6 against the previous month, however the increased cost has been offset by the reduction in  redundancy costs which were incurred in the previous month.</text:p>
          </table:table-cell>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1">
          <table:table-cell table:style-name="ce6"/>
          <table:table-cell table:style-name="ce59"/>
          <table:table-cell table:style-name="ce60"/>
          <table:table-cell table:style-name="ce42"/>
          <table:table-cell table:style-name="ce39"/>
          <table:table-cell table:style-name="ce42"/>
          <table:table-cell table:style-name="ce39"/>
          <table:table-cell table:style-name="ce42"/>
          <table:table-cell table:style-name="ce39"/>
          <table:table-cell table:style-name="ce42"/>
          <table:table-cell table:style-name="ce39"/>
          <table:table-cell table:style-name="ce42"/>
          <table:table-cell table:style-name="ce39"/>
          <table:table-cell table:style-name="ce42"/>
          <table:table-cell table:style-name="ce39"/>
          <table:table-cell table:content-validation-name="val1" table:style-name="ce10"/>
          <table:table-cell table:content-validation-name="val1" table:style-name="ce10"/>
          <table:table-cell table:style-name="ce44"/>
          <table:table-cell table:style-name="ce43"/>
          <table:table-cell table:style-name="ce44"/>
          <table:table-cell table:style-name="ce43"/>
          <table:table-cell table:style-name="ce55"/>
          <table:table-cell table:style-name="ce53"/>
          <table:table-cell table:style-name="ce44"/>
          <table:table-cell table:style-name="ce43"/>
          <table:table-cell table:number-columns-repeated="2" table:style-name="ce10"/>
          <table:table-cell table:content-validation-name="val1" table:style-name="ce13"/>
          <table:table-cell table:content-validation-name="val1" table:style-name="ce1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style-name="ce16"/>
          <table:table-cell table:content-validation-name="val2" table:style-name="ce23"/>
          <table:table-cell table:content-validation-name="val2" table:style-name="ce23"/>
          <table:table-cell table:number-columns-repeated="2" table:style-name="ce16"/>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6"/>
          <table:table-cell table:style-name="ce59"/>
          <table:table-cell table:style-name="ce60"/>
          <table:table-cell table:style-name="ce61"/>
          <table:table-cell table:style-name="ce62"/>
          <table:table-cell table:style-name="ce66"/>
          <table:table-cell table:style-name="ce64"/>
          <table:table-cell table:style-name="ce68"/>
          <table:table-cell table:style-name="ce50"/>
          <table:table-cell table:style-name="ce52"/>
          <table:table-cell table:style-name="ce70"/>
          <table:table-cell table:style-name="ce61"/>
          <table:table-cell table:style-name="ce62"/>
          <table:table-cell table:style-name="ce61"/>
          <table:table-cell table:style-name="ce62"/>
          <table:table-cell table:content-validation-name="val1" table:style-name="ce10"/>
          <table:table-cell table:content-validation-name="val1" table:style-name="ce10"/>
          <table:table-cell table:style-name="ce46"/>
          <table:table-cell table:style-name="ce45"/>
          <table:table-cell table:style-name="ce48"/>
          <table:table-cell table:style-name="ce47"/>
          <table:table-cell table:style-name="ce56"/>
          <table:table-cell table:style-name="ce54"/>
          <table:table-cell table:style-name="ce58"/>
          <table:table-cell table:style-name="ce57"/>
          <table:table-cell table:number-columns-repeated="2" table:style-name="ce25"/>
          <table:table-cell table:content-validation-name="val1" table:style-name="ce13"/>
          <table:table-cell table:content-validation-name="val1" table:style-name="ce1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style-name="ce16"/>
          <table:table-cell table:content-validation-name="val2" table:style-name="ce23"/>
          <table:table-cell table:content-validation-name="val2" table:style-name="ce23"/>
          <table:table-cell table:style-name="ce16"/>
          <table:table-cell table:style-name="ce18"/>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style-name="ro4">
          <table:table-cell table:style-name="ce6"/>
          <table:table-cell table:style-name="ce59"/>
          <table:table-cell table:style-name="ce60"/>
          <table:table-cell table:style-name="ce61"/>
          <table:table-cell table:style-name="ce62"/>
          <table:table-cell table:style-name="ce66"/>
          <table:table-cell table:style-name="ce64"/>
          <table:table-cell table:style-name="ce68"/>
          <table:table-cell table:style-name="ce50"/>
          <table:table-cell table:style-name="ce52"/>
          <table:table-cell table:style-name="ce70"/>
          <table:table-cell table:style-name="ce61"/>
          <table:table-cell table:style-name="ce62"/>
          <table:table-cell table:style-name="ce61"/>
          <table:table-cell table:style-name="ce62"/>
          <table:table-cell table:content-validation-name="val1" table:style-name="ce10"/>
          <table:table-cell table:content-validation-name="val1" table:style-name="ce10"/>
          <table:table-cell table:style-name="ce46"/>
          <table:table-cell table:style-name="ce45"/>
          <table:table-cell table:style-name="ce48"/>
          <table:table-cell table:style-name="ce47"/>
          <table:table-cell table:style-name="ce56"/>
          <table:table-cell table:style-name="ce54"/>
          <table:table-cell table:style-name="ce58"/>
          <table:table-cell table:style-name="ce57"/>
          <table:table-cell table:number-columns-repeated="2" table:style-name="ce25"/>
          <table:table-cell table:content-validation-name="val1" table:style-name="ce13"/>
          <table:table-cell table:content-validation-name="val1" table:style-name="ce13"/>
          <table:table-cell table:content-validation-name="val2" table:style-name="ce23"/>
          <table:table-cell table:content-validation-name="val2" table:style-name="ce23"/>
          <table:table-cell table:content-validation-name="val2" table:style-name="ce23"/>
          <table:table-cell table:content-validation-name="val2" table:style-name="ce23"/>
          <table:table-cell table:number-columns-repeated="2" table:style-name="ce23"/>
          <table:table-cell table:style-name="ce16"/>
          <table:table-cell table:content-validation-name="val2" table:style-name="ce23"/>
          <table:table-cell table:content-validation-name="val2" table:style-name="ce23"/>
          <table:table-cell table:style-name="ce16"/>
          <table:table-cell table:style-name="ce18"/>
          <table:table-cell table:content-validation-name="val1" table:style-name="ce19"/>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87" table:style-name="ro4">
          <table:table-cell table:style-name="ce6"/>
          <table:table-cell table:style-name="ce59"/>
          <table:table-cell table:style-name="ce60"/>
          <table:table-cell table:style-name="ce61"/>
          <table:table-cell table:style-name="ce62"/>
          <table:table-cell table:style-name="ce66"/>
          <table:table-cell table:style-name="ce64"/>
          <table:table-cell table:style-name="ce68"/>
          <table:table-cell table:style-name="ce50"/>
          <table:table-cell table:style-name="ce52"/>
          <table:table-cell table:style-name="ce70"/>
          <table:table-cell table:style-name="ce61"/>
          <table:table-cell table:style-name="ce62"/>
          <table:table-cell table:style-name="ce61"/>
          <table:table-cell table:style-name="ce62"/>
          <table:table-cell table:content-validation-name="val1" table:style-name="ce10"/>
          <table:table-cell table:content-validation-name="val1" table:style-name="ce10"/>
          <table:table-cell table:style-name="ce46"/>
          <table:table-cell table:style-name="ce45"/>
          <table:table-cell table:style-name="ce48"/>
          <table:table-cell table:style-name="ce47"/>
          <table:table-cell table:style-name="ce56"/>
          <table:table-cell table:style-name="ce54"/>
          <table:table-cell table:style-name="ce58"/>
          <table:table-cell table:style-name="ce57"/>
          <table:table-cell table:number-columns-repeated="2" table:style-name="ce25"/>
          <table:table-cell table:content-validation-name="val1" table:style-name="ce13"/>
          <table:table-cell table:content-validation-name="val1" table:style-name="ce13"/>
          <table:table-cell table:content-validation-name="val2" table:style-name="ce26"/>
          <table:table-cell table:content-validation-name="val2" table:style-name="ce26"/>
          <table:table-cell table:content-validation-name="val2" table:style-name="ce26"/>
          <table:table-cell table:content-validation-name="val2" table:style-name="ce26"/>
          <table:table-cell table:content-validation-name="val2" table:style-name="ce26"/>
          <table:table-cell table:content-validation-name="val2" table:style-name="ce26"/>
          <table:table-cell table:style-name="ce18"/>
          <table:table-cell table:content-validation-name="val2" table:style-name="ce26"/>
          <table:table-cell table:content-validation-name="val2" table:style-name="ce26"/>
          <table:table-cell table:number-columns-repeated="2" table:style-name="ce18"/>
          <table:table-cell table:content-validation-name="val1" table:style-name="ce20"/>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65436" table:style-name="ro4">
          <table:table-cell table:content-validation-name="val1" table:style-name="ce2"/>
          <table:table-cell table:content-validation-name="val1" table:style-name="ce2"/>
          <table:table-cell table:content-validation-name="val1" table:style-name="ce2"/>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7"/>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content-validation-name="val1" table:style-name="ce2"/>
          <table:table-cell table:number-columns-repeated="16128"/>
        </table:table-row>
        <table:table-row table:number-rows-repeated="983040" table:style-name="ro4">
          <table:table-cell table:number-columns-repeated="16384"/>
        </table:table-row>
        <table:named-expressions>
          <table:named-range table:name="Print_Area" table:cell-range-address="Data_sheet.$A$1:Data_sheet.$AO$21" table:base-cell-address="Data_sheet.$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Arial CE" svg:font-family="&quot;Arial CE&quot;"/>
    <style:font-face style:name="Courier" svg:font-family="Courier"/>
    <style:font-face style:name="Helv" svg:font-family="Helv"/>
    <style:font-face style:name="Gill Sans MT" svg:font-family="&quot;Gill Sans MT&quot;"/>
    <style:font-face style:name="MS Sans Serif" svg:font-family="&quot;MS Sans Serif&quot;"/>
    <style:font-face style:name="Univers 45 Light" svg:font-family="&quot;Univers 45 Light&quot;"/>
    <style:font-face style:name="Book Antiqua" svg:font-family="&quot;Book Antiqua&quot;"/>
    <style:font-face style:name="Times New Roman" svg:font-family="&quot;Times New Roman&quot;"/>
    <style:font-face style:name="Helvetica Black" svg:font-family="&quot;Helvetica Black&quot;"/>
    <style:font-face style:name="Times New Roman CE" svg:font-family="&quot;Times New Roman CE&quot;"/>
    <style:font-face style:name="Verdana" svg:font-family="Verdana"/>
    <style:font-face style:name="Univers (WN)" svg:font-family="&quot;Univers (WN)&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19">
      <number:day number:style="long"/>
      <number:text>/</number:text>
      <number:month number:style="long"/>
      <number:text>/</number:text>
      <number:year number:style="long"/>
    </number:date-style>
    <number:date-style style:name="N20">
      <number:day number:style="long"/>
      <number:text>-</number:text>
      <number:month number:textual="true"/>
      <number:text>-</number:text>
      <number:year/>
    </number:date-style>
    <number:text-style style:name="N30">
      <number:text-content/>
    </number:text-style>
    <number:date-style style:name="N36">
      <number:year number:style="long"/>
      <number:text>/</number:text>
      <number:month number:style="long"/>
      <number:text>/</number:text>
      <number:day number:style="long"/>
    </number:date-style>
    <number:number-style style:name="N37P0">
      <number:number number:decimal-places="0" number:min-integer-digits="1" number:grouping="true"/>
    </number:number-style>
    <number:number-style style:name="N37">
      <number:text>-</number:text>
      <number:number number:decimal-places="0" number:min-integer-digits="1" number:grouping="true"/>
      <style:map style:condition="value()&gt;=0" style:apply-style-name="N37P0"/>
    </number:number-style>
    <number:number-style style:name="N38P0">
      <number:number number:decimal-places="0" number:min-integer-digits="1" number:grouping="true"/>
    </number:number-style>
    <number:number-style style:name="N38">
      <style:text-properties fo:color="#FF0000"/>
      <number:text>(</number:text>
      <number:number number:decimal-places="0" number:min-integer-digits="1" number:grouping="true">
        <number:embedded-text number:position="0">)</number:embedded-text>
      </number:number>
      <style:map style:condition="value()&gt;=0" style:apply-style-name="N38P0"/>
    </number:number-style>
    <number:number-style style:name="N39">
      <number:text> </number:text>
      <number:number number:min-integer-digits="1"/>
    </number:number-style>
    <number:number-style style:name="N40P0">
      <number:text> </number:text>
      <number:number number:decimal-places="3" number:min-integer-digits="1" number:grouping="true"/>
      <number:text>    </number:text>
    </number:number-style>
    <number:number-style style:name="N40P1">
      <number:text>-</number:text>
      <number:number number:decimal-places="3" number:min-integer-digits="1" number:grouping="true"/>
      <number:text>    </number:text>
    </number:number-style>
    <number:number-style style:name="N40P2">
      <number:text> -</number:text>
      <number:number number:decimal-places="0" number:min-integer-digits="2">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number:number-style style:name="N41P0">
      <number:number number:decimal-places="1" number:min-integer-digits="1" number:grouping="true"/>
      <number:text> </number:text>
    </number:number-style>
    <number:number-style style:name="N41">
      <style:text-properties fo:color="#FF0000"/>
      <number:text>(</number:text>
      <number:number number:decimal-places="1" number:min-integer-digits="1" number:grouping="true"/>
      <number:text>)</number:text>
      <style:map style:condition="value()&gt;=0" style:apply-style-name="N41P0"/>
    </number:number-style>
    <number:number-style style:name="N42P0">
      <number:text>$</number:text>
      <number:number number:decimal-places="0" number:min-integer-digits="1" number:grouping="true">
        <number:embedded-text number:position="0"> </number:embedded-text>
      </number:number>
    </number:number-style>
    <number:number-style style:name="N42">
      <number:text>($</number:text>
      <number:number number:decimal-places="0" number:min-integer-digits="1" number:grouping="true">
        <number:embedded-text number:position="0">)</number:embedded-text>
      </number:number>
      <style:map style:condition="value()&gt;=0" style:apply-style-name="N42P0"/>
    </number:number-style>
    <number:number-style style:name="N43P0">
      <number:text> </number:text>
      <number:number number:decimal-places="1" number:min-integer-digits="1" number:grouping="true"/>
      <number:text> </number:text>
    </number:number-style>
    <number:number-style style:name="N43P1">
      <number:text> (</number:text>
      <number:number number:decimal-places="1" number:min-integer-digits="1" number:grouping="true"/>
      <number:text>)</number:text>
    </number:number-style>
    <number:number-style style:name="N43P2">
      <number:text> -</number:text>
      <number:number number:decimal-places="0" number:min-integer-digits="1">
        <number:embedded-text number:position="0"> </number:embedded-text>
      </number:number>
    </number:number-style>
    <number:text-style style:name="N43">
      <number:text-content/>
      <number:text> </number:text>
      <style:map style:condition="value()&gt;0" style:apply-style-name="N43P0"/>
      <style:map style:condition="value()&lt;0" style:apply-style-name="N43P1"/>
      <style:map style:condition="value()=0" style:apply-style-name="N43P2"/>
    </number:text-style>
    <number:number-style style:name="N44P0">
      <number:number number:decimal-places="0" number:min-integer-digits="1" number:grouping="true"/>
    </number:number-style>
    <number:number-style style:name="N44">
      <style:text-properties fo:color="#FF0000"/>
      <number:text>-</number:text>
      <number:number number:decimal-places="0" number:min-integer-digits="1" number:grouping="true"/>
      <style:map style:condition="value()&gt;=0" style:apply-style-name="N44P0"/>
    </number:number-style>
    <number:number-style style:name="N45P0">
      <number:number number:decimal-places="2" number:min-integer-digits="1" number:grouping="true"/>
    </number:number-style>
    <number:number-style style:name="N45">
      <style:text-properties fo:color="#FF0000"/>
      <number:text>-</number:text>
      <number:number number:decimal-places="2" number:min-integer-digits="1" number:grouping="true"/>
      <style:map style:condition="value()&gt;=0" style:apply-style-name="N45P0"/>
    </number:number-style>
    <number:number-style style:name="N46P0">
      <number:number number:decimal-places="0" number:min-integer-digits="1" number:grouping="true"/>
    </number:number-style>
    <number:number-style style:name="N46P1">
      <number:text>-</number:text>
      <number:number number:decimal-places="0" number:min-integer-digits="1" number:grouping="true"/>
    </number:number-style>
    <number:text-style style:name="N46">
      <number:text>-</number:text>
      <style:map style:condition="value()&gt;0" style:apply-style-name="N46P0"/>
      <style:map style:condition="value()&lt;0" style:apply-style-name="N46P1"/>
    </number:text-style>
    <number:number-style style:name="N47P0">
      <number:number number:decimal-places="0" number:min-integer-digits="1" number:grouping="true"/>
    </number:number-style>
    <number:number-style style:name="N47">
      <number:text>(</number:text>
      <number:number number:decimal-places="0" number:min-integer-digits="1" number:grouping="true">
        <number:embedded-text number:position="0">)</number:embedded-text>
      </number:number>
      <style:map style:condition="value()&gt;=0" style:apply-style-name="N47P0"/>
    </number:number-style>
    <number:currency-style style:name="N48" number:language="en" number:country="GB">
      <number:currency-symbol number:language="en" number:country="GB">£</number:currency-symbol>
      <number:number number:decimal-places="2" number:min-integer-digits="1" number:grouping="true"/>
    </number:currency-style>
    <number:currency-style style:name="N49" number:language="en" number:country="GB">
      <number:currency-symbol number:language="en" number:country="GB">£</number:currency-symbol>
      <number:number number:decimal-places="0" number:min-integer-digits="1" number:grouping="true"/>
    </number:currency-style>
    <number:number-style style:name="N50P0">
      <number:number number:decimal-places="0" number:min-integer-digits="1" number:grouping="true"/>
    </number:number-style>
    <number:number-style style:name="N50P1">
      <number:text>(</number:text>
      <number:number number:decimal-places="0" number:min-integer-digits="1" number:grouping="true">
        <number:embedded-text number:position="0"> </number:embedded-text>
      </number:number>
    </number:number-style>
    <number:text-style style:name="N50">
      <number:text>-</number:text>
      <style:map style:condition="value()&gt;0" style:apply-style-name="N50P0"/>
      <style:map style:condition="value()&lt;0" style:apply-style-name="N50P1"/>
    </number:text-style>
    <number:number-style style:name="N51P0">
      <number:text> </number:text>
      <number:number number:decimal-places="2" number:min-integer-digits="1" number:grouping="true"/>
      <number:text> </number:text>
    </number:number-style>
    <number:number-style style:name="N51P1">
      <number:text>-</number:text>
      <number:number number:decimal-places="2" number:min-integer-digits="1" number:grouping="true"/>
      <number:text> </number:text>
    </number:number-style>
    <number:number-style style:name="N51P2">
      <number:text> -</number:text>
      <number:number number:decimal-places="0" number:min-integer-digits="2">
        <number:embedded-text number:position="0"> </number:embedded-text>
      </number:number>
    </number:number-style>
    <number:text-style style:name="N51">
      <number:text> </number:text>
      <number:text-content/>
      <number:text> </number:text>
      <style:map style:condition="value()&gt;0" style:apply-style-name="N51P0"/>
      <style:map style:condition="value()&lt;0" style:apply-style-name="N51P1"/>
      <style:map style:condition="value()=0" style:apply-style-name="N51P2"/>
    </number:text-style>
    <number:number-style style:name="N52P0">
      <number:text>$</number:text>
      <number:number number:decimal-places="0" number:min-integer-digits="1" number:grouping="true">
        <number:embedded-text number:position="0"> </number:embedded-text>
      </number:number>
    </number:number-style>
    <number:number-style style:name="N52">
      <style:text-properties fo:color="#FF0000"/>
      <number:text>($</number:text>
      <number:number number:decimal-places="0" number:min-integer-digits="1" number:grouping="true">
        <number:embedded-text number:position="0">)</number:embedded-text>
      </number:number>
      <style:map style:condition="value()&gt;=0" style:apply-style-name="N52P0"/>
    </number:number-style>
    <number:number-style style:name="N53P0">
      <number:text>$</number:text>
      <number:number number:decimal-places="2" number:min-integer-digits="1" number:grouping="true"/>
      <number:text> </number:text>
    </number:number-style>
    <number:number-style style:name="N53">
      <style:text-properties fo:color="#FF0000"/>
      <number:text>($</number:text>
      <number:number number:decimal-places="2" number:min-integer-digits="1" number:grouping="true"/>
      <number:text>)</number:text>
      <style:map style:condition="value()&gt;=0" style:apply-style-name="N53P0"/>
    </number:number-style>
    <number:currency-style style:name="N54P0" number:language="en" number:country="GB">
      <number:text> </number:text>
      <number:currency-symbol number:language="en" number:country="GB">£</number:currency-symbol>
      <number:number number:decimal-places="2" number:min-integer-digits="1" number:grouping="true"/>
      <number:text> </number:text>
    </number:currency-style>
    <number:currency-style style:name="N54P1" number:language="en" number:country="GB">
      <number:text>-</number:text>
      <number:currency-symbol number:language="en" number:country="GB">£</number:currency-symbol>
      <number:number number:decimal-places="2" number:min-integer-digits="1" number:grouping="true"/>
      <number:text> </number:text>
    </number:currency-style>
    <number:currency-style style:name="N54P2" number:language="en" number:country="GB">
      <number:text> </number:text>
      <number:currency-symbol number:language="en" number:country="GB">£</number:currency-symbol>
      <number:text>-</number:text>
      <number:number number:decimal-places="0" number:min-integer-digits="2"/>
      <number:text> </number:text>
    </number:currency-style>
    <number:text-style style:name="N54">
      <number:text> </number:text>
      <number:text-content/>
      <number:text> </number:text>
      <style:map style:condition="value()&gt;0" style:apply-style-name="N54P0"/>
      <style:map style:condition="value()&lt;0" style:apply-style-name="N54P1"/>
      <style:map style:condition="value()=0" style:apply-style-name="N54P2"/>
    </number:text-style>
    <number:date-style style:name="N55">
      <number:day number:style="long"/>
      <number:text>:</number:text>
      <number:hours number:style="long"/>
      <number:text>:</number:text>
      <number:minutes number:style="long"/>
    </number:date-style>
    <number:date-style style:name="N56">
      <number:day-of-week number:style="long"/>
      <number:text>/</number:text>
      <number:month number:style="long"/>
      <number:text>/</number:text>
      <number:year number:style="long"/>
    </number:date-style>
    <number:date-style style:name="N57">
      <number:day/>
      <number:text>-</number:text>
      <number:month number:textual="true"/>
      <number:text>-</number:text>
      <number:year/>
      <number:text>   </number:text>
      <number:hours/>
      <number:text>:</number:text>
      <number:minutes number:style="long"/>
    </number:date-style>
    <number:date-style style:name="N58">
      <number:month/>
      <number:text>/</number:text>
      <number:day/>
      <number:text>/</number:text>
      <number:year number:style="long"/>
    </number:date-style>
    <number:number-style style:name="N59P0">
      <number:number number:decimal-places="1" number:min-integer-digits="1" number:grouping="true"/>
      <number:text> </number:text>
    </number:number-style>
    <number:number-style style:name="N59">
      <number:text>(</number:text>
      <number:number number:decimal-places="1" number:min-integer-digits="1" number:grouping="true"/>
      <number:text>)</number:text>
      <style:map style:condition="value()&gt;=0" style:apply-style-name="N59P0"/>
    </number:number-style>
    <number:number-style style:name="N60P0">
      <number:number number:decimal-places="2" number:min-integer-digits="1" number:grouping="true"/>
    </number:number-style>
    <number:number-style style:name="N60">
      <number:text>-</number:text>
      <number:number number:decimal-places="2" number:min-integer-digits="1" number:grouping="true"/>
      <style:map style:condition="value()&gt;=0" style:apply-style-name="N60P0"/>
    </number:number-style>
    <number:number-style style:name="N61P0">
      <number:number number:decimal-places="3" number:min-integer-digits="1" number:grouping="true"/>
      <number:text> </number:text>
    </number:number-style>
    <number:number-style style:name="N61">
      <number:text>(</number:text>
      <number:number number:decimal-places="3" number:min-integer-digits="1" number:grouping="true"/>
      <number:text>)</number:text>
      <style:map style:condition="value()&gt;=0" style:apply-style-name="N61P0"/>
    </number:number-style>
    <number:number-style style:name="N62P0">
      <number:text> </number:text>
      <number:number number:decimal-places="2" number:min-integer-digits="1" number:grouping="true"/>
      <number:text>   </number:text>
    </number:number-style>
    <number:number-style style:name="N62P1">
      <number:text>-</number:text>
      <number:number number:decimal-places="2" number:min-integer-digits="1" number:grouping="true"/>
      <number:text>   </number:text>
    </number:number-style>
    <number:number-style style:name="N62P2">
      <number:text> -</number:text>
      <number:number number:decimal-places="0" number:min-integer-digits="2">
        <number:embedded-text number:position="0">   </number:embedded-text>
      </number:number>
    </number:number-style>
    <number:text-style style:name="N62">
      <number:text> </number:text>
      <number:text-content/>
      <number:text> </number:text>
      <style:map style:condition="value()&gt;0" style:apply-style-name="N62P0"/>
      <style:map style:condition="value()&lt;0" style:apply-style-name="N62P1"/>
      <style:map style:condition="value()=0" style:apply-style-name="N62P2"/>
    </number:text-style>
    <number:date-style style:name="N63">
      <number:month number:style="long"/>
      <number:text>/</number:text>
      <number:day number:style="long"/>
      <number:text>/</number:text>
      <number:year/>
    </number:date-style>
    <number:number-style style:name="N64P0">
      <number:text> </number:text>
      <number:number number:decimal-places="0" number:min-integer-digits="1" number:grouping="true">
        <number:embedded-text number:position="0"> </number:embedded-text>
      </number:number>
    </number:number-style>
    <number:number-style style:name="N64P1">
      <number:text>-</number:text>
      <number:number number:decimal-places="0" number:min-integer-digits="1" number:grouping="true">
        <number:embedded-text number:position="0"> </number:embedded-text>
      </number:number>
    </number:number-style>
    <number:text-style style:name="N64P2">
      <number:text> - </number:text>
    </number:text-style>
    <number:text-style style:name="N64">
      <number:text> </number:text>
      <number:text-content/>
      <number:text> </number:text>
      <style:map style:condition="value()&gt;0" style:apply-style-name="N64P0"/>
      <style:map style:condition="value()&lt;0" style:apply-style-name="N64P1"/>
      <style:map style:condition="value()=0" style:apply-style-name="N64P2"/>
    </number:text-style>
    <number:percentage-style style:name="N65P0">
      <number:number number:decimal-places="2" number:min-integer-digits="1"/>
      <number:text>%</number:text>
    </number:percentage-style>
    <number:percentage-style style:name="N65">
      <style:text-properties fo:color="#FF0000"/>
      <number:text>(</number:text>
      <number:number number:decimal-places="2" number:min-integer-digits="1"/>
      <number:text>%)</number:text>
      <style:map style:condition="value()&gt;=0" style:apply-style-name="N65P0"/>
    </number:percentage-style>
    <number:number-style style:name="N66P0">
      <number:number number:decimal-places="0" number:min-integer-digits="1" number:grouping="true">
        <number:embedded-text number:position="0"> </number:embedded-text>
      </number:number>
    </number:number-style>
    <number:number-style style:name="N66">
      <number:text>(</number:text>
      <number:number number:decimal-places="0" number:min-integer-digits="1" number:grouping="true">
        <number:embedded-text number:position="0">)</number:embedded-text>
      </number:number>
      <style:map style:condition="value()&gt;=0" style:apply-style-name="N66P0"/>
    </number:number-style>
    <number:percentage-style style:name="N67">
      <number:number number:decimal-places="1" number:min-integer-digits="1"/>
      <number:text>%</number:text>
    </number:percentage-style>
    <number:time-style style:name="N68">
      <number:hours number:style="long"/>
      <number:text>:</number:text>
      <number:minutes number:style="long"/>
    </number:time-style>
    <number:number-style style:name="N69">
      <number:number number:decimal-places="0" number:min-integer-digits="11">
        <number:embedded-text number:position="5">.</number:embedded-text>
        <number:embedded-text number:position="7">.</number:embedded-text>
      </number:number>
    </number:number-style>
    <number:number-style style:name="N70P0">
      <number:number number:decimal-places="0" number:min-integer-digits="1" number:grouping="true"/>
    </number:number-style>
    <number:number-style style:name="N70P1">
      <number:text>(</number:text>
      <number:number number:decimal-places="0" number:min-integer-digits="1" number:grouping="true">
        <number:embedded-text number:position="0">)</number:embedded-text>
      </number:number>
    </number:number-style>
    <number:text-style style:name="N70">
      <number:text>-</number:text>
      <style:map style:condition="value()&gt;0" style:apply-style-name="N70P0"/>
      <style:map style:condition="value()&lt;0" style:apply-style-name="N70P1"/>
    </number:text-style>
    <number:percentage-style style:name="N71P0">
      <number:number number:decimal-places="0" number:min-integer-digits="1"/>
      <number:text>%</number:text>
    </number:percentage-style>
    <number:percentage-style style:name="N71P1">
      <number:text>(</number:text>
      <number:number number:decimal-places="0" number:min-integer-digits="1">
        <number:embedded-text number:position="0">)</number:embedded-text>
      </number:number>
      <number:text>%</number:text>
    </number:percentage-style>
    <number:text-style style:name="N71">
      <number:text>-</number:text>
      <style:map style:condition="value()&gt;0" style:apply-style-name="N71P0"/>
      <style:map style:condition="value()&lt;0" style:apply-style-name="N71P1"/>
    </number:text-style>
    <number:number-style style:name="N72P0">
      <number:number number:decimal-places="4" number:min-integer-digits="1" number:grouping="true"/>
    </number:number-style>
    <number:number-style style:name="N72">
      <style:text-properties fo:color="#FF0000"/>
      <number:text>(</number:text>
      <number:number number:decimal-places="4" number:min-integer-digits="1" number:grouping="true"/>
      <number:text>)</number:text>
      <style:map style:condition="value()&gt;=0" style:apply-style-name="N72P0"/>
    </number:number-style>
    <number:number-style style:name="N73P0">
      <number:text>$</number:text>
      <number:number number:decimal-places="0" number:min-integer-digits="1" number:grouping="true"/>
    </number:number-style>
    <number:number-style style:name="N73">
      <number:text>-$</number:text>
      <number:number number:decimal-places="0" number:min-integer-digits="1" number:grouping="true"/>
      <style:map style:condition="value()&gt;=0" style:apply-style-name="N73P0"/>
    </number:number-style>
    <number:number-style style:name="N74P0">
      <number:text>$</number:text>
      <number:number number:decimal-places="2" number:min-integer-digits="1" number:grouping="true"/>
    </number:number-style>
    <number:number-style style:name="N74">
      <number:text>-$</number:text>
      <number:number number:decimal-places="2" number:min-integer-digits="1" number:grouping="true"/>
      <style:map style:condition="value()&gt;=0" style:apply-style-name="N74P0"/>
    </number:number-style>
    <number:number-style style:name="N75P0">
      <number:text> </number:text>
      <number:number number:decimal-places="0" number:min-integer-digits="1" number:grouping="true">
        <number:embedded-text number:position="0">   </number:embedded-text>
      </number:number>
    </number:number-style>
    <number:number-style style:name="N75P1">
      <number:text>-</number:text>
      <number:number number:decimal-places="0" number:min-integer-digits="1" number:grouping="true">
        <number:embedded-text number:position="0">   </number:embedded-text>
      </number:number>
    </number:number-style>
    <number:text-style style:name="N75P2">
      <number:text> -   </number:text>
    </number:text-style>
    <number:text-style style:name="N75">
      <number:text> </number:text>
      <number:text-content/>
      <number:text> </number:text>
      <style:map style:condition="value()&gt;0" style:apply-style-name="N75P0"/>
      <style:map style:condition="value()&lt;0" style:apply-style-name="N75P1"/>
      <style:map style:condition="value()=0" style:apply-style-name="N75P2"/>
    </number:text-style>
    <number:number-style style:name="N76P0">
      <number:text> $ </number:text>
      <number:number number:decimal-places="0" number:min-integer-digits="1" number:grouping="true">
        <number:embedded-text number:position="0"> </number:embedded-text>
      </number:number>
    </number:number-style>
    <number:number-style style:name="N76P1">
      <number:text> $ -</number:text>
      <number:number number:decimal-places="0" number:min-integer-digits="1" number:grouping="true">
        <number:embedded-text number:position="0"> </number:embedded-text>
      </number:number>
    </number:number-style>
    <number:text-style style:name="N76P2">
      <number:text> $ - </number:text>
    </number:text-style>
    <number:text-style style:name="N76">
      <number:text> </number:text>
      <number:text-content/>
      <number:text> </number:text>
      <style:map style:condition="value()&gt;0" style:apply-style-name="N76P0"/>
      <style:map style:condition="value()&lt;0" style:apply-style-name="N76P1"/>
      <style:map style:condition="value()=0" style:apply-style-name="N76P2"/>
    </number:text-style>
    <number:number-style style:name="N77P0">
      <number:text> $ </number:text>
      <number:number number:decimal-places="2" number:min-integer-digits="1" number:grouping="true"/>
      <number:text> </number:text>
    </number:number-style>
    <number:number-style style:name="N77P1">
      <number:text> $ -</number:text>
      <number:number number:decimal-places="2" number:min-integer-digits="1" number:grouping="true"/>
      <number:text> </number:text>
    </number:number-style>
    <number:number-style style:name="N77P2">
      <number:text> $ -</number:text>
      <number:number number:decimal-places="0" number:min-integer-digits="2">
        <number:embedded-text number:position="0"> </number:embedded-text>
      </number:number>
    </number:number-style>
    <number:text-style style:name="N77">
      <number:text> </number:text>
      <number:text-content/>
      <number:text> </number:text>
      <style:map style:condition="value()&gt;0" style:apply-style-name="N77P0"/>
      <style:map style:condition="value()&lt;0" style:apply-style-name="N77P1"/>
      <style:map style:condition="value()=0" style:apply-style-name="N77P2"/>
    </number:text-style>
    <number:number-style style:name="N78P0">
      <number:text> </number:text>
      <number:number number:decimal-places="2" number:min-integer-digits="1" number:grouping="true"/>
      <number:text> </number:text>
    </number:number-style>
    <number:number-style style:name="N78P1">
      <number:text> -</number:text>
      <number:number number:decimal-places="2" number:min-integer-digits="1" number:grouping="true"/>
      <number:text> </number:text>
    </number:number-style>
    <number:number-style style:name="N78P2">
      <number:text> -</number:text>
      <number:number number:decimal-places="0" number:min-integer-digits="2">
        <number:embedded-text number:position="0"> </number:embedded-text>
      </number:number>
    </number:number-style>
    <number:text-style style:name="N78">
      <number:text> </number:text>
      <number:text-content/>
      <number:text> </number:text>
      <style:map style:condition="value()&gt;0" style:apply-style-name="N78P0"/>
      <style:map style:condition="value()&lt;0" style:apply-style-name="N78P1"/>
      <style:map style:condition="value()=0" style:apply-style-name="N78P2"/>
    </number:text-style>
    <number:number-style style:name="N79P0">
      <number:text>$</number:text>
      <number:number number:decimal-places="0" number:min-integer-digits="1" number:grouping="true"/>
    </number:number-style>
    <number:number-style style:name="N79">
      <style:text-properties fo:color="#FF0000"/>
      <number:text>-$</number:text>
      <number:number number:decimal-places="0" number:min-integer-digits="1" number:grouping="true"/>
      <style:map style:condition="value()&gt;=0" style:apply-style-name="N79P0"/>
    </number:number-style>
    <number:date-style style:name="N80">
      <number:month number:textual="true"/>
      <number:text>-</number:text>
      <number:year/>
      <number:text> </number:text>
    </number:date-style>
    <number:number-style style:name="N81P0">
      <number:number number:decimal-places="0" number:min-integer-digits="1" number:grouping="true">
        <number:embedded-text number:position="0"> $</number:embedded-text>
      </number:number>
    </number:number-style>
    <number:number-style style:name="N81">
      <number:text>-</number:text>
      <number:number number:decimal-places="0" number:min-integer-digits="1" number:grouping="true">
        <number:embedded-text number:position="0"> $</number:embedded-text>
      </number:number>
      <style:map style:condition="value()&gt;=0" style:apply-style-name="N81P0"/>
    </number:number-style>
    <number:currency-style style:name="N82P0" number:language="en" number:country="GB">
      <number:text> </number:text>
      <number:currency-symbol number:language="en" number:country="GB">£</number:currency-symbol>
      <number:number number:decimal-places="0" number:min-integer-digits="1" number:grouping="true"/>
      <number:text> </number:text>
    </number:currency-style>
    <number:currency-style style:name="N82P1" number:language="en" number:country="GB">
      <number:text>-</number:text>
      <number:currency-symbol number:language="en" number:country="GB">£</number:currency-symbol>
      <number:number number:decimal-places="0" number:min-integer-digits="1" number:grouping="true"/>
      <number:text> </number:text>
    </number:currency-style>
    <number:currency-style style:name="N82P2" number:language="en" number:country="GB">
      <number:text> </number:text>
      <number:currency-symbol number:language="en" number:country="GB">£</number:currency-symbol>
      <number:text>-</number:text>
      <number:number number:decimal-places="0" number:min-integer-digits="2"/>
      <number:text> </number:text>
    </number:currency-style>
    <number:text-style style:name="N82">
      <number:text> </number:text>
      <number:text-content/>
      <number:text> </number:text>
      <style:map style:condition="value()&gt;0" style:apply-style-name="N82P0"/>
      <style:map style:condition="value()&lt;0" style:apply-style-name="N82P1"/>
      <style:map style:condition="value()=0" style:apply-style-name="N82P2"/>
    </number:text-style>
    <number:number-style style:name="N83P0">
      <number:number number:decimal-places="2" number:min-integer-digits="1" number:grouping="true"/>
    </number:number-style>
    <number:number-style style:name="N83P1">
      <style:text-properties fo:color="#FF0000"/>
      <number:text>(</number:text>
      <number:number number:decimal-places="2" number:min-integer-digits="1" number:grouping="true"/>
      <number:text>)</number:text>
    </number:number-style>
    <number:text-style style:name="N83">
      <number:text>-</number:text>
      <style:map style:condition="value()&gt;0" style:apply-style-name="N83P0"/>
      <style:map style:condition="value()&lt;0" style:apply-style-name="N83P1"/>
    </number:text-style>
    <number:percentage-style style:name="N84P0">
      <number:number number:decimal-places="1" number:min-integer-digits="1"/>
      <number:text>%</number:text>
    </number:percentage-style>
    <number:percentage-style style:name="N84">
      <number:text>(</number:text>
      <number:number number:decimal-places="1" number:min-integer-digits="1"/>
      <number:text>%)</number:text>
      <style:map style:condition="value()&gt;=0" style:apply-style-name="N84P0"/>
    </number:percentage-style>
    <number:percentage-style style:name="N85P0">
      <number:number number:decimal-places="0" number:min-integer-digits="1"/>
      <number:text>% </number:text>
    </number:percentage-style>
    <number:percentage-style style:name="N85">
      <style:text-properties fo:color="#FF0000"/>
      <number:text>(</number:text>
      <number:number number:decimal-places="0" number:min-integer-digits="1"/>
      <number:text>%)</number:text>
      <style:map style:condition="value()&gt;=0" style:apply-style-name="N85P0"/>
    </number:percentage-style>
    <number:percentage-style style:name="N86P0">
      <number:number number:decimal-places="1" number:min-integer-digits="1"/>
      <number:text>% </number:text>
    </number:percentage-style>
    <number:percentage-style style:name="N86">
      <style:text-properties fo:color="#FF0000"/>
      <number:text>(</number:text>
      <number:number number:decimal-places="1" number:min-integer-digits="1"/>
      <number:text>%)</number:text>
      <style:map style:condition="value()&gt;=0" style:apply-style-name="N86P0"/>
    </number:percentage-style>
    <number:percentage-style style:name="N87P0">
      <number:number number:decimal-places="1" number:min-integer-digits="1"/>
      <number:text>%</number:text>
    </number:percentage-style>
    <number:percentage-style style:name="N87">
      <style:text-properties fo:color="#FF0000"/>
      <number:text>-</number:text>
      <number:number number:decimal-places="1" number:min-integer-digits="1"/>
      <number:text>%</number:text>
      <style:map style:condition="value()&gt;=0" style:apply-style-name="N87P0"/>
    </number:percentage-style>
    <number:number-style style:name="N88">
      <number:number number:decimal-places="0" number:min-integer-digits="11">
        <number:embedded-text number:position="5"> </number:embedded-text>
      </number:number>
    </number:number-style>
    <number:number-style style:name="N89P0">
      <number:number number:decimal-places="0" number:min-integer-digits="4"/>
    </number:number-style>
    <number:number-style style:name="N89">
      <number:number number:min-integer-digits="1"/>
      <style:map style:condition="value()&lt;=9999" style:apply-style-name="N89P0"/>
    </number:number-style>
    <number:number-style style:name="N90P0">
      <number:text>N-</number:text>
      <number:number number:decimal-places="0" number:min-integer-digits="4"/>
    </number:number-style>
    <number:number-style style:name="N90">
      <number:number number:min-integer-digits="1"/>
      <style:map style:condition="value()&lt;=9999" style:apply-style-name="N90P0"/>
    </number:number-style>
    <number:text-style style:name="N91P0"/>
    <number:text-style style:name="N91P1"/>
    <number:text-style style:name="N91P2"/>
    <number:text-style style:name="N91">
      <style:map style:condition="value()&gt;0" style:apply-style-name="N91P0"/>
      <style:map style:condition="value()&lt;0" style:apply-style-name="N91P1"/>
      <style:map style:condition="value()=0" style:apply-style-name="N91P2"/>
    </number:text-style>
    <number:text-style style:name="N92P0"/>
    <number:text-style style:name="N92P1"/>
    <number:text-style style:name="N92">
      <style:map style:condition="value()&gt;0" style:apply-style-name="N92P0"/>
      <style:map style:condition="value()&lt;0" style:apply-style-name="N92P1"/>
    </number:text-style>
    <number:number-style style:name="N93P0">
      <number:number number:decimal-places="0" number:min-integer-digits="0">
        <number:embedded-text number:position="2"> </number:embedded-text>
        <number:embedded-text number:position="4"> </number:embedded-text>
        <number:embedded-text number:position="6"> </number:embedded-text>
      </number:number>
    </number:number-style>
    <number:number-style style:name="N93">
      <number:text>(+</number:text>
      <number:number number:decimal-places="0" number:min-integer-digits="0">
        <number:embedded-text number:position="2"> </number:embedded-text>
        <number:embedded-text number:position="4"> </number:embedded-text>
        <number:embedded-text number:position="6"> </number:embedded-text>
        <number:embedded-text number:position="8">) </number:embedded-text>
      </number:number>
      <style:map style:condition="value()&lt;=99999999" style:apply-style-name="N93P0"/>
    </number:number-style>
    <number:number-style style:name="N94P0">
      <number:number number:decimal-places="0" number:min-integer-digits="0" number:grouping="true" number:display-factor="1000">
        <number:embedded-text number:position="0"> </number:embedded-text>
      </number:number>
    </number:number-style>
    <number:number-style style:name="N94">
      <style:text-properties fo:color="#FF0000"/>
      <number:text>(</number:text>
      <number:number number:decimal-places="0" number:min-integer-digits="0" number:grouping="true" number:display-factor="1000">
        <number:embedded-text number:position="0">)</number:embedded-text>
      </number:number>
      <style:map style:condition="value()&gt;=0" style:apply-style-name="N94P0"/>
    </number:number-style>
    <number:number-style style:name="N95P0">
      <number:number number:decimal-places="1" number:min-integer-digits="0" number:grouping="true" number:display-factor="1000"/>
      <number:text> </number:text>
    </number:number-style>
    <number:number-style style:name="N95">
      <style:text-properties fo:color="#FF0000"/>
      <number:text>(</number:text>
      <number:number number:decimal-places="1" number:min-integer-digits="0" number:grouping="true" number:display-factor="1000"/>
      <number:text>)</number:text>
      <style:map style:condition="value()&gt;=0" style:apply-style-name="N95P0"/>
    </number:number-style>
    <number:time-style style:name="N96">
      <number:hours/>
      <number:text>:</number:text>
      <number:minutes number:style="long"/>
      <number:text> </number:text>
      <number:am-pm/>
    </number:time-style>
    <number:time-style style:name="N97" number:truncate-on-overflow="false">
      <number:hours/>
      <number:text>:</number:text>
      <number:minutes number:style="long"/>
    </number:time-style>
    <number:time-style style:name="N98" number:truncate-on-overflow="false">
      <number:hours number:style="long"/>
      <number:text>:</number:text>
      <number:minutes number:style="long"/>
    </number:time-style>
    <number:number-style style:name="N99">
      <number:number number:decimal-places="0" number:min-integer-digits="2"/>
    </number:number-style>
    <number:number-style style:name="N100">
      <number:number number:decimal-places="0" number:min-integer-digits="3"/>
    </number:number-style>
    <number:number-style style:name="N101">
      <number:number number:decimal-places="0" number:min-integer-digits="1" number:grouping="true" number:display-factor="1000"/>
    </number:number-style>
    <number:number-style style:name="N102P0">
      <style:text-properties fo:color="#0000FF"/>
      <number:number number:decimal-places="2" number:min-integer-digits="1" number:grouping="true"/>
    </number:number-style>
    <number:number-style style:name="N102P1">
      <style:text-properties fo:color="#FF0000"/>
      <number:text>-</number:text>
      <number:number number:decimal-places="2" number:min-integer-digits="1" number:grouping="true"/>
    </number:number-style>
    <number:number-style style:name="N102">
      <number:number number:decimal-places="2" number:min-integer-digits="1"/>
      <style:map style:condition="value()&gt;0" style:apply-style-name="N102P0"/>
      <style:map style:condition="value()&lt;0" style:apply-style-name="N102P1"/>
    </number:number-style>
    <number:number-style style:name="N103P0">
      <number:text>kr</number:text>
      <number:number number:decimal-places="0" number:min-integer-digits="1" number:grouping="true" number:display-factor="1000"/>
    </number:number-style>
    <number:number-style style:name="N103">
      <number:text>kr-</number:text>
      <number:number number:decimal-places="0" number:min-integer-digits="1" number:grouping="true" number:display-factor="1000"/>
      <style:map style:condition="value()&gt;=0" style:apply-style-name="N103P0"/>
    </number:number-style>
    <number:number-style style:name="N104P0">
      <style:text-properties fo:color="#0000FF"/>
      <number:text>kr</number:text>
      <number:number number:decimal-places="2" number:min-integer-digits="1" number:grouping="true"/>
    </number:number-style>
    <number:number-style style:name="N104P1">
      <style:text-properties fo:color="#FF0000"/>
      <number:text>kr-</number:text>
      <number:number number:decimal-places="2" number:min-integer-digits="1" number:grouping="true"/>
    </number:number-style>
    <number:number-style style:name="N104">
      <number:number number:decimal-places="2" number:min-integer-digits="1"/>
      <style:map style:condition="value()&gt;0" style:apply-style-name="N104P0"/>
      <style:map style:condition="value()&lt;0" style:apply-style-name="N104P1"/>
    </number:number-style>
    <number:number-style style:name="N105P0">
      <number:text> Ł</number:text>
      <number:number number:decimal-places="0" number:min-integer-digits="1" number:grouping="true">
        <number:embedded-text number:position="0"> </number:embedded-text>
      </number:number>
    </number:number-style>
    <number:number-style style:name="N105P1">
      <number:text>-Ł</number:text>
      <number:number number:decimal-places="0" number:min-integer-digits="1" number:grouping="true">
        <number:embedded-text number:position="0"> </number:embedded-text>
      </number:number>
    </number:number-style>
    <number:text-style style:name="N105P2">
      <number:text> Ł- </number:text>
    </number:text-style>
    <number:text-style style:name="N105">
      <number:text> </number:text>
      <number:text-content/>
      <number:text> </number:text>
      <style:map style:condition="value()&gt;0" style:apply-style-name="N105P0"/>
      <style:map style:condition="value()&lt;0" style:apply-style-name="N105P1"/>
      <style:map style:condition="value()=0" style:apply-style-name="N105P2"/>
    </number:text-style>
    <number:number-style style:name="N106P0">
      <number:text> Ł</number:text>
      <number:number number:decimal-places="2" number:min-integer-digits="1" number:grouping="true"/>
      <number:text> </number:text>
    </number:number-style>
    <number:number-style style:name="N106P1">
      <number:text>-Ł</number:text>
      <number:number number:decimal-places="2" number:min-integer-digits="1" number:grouping="true"/>
      <number:text> </number:text>
    </number:number-style>
    <number:number-style style:name="N106P2">
      <number:text> Ł-</number:text>
      <number:number number:decimal-places="0" number:min-integer-digits="2">
        <number:embedded-text number:position="0"> </number:embedded-text>
      </number:number>
    </number:number-style>
    <number:text-style style:name="N106">
      <number:text> </number:text>
      <number:text-content/>
      <number:text> </number:text>
      <style:map style:condition="value()&gt;0" style:apply-style-name="N106P0"/>
      <style:map style:condition="value()&lt;0" style:apply-style-name="N106P1"/>
      <style:map style:condition="value()=0" style:apply-style-name="N106P2"/>
    </number:text-style>
    <number:number-style style:name="N107">
      <number:number number:decimal-places="0" number:min-integer-digits="1">
        <number:embedded-text number:position="0"> </number:embedded-text>
      </number:number>
    </number:number-style>
    <style:style style:name="_32_1" style:display-name=" 1" style:family="table-cell" style:data-style-name="N0">
      <style:table-cell-properties style:vertical-align="automatic" fo:background-color="transparent"/>
      <style:text-properties fo:font-size="10pt" style:font-size-asian="10pt" style:font-size-complex="10pt"/>
    </style:style>
    <style:style style:name="_32_1_32_2" style:display-name=" 1 2" style:family="table-cell" style:data-style-name="N0">
      <style:table-cell-properties style:vertical-align="automatic" fo:background-color="transparent"/>
      <style:text-properties fo:font-size="10pt" style:font-size-asian="10pt" style:font-size-complex="10pt"/>
    </style:style>
    <style:style style:name="_10_JournalTemplate_61_C_58__92_COMFO_92_CTALK_92_JOURSTD.TPL_10_LbStateAddress_61_3_32_3_32_0_32_251_32_1_32_89_32_2_32_311_10_LbStateJou" style:display-name="&#10;JournalTemplate=C:\COMFO\CTALK\JOURSTD.TPL&#10;LbStateAddress=3 3 0 251 1 89 2 311&#10;LbStateJou"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2" style:display-name="&#10;JournalTemplate=C:\COMFO\CTALK\JOURSTD.TPL&#10;LbStateAddress=3 3 0 251 1 89 2 311&#10;LbStateJou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_10_JournalTemplate_61_C_58__92_COMFO_92_CTALK_92_JOURSTD.TPL_10_LbStateAddress_61_3_32_3_32_0_32_251_32_1_32_89_32_2_32_311_10_LbStateJou_32_3" style:display-name="&#10;JournalTemplate=C:\COMFO\CTALK\JOURSTD.TPL&#10;LbStateAddress=3 3 0 251 1 89 2 311&#10;LbStateJou 3" style:family="table-cell" style:data-style-name="N0">
      <style:table-cell-properties style:vertical-align="automatic" fo:background-color="transparent"/>
      <style:text-properties fo:font-size="10pt" style:font-size-asian="10pt" style:font-size-complex="10pt"/>
    </style:style>
    <style:style style:name="_37_" style:display-name="%" style:family="table-cell" style:data-style-name="N0">
      <style:table-cell-properties style:vertical-align="automatic" fo:background-color="transparent"/>
    </style:style>
    <style:style style:name="_37__32_2" style:display-name="% 2" style:family="table-cell" style:data-style-name="N0">
      <style:table-cell-properties style:vertical-align="automatic" fo:background-color="transparent"/>
    </style:style>
    <style:style style:name="_37__32_2_32_2" style:display-name="% 2 2" style:family="table-cell" style:data-style-name="N0">
      <style:table-cell-properties style:vertical-align="automatic" fo:background-color="transparent"/>
      <style:text-properties fo:font-size="10pt" style:font-size-asian="10pt" style:font-size-complex="10pt"/>
    </style:style>
    <style:style style:name="_37__32_2_32_2_32_2" style:display-name="% 2 2 2" style:family="table-cell" style:data-style-name="N0">
      <style:table-cell-properties style:vertical-align="automatic" fo:background-color="transparent"/>
      <style:text-properties fo:font-size="10pt" style:font-size-asian="10pt" style:font-size-complex="10pt"/>
    </style:style>
    <style:style style:name="_37__32_2_32_3" style:display-name="% 2 3" style:family="table-cell" style:data-style-name="N0">
      <style:table-cell-properties style:vertical-align="automatic" fo:background-color="transparent"/>
    </style:style>
    <style:style style:name="_37__32_3" style:display-name="% 3" style:family="table-cell" style:data-style-name="N0">
      <style:table-cell-properties style:vertical-align="automatic" fo:background-color="transparent"/>
    </style:style>
    <style:style style:name="_37__32_3_32_2" style:display-name="% 3 2" style:family="table-cell" style:data-style-name="N0">
      <style:table-cell-properties style:vertical-align="automatic" fo:background-color="transparent"/>
    </style:style>
    <style:style style:name="_37__32_4" style:display-name="% 4" style:family="table-cell" style:data-style-name="N0">
      <style:table-cell-properties style:vertical-align="automatic" fo:background-color="transparent"/>
    </style:style>
    <style:style style:name="_37__32_5" style:display-name="% 5" style:family="table-cell" style:data-style-name="N0">
      <style:table-cell-properties style:vertical-align="automatic" fo:background-color="transparent"/>
    </style:style>
    <style:style style:name="_37__Apr_32_12_32_template_32_v1" style:display-name="%_Apr 12 template v1" style:family="table-cell" style:data-style-name="N0">
      <style:table-cell-properties style:vertical-align="automatic" fo:background-color="transparent"/>
    </style:style>
    <style:style style:name="_37__Apr_32_12_32_template_32_v1_32_2" style:display-name="%_Apr 12 template v1 2" style:family="table-cell" style:data-style-name="N0">
      <style:table-cell-properties style:vertical-align="automatic" fo:background-color="transparent"/>
    </style:style>
    <style:style style:name="_37__Checking_32_file" style:display-name="%_Checking file" style:family="table-cell" style:data-style-name="N0">
      <style:table-cell-properties style:vertical-align="automatic" fo:background-color="transparent"/>
    </style:style>
    <style:style style:name="_37__Checking_32_file_32_2" style:display-name="%_Checking file 2" style:family="table-cell" style:data-style-name="N0">
      <style:table-cell-properties style:vertical-align="automatic" fo:background-color="transparent"/>
    </style:style>
    <style:style style:name="_PERSONAL"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32_2" style:display-name="_PERSONAL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PERSONAL_1_32_2" style:display-name="_PERSONAL_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_168__160_L_338_B" style:display-name="¨ LŒB" style:family="table-cell" style:data-style-name="N0">
      <style:table-cell-properties style:vertical-align="automatic" fo:background-color="transparent"/>
      <style:text-properties fo:font-size="10pt" style:font-size-asian="10pt" style:font-size-complex="10pt"/>
    </style:style>
    <style:style style:name="_172__181_rka" style:display-name="¬µrk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172__181_rka_32_2" style:display-name="¬µrk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_49__32_000_32_K_63__0f83zm4yytAvDZPSbNxjaUl2F" style:display-name="1 000 K?_0f83zm4yytAvDZPSbNxjaUl2F" style:family="table-cell" style:data-style-name="N39"/>
    <style:style style:name="_49__32_000_32_Kc_CTD" style:display-name="1 000 Kc_CTD" style:family="table-cell" style:data-style-name="N40"/>
    <style:style style:name="_50_0_37__32_-_32_Accent1_32_2" style:display-name="20% - Accent1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2" style:display-name="2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 style:display-name="2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 style:display-name="2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2_32_2" style:display-name="2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2_32_3" style:display-name="2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 style:display-name="2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3_32_2" style:display-name="2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2_32_4" style:display-name="2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2_32_3" style:display-name="20% - Accent1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 style:display-name="20% - Accent1 2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2_32_2" style:display-name="20% - Accent1 2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3_32_3" style:display-name="20% - Accent1 2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 style:display-name="20% - Accent1 2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4_32_2" style:display-name="20% - Accent1 2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2_32_5" style:display-name="20% - Accent1 2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2" style:display-name="2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 style:display-name="2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 style:display-name="2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2_32_2" style:display-name="2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2_32_3" style:display-name="2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 style:display-name="2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3_32_2" style:display-name="2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2_32_4" style:display-name="2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3_32_3" style:display-name="20% - Accent1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 style:display-name="20% - Accent1 3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2_32_2" style:display-name="20% - Accent1 3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3_32_3" style:display-name="20% - Accent1 3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 style:display-name="20% - Accent1 3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4_32_2" style:display-name="20% - Accent1 3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3_32_5" style:display-name="20% - Accent1 3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 style:display-name="20% - Accent1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2" style:display-name="2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 style:display-name="2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 style:display-name="2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2_32_2" style:display-name="2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2_32_3" style:display-name="2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 style:display-name="2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3_32_2" style:display-name="2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2_32_4" style:display-name="2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4_32_3" style:display-name="20% - Accent1 4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 style:display-name="20% - Accent1 4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2_32_2" style:display-name="20% - Accent1 4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3_32_3" style:display-name="20% - Accent1 4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 style:display-name="20% - Accent1 4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4_32_2" style:display-name="20% - Accent1 4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4_32_5" style:display-name="20% - Accent1 4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 style:display-name="20% - Accent1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2" style:display-name="2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 style:display-name="2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 style:display-name="2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2_32_2" style:display-name="2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2_32_3" style:display-name="2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 style:display-name="2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3_32_2" style:display-name="2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2_32_4" style:display-name="2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1_32_5_32_3" style:display-name="20% - Accent1 5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 style:display-name="20% - Accent1 5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2_32_2" style:display-name="20% - Accent1 5 3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3_32_3" style:display-name="20% - Accent1 5 3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 style:display-name="20% - Accent1 5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4_32_2" style:display-name="20% - Accent1 5 4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5_32_5" style:display-name="20% - Accent1 5 5"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 style:display-name="20% - Accent1 6"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 style:display-name="20% - Accent1 6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 style:display-name="20% - Accent1 6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2_32_2" style:display-name="20% - Accent1 6 2 2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2_32_3" style:display-name="20% - Accent1 6 2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 style:display-name="20% - Accent1 6 3"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3_32_2" style:display-name="20% - Accent1 6 3 2"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1_32_6_32_4" style:display-name="20% - Accent1 6 4" style:family="table-cell" style:data-style-name="N0">
      <style:table-cell-properties fo:background-color="#DCE6F1"/>
      <style:text-properties style:font-name="Calibri" style:font-name-asian="Calibri" style:font-name-complex="Calibri" fo:font-size="11pt" style:font-size-asian="11pt" style:font-size-complex="11pt"/>
    </style:style>
    <style:style style:name="_50_0_37__32_-_32_Accent2_32_2" style:display-name="20% - Accent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 style:display-name="20% - Accent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 style:display-name="20% - Accent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 style:display-name="20% - Accent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2_32_2" style:display-name="20% - Accent2 2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2_32_3" style:display-name="20% - Accent2 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 style:display-name="20% - Accent2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3_32_2" style:display-name="20% - Accent2 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2_32_4" style:display-name="20% - Accent2 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 style:display-name="20% - Accent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 style:display-name="20% - Accent2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2_32_2" style:display-name="20% - Accent2 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3_32_3" style:display-name="20% - Accent2 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 style:display-name="20% - Accent2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4_32_2" style:display-name="20% - Accent2 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2_32_5" style:display-name="20% - Accent2 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 style:display-name="20% - Accent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 style:display-name="20% - Accent2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 style:display-name="20% - Accent2 3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2_32_2" style:display-name="20% - Accent2 3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2_32_3" style:display-name="20% - Accent2 3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 style:display-name="20% - Accent2 3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3_32_2" style:display-name="20% - Accent2 3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2_32_4" style:display-name="20% - Accent2 3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 style:display-name="20% - Accent2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 style:display-name="20% - Accent2 3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2_32_2" style:display-name="20% - Accent2 3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3_32_3" style:display-name="20% - Accent2 3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 style:display-name="20% - Accent2 3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4_32_2" style:display-name="20% - Accent2 3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3_32_5" style:display-name="20% - Accent2 3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 style:display-name="20% - Accent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 style:display-name="20% - Accent2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 style:display-name="20% - Accent2 4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 style:display-name="20% - Accent2 4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2_32_2" style:display-name="20% - Accent2 4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2_32_3" style:display-name="20% - Accent2 4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 style:display-name="20% - Accent2 4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3_32_2" style:display-name="20% - Accent2 4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2_32_4" style:display-name="20% - Accent2 4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 style:display-name="20% - Accent2 4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 style:display-name="20% - Accent2 4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2_32_2" style:display-name="20% - Accent2 4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3_32_3" style:display-name="20% - Accent2 4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 style:display-name="20% - Accent2 4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4_32_2" style:display-name="20% - Accent2 4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4_32_5" style:display-name="20% - Accent2 4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 style:display-name="20% - Accent2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 style:display-name="20% - Accent2 5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 style:display-name="20% - Accent2 5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 style:display-name="20% - Accent2 5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2_32_2" style:display-name="20% - Accent2 5 2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2_32_3" style:display-name="20% - Accent2 5 2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 style:display-name="20% - Accent2 5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3_32_2" style:display-name="20% - Accent2 5 2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2_32_4" style:display-name="20% - Accent2 5 2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 style:display-name="20% - Accent2 5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 style:display-name="20% - Accent2 5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2_32_2" style:display-name="20% - Accent2 5 3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3_32_3" style:display-name="20% - Accent2 5 3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 style:display-name="20% - Accent2 5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4_32_2" style:display-name="20% - Accent2 5 4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5_32_5" style:display-name="20% - Accent2 5 5"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 style:display-name="20% - Accent2 6"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 style:display-name="20% - Accent2 6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 style:display-name="20% - Accent2 6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2_32_2" style:display-name="20% - Accent2 6 2 2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2_32_3" style:display-name="20% - Accent2 6 2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 style:display-name="20% - Accent2 6 3"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3_32_2" style:display-name="20% - Accent2 6 3 2"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2_32_6_32_4" style:display-name="20% - Accent2 6 4" style:family="table-cell" style:data-style-name="N0">
      <style:table-cell-properties fo:background-color="#F2DCDB"/>
      <style:text-properties style:font-name="Calibri" style:font-name-asian="Calibri" style:font-name-complex="Calibri" fo:font-size="11pt" style:font-size-asian="11pt" style:font-size-complex="11pt"/>
    </style:style>
    <style:style style:name="_50_0_37__32_-_32_Accent3_32_2" style:display-name="20% - Accent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 style:display-name="20% - Accent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 style:display-name="20% - Accent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 style:display-name="20% - Accent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2_32_2" style:display-name="20% - Accent3 2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2_32_3" style:display-name="20% - Accent3 2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 style:display-name="20% - Accent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3_32_2" style:display-name="20% - Accent3 2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2_32_4" style:display-name="20% - Accent3 2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 style:display-name="20% - Accent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 style:display-name="20% - Accent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2_32_2" style:display-name="20% - Accent3 2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3_32_3" style:display-name="20% - Accent3 2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 style:display-name="20% - Accent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4_32_2" style:display-name="20% - Accent3 2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2_32_5" style:display-name="20% - Accent3 2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 style:display-name="20% - Accent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 style:display-name="20% - Accent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 style:display-name="20% - Accent3 3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2_32_2" style:display-name="20% - Accent3 3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2_32_3" style:display-name="20% - Accent3 3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 style:display-name="20% - Accent3 3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3_32_2" style:display-name="20% - Accent3 3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2_32_4" style:display-name="20% - Accent3 3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 style:display-name="20% - Accent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 style:display-name="20% - Accent3 3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2_32_2" style:display-name="20% - Accent3 3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3_32_3" style:display-name="20% - Accent3 3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 style:display-name="20% - Accent3 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4_32_2" style:display-name="20% - Accent3 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3_32_5" style:display-name="20% - Accent3 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 style:display-name="20% - Accent3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 style:display-name="20% - Accent3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 style:display-name="20% - Accent3 4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 style:display-name="20% - Accent3 4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2_32_2" style:display-name="20% - Accent3 4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2_32_3" style:display-name="20% - Accent3 4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 style:display-name="20% - Accent3 4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3_32_2" style:display-name="20% - Accent3 4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2_32_4" style:display-name="20% - Accent3 4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 style:display-name="20% - Accent3 4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 style:display-name="20% - Accent3 4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2_32_2" style:display-name="20% - Accent3 4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3_32_3" style:display-name="20% - Accent3 4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 style:display-name="20% - Accent3 4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4_32_2" style:display-name="20% - Accent3 4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4_32_5" style:display-name="20% - Accent3 4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 style:display-name="20% - Accent3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 style:display-name="20% - Accent3 5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 style:display-name="20% - Accent3 5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 style:display-name="20% - Accent3 5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2_32_2" style:display-name="20% - Accent3 5 2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2_32_3" style:display-name="20% - Accent3 5 2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 style:display-name="20% - Accent3 5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3_32_2" style:display-name="20% - Accent3 5 2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2_32_4" style:display-name="20% - Accent3 5 2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 style:display-name="20% - Accent3 5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 style:display-name="20% - Accent3 5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2_32_2" style:display-name="20% - Accent3 5 3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3_32_3" style:display-name="20% - Accent3 5 3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 style:display-name="20% - Accent3 5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4_32_2" style:display-name="20% - Accent3 5 4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5_32_5" style:display-name="20% - Accent3 5 5"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 style:display-name="20% - Accent3 6"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 style:display-name="20% - Accent3 6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 style:display-name="20% - Accent3 6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2_32_2" style:display-name="20% - Accent3 6 2 2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2_32_3" style:display-name="20% - Accent3 6 2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 style:display-name="20% - Accent3 6 3"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3_32_2" style:display-name="20% - Accent3 6 3 2"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3_32_6_32_4" style:display-name="20% - Accent3 6 4" style:family="table-cell" style:data-style-name="N0">
      <style:table-cell-properties fo:background-color="#EBF1DE"/>
      <style:text-properties style:font-name="Calibri" style:font-name-asian="Calibri" style:font-name-complex="Calibri" fo:font-size="11pt" style:font-size-asian="11pt" style:font-size-complex="11pt"/>
    </style:style>
    <style:style style:name="_50_0_37__32_-_32_Accent4_32_2" style:display-name="20% - Accent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2" style:display-name="2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 style:display-name="2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 style:display-name="2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2_32_2" style:display-name="2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2_32_3" style:display-name="2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 style:display-name="2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3_32_2" style:display-name="2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2_32_4" style:display-name="2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2_32_3" style:display-name="20% - Accent4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 style:display-name="20% - Accent4 2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2_32_2" style:display-name="20% - Accent4 2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3_32_3" style:display-name="20% - Accent4 2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 style:display-name="20% - Accent4 2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4_32_2" style:display-name="20% - Accent4 2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2_32_5" style:display-name="20% - Accent4 2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2" style:display-name="2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 style:display-name="2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 style:display-name="2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2_32_2" style:display-name="2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2_32_3" style:display-name="2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 style:display-name="2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3_32_2" style:display-name="2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2_32_4" style:display-name="2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3_32_3" style:display-name="20% - Accent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 style:display-name="20% - Accent4 3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2_32_2" style:display-name="20% - Accent4 3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3_32_3" style:display-name="20% - Accent4 3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 style:display-name="20% - Accent4 3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4_32_2" style:display-name="20% - Accent4 3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3_32_5" style:display-name="20% - Accent4 3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 style:display-name="20% - Accent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2" style:display-name="2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 style:display-name="2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 style:display-name="2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2_32_2" style:display-name="2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2_32_3" style:display-name="2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 style:display-name="2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3_32_2" style:display-name="2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2_32_4" style:display-name="2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4_32_3" style:display-name="20% - Accent4 4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 style:display-name="20% - Accent4 4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2_32_2" style:display-name="20% - Accent4 4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3_32_3" style:display-name="20% - Accent4 4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 style:display-name="20% - Accent4 4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4_32_2" style:display-name="20% - Accent4 4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4_32_5" style:display-name="20% - Accent4 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 style:display-name="20% - Accent4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2" style:display-name="2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 style:display-name="2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 style:display-name="2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2_32_2" style:display-name="2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2_32_3" style:display-name="2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 style:display-name="2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3_32_2" style:display-name="2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2_32_4" style:display-name="2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0_0_37__32_-_32_Accent4_32_5_32_3" style:display-name="20% - Accent4 5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 style:display-name="20% - Accent4 5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2_32_2" style:display-name="20% - Accent4 5 3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3_32_3" style:display-name="20% - Accent4 5 3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 style:display-name="20% - Accent4 5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4_32_2" style:display-name="20% - Accent4 5 4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5_32_5" style:display-name="20% - Accent4 5 5"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 style:display-name="20% - Accent4 6"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 style:display-name="20% - Accent4 6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 style:display-name="20% - Accent4 6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2_32_2" style:display-name="20% - Accent4 6 2 2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2_32_3" style:display-name="20% - Accent4 6 2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 style:display-name="20% - Accent4 6 3"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3_32_2" style:display-name="20% - Accent4 6 3 2"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4_32_6_32_4" style:display-name="20% - Accent4 6 4" style:family="table-cell" style:data-style-name="N0">
      <style:table-cell-properties fo:background-color="#E4DFEC"/>
      <style:text-properties style:font-name="Calibri" style:font-name-asian="Calibri" style:font-name-complex="Calibri" fo:font-size="11pt" style:font-size-asian="11pt" style:font-size-complex="11pt"/>
    </style:style>
    <style:style style:name="_50_0_37__32_-_32_Accent5_32_2" style:display-name="20% - Accent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 style:display-name="20% - Accent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 style:display-name="20% - Accent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 style:display-name="20% - Accent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2_32_2" style:display-name="20% - Accent5 2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2_32_3" style:display-name="20% - Accent5 2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 style:display-name="20% - Accent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3_32_2" style:display-name="20% - Accent5 2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2_32_4" style:display-name="20% - Accent5 2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 style:display-name="20% - Accent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 style:display-name="20% - Accent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2_32_2" style:display-name="20% - Accent5 2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3_32_3" style:display-name="20% - Accent5 2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 style:display-name="20% - Accent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4_32_2" style:display-name="20% - Accent5 2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2_32_5" style:display-name="20% - Accent5 2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 style:display-name="20% - Accent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 style:display-name="20% - Accent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 style:display-name="20% - Accent5 3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2_32_2" style:display-name="20% - Accent5 3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2_32_3" style:display-name="20% - Accent5 3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 style:display-name="20% - Accent5 3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3_32_2" style:display-name="20% - Accent5 3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2_32_4" style:display-name="20% - Accent5 3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 style:display-name="20% - Accent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 style:display-name="20% - Accent5 3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2_32_2" style:display-name="20% - Accent5 3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3_32_3" style:display-name="20% - Accent5 3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 style:display-name="20% - Accent5 3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4_32_2" style:display-name="20% - Accent5 3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3_32_5" style:display-name="20% - Accent5 3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 style:display-name="20% - Accent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 style:display-name="20% - Accent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 style:display-name="20% - Accent5 4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 style:display-name="20% - Accent5 4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2_32_2" style:display-name="20% - Accent5 4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2_32_3" style:display-name="20% - Accent5 4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 style:display-name="20% - Accent5 4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3_32_2" style:display-name="20% - Accent5 4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2_32_4" style:display-name="20% - Accent5 4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 style:display-name="20% - Accent5 4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 style:display-name="20% - Accent5 4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2_32_2" style:display-name="20% - Accent5 4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3_32_3" style:display-name="20% - Accent5 4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 style:display-name="20% - Accent5 4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4_32_2" style:display-name="20% - Accent5 4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4_32_5" style:display-name="20% - Accent5 4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 style:display-name="20% - Accent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 style:display-name="20% - Accent5 5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 style:display-name="20% - Accent5 5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 style:display-name="20% - Accent5 5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2_32_2" style:display-name="20% - Accent5 5 2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2_32_3" style:display-name="20% - Accent5 5 2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 style:display-name="20% - Accent5 5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3_32_2" style:display-name="20% - Accent5 5 2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2_32_4" style:display-name="20% - Accent5 5 2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 style:display-name="20% - Accent5 5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 style:display-name="20% - Accent5 5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2_32_2" style:display-name="20% - Accent5 5 3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3_32_3" style:display-name="20% - Accent5 5 3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 style:display-name="20% - Accent5 5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4_32_2" style:display-name="20% - Accent5 5 4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5_32_5" style:display-name="20% - Accent5 5 5"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 style:display-name="20% - Accent5 6"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 style:display-name="20% - Accent5 6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 style:display-name="20% - Accent5 6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2_32_2" style:display-name="20% - Accent5 6 2 2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2_32_3" style:display-name="20% - Accent5 6 2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 style:display-name="20% - Accent5 6 3"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3_32_2" style:display-name="20% - Accent5 6 3 2"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5_32_6_32_4" style:display-name="20% - Accent5 6 4" style:family="table-cell" style:data-style-name="N0">
      <style:table-cell-properties fo:background-color="#DAEEF3"/>
      <style:text-properties style:font-name="Calibri" style:font-name-asian="Calibri" style:font-name-complex="Calibri" fo:font-size="11pt" style:font-size-asian="11pt" style:font-size-complex="11pt"/>
    </style:style>
    <style:style style:name="_50_0_37__32_-_32_Accent6_32_2" style:display-name="20% - Accent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 style:display-name="20% - Accent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 style:display-name="20% - Accent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 style:display-name="20% - Accent6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2_32_2" style:display-name="20% - Accent6 2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2_32_3" style:display-name="20% - Accent6 2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 style:display-name="20% - Accent6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3_32_2" style:display-name="20% - Accent6 2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2_32_4" style:display-name="20% - Accent6 2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 style:display-name="20% - Accent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 style:display-name="20% - Accent6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2_32_2" style:display-name="20% - Accent6 2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3_32_3" style:display-name="20% - Accent6 2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 style:display-name="20% - Accent6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4_32_2" style:display-name="20% - Accent6 2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2_32_5" style:display-name="20% - Accent6 2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 style:display-name="20% - Accent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 style:display-name="20% - Accent6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 style:display-name="20% - Accent6 3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2_32_2" style:display-name="20% - Accent6 3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2_32_3" style:display-name="20% - Accent6 3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 style:display-name="20% - Accent6 3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3_32_2" style:display-name="20% - Accent6 3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2_32_4" style:display-name="20% - Accent6 3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 style:display-name="20% - Accent6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 style:display-name="20% - Accent6 3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2_32_2" style:display-name="20% - Accent6 3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3_32_3" style:display-name="20% - Accent6 3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 style:display-name="20% - Accent6 3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4_32_2" style:display-name="20% - Accent6 3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3_32_5" style:display-name="20% - Accent6 3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 style:display-name="20% - Accent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 style:display-name="20% - Accent6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 style:display-name="20% - Accent6 4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 style:display-name="20% - Accent6 4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2_32_2" style:display-name="20% - Accent6 4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2_32_3" style:display-name="20% - Accent6 4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 style:display-name="20% - Accent6 4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3_32_2" style:display-name="20% - Accent6 4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2_32_4" style:display-name="20% - Accent6 4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 style:display-name="20% - Accent6 4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 style:display-name="20% - Accent6 4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2_32_2" style:display-name="20% - Accent6 4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3_32_3" style:display-name="20% - Accent6 4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 style:display-name="20% - Accent6 4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4_32_2" style:display-name="20% - Accent6 4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4_32_5" style:display-name="20% - Accent6 4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 style:display-name="20% - Accent6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 style:display-name="20% - Accent6 5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 style:display-name="20% - Accent6 5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 style:display-name="20% - Accent6 5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2_32_2" style:display-name="20% - Accent6 5 2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2_32_3" style:display-name="20% - Accent6 5 2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 style:display-name="20% - Accent6 5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3_32_2" style:display-name="20% - Accent6 5 2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2_32_4" style:display-name="20% - Accent6 5 2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 style:display-name="20% - Accent6 5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 style:display-name="20% - Accent6 5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2_32_2" style:display-name="20% - Accent6 5 3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3_32_3" style:display-name="20% - Accent6 5 3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 style:display-name="20% - Accent6 5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4_32_2" style:display-name="20% - Accent6 5 4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5_32_5" style:display-name="20% - Accent6 5 5"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 style:display-name="20% - Accent6 6"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 style:display-name="20% - Accent6 6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 style:display-name="20% - Accent6 6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2_32_2" style:display-name="20% - Accent6 6 2 2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2_32_3" style:display-name="20% - Accent6 6 2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 style:display-name="20% - Accent6 6 3"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3_32_2" style:display-name="20% - Accent6 6 3 2"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0_0_37__32_-_32_Accent6_32_6_32_4" style:display-name="20% - Accent6 6 4" style:family="table-cell" style:data-style-name="N0">
      <style:table-cell-properties fo:background-color="#FDE9D9"/>
      <style:text-properties style:font-name="Calibri" style:font-name-asian="Calibri" style:font-name-complex="Calibri" fo:font-size="11pt" style:font-size-asian="11pt" style:font-size-complex="11pt"/>
    </style:style>
    <style:style style:name="_52_0_37__32_-_32_Accent1_32_2" style:display-name="40% - Accent1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2" style:display-name="40% - Accent1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 style:display-name="40% - Accent1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 style:display-name="40% - Accent1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2_32_2" style:display-name="40% - Accent1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2_32_3" style:display-name="40% - Accent1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 style:display-name="40% - Accent1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3_32_2" style:display-name="40% - Accent1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2_32_4" style:display-name="40% - Accent1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2_32_3" style:display-name="40% - Accent1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 style:display-name="40% - Accent1 2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2_32_2" style:display-name="40% - Accent1 2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3_32_3" style:display-name="40% - Accent1 2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 style:display-name="40% - Accent1 2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4_32_2" style:display-name="40% - Accent1 2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2_32_5" style:display-name="40% - Accent1 2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2" style:display-name="40% - Accent1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 style:display-name="40% - Accent1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 style:display-name="40% - Accent1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2_32_2" style:display-name="40% - Accent1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2_32_3" style:display-name="40% - Accent1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 style:display-name="40% - Accent1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3_32_2" style:display-name="40% - Accent1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2_32_4" style:display-name="40% - Accent1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3_32_3" style:display-name="40% - Accent1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 style:display-name="40% - Accent1 3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2_32_2" style:display-name="40% - Accent1 3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3_32_3" style:display-name="40% - Accent1 3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 style:display-name="40% - Accent1 3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4_32_2" style:display-name="40% - Accent1 3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3_32_5" style:display-name="40% - Accent1 3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 style:display-name="40% - Accent1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2" style:display-name="40% - Accent1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 style:display-name="40% - Accent1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 style:display-name="40% - Accent1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2_32_2" style:display-name="40% - Accent1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2_32_3" style:display-name="40% - Accent1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 style:display-name="40% - Accent1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3_32_2" style:display-name="40% - Accent1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2_32_4" style:display-name="40% - Accent1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4_32_3" style:display-name="40% - Accent1 4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 style:display-name="40% - Accent1 4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2_32_2" style:display-name="40% - Accent1 4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3_32_3" style:display-name="40% - Accent1 4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 style:display-name="40% - Accent1 4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4_32_2" style:display-name="40% - Accent1 4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4_32_5" style:display-name="40% - Accent1 4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 style:display-name="40% - Accent1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2" style:display-name="40% - Accent1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 style:display-name="40% - Accent1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 style:display-name="40% - Accent1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2_32_2" style:display-name="40% - Accent1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2_32_3" style:display-name="40% - Accent1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 style:display-name="40% - Accent1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3_32_2" style:display-name="40% - Accent1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2_32_4" style:display-name="40% - Accent1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1_32_5_32_3" style:display-name="40% - Accent1 5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 style:display-name="40% - Accent1 5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2_32_2" style:display-name="40% - Accent1 5 3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3_32_3" style:display-name="40% - Accent1 5 3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 style:display-name="40% - Accent1 5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4_32_2" style:display-name="40% - Accent1 5 4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5_32_5" style:display-name="40% - Accent1 5 5"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 style:display-name="40% - Accent1 6"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 style:display-name="40% - Accent1 6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 style:display-name="40% - Accent1 6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2_32_2" style:display-name="40% - Accent1 6 2 2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2_32_3" style:display-name="40% - Accent1 6 2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 style:display-name="40% - Accent1 6 3"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3_32_2" style:display-name="40% - Accent1 6 3 2"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1_32_6_32_4" style:display-name="40% - Accent1 6 4" style:family="table-cell" style:data-style-name="N0">
      <style:table-cell-properties fo:background-color="#B8CCE4"/>
      <style:text-properties style:font-name="Calibri" style:font-name-asian="Calibri" style:font-name-complex="Calibri" fo:font-size="11pt" style:font-size-asian="11pt" style:font-size-complex="11pt"/>
    </style:style>
    <style:style style:name="_52_0_37__32_-_32_Accent2_32_2" style:display-name="40% - Accent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 style:display-name="40% - Accent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 style:display-name="40% - Accent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 style:display-name="40% - Accent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2_32_2" style:display-name="40% - Accent2 2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2_32_3" style:display-name="40% - Accent2 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 style:display-name="40% - Accent2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3_32_2" style:display-name="40% - Accent2 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2_32_4" style:display-name="40% - Accent2 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 style:display-name="40% - Accent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 style:display-name="40% - Accent2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2_32_2" style:display-name="40% - Accent2 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3_32_3" style:display-name="40% - Accent2 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 style:display-name="40% - Accent2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4_32_2" style:display-name="40% - Accent2 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2_32_5" style:display-name="40% - Accent2 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 style:display-name="40% - Accent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 style:display-name="40% - Accent2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 style:display-name="40% - Accent2 3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2_32_2" style:display-name="40% - Accent2 3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2_32_3" style:display-name="40% - Accent2 3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 style:display-name="40% - Accent2 3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3_32_2" style:display-name="40% - Accent2 3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2_32_4" style:display-name="40% - Accent2 3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 style:display-name="40% - Accent2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 style:display-name="40% - Accent2 3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2_32_2" style:display-name="40% - Accent2 3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3_32_3" style:display-name="40% - Accent2 3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 style:display-name="40% - Accent2 3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4_32_2" style:display-name="40% - Accent2 3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3_32_5" style:display-name="40% - Accent2 3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 style:display-name="40% - Accent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 style:display-name="40% - Accent2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 style:display-name="40% - Accent2 4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 style:display-name="40% - Accent2 4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2_32_2" style:display-name="40% - Accent2 4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2_32_3" style:display-name="40% - Accent2 4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 style:display-name="40% - Accent2 4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3_32_2" style:display-name="40% - Accent2 4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2_32_4" style:display-name="40% - Accent2 4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 style:display-name="40% - Accent2 4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 style:display-name="40% - Accent2 4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2_32_2" style:display-name="40% - Accent2 4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3_32_3" style:display-name="40% - Accent2 4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 style:display-name="40% - Accent2 4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4_32_2" style:display-name="40% - Accent2 4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4_32_5" style:display-name="40% - Accent2 4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 style:display-name="40% - Accent2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 style:display-name="40% - Accent2 5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 style:display-name="40% - Accent2 5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 style:display-name="40% - Accent2 5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2_32_2" style:display-name="40% - Accent2 5 2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2_32_3" style:display-name="40% - Accent2 5 2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 style:display-name="40% - Accent2 5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3_32_2" style:display-name="40% - Accent2 5 2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2_32_4" style:display-name="40% - Accent2 5 2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 style:display-name="40% - Accent2 5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 style:display-name="40% - Accent2 5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2_32_2" style:display-name="40% - Accent2 5 3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3_32_3" style:display-name="40% - Accent2 5 3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 style:display-name="40% - Accent2 5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4_32_2" style:display-name="40% - Accent2 5 4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5_32_5" style:display-name="40% - Accent2 5 5"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 style:display-name="40% - Accent2 6"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 style:display-name="40% - Accent2 6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 style:display-name="40% - Accent2 6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2_32_2" style:display-name="40% - Accent2 6 2 2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2_32_3" style:display-name="40% - Accent2 6 2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 style:display-name="40% - Accent2 6 3"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3_32_2" style:display-name="40% - Accent2 6 3 2"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2_32_6_32_4" style:display-name="40% - Accent2 6 4" style:family="table-cell" style:data-style-name="N0">
      <style:table-cell-properties fo:background-color="#E6B8B7"/>
      <style:text-properties style:font-name="Calibri" style:font-name-asian="Calibri" style:font-name-complex="Calibri" fo:font-size="11pt" style:font-size-asian="11pt" style:font-size-complex="11pt"/>
    </style:style>
    <style:style style:name="_52_0_37__32_-_32_Accent3_32_2" style:display-name="40% - Accent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 style:display-name="40% - Accent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 style:display-name="40% - Accent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 style:display-name="40% - Accent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2_32_2" style:display-name="40% - Accent3 2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2_32_3" style:display-name="40% - Accent3 2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 style:display-name="40% - Accent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3_32_2" style:display-name="40% - Accent3 2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2_32_4" style:display-name="40% - Accent3 2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 style:display-name="40% - Accent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 style:display-name="40% - Accent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2_32_2" style:display-name="40% - Accent3 2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3_32_3" style:display-name="40% - Accent3 2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 style:display-name="40% - Accent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4_32_2" style:display-name="40% - Accent3 2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2_32_5" style:display-name="40% - Accent3 2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 style:display-name="40% - Accent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 style:display-name="40% - Accent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 style:display-name="40% - Accent3 3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2_32_2" style:display-name="40% - Accent3 3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2_32_3" style:display-name="40% - Accent3 3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 style:display-name="40% - Accent3 3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3_32_2" style:display-name="40% - Accent3 3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2_32_4" style:display-name="40% - Accent3 3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 style:display-name="40% - Accent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 style:display-name="40% - Accent3 3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2_32_2" style:display-name="40% - Accent3 3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3_32_3" style:display-name="40% - Accent3 3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 style:display-name="40% - Accent3 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4_32_2" style:display-name="40% - Accent3 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3_32_5" style:display-name="40% - Accent3 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 style:display-name="40% - Accent3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 style:display-name="40% - Accent3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 style:display-name="40% - Accent3 4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 style:display-name="40% - Accent3 4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2_32_2" style:display-name="40% - Accent3 4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2_32_3" style:display-name="40% - Accent3 4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 style:display-name="40% - Accent3 4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3_32_2" style:display-name="40% - Accent3 4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2_32_4" style:display-name="40% - Accent3 4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 style:display-name="40% - Accent3 4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 style:display-name="40% - Accent3 4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2_32_2" style:display-name="40% - Accent3 4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3_32_3" style:display-name="40% - Accent3 4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 style:display-name="40% - Accent3 4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4_32_2" style:display-name="40% - Accent3 4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4_32_5" style:display-name="40% - Accent3 4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 style:display-name="40% - Accent3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 style:display-name="40% - Accent3 5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 style:display-name="40% - Accent3 5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 style:display-name="40% - Accent3 5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2_32_2" style:display-name="40% - Accent3 5 2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2_32_3" style:display-name="40% - Accent3 5 2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 style:display-name="40% - Accent3 5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3_32_2" style:display-name="40% - Accent3 5 2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2_32_4" style:display-name="40% - Accent3 5 2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 style:display-name="40% - Accent3 5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 style:display-name="40% - Accent3 5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2_32_2" style:display-name="40% - Accent3 5 3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3_32_3" style:display-name="40% - Accent3 5 3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 style:display-name="40% - Accent3 5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4_32_2" style:display-name="40% - Accent3 5 4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5_32_5" style:display-name="40% - Accent3 5 5"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 style:display-name="40% - Accent3 6"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 style:display-name="40% - Accent3 6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 style:display-name="40% - Accent3 6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2_32_2" style:display-name="40% - Accent3 6 2 2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2_32_3" style:display-name="40% - Accent3 6 2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 style:display-name="40% - Accent3 6 3"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3_32_2" style:display-name="40% - Accent3 6 3 2"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3_32_6_32_4" style:display-name="40% - Accent3 6 4" style:family="table-cell" style:data-style-name="N0">
      <style:table-cell-properties fo:background-color="#D8E4BC"/>
      <style:text-properties style:font-name="Calibri" style:font-name-asian="Calibri" style:font-name-complex="Calibri" fo:font-size="11pt" style:font-size-asian="11pt" style:font-size-complex="11pt"/>
    </style:style>
    <style:style style:name="_52_0_37__32_-_32_Accent4_32_2" style:display-name="40% - Accent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2" style:display-name="40% - Accent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 style:display-name="40% - Accent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 style:display-name="40% - Accent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2_32_2" style:display-name="40% - Accent4 2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2_32_3" style:display-name="40% - Accent4 2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 style:display-name="40% - Accent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3_32_2" style:display-name="40% - Accent4 2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2_32_4" style:display-name="40% - Accent4 2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2_32_3" style:display-name="40% - Accent4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 style:display-name="40% - Accent4 2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2_32_2" style:display-name="40% - Accent4 2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3_32_3" style:display-name="40% - Accent4 2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 style:display-name="40% - Accent4 2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4_32_2" style:display-name="40% - Accent4 2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2_32_5" style:display-name="40% - Accent4 2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2" style:display-name="40% - Accent4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 style:display-name="40% - Accent4 3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 style:display-name="40% - Accent4 3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2_32_2" style:display-name="40% - Accent4 3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2_32_3" style:display-name="40% - Accent4 3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 style:display-name="40% - Accent4 3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3_32_2" style:display-name="40% - Accent4 3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2_32_4" style:display-name="40% - Accent4 3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3_32_3" style:display-name="40% - Accent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 style:display-name="40% - Accent4 3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2_32_2" style:display-name="40% - Accent4 3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3_32_3" style:display-name="40% - Accent4 3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 style:display-name="40% - Accent4 3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4_32_2" style:display-name="40% - Accent4 3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3_32_5" style:display-name="40% - Accent4 3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 style:display-name="40% - Accent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2" style:display-name="40% - Accent4 4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 style:display-name="40% - Accent4 4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 style:display-name="40% - Accent4 4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2_32_2" style:display-name="40% - Accent4 4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2_32_3" style:display-name="40% - Accent4 4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 style:display-name="40% - Accent4 4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3_32_2" style:display-name="40% - Accent4 4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2_32_4" style:display-name="40% - Accent4 4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4_32_3" style:display-name="40% - Accent4 4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 style:display-name="40% - Accent4 4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2_32_2" style:display-name="40% - Accent4 4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3_32_3" style:display-name="40% - Accent4 4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 style:display-name="40% - Accent4 4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4_32_2" style:display-name="40% - Accent4 4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4_32_5" style:display-name="40% - Accent4 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 style:display-name="40% - Accent4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2" style:display-name="40% - Accent4 5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 style:display-name="40% - Accent4 5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 style:display-name="40% - Accent4 5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2_32_2" style:display-name="40% - Accent4 5 2 2 2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2_32_3" style:display-name="40% - Accent4 5 2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 style:display-name="40% - Accent4 5 2 3"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3_32_2" style:display-name="40% - Accent4 5 2 3 2"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2_32_4" style:display-name="40% - Accent4 5 2 4" style:family="table-cell" style:data-style-name="N0">
      <style:table-cell-properties fo:background-color="#C0C0C0"/>
      <style:text-properties style:font-name="Calibri" style:font-name-asian="Calibri" style:font-name-complex="Calibri" fo:font-size="11pt" style:font-size-asian="11pt" style:font-size-complex="11pt"/>
    </style:style>
    <style:style style:name="_52_0_37__32_-_32_Accent4_32_5_32_3" style:display-name="40% - Accent4 5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 style:display-name="40% - Accent4 5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2_32_2" style:display-name="40% - Accent4 5 3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3_32_3" style:display-name="40% - Accent4 5 3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 style:display-name="40% - Accent4 5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4_32_2" style:display-name="40% - Accent4 5 4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5_32_5" style:display-name="40% - Accent4 5 5"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 style:display-name="40% - Accent4 6"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 style:display-name="40% - Accent4 6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 style:display-name="40% - Accent4 6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2_32_2" style:display-name="40% - Accent4 6 2 2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2_32_3" style:display-name="40% - Accent4 6 2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 style:display-name="40% - Accent4 6 3"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3_32_2" style:display-name="40% - Accent4 6 3 2"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4_32_6_32_4" style:display-name="40% - Accent4 6 4" style:family="table-cell" style:data-style-name="N0">
      <style:table-cell-properties fo:background-color="#CCC0DA"/>
      <style:text-properties style:font-name="Calibri" style:font-name-asian="Calibri" style:font-name-complex="Calibri" fo:font-size="11pt" style:font-size-asian="11pt" style:font-size-complex="11pt"/>
    </style:style>
    <style:style style:name="_52_0_37__32_-_32_Accent5_32_2" style:display-name="40% - Accent5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2" style:display-name="40% - Accent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 style:display-name="40% - Accent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 style:display-name="40% - Accent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2_32_2" style:display-name="40% - Accent5 2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2_32_3" style:display-name="40% - Accent5 2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 style:display-name="40% - Accent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3_32_2" style:display-name="40% - Accent5 2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2_32_4" style:display-name="40% - Accent5 2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2_32_3" style:display-name="40% - Accent5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 style:display-name="40% - Accent5 2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2_32_2" style:display-name="40% - Accent5 2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3_32_3" style:display-name="40% - Accent5 2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 style:display-name="40% - Accent5 2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4_32_2" style:display-name="40% - Accent5 2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2_32_5" style:display-name="40% - Accent5 2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2" style:display-name="40% - Accent5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 style:display-name="40% - Accent5 3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 style:display-name="40% - Accent5 3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2_32_2" style:display-name="40% - Accent5 3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2_32_3" style:display-name="40% - Accent5 3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 style:display-name="40% - Accent5 3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3_32_2" style:display-name="40% - Accent5 3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2_32_4" style:display-name="40% - Accent5 3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_32_3" style:display-name="40% - Accent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 style:display-name="40% - Accent5 3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2_32_2" style:display-name="40% - Accent5 3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3_32_3" style:display-name="40% - Accent5 3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 style:display-name="40% - Accent5 3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4_32_2" style:display-name="40% - Accent5 3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3_32_5" style:display-name="40% - Accent5 3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 style:display-name="40% - Accent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2" style:display-name="40% - Accent5 4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 style:display-name="40% - Accent5 4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 style:display-name="40% - Accent5 4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2_32_2" style:display-name="40% - Accent5 4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2_32_3" style:display-name="40% - Accent5 4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 style:display-name="40% - Accent5 4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3_32_2" style:display-name="40% - Accent5 4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2_32_4" style:display-name="40% - Accent5 4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4_32_3" style:display-name="40% - Accent5 4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 style:display-name="40% - Accent5 4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2_32_2" style:display-name="40% - Accent5 4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3_32_3" style:display-name="40% - Accent5 4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 style:display-name="40% - Accent5 4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4_32_2" style:display-name="40% - Accent5 4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4_32_5" style:display-name="40% - Accent5 4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 style:display-name="40% - Accent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2" style:display-name="40% - Accent5 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 style:display-name="40% - Accent5 5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 style:display-name="40% - Accent5 5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2_32_2" style:display-name="40% - Accent5 5 2 2 2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2_32_3" style:display-name="40% - Accent5 5 2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 style:display-name="40% - Accent5 5 2 3"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3_32_2" style:display-name="40% - Accent5 5 2 3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2_32_4" style:display-name="40% - Accent5 5 2 4"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5_32_3" style:display-name="40% - Accent5 5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 style:display-name="40% - Accent5 5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2_32_2" style:display-name="40% - Accent5 5 3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3_32_3" style:display-name="40% - Accent5 5 3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 style:display-name="40% - Accent5 5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4_32_2" style:display-name="40% - Accent5 5 4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5_32_5" style:display-name="40% - Accent5 5 5"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 style:display-name="40% - Accent5 6"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 style:display-name="40% - Accent5 6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 style:display-name="40% - Accent5 6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2_32_2" style:display-name="40% - Accent5 6 2 2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2_32_3" style:display-name="40% - Accent5 6 2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 style:display-name="40% - Accent5 6 3"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3_32_2" style:display-name="40% - Accent5 6 3 2"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5_32_6_32_4" style:display-name="40% - Accent5 6 4" style:family="table-cell" style:data-style-name="N0">
      <style:table-cell-properties fo:background-color="#B7DEE8"/>
      <style:text-properties style:font-name="Calibri" style:font-name-asian="Calibri" style:font-name-complex="Calibri" fo:font-size="11pt" style:font-size-asian="11pt" style:font-size-complex="11pt"/>
    </style:style>
    <style:style style:name="_52_0_37__32_-_32_Accent6_32_2" style:display-name="40% - Accent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2" style:display-name="40% - Accent6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 style:display-name="40% - Accent6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 style:display-name="40% - Accent6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2_32_2" style:display-name="40% - Accent6 2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2_32_3" style:display-name="40% - Accent6 2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 style:display-name="40% - Accent6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3_32_2" style:display-name="40% - Accent6 2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2_32_4" style:display-name="40% - Accent6 2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2_32_3" style:display-name="40% - Accent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 style:display-name="40% - Accent6 2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2_32_2" style:display-name="40% - Accent6 2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3_32_3" style:display-name="40% - Accent6 2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 style:display-name="40% - Accent6 2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4_32_2" style:display-name="40% - Accent6 2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2_32_5" style:display-name="40% - Accent6 2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2" style:display-name="40% - Accent6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 style:display-name="40% - Accent6 3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 style:display-name="40% - Accent6 3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2_32_2" style:display-name="40% - Accent6 3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2_32_3" style:display-name="40% - Accent6 3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 style:display-name="40% - Accent6 3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3_32_2" style:display-name="40% - Accent6 3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2_32_4" style:display-name="40% - Accent6 3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3_32_3" style:display-name="40% - Accent6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 style:display-name="40% - Accent6 3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2_32_2" style:display-name="40% - Accent6 3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3_32_3" style:display-name="40% - Accent6 3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 style:display-name="40% - Accent6 3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4_32_2" style:display-name="40% - Accent6 3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3_32_5" style:display-name="40% - Accent6 3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 style:display-name="40% - Accent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2" style:display-name="40% - Accent6 4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 style:display-name="40% - Accent6 4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 style:display-name="40% - Accent6 4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2_32_2" style:display-name="40% - Accent6 4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2_32_3" style:display-name="40% - Accent6 4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 style:display-name="40% - Accent6 4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3_32_2" style:display-name="40% - Accent6 4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2_32_4" style:display-name="40% - Accent6 4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4_32_3" style:display-name="40% - Accent6 4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 style:display-name="40% - Accent6 4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2_32_2" style:display-name="40% - Accent6 4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3_32_3" style:display-name="40% - Accent6 4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 style:display-name="40% - Accent6 4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4_32_2" style:display-name="40% - Accent6 4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4_32_5" style:display-name="40% - Accent6 4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 style:display-name="40% - Accent6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2" style:display-name="40% - Accent6 5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 style:display-name="40% - Accent6 5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 style:display-name="40% - Accent6 5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2_32_2" style:display-name="40% - Accent6 5 2 2 2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2_32_3" style:display-name="40% - Accent6 5 2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 style:display-name="40% - Accent6 5 2 3"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3_32_2" style:display-name="40% - Accent6 5 2 3 2"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2_32_4" style:display-name="40% - Accent6 5 2 4" style:family="table-cell" style:data-style-name="N0">
      <style:table-cell-properties fo:background-color="#FFFF99"/>
      <style:text-properties style:font-name="Calibri" style:font-name-asian="Calibri" style:font-name-complex="Calibri" fo:font-size="11pt" style:font-size-asian="11pt" style:font-size-complex="11pt"/>
    </style:style>
    <style:style style:name="_52_0_37__32_-_32_Accent6_32_5_32_3" style:display-name="40% - Accent6 5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 style:display-name="40% - Accent6 5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2_32_2" style:display-name="40% - Accent6 5 3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3_32_3" style:display-name="40% - Accent6 5 3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 style:display-name="40% - Accent6 5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4_32_2" style:display-name="40% - Accent6 5 4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5_32_5" style:display-name="40% - Accent6 5 5"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 style:display-name="40% - Accent6 6"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 style:display-name="40% - Accent6 6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 style:display-name="40% - Accent6 6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2_32_2" style:display-name="40% - Accent6 6 2 2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2_32_3" style:display-name="40% - Accent6 6 2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 style:display-name="40% - Accent6 6 3"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3_32_2" style:display-name="40% - Accent6 6 3 2"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2_0_37__32_-_32_Accent6_32_6_32_4" style:display-name="40% - Accent6 6 4" style:family="table-cell" style:data-style-name="N0">
      <style:table-cell-properties fo:background-color="#FCD5B4"/>
      <style:text-properties style:font-name="Calibri" style:font-name-asian="Calibri" style:font-name-complex="Calibri" fo:font-size="11pt" style:font-size-asian="11pt" style:font-size-complex="11pt"/>
    </style:style>
    <style:style style:name="_54_0_37__32_-_32_Accent1_32_2" style:display-name="60% - Accent1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2_32_2" style:display-name="60% - 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2_32_2" style:display-name="60% - 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2_32_3" style:display-name="60% - Accent1 2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3_32_2" style:display-name="60% - 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2_32_2" style:display-name="60% - 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3_32_3" style:display-name="60% - Accent1 3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 style:display-name="60% - Accent1 4"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4_32_2" style:display-name="60% - 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2_32_2" style:display-name="60% - 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4_32_3" style:display-name="60% - Accent1 4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 style:display-name="60% - Accent1 5"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5_32_2" style:display-name="60% - 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2_32_2" style:display-name="60% - 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1_32_5_32_3" style:display-name="60% - Accent1 5 3"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 style:display-name="60% - Accent1 6"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1_32_6_32_2" style:display-name="60% - Accent1 6 2" style:family="table-cell" style:data-style-name="N0">
      <style:table-cell-properties fo:background-color="#95B3D7"/>
      <style:text-properties fo:color="#FFFFFF" style:font-name="Calibri" style:font-name-asian="Calibri" style:font-name-complex="Calibri" fo:font-size="11pt" style:font-size-asian="11pt" style:font-size-complex="11pt"/>
    </style:style>
    <style:style style:name="_54_0_37__32_-_32_Accent2_32_2" style:display-name="60% - Accent2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2_32_2" style:display-name="60% - Accent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2_32_2" style:display-name="60% - Accent2 2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2_32_3" style:display-name="60% - Accent2 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3_32_2" style:display-name="60% - Accent2 3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2_32_2" style:display-name="60% - Accent2 3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_32_3" style:display-name="60% - Accent2 3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 style:display-name="60% - Accent2 4"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4_32_2" style:display-name="60% - Accent2 4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2_32_2" style:display-name="60% - Accent2 4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4_32_3" style:display-name="60% - Accent2 4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 style:display-name="60% - Accent2 5"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5_32_2" style:display-name="60% - Accent2 5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2_32_2" style:display-name="60% - Accent2 5 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5_32_3" style:display-name="60% - Accent2 5 3"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 style:display-name="60% - Accent2 6"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2_32_6_32_2" style:display-name="60% - Accent2 6 2" style:family="table-cell" style:data-style-name="N0">
      <style:table-cell-properties fo:background-color="#DA9694"/>
      <style:text-properties fo:color="#FFFFFF" style:font-name="Calibri" style:font-name-asian="Calibri" style:font-name-complex="Calibri" fo:font-size="11pt" style:font-size-asian="11pt" style:font-size-complex="11pt"/>
    </style:style>
    <style:style style:name="_54_0_37__32_-_32_Accent3_32_2" style:display-name="60% - Accent3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2_32_2" style:display-name="60% - Accent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2_32_2" style:display-name="60% - Accent3 2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2_32_3" style:display-name="60% - Accent3 2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3_32_2" style:display-name="60% - Accent3 3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2_32_2" style:display-name="60% - Accent3 3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3_32_3" style:display-name="60% - Accent3 3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 style:display-name="60% - Accent3 4"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4_32_2" style:display-name="60% - Accent3 4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2_32_2" style:display-name="60% - Accent3 4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4_32_3" style:display-name="60% - Accent3 4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 style:display-name="60% - Accent3 5"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5_32_2" style:display-name="60% - Accent3 5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2_32_2" style:display-name="60% - Accent3 5 2 2" style:family="table-cell" style:data-style-name="N0">
      <style:table-cell-properties fo:background-color="#FFFF99"/>
      <style:text-properties fo:color="#FFFFFF" style:font-name="Calibri" style:font-name-asian="Calibri" style:font-name-complex="Calibri" fo:font-size="11pt" style:font-size-asian="11pt" style:font-size-complex="11pt"/>
    </style:style>
    <style:style style:name="_54_0_37__32_-_32_Accent3_32_5_32_3" style:display-name="60% - Accent3 5 3"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 style:display-name="60% - Accent3 6"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3_32_6_32_2" style:display-name="60% - Accent3 6 2" style:family="table-cell" style:data-style-name="N0">
      <style:table-cell-properties fo:background-color="#C4D79B"/>
      <style:text-properties fo:color="#FFFFFF" style:font-name="Calibri" style:font-name-asian="Calibri" style:font-name-complex="Calibri" fo:font-size="11pt" style:font-size-asian="11pt" style:font-size-complex="11pt"/>
    </style:style>
    <style:style style:name="_54_0_37__32_-_32_Accent4_32_2" style:display-name="60% - Accent4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2_32_2" style:display-name="60% - Accent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2_32_2" style:display-name="60% - Accent4 2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2_32_3" style:display-name="60% - Accent4 2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3_32_2" style:display-name="60% - Accent4 3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2_32_2" style:display-name="60% - Accent4 3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3_32_3" style:display-name="60% - Accent4 3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 style:display-name="60% - Accent4 4"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4_32_2" style:display-name="60% - Accent4 4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2_32_2" style:display-name="60% - Accent4 4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4_32_3" style:display-name="60% - Accent4 4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 style:display-name="60% - Accent4 5"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5_32_2" style:display-name="60% - Accent4 5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2_32_2" style:display-name="60% - Accent4 5 2 2" style:family="table-cell" style:data-style-name="N0">
      <style:table-cell-properties fo:background-color="#C0C0C0"/>
      <style:text-properties fo:color="#FFFFFF" style:font-name="Calibri" style:font-name-asian="Calibri" style:font-name-complex="Calibri" fo:font-size="11pt" style:font-size-asian="11pt" style:font-size-complex="11pt"/>
    </style:style>
    <style:style style:name="_54_0_37__32_-_32_Accent4_32_5_32_3" style:display-name="60% - Accent4 5 3"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 style:display-name="60% - Accent4 6"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4_32_6_32_2" style:display-name="60% - Accent4 6 2" style:family="table-cell" style:data-style-name="N0">
      <style:table-cell-properties fo:background-color="#B1A0C7"/>
      <style:text-properties fo:color="#FFFFFF" style:font-name="Calibri" style:font-name-asian="Calibri" style:font-name-complex="Calibri" fo:font-size="11pt" style:font-size-asian="11pt" style:font-size-complex="11pt"/>
    </style:style>
    <style:style style:name="_54_0_37__32_-_32_Accent5_32_2" style:display-name="60% - Accent5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2_32_2" style:display-name="60% - Accent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2_32_2" style:display-name="60% - Accent5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2_32_3" style:display-name="60% - Accent5 2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3_32_2" style:display-name="60% - Accent5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2_32_2" style:display-name="60% - Accent5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_32_3" style:display-name="60% - Accent5 3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 style:display-name="60% - Accent5 4"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4_32_2" style:display-name="60% - Accent5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2_32_2" style:display-name="60% - Accent5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4_32_3" style:display-name="60% - Accent5 4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 style:display-name="60% - Accent5 5"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5_32_2" style:display-name="60% - Accent5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2_32_2" style:display-name="60% - Accent5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5_32_3" style:display-name="60% - Accent5 5 3"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 style:display-name="60% - Accent5 6"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5_32_6_32_2" style:display-name="60% - Accent5 6 2" style:family="table-cell" style:data-style-name="N0">
      <style:table-cell-properties fo:background-color="#92CDDC"/>
      <style:text-properties fo:color="#FFFFFF" style:font-name="Calibri" style:font-name-asian="Calibri" style:font-name-complex="Calibri" fo:font-size="11pt" style:font-size-asian="11pt" style:font-size-complex="11pt"/>
    </style:style>
    <style:style style:name="_54_0_37__32_-_32_Accent6_32_2" style:display-name="60% - Accent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 style:display-name="60% - Accent6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2_32_2" style:display-name="60% - Accent6 2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2_32_3" style:display-name="60% - Accent6 2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 style:display-name="60% - Accent6 3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2_32_2" style:display-name="60% - Accent6 3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3_32_3" style:display-name="60% - Accent6 3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 style:display-name="60% - Accent6 4"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 style:display-name="60% - Accent6 4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2_32_2" style:display-name="60% - Accent6 4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4_32_3" style:display-name="60% - Accent6 4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 style:display-name="60% - Accent6 5"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 style:display-name="60% - Accent6 5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2_32_2" style:display-name="60% - Accent6 5 2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5_32_3" style:display-name="60% - Accent6 5 3"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 style:display-name="60% - Accent6 6"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_54_0_37__32_-_32_Accent6_32_6_32_2" style:display-name="60% - Accent6 6 2" style:family="table-cell" style:data-style-name="N0">
      <style:table-cell-properties fo:background-color="#FABF8F"/>
      <style:text-properties fo:color="#FFFFFF" style:font-name="Calibri" style:font-name-asian="Calibri" style:font-name-complex="Calibri" fo:font-size="11pt" style:font-size-asian="11pt" style:font-size-complex="11pt"/>
    </style:style>
    <style:style style:name="Accent1_32_2" style:display-name="Accent1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2_32_2" style:display-name="Accent1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2_32_2" style:display-name="Accent1 2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2_32_3" style:display-name="Accent1 2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3_32_2" style:display-name="Accent1 3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2_32_2" style:display-name="Accent1 3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3_32_3" style:display-name="Accent1 3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 style:display-name="Accent1 4"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4_32_2" style:display-name="Accent1 4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2_32_2" style:display-name="Accent1 4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4_32_3" style:display-name="Accent1 4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 style:display-name="Accent1 5"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5_32_2" style:display-name="Accent1 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2_32_2" style:display-name="Accent1 5 2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1_32_5_32_3" style:display-name="Accent1 5 3"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 style:display-name="Accent1 6"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1_32_6_32_2" style:display-name="Accent1 6 2" style:family="table-cell" style:data-style-name="N0">
      <style:table-cell-properties fo:background-color="#4F81BD"/>
      <style:text-properties fo:color="#FFFFFF" style:font-name="Calibri" style:font-name-asian="Calibri" style:font-name-complex="Calibri" fo:font-size="11pt" style:font-size-asian="11pt" style:font-size-complex="11pt"/>
    </style:style>
    <style:style style:name="Accent2_32_2" style:display-name="Accent2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2_32_2" style:display-name="Accent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2_32_2" style:display-name="Accent2 2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2_32_3" style:display-name="Accent2 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3_32_2" style:display-name="Accent2 3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2_32_2" style:display-name="Accent2 3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_32_3" style:display-name="Accent2 3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 style:display-name="Accent2 4"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4_32_2" style:display-name="Accent2 4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2_32_2" style:display-name="Accent2 4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4_32_3" style:display-name="Accent2 4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 style:display-name="Accent2 5"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5_32_2" style:display-name="Accent2 5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2_32_2" style:display-name="Accent2 5 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5_32_3" style:display-name="Accent2 5 3"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 style:display-name="Accent2 6"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2_32_6_32_2" style:display-name="Accent2 6 2" style:family="table-cell" style:data-style-name="N0">
      <style:table-cell-properties fo:background-color="#C0504D"/>
      <style:text-properties fo:color="#FFFFFF" style:font-name="Calibri" style:font-name-asian="Calibri" style:font-name-complex="Calibri" fo:font-size="11pt" style:font-size-asian="11pt" style:font-size-complex="11pt"/>
    </style:style>
    <style:style style:name="Accent3_32_2" style:display-name="Accent3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2_32_2" style:display-name="Accent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2_32_2" style:display-name="Accent3 2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2_32_3" style:display-name="Accent3 2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3_32_2" style:display-name="Accent3 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2_32_2" style:display-name="Accent3 3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_32_3" style:display-name="Accent3 3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 style:display-name="Accent3 4"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4_32_2" style:display-name="Accent3 4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2_32_2" style:display-name="Accent3 4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4_32_3" style:display-name="Accent3 4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 style:display-name="Accent3 5"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5_32_2" style:display-name="Accent3 5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2_32_2" style:display-name="Accent3 5 2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5_32_3" style:display-name="Accent3 5 3"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 style:display-name="Accent3 6"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3_32_6_32_2" style:display-name="Accent3 6 2" style:family="table-cell" style:data-style-name="N0">
      <style:table-cell-properties fo:background-color="#9BBB59"/>
      <style:text-properties fo:color="#FFFFFF" style:font-name="Calibri" style:font-name-asian="Calibri" style:font-name-complex="Calibri" fo:font-size="11pt" style:font-size-asian="11pt" style:font-size-complex="11pt"/>
    </style:style>
    <style:style style:name="Accent4_32_2" style:display-name="Accent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 style:display-name="Accent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2_32_2" style:display-name="Accent4 2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2_32_3" style:display-name="Accent4 2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 style:display-name="Accent4 3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2_32_2" style:display-name="Accent4 3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3_32_3" style:display-name="Accent4 3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 style:display-name="Accent4 4"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 style:display-name="Accent4 4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2_32_2" style:display-name="Accent4 4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4_32_3" style:display-name="Accent4 4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 style:display-name="Accent4 5"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 style:display-name="Accent4 5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2_32_2" style:display-name="Accent4 5 2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5_32_3" style:display-name="Accent4 5 3"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 style:display-name="Accent4 6"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4_32_6_32_2" style:display-name="Accent4 6 2" style:family="table-cell" style:data-style-name="N0">
      <style:table-cell-properties fo:background-color="#8064A2"/>
      <style:text-properties fo:color="#FFFFFF" style:font-name="Calibri" style:font-name-asian="Calibri" style:font-name-complex="Calibri" fo:font-size="11pt" style:font-size-asian="11pt" style:font-size-complex="11pt"/>
    </style:style>
    <style:style style:name="Accent5_32_2" style:display-name="Accent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 style:display-name="Accent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2_32_2" style:display-name="Accent5 2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2_32_3" style:display-name="Accent5 2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 style:display-name="Accent5 3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2_32_2" style:display-name="Accent5 3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3_32_3" style:display-name="Accent5 3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 style:display-name="Accent5 4"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 style:display-name="Accent5 4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2_32_2" style:display-name="Accent5 4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4_32_3" style:display-name="Accent5 4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 style:display-name="Accent5 5"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 style:display-name="Accent5 5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2_32_2" style:display-name="Accent5 5 2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5_32_3" style:display-name="Accent5 5 3"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 style:display-name="Accent5 6"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5_32_6_32_2" style:display-name="Accent5 6 2" style:family="table-cell" style:data-style-name="N0">
      <style:table-cell-properties fo:background-color="#4BACC6"/>
      <style:text-properties fo:color="#FFFFFF" style:font-name="Calibri" style:font-name-asian="Calibri" style:font-name-complex="Calibri" fo:font-size="11pt" style:font-size-asian="11pt" style:font-size-complex="11pt"/>
    </style:style>
    <style:style style:name="Accent6_32_2" style:display-name="Accent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2_32_2" style:display-name="Accent6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2_32_2" style:display-name="Accent6 2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2_32_3" style:display-name="Accent6 2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3_32_2" style:display-name="Accent6 3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2_32_2" style:display-name="Accent6 3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_32_3" style:display-name="Accent6 3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 style:display-name="Accent6 4"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4_32_2" style:display-name="Accent6 4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2_32_2" style:display-name="Accent6 4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4_32_3" style:display-name="Accent6 4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 style:display-name="Accent6 5"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5_32_2" style:display-name="Accent6 5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2_32_2" style:display-name="Accent6 5 2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5_32_3" style:display-name="Accent6 5 3"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 style:display-name="Accent6 6"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Accent6_32_6_32_2" style:display-name="Accent6 6 2" style:family="table-cell" style:data-style-name="N0">
      <style:table-cell-properties fo:background-color="#F79646"/>
      <style:text-properties fo:color="#FFFFFF" style:font-name="Calibri" style:font-name-asian="Calibri" style:font-name-complex="Calibri" fo:font-size="11pt" style:font-size-asian="11pt" style:font-size-complex="11pt"/>
    </style:style>
    <style:style style:name="_197_rMndDag" style:display-name="ÅrMndDag" style:family="table-cell" style:data-style-name="N36"/>
    <style:style style:name="_197_rMndDag_32_2" style:display-name="ÅrMndDag 2" style:family="table-cell" style:data-style-name="N36"/>
    <style:style style:name="B_38_W" style:display-name="B&amp;W"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_32_2" style:display-name="B&amp;W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style:style>
    <style:style style:name="B_38_Wbold" style:display-name="B&amp;Wbold"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_38_Wbold_32_2" style:display-name="B&amp;Wbold 2" style:family="table-cell" style:data-style-name="N2">
      <style:table-cell-properties style:vertical-align="middle" fo:background-color="#000000"/>
      <style:text-properties fo:color="#FFFFFF" style:font-name="Gill Sans MT" style:font-name-asian="Gill Sans MT" style:font-name-complex="Gill Sans MT" fo:font-size="10pt" style:font-size-asian="10pt" style:font-size-complex="10pt" fo:font-weight="bold" style:font-weight-asian="bold" style:font-weight-complex="bold"/>
    </style:style>
    <style:style style:name="Bad_32_2" style:display-name="Bad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2_32_2" style:display-name="Bad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2_32_2" style:display-name="Bad 2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2_32_3" style:display-name="Bad 2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3_32_2" style:display-name="Bad 3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2_32_2" style:display-name="Bad 3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3_32_3" style:display-name="Bad 3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 style:display-name="Bad 4"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4_32_2" style:display-name="Bad 4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2_32_2" style:display-name="Bad 4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4_32_3" style:display-name="Bad 4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 style:display-name="Bad 5"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5_32_2" style:display-name="Bad 5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2_32_2" style:display-name="Bad 5 2 2" style:family="table-cell" style:data-style-name="N0">
      <style:table-cell-properties fo:background-color="#FF99CC"/>
      <style:text-properties fo:color="#9C0006" style:font-name="Calibri" style:font-name-asian="Calibri" style:font-name-complex="Calibri" fo:font-size="11pt" style:font-size-asian="11pt" style:font-size-complex="11pt"/>
    </style:style>
    <style:style style:name="Bad_32_5_32_3" style:display-name="Bad 5 3"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 style:display-name="Bad 6"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ad_32_6_32_2" style:display-name="Bad 6 2" style:family="table-cell" style:data-style-name="N0">
      <style:table-cell-properties fo:background-color="#FFC7CE"/>
      <style:text-properties fo:color="#9C0006" style:font-name="Calibri" style:font-name-asian="Calibri" style:font-name-complex="Calibri" fo:font-size="11pt" style:font-size-asian="11pt" style:font-size-complex="11pt"/>
    </style:style>
    <style:style style:name="Bold_32_11" style:display-name="Bold 11" style:family="table-cell" style:data-style-name="N41">
      <style:text-properties fo:font-size="11pt" style:font-size-asian="11pt" style:font-size-complex="11pt" fo:font-weight="bold" style:font-weight-asian="bold" style:font-weight-complex="bold"/>
    </style:style>
    <style:style style:name="Bold_32_11_32_2" style:display-name="Bold 11 2" style:family="table-cell" style:data-style-name="N41">
      <style:text-properties fo:font-size="11pt" style:font-size-asian="11pt" style:font-size-complex="11pt" fo:font-weight="bold" style:font-weight-asian="bold" style:font-weight-complex="bold"/>
    </style:style>
    <style:style style:name="Border"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 style:display-name="Border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2_32_2" style:display-name="Border 2 2"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order_32_3" style:display-name="Border 3" style:family="table-cell" style:data-style-name="N42">
      <style:table-cell-properties fo:border-top="thin solid #000000" fo:border-bottom="none" fo:border-left="none" fo:border-right="none" fo:background-color="transparent"/>
      <style:text-properties style:font-name="MS Sans Serif" style:font-name-asian="MS Sans Serif" style:font-name-complex="MS Sans Serif" fo:font-size="10pt" style:font-size-asian="10pt" style:font-size-complex="10pt" fo:font-weight="bold" style:font-weight-asian="bold" style:font-weight-complex="bold"/>
    </style:style>
    <style:style style:name="Brand_32_Default" style:display-name="Brand Default" style:family="table-cell" style:data-style-name="N43">
      <style:table-cell-properties fo:background-color="transparent"/>
      <style:text-properties fo:font-size="9pt" style:font-size-asian="9pt" style:font-size-complex="9pt"/>
    </style:style>
    <style:style style:name="Brand_32_Default_32_2" style:display-name="Brand Default 2" style:family="table-cell" style:data-style-name="N43">
      <style:table-cell-properties fo:background-color="transparent"/>
      <style:text-properties fo:font-size="9pt" style:font-size-asian="9pt" style:font-size-complex="9pt"/>
    </style:style>
    <style:style style:name="Calc" style:family="table-cell" style:data-style-name="N0">
      <style:table-cell-properties fo:border="thin dashed #333333" style:vertical-align="middle" fo:background-color="#CCFFFF"/>
      <style:text-properties fo:font-size="10pt" style:font-size-asian="10pt" style:font-size-complex="10pt"/>
    </style:style>
    <style:style style:name="Calc_32_-_32_Blue" style:display-name="Calc - Blue" style:family="table-cell" style:data-style-name="N46">
      <style:table-cell-properties fo:border="thin dashed #333333" style:vertical-align="middle" fo:background-color="#FFFFCC"/>
      <style:text-properties fo:font-size="10pt" style:font-size-asian="10pt" style:font-size-complex="10pt"/>
    </style:style>
    <style:style style:name="Calc_32_-_32_Blue_32_2" style:display-name="Calc - Blue 2" style:family="table-cell" style:data-style-name="N46">
      <style:table-cell-properties fo:border="thin dashed #333333" style:vertical-align="middle" fo:background-color="#FFFFCC"/>
      <style:text-properties fo:font-size="10pt" style:font-size-asian="10pt" style:font-size-complex="10pt"/>
    </style:style>
    <style:style style:name="Calc_32_-_32_Feed" style:display-name="Calc - Feed" style:family="table-cell" style:data-style-name="N1">
      <style:table-cell-properties fo:border="thin dashed #333333" style:vertical-align="middle" fo:background-color="#660066"/>
      <style:text-properties fo:font-size="10pt" style:font-size-asian="10pt" style:font-size-complex="10pt"/>
    </style:style>
    <style:style style:name="Calc_32_-_32_Feed_32_2" style:display-name="Calc - Feed 2" style:family="table-cell" style:data-style-name="N1">
      <style:table-cell-properties fo:border="thin dashed #333333" style:vertical-align="middle" fo:background-color="#660066"/>
      <style:text-properties fo:font-size="10pt" style:font-size-asian="10pt" style:font-size-complex="10pt"/>
    </style:style>
    <style:style style:name="Calc_32_-_32_Green" style:display-name="Calc - Green" style:family="table-cell" style:data-style-name="N47">
      <style:table-cell-properties fo:border="thin dashed #333333" style:vertical-align="middle" fo:background-color="#660066"/>
      <style:text-properties fo:font-size="10pt" style:font-size-asian="10pt" style:font-size-complex="10pt"/>
    </style:style>
    <style:style style:name="Calc_32_-_32_Green_32_2" style:display-name="Calc - Green 2" style:family="table-cell" style:data-style-name="N47">
      <style:table-cell-properties fo:border="thin dashed #333333" style:vertical-align="middle" fo:background-color="#660066"/>
      <style:text-properties fo:font-size="10pt" style:font-size-asian="10pt" style:font-size-complex="10pt"/>
    </style:style>
    <style:style style:name="Calc_32_-_32_Grey" style:display-name="Calc - Grey" style:family="table-cell" style:data-style-name="N47">
      <style:table-cell-properties fo:border="thin dashed #333333" style:vertical-align="middle" fo:background-color="#C0C0C0"/>
      <style:text-properties fo:font-size="10pt" style:font-size-asian="10pt" style:font-size-complex="10pt"/>
    </style:style>
    <style:style style:name="Calc_32_-_32_Grey_32_2" style:display-name="Calc - Grey 2" style:family="table-cell" style:data-style-name="N47">
      <style:table-cell-properties fo:border="thin dashed #333333" style:vertical-align="middle" fo:background-color="#C0C0C0"/>
      <style:text-properties fo:font-size="10pt" style:font-size-asian="10pt" style:font-size-complex="10pt"/>
    </style:style>
    <style:style style:name="Calc_32_-_32_White" style:display-name="Calc - White" style:family="table-cell" style:data-style-name="N3">
      <style:table-cell-properties fo:border="thin dashed #333333" style:vertical-align="middle" fo:background-color="transparent"/>
      <style:text-properties fo:font-size="10pt" style:font-size-asian="10pt" style:font-size-complex="10pt"/>
    </style:style>
    <style:style style:name="Calc_32_-_32_White_32_2" style:display-name="Calc - White 2" style:family="table-cell" style:data-style-name="N3">
      <style:table-cell-properties fo:border="thin dashed #333333" style:vertical-align="middle" fo:background-color="transparent"/>
      <style:text-properties fo:font-size="10pt" style:font-size-asian="10pt" style:font-size-complex="10pt"/>
    </style:style>
    <style:style style:name="Calc_32_2" style:display-name="Calc 2" style:family="table-cell" style:data-style-name="N0">
      <style:table-cell-properties fo:border="thin dashed #333333" style:vertical-align="middle" fo:background-color="#CCFFFF"/>
      <style:text-properties fo:font-size="10pt" style:font-size-asian="10pt" style:font-size-complex="10pt"/>
    </style:style>
    <style:style style:name="Calculation_32_2" style:display-name="Calculation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2_32_2" style:display-name="Calculation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2_32_2" style:display-name="Calculation 2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2_32_3" style:display-name="Calculation 2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3_32_2" style:display-name="Calculation 3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2_32_2" style:display-name="Calculation 3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_32_3" style:display-name="Calculation 3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 style:display-name="Calculation 4"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4_32_2" style:display-name="Calculation 4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2_32_2" style:display-name="Calculation 4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4_32_3" style:display-name="Calculation 4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 style:display-name="Calculation 5"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5_32_2" style:display-name="Calculation 5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2_32_2" style:display-name="Calculation 5 2 2" style:family="table-cell" style:data-style-name="N0">
      <style:table-cell-properties fo:border="thin solid #7F7F7F" fo:background-color="#F2F2F2"/>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5_32_3" style:display-name="Calculation 5 3"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 style:display-name="Calculation 6"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lculation_32_6_32_2" style:display-name="Calculation 6 2" style:family="table-cell" style:data-style-name="N0">
      <style:table-cell-properties fo:border="thin solid #7F7F7F" fo:background-color="#F2F2F2"/>
      <style:text-properties fo:color="#FA7D00" style:font-name="Calibri" style:font-name-asian="Calibri" style:font-name-complex="Calibri" fo:font-size="11pt" style:font-size-asian="11pt" style:font-size-complex="11pt" fo:font-weight="bold" style:font-weight-asian="bold" style:font-weight-complex="bold"/>
    </style:style>
    <style:style style:name="Caption" style:family="table-cell" style:data-style-name="N47">
      <style:table-cell-properties style:vertical-align="automatic" fo:background-color="#000080" style:cell-protect="none"/>
      <style:text-properties fo:color="#FFFFFF" fo:font-size="11pt" style:font-size-asian="11pt" style:font-size-complex="11pt"/>
    </style:style>
    <style:style style:name="Caption_32_2" style:display-name="Caption 2" style:family="table-cell" style:data-style-name="N47">
      <style:table-cell-properties style:vertical-align="automatic" fo:background-color="#000080" style:cell-protect="none"/>
      <style:text-properties fo:color="#FFFFFF" fo:font-size="11pt" style:font-size-asian="11pt" style:font-size-complex="11pt"/>
    </style:style>
    <style:style style:name="c_225_rky_32__91_0_93__CTD" style:display-name="cárky [0]_CTD" style:family="table-cell" style:data-style-name="N44"/>
    <style:style style:name="c_225_rky_CTD" style:display-name="cárky_CTD" style:family="table-cell" style:data-style-name="N45"/>
    <style:style style:name="Celkem"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elkem_32_2" style:display-name="Celkem 2" style:family="table-cell" style:data-style-name="N0">
      <style:table-cell-properties fo:border-top="thin solid #000000" fo:border-bottom="thin double #000000" fo:border-left="none" fo:border-right="none" style:vertical-align="automatic" fo:background-color="transparent" style:cell-protect="none"/>
      <style:text-properties style:font-name="Arial CE" style:font-name-asian="Arial CE" style:font-name-complex="Arial CE" fo:font-size="10pt" style:font-size-asian="10pt" style:font-size-complex="10pt"/>
    </style:style>
    <style:style style:name="cf1" style:family="table-cell" style:data-style-name="N0">
      <style:table-cell-properties fo:background-color="#FF0000"/>
    </style:style>
    <style:style style:name="Check_32_Cell_32_2" style:display-name="Check Cell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 style:display-name="Check Cell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2_32_2" style:display-name="Check Cell 2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2_32_3" style:display-name="Check Cell 2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 style:display-name="Check Cell 3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2_32_2" style:display-name="Check Cell 3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_32_3" style:display-name="Check Cell 3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 style:display-name="Check Cell 4"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 style:display-name="Check Cell 4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2_32_2" style:display-name="Check Cell 4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4_32_3" style:display-name="Check Cell 4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 style:display-name="Check Cell 5"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 style:display-name="Check Cell 5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2_32_2" style:display-name="Check Cell 5 2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5_32_3" style:display-name="Check Cell 5 3"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 style:display-name="Check Cell 6"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6_32_2" style:display-name="Check Cell 6 2" style:family="table-cell" style:data-style-name="N0">
      <style:table-cell-properties fo:border="thin double #3F3F3F" fo:background-color="#A5A5A5"/>
      <style:text-properties fo:color="#FFFFFF" style:font-name="Calibri" style:font-name-asian="Calibri" style:font-name-complex="Calibri" fo:font-size="11pt" style:font-size-asian="11pt" style:font-size-complex="11pt" fo:font-weight="bold" style:font-weight-asian="bold" style:font-weight-complex="bold"/>
    </style:style>
    <style:style style:name="_268__237_slo__35__32__35__35_0" style:display-name="Číslo_# ##0" style:family="table-cell" style:data-style-name="N38"/>
    <style:style style:name="ColHead"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Head_32_2" style:display-name="ColHead 2" style:family="table-cell" style:data-style-name="N50">
      <style:text-properties fo:color="#333300" style:font-name="Univers 45 Light" style:font-name-asian="Univers 45 Light" style:font-name-complex="Univers 45 Light" fo:font-size="8pt" style:font-size-asian="8pt" style:font-size-complex="8pt" fo:font-weight="bold" style:font-weight-asian="bold" style:font-weight-complex="bold"/>
    </style:style>
    <style:style style:name="Color_Anna" style:family="table-cell" style:data-style-name="N38">
      <style:table-cell-properties fo:background-color="#99CCFF"/>
    </style:style>
    <style:style style:name="Comma_32_10" style:display-name="Comma 10" style:family="table-cell" style:data-style-name="N51"/>
    <style:style style:name="Comma_32_10_32_2" style:display-name="Comma 10 2" style:family="table-cell" style:data-style-name="N51"/>
    <style:style style:name="Comma_32_10_32_2_32_2" style:display-name="Comma 10 2 2" style:family="table-cell" style:data-style-name="N51"/>
    <style:style style:name="Comma_32_10_32_2_32_2_32_2" style:display-name="Comma 10 2 2 2" style:family="table-cell" style:data-style-name="N51"/>
    <style:style style:name="Comma_32_10_32_2_32_3" style:display-name="Comma 10 2 3" style:family="table-cell" style:data-style-name="N51"/>
    <style:style style:name="Comma_32_10_32_2_32_3_32_2" style:display-name="Comma 10 2 3 2" style:family="table-cell" style:data-style-name="N51"/>
    <style:style style:name="Comma_32_10_32_2_32_4" style:display-name="Comma 10 2 4" style:family="table-cell" style:data-style-name="N51"/>
    <style:style style:name="Comma_32_10_32_3" style:display-name="Comma 10 3" style:family="table-cell" style:data-style-name="N51"/>
    <style:style style:name="Comma_32_10_32_3_32_2" style:display-name="Comma 10 3 2" style:family="table-cell" style:data-style-name="N51"/>
    <style:style style:name="Comma_32_10_32_4" style:display-name="Comma 10 4" style:family="table-cell" style:data-style-name="N51"/>
    <style:style style:name="Comma_32_11" style:display-name="Comma 11" style:family="table-cell" style:data-style-name="N51"/>
    <style:style style:name="Comma_32_11_32_2" style:display-name="Comma 11 2" style:family="table-cell" style:data-style-name="N51"/>
    <style:style style:name="Comma_32_11_32_2_32_2" style:display-name="Comma 11 2 2" style:family="table-cell" style:data-style-name="N51"/>
    <style:style style:name="Comma_32_11_32_3" style:display-name="Comma 11 3" style:family="table-cell" style:data-style-name="N51"/>
    <style:style style:name="Comma_32_12" style:display-name="Comma 12" style:family="table-cell" style:data-style-name="N51"/>
    <style:style style:name="Comma_32_12_32_2" style:display-name="Comma 12 2" style:family="table-cell" style:data-style-name="N51"/>
    <style:style style:name="Comma_32_13" style:display-name="Comma 13" style:family="table-cell" style:data-style-name="N51"/>
    <style:style style:name="Comma_32_13_32_2" style:display-name="Comma 13 2" style:family="table-cell" style:data-style-name="N51"/>
    <style:style style:name="Comma_32_2" style:display-name="Comma 2" style:family="table-cell" style:data-style-name="N51"/>
    <style:style style:name="Comma_32_2_32_2" style:display-name="Comma 2 2" style:family="table-cell" style:data-style-name="N51"/>
    <style:style style:name="Comma_32_2_32_2_32_2" style:display-name="Comma 2 2 2" style:family="table-cell" style:data-style-name="N51"/>
    <style:style style:name="Comma_32_2_32_2_32_2_32_2" style:display-name="Comma 2 2 2 2" style:family="table-cell" style:data-style-name="N51"/>
    <style:style style:name="Comma_32_2_32_2_32_2_32_2_32_2" style:display-name="Comma 2 2 2 2 2" style:family="table-cell" style:data-style-name="N51"/>
    <style:style style:name="Comma_32_2_32_2_32_2_32_3" style:display-name="Comma 2 2 2 3" style:family="table-cell" style:data-style-name="N51"/>
    <style:style style:name="Comma_32_2_32_2_32_3" style:display-name="Comma 2 2 3" style:family="table-cell" style:data-style-name="N51"/>
    <style:style style:name="Comma_32_2_32_2_32_3_32_2" style:display-name="Comma 2 2 3 2" style:family="table-cell" style:data-style-name="N51"/>
    <style:style style:name="Comma_32_2_32_2_32_4" style:display-name="Comma 2 2 4" style:family="table-cell" style:data-style-name="N51"/>
    <style:style style:name="Comma_32_2_32_2_32_4_32_2" style:display-name="Comma 2 2 4 2" style:family="table-cell" style:data-style-name="N51"/>
    <style:style style:name="Comma_32_2_32_2_32_4_32_2_32_2" style:display-name="Comma 2 2 4 2 2" style:family="table-cell" style:data-style-name="N51"/>
    <style:style style:name="Comma_32_2_32_2_32_4_32_3" style:display-name="Comma 2 2 4 3" style:family="table-cell" style:data-style-name="N51"/>
    <style:style style:name="Comma_32_2_32_2_32_5" style:display-name="Comma 2 2 5" style:family="table-cell" style:data-style-name="N51"/>
    <style:style style:name="Comma_32_2_32_2_32_5_32_2" style:display-name="Comma 2 2 5 2" style:family="table-cell" style:data-style-name="N51"/>
    <style:style style:name="Comma_32_2_32_2_32_6" style:display-name="Comma 2 2 6" style:family="table-cell" style:data-style-name="N51"/>
    <style:style style:name="Comma_32_2_32_3" style:display-name="Comma 2 3" style:family="table-cell" style:data-style-name="N51"/>
    <style:style style:name="Comma_32_2_32_3_32_2" style:display-name="Comma 2 3 2" style:family="table-cell" style:data-style-name="N51"/>
    <style:style style:name="Comma_32_2_32_4" style:display-name="Comma 2 4" style:family="table-cell" style:data-style-name="N51"/>
    <style:style style:name="Comma_32_2_32_4_32_2" style:display-name="Comma 2 4 2" style:family="table-cell" style:data-style-name="N51"/>
    <style:style style:name="Comma_32_2_32_5" style:display-name="Comma 2 5" style:family="table-cell" style:data-style-name="N51"/>
    <style:style style:name="Comma_32_2_32_5_32_2" style:display-name="Comma 2 5 2" style:family="table-cell" style:data-style-name="N51"/>
    <style:style style:name="Comma_32_2_32_6" style:display-name="Comma 2 6" style:family="table-cell" style:data-style-name="N51"/>
    <style:style style:name="Comma_32_2_32_6_32_2" style:display-name="Comma 2 6 2" style:family="table-cell" style:data-style-name="N51"/>
    <style:style style:name="Comma_32_2_32_7" style:display-name="Comma 2 7" style:family="table-cell" style:data-style-name="N51"/>
    <style:style style:name="Comma_32_2_32_7_32_2" style:display-name="Comma 2 7 2" style:family="table-cell" style:data-style-name="N51"/>
    <style:style style:name="Comma_32_2_32_8" style:display-name="Comma 2 8" style:family="table-cell" style:data-style-name="N51"/>
    <style:style style:name="Comma_32_3" style:display-name="Comma 3" style:family="table-cell" style:data-style-name="N51"/>
    <style:style style:name="Comma_32_3_32_2" style:display-name="Comma 3 2" style:family="table-cell" style:data-style-name="N51"/>
    <style:style style:name="Comma_32_3_32_2_32_2" style:display-name="Comma 3 2 2" style:family="table-cell" style:data-style-name="N51"/>
    <style:style style:name="Comma_32_3_32_2_32_2_32_2" style:display-name="Comma 3 2 2 2" style:family="table-cell" style:data-style-name="N51"/>
    <style:style style:name="Comma_32_3_32_2_32_3" style:display-name="Comma 3 2 3" style:family="table-cell" style:data-style-name="N51"/>
    <style:style style:name="Comma_32_3_32_3" style:display-name="Comma 3 3" style:family="table-cell" style:data-style-name="N51"/>
    <style:style style:name="Comma_32_3_32_3_32_2" style:display-name="Comma 3 3 2" style:family="table-cell" style:data-style-name="N51"/>
    <style:style style:name="Comma_32_3_32_4" style:display-name="Comma 3 4" style:family="table-cell" style:data-style-name="N51"/>
    <style:style style:name="Comma_32_3_32_4_32_2" style:display-name="Comma 3 4 2" style:family="table-cell" style:data-style-name="N51"/>
    <style:style style:name="Comma_32_3_32_5" style:display-name="Comma 3 5" style:family="table-cell" style:data-style-name="N51"/>
    <style:style style:name="Comma_32_3_32_5_32_2" style:display-name="Comma 3 5 2" style:family="table-cell" style:data-style-name="N51"/>
    <style:style style:name="Comma_32_3_32_6" style:display-name="Comma 3 6" style:family="table-cell" style:data-style-name="N51"/>
    <style:style style:name="Comma_32_3_32_7" style:display-name="Comma 3 7" style:family="table-cell" style:data-style-name="N51"/>
    <style:style style:name="Comma_32_4" style:display-name="Comma 4" style:family="table-cell" style:data-style-name="N51"/>
    <style:style style:name="Comma_32_4_32_2" style:display-name="Comma 4 2" style:family="table-cell" style:data-style-name="N51"/>
    <style:style style:name="Comma_32_4_32_2_32_2" style:display-name="Comma 4 2 2" style:family="table-cell" style:data-style-name="N51"/>
    <style:style style:name="Comma_32_4_32_3" style:display-name="Comma 4 3" style:family="table-cell" style:data-style-name="N51"/>
    <style:style style:name="Comma_32_5" style:display-name="Comma 5" style:family="table-cell" style:data-style-name="N51"/>
    <style:style style:name="Comma_32_5_32_2" style:display-name="Comma 5 2" style:family="table-cell" style:data-style-name="N51"/>
    <style:style style:name="Comma_32_5_32_2_32_2" style:display-name="Comma 5 2 2" style:family="table-cell" style:data-style-name="N51"/>
    <style:style style:name="Comma_32_5_32_2_32_2_32_2" style:display-name="Comma 5 2 2 2" style:family="table-cell" style:data-style-name="N51"/>
    <style:style style:name="Comma_32_5_32_2_32_3" style:display-name="Comma 5 2 3" style:family="table-cell" style:data-style-name="N51"/>
    <style:style style:name="Comma_32_5_32_3" style:display-name="Comma 5 3" style:family="table-cell" style:data-style-name="N51"/>
    <style:style style:name="Comma_32_5_32_3_32_2" style:display-name="Comma 5 3 2" style:family="table-cell" style:data-style-name="N51"/>
    <style:style style:name="Comma_32_5_32_4" style:display-name="Comma 5 4" style:family="table-cell" style:data-style-name="N51"/>
    <style:style style:name="Comma_32_6" style:display-name="Comma 6" style:family="table-cell" style:data-style-name="N51"/>
    <style:style style:name="Comma_32_6_32_2" style:display-name="Comma 6 2" style:family="table-cell" style:data-style-name="N51"/>
    <style:style style:name="Comma_32_6_32_2_32_2" style:display-name="Comma 6 2 2" style:family="table-cell" style:data-style-name="N51"/>
    <style:style style:name="Comma_32_6_32_3" style:display-name="Comma 6 3" style:family="table-cell" style:data-style-name="N51"/>
    <style:style style:name="Comma_32_7" style:display-name="Comma 7" style:family="table-cell" style:data-style-name="N51"/>
    <style:style style:name="Comma_32_7_32_2" style:display-name="Comma 7 2" style:family="table-cell" style:data-style-name="N51"/>
    <style:style style:name="Comma_32_7_32_2_32_2" style:display-name="Comma 7 2 2" style:family="table-cell" style:data-style-name="N51"/>
    <style:style style:name="Comma_32_7_32_2_32_2_32_2" style:display-name="Comma 7 2 2 2" style:family="table-cell" style:data-style-name="N51"/>
    <style:style style:name="Comma_32_7_32_2_32_3" style:display-name="Comma 7 2 3" style:family="table-cell" style:data-style-name="N51"/>
    <style:style style:name="Comma_32_7_32_3" style:display-name="Comma 7 3" style:family="table-cell" style:data-style-name="N51"/>
    <style:style style:name="Comma_32_7_32_3_32_2" style:display-name="Comma 7 3 2" style:family="table-cell" style:data-style-name="N51"/>
    <style:style style:name="Comma_32_7_32_4" style:display-name="Comma 7 4" style:family="table-cell" style:data-style-name="N51"/>
    <style:style style:name="Comma_32_7_32_4_32_2" style:display-name="Comma 7 4 2" style:family="table-cell" style:data-style-name="N51"/>
    <style:style style:name="Comma_32_7_32_5" style:display-name="Comma 7 5" style:family="table-cell" style:data-style-name="N51"/>
    <style:style style:name="Comma_32_7_32_6" style:display-name="Comma 7 6" style:family="table-cell" style:data-style-name="N51"/>
    <style:style style:name="Comma_32_8" style:display-name="Comma 8" style:family="table-cell" style:data-style-name="N51"/>
    <style:style style:name="Comma_32_8_32_2" style:display-name="Comma 8 2" style:family="table-cell" style:data-style-name="N51"/>
    <style:style style:name="Comma_32_8_32_2_32_2" style:display-name="Comma 8 2 2" style:family="table-cell" style:data-style-name="N51"/>
    <style:style style:name="Comma_32_8_32_3" style:display-name="Comma 8 3" style:family="table-cell" style:data-style-name="N51"/>
    <style:style style:name="Comma_32_8_32_3_32_2" style:display-name="Comma 8 3 2" style:family="table-cell" style:data-style-name="N51"/>
    <style:style style:name="Comma_32_8_32_4" style:display-name="Comma 8 4" style:family="table-cell" style:data-style-name="N51"/>
    <style:style style:name="Comma_32_9" style:display-name="Comma 9" style:family="table-cell" style:data-style-name="N51"/>
    <style:style style:name="Comma_32_9_32_2" style:display-name="Comma 9 2" style:family="table-cell" style:data-style-name="N51"/>
    <style:style style:name="Comma0" style:family="table-cell" style:data-style-name="N0">
      <style:text-properties style:font-name="MS Sans Serif" style:font-name-asian="MS Sans Serif" style:font-name-complex="MS Sans Serif" fo:font-size="10pt" style:font-size-asian="10pt" style:font-size-complex="10pt"/>
    </style:style>
    <style:style style:name="Comma0_32_2" style:display-name="Comma0 2" style:family="table-cell" style:data-style-name="N0">
      <style:text-properties style:font-name="MS Sans Serif" style:font-name-asian="MS Sans Serif" style:font-name-complex="MS Sans Serif" fo:font-size="10pt" style:font-size-asian="10pt" style:font-size-complex="10pt"/>
    </style:style>
    <style:style style:name="cope"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 style:display-name="cope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2_32_2" style:display-name="cope 2 2"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ope_32_3" style:display-name="cope 3" style:family="table-cell" style:data-style-name="N0">
      <style:table-cell-properties fo:border-top="thin solid #000000" fo:border-bottom="thin solid #000000" fo:border-left="thin solid #000000" fo:border-right="none" style:vertical-align="automatic" fo:background-color="transparent"/>
      <style:text-properties fo:font-size="10pt" style:font-size-asian="10pt" style:font-size-complex="10pt"/>
    </style:style>
    <style:style style:name="Curren_32_-_32_Style1" style:display-name="Curren - Style1"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1_32_2" style:display-name="Curren - Style1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 style:display-name="Curren - Style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2_32_2" style:display-name="Curren - Style2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 style:display-name="Curren - Style3"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3_32_2" style:display-name="Curren - Style3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 style:display-name="Curren - Style4"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4_32_2" style:display-name="Curren - Style4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 style:display-name="Curren - Style5"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5_32_2" style:display-name="Curren - Style5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 style:display-name="Curren - Style6"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_32_-_32_Style6_32_2" style:display-name="Curren - Style6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Currency_32__40_0_41_" style:display-name="Currency (0)" style:family="table-cell" style:data-style-name="N52"/>
    <style:style style:name="Currency_32__40_0_41__32_2" style:display-name="Currency (0) 2" style:family="table-cell" style:data-style-name="N52"/>
    <style:style style:name="Currency_32__40_2_41_" style:display-name="Currency (2)" style:family="table-cell" style:data-style-name="N53"/>
    <style:style style:name="Currency_32__40_2_41__32_2" style:display-name="Currency (2) 2" style:family="table-cell" style:data-style-name="N53"/>
    <style:style style:name="Currency_32__91_2_93_" style:display-name="Currency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 style:display-name="Currency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2_32_2" style:display-name="Currency [2] 2 2"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_91_2_93__32_3" style:display-name="Currency [2] 3" style:family="table-cell" style:data-style-name="N53">
      <style:table-cell-properties fo:border-top="thin solid #000000" fo:border-bottom="none" fo:border-left="none" fo:border-right="thin solid #000000" style:vertical-align="automatic" fo:background-color="transparent" style:cell-protect="none"/>
      <style:text-properties fo:color="#0000FF" style:font-name="Book Antiqua" style:font-name-asian="Book Antiqua" style:font-name-complex="Book Antiqua" fo:font-size="11pt" style:font-size-asian="11pt" style:font-size-complex="11pt" style:font-family-generic="roman"/>
    </style:style>
    <style:style style:name="Currency_32_2" style:display-name="Currency 2" style:family="table-cell" style:data-style-name="N54"/>
    <style:style style:name="Currency_32_2_32_2" style:display-name="Currency 2 2" style:family="table-cell" style:data-style-name="N54"/>
    <style:style style:name="Currency_32_2_32_2_32_2" style:display-name="Currency 2 2 2" style:family="table-cell" style:data-style-name="N54"/>
    <style:style style:name="Currency_32_2_32_2_32_2_32_2" style:display-name="Currency 2 2 2 2" style:family="table-cell" style:data-style-name="N54"/>
    <style:style style:name="Currency_32_2_32_2_32_3" style:display-name="Currency 2 2 3" style:family="table-cell" style:data-style-name="N54"/>
    <style:style style:name="Currency_32_2_32_3" style:display-name="Currency 2 3" style:family="table-cell" style:data-style-name="N54"/>
    <style:style style:name="Currency_32_2_32_3_32_2" style:display-name="Currency 2 3 2" style:family="table-cell" style:data-style-name="N54"/>
    <style:style style:name="Currency_32_2_32_4" style:display-name="Currency 2 4" style:family="table-cell" style:data-style-name="N54"/>
    <style:style style:name="Currency_32_2_32_4_32_2" style:display-name="Currency 2 4 2" style:family="table-cell" style:data-style-name="N54"/>
    <style:style style:name="Currency_32_2_32_5" style:display-name="Currency 2 5" style:family="table-cell" style:data-style-name="N54"/>
    <style:style style:name="Currency_32_2_32_5_32_2" style:display-name="Currency 2 5 2" style:family="table-cell" style:data-style-name="N54"/>
    <style:style style:name="Currency_32_2_32_6" style:display-name="Currency 2 6" style:family="table-cell" style:data-style-name="N54"/>
    <style:style style:name="Currency_32_2_32_7" style:display-name="Currency 2 7" style:family="table-cell" style:data-style-name="N54"/>
    <style:style style:name="Currency_32_3" style:display-name="Currency 3" style:family="table-cell" style:data-style-name="N54"/>
    <style:style style:name="Currency_32_3_32_2" style:display-name="Currency 3 2" style:family="table-cell" style:data-style-name="N54"/>
    <style:style style:name="Currency_32_4" style:display-name="Currency 4" style:family="table-cell" style:data-style-name="N54"/>
    <style:style style:name="Currency_32_4_32_2" style:display-name="Currency 4 2" style:family="table-cell" style:data-style-name="N54"/>
    <style:style style:name="Currency_32_4_32_2_32_2" style:display-name="Currency 4 2 2" style:family="table-cell" style:data-style-name="N54"/>
    <style:style style:name="Currency_32_4_32_3" style:display-name="Currency 4 3" style:family="table-cell" style:data-style-name="N54"/>
    <style:style style:name="Currency_32_5" style:display-name="Currency 5" style:family="table-cell" style:data-style-name="N54"/>
    <style:style style:name="Currency_32_5_32_2" style:display-name="Currency 5 2" style:family="table-cell" style:data-style-name="N54"/>
    <style:style style:name="Currency0" style:family="table-cell" style:data-style-name="N0">
      <style:text-properties style:font-name="MS Sans Serif" style:font-name-asian="MS Sans Serif" style:font-name-complex="MS Sans Serif" fo:font-size="10pt" style:font-size-asian="10pt" style:font-size-complex="10pt"/>
    </style:style>
    <style:style style:name="Currency0_32_2" style:display-name="Currency0 2" style:family="table-cell" style:data-style-name="N0">
      <style:text-properties style:font-name="MS Sans Serif" style:font-name-asian="MS Sans Serif" style:font-name-complex="MS Sans Serif" fo:font-size="10pt" style:font-size-asian="10pt" style:font-size-complex="10pt"/>
    </style:style>
    <style:style style:name="DagerOgTimer" style:family="table-cell" style:data-style-name="N55"/>
    <style:style style:name="DagerOgTimer_32_2" style:display-name="DagerOgTimer 2" style:family="table-cell" style:data-style-name="N55"/>
    <style:style style:name="DagOgDato" style:family="table-cell" style:data-style-name="N56"/>
    <style:style style:name="DagOgDato_32_2" style:display-name="DagOgDato 2" style:family="table-cell" style:data-style-name="N56"/>
    <style:style style:name="DagOgDatoLang" style:family="table-cell" style:data-style-name="N56"/>
    <style:style style:name="DagOgDatoLang_32_2" style:display-name="DagOgDatoLang 2" style:family="table-cell" style:data-style-name="N56"/>
    <style:style style:name="Date" style:family="table-cell" style:data-style-name="N20"/>
    <style:style style:name="Date_32_2" style:display-name="Date 2" style:family="table-cell" style:data-style-name="N20"/>
    <style:style style:name="Date-Time" style:family="table-cell" style:data-style-name="N57">
      <style:table-cell-properties style:vertical-align="automatic" style:repeat-content="false"/>
      <style:paragraph-properties fo:text-align="start" fo:margin-left="0cm"/>
    </style:style>
    <style:style style:name="Date-Time_32_2" style:display-name="Date-Time 2" style:family="table-cell" style:data-style-name="N57">
      <style:table-cell-properties style:vertical-align="automatic" style:repeat-content="false"/>
      <style:paragraph-properties fo:text-align="start" fo:margin-left="0cm"/>
    </style:style>
    <style:style style:name="Dato" style:family="table-cell" style:data-style-name="N19"/>
    <style:style style:name="Dato_32_2" style:display-name="Dato 2" style:family="table-cell" style:data-style-name="N19"/>
    <style:style style:name="Datum"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atum_32_2" style:display-name="Datum 2" style:family="table-cell" style:data-style-name="N58">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Decimal_32_1" style:display-name="Decimal 1" style:family="table-cell" style:data-style-name="N59"/>
    <style:style style:name="Decimal_32_1_32_2" style:display-name="Decimal 1 2" style:family="table-cell" style:data-style-name="N59"/>
    <style:style style:name="Decimal_32_2" style:display-name="Decimal 2" style:family="table-cell" style:data-style-name="N60"/>
    <style:style style:name="Decimal_32_2_32_2" style:display-name="Decimal 2 2" style:family="table-cell" style:data-style-name="N60"/>
    <style:style style:name="Decimal_32_3" style:display-name="Decimal 3" style:family="table-cell" style:data-style-name="N61"/>
    <style:style style:name="Decimal_32_3_32_2" style:display-name="Decimal 3 2" style:family="table-cell" style:data-style-name="N61"/>
    <style:style style:name="Dezimal_32__91_0_93__laroux" style:display-name="Dezimal [0]_laroux" style:family="table-cell" style:data-style-name="N62"/>
    <style:style style:name="Dezimal_laroux" style:family="table-cell" style:data-style-name="N63"/>
    <style:style style:name="Dziesi_281_tny_32__91_0_93__laroux" style:display-name="Dziesiętny [0]_laroux" style:family="table-cell" style:data-style-name="N64"/>
    <style:style style:name="Dziesi_281_tny_laroux" style:display-name="Dziesiętny_laroux" style:family="table-cell" style:data-style-name="N51"/>
    <style:style style:name="ET_32_m_283_na" style:display-name="ET měna"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m_283_na_32_2" style:display-name="ET měna 2" style:family="table-cell" style:data-style-name="N38">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 style:display-name="ET procenta"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T_32_procenta_32_2" style:display-name="ET procenta 2" style:family="table-cell" style:data-style-name="N65">
      <style:table-cell-properties style:vertical-align="automatic" fo:background-color="transparent" style:repeat-content="false"/>
      <style:paragraph-properties fo:text-align="end" fo:margin-right="0cm"/>
      <style:text-properties style:font-name="Arial CE" style:font-name-asian="Arial CE" style:font-name-complex="Arial CE" fo:font-size="9pt" style:font-size-asian="9pt" style:font-size-complex="9pt"/>
    </style:style>
    <style:style style:name="Exception" style:family="table-cell" style:data-style-name="N0">
      <style:table-cell-properties fo:border="thin dotted #660066" style:vertical-align="middle" fo:background-color="#FFCC00"/>
      <style:text-properties fo:font-size="10pt" style:font-size-asian="10pt" style:font-size-complex="10pt"/>
    </style:style>
    <style:style style:name="Exception_32_2" style:display-name="Exception 2" style:family="table-cell" style:data-style-name="N0">
      <style:table-cell-properties fo:border="thin dotted #660066" style:vertical-align="middle" fo:background-color="#FFCC00"/>
      <style:text-properties fo:font-size="10pt" style:font-size-asian="10pt" style:font-size-complex="10pt"/>
    </style:style>
    <style:style style:name="Explanatory_32_Text_32_2" style:display-name="Explanatory Text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 style:display-name="Explanatory Text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2_32_2" style:display-name="Explanatory Text 2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2_32_3" style:display-name="Explanatory Text 2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 style:display-name="Explanatory Text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 style:display-name="Explanatory Text 3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2_32_2" style:display-name="Explanatory Text 3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3_32_3" style:display-name="Explanatory Text 3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 style:display-name="Explanatory Text 4"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 style:display-name="Explanatory Text 4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2_32_2" style:display-name="Explanatory Text 4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4_32_3" style:display-name="Explanatory Text 4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 style:display-name="Explanatory Text 5"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 style:display-name="Explanatory Text 5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2_32_2" style:display-name="Explanatory Text 5 2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5_32_3" style:display-name="Explanatory Text 5 3"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 style:display-name="Explanatory Text 6"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xplanatory_32_Text_32_6_32_2" style:display-name="Explanatory Text 6 2" style:family="table-cell" style:data-style-name="N0">
      <style:text-properties fo:color="#7F7F7F" style:font-name="Calibri" style:font-name-asian="Calibri" style:font-name-complex="Calibri" fo:font-size="11pt" style:font-size-asian="11pt" style:font-size-complex="11pt" fo:font-style="italic" style:font-style-asian="italic" style:font-style-complex="italic"/>
    </style:style>
    <style:style style:name="EY_32_House" style:display-name="EY House" style:family="table-cell" style:data-style-name="N0">
      <style:text-properties style:font-name="Times New Roman" style:font-name-asian="Times New Roman" style:font-name-complex="Times New Roman" style:font-family-generic="roman"/>
    </style:style>
    <style:style style:name="EY_32_House_32_2" style:display-name="EY House 2" style:family="table-cell" style:data-style-name="N0">
      <style:text-properties style:font-name="Times New Roman" style:font-name-asian="Times New Roman" style:font-name-complex="Times New Roman" style:font-family-generic="roman"/>
    </style:style>
    <style:style style:name="Feeder_32_Field" style:display-name="Feeder Field" style:family="table-cell" style:data-style-name="N0">
      <style:table-cell-properties fo:border="thin solid #333333" style:vertical-align="middle" fo:background-color="#C0C0C0"/>
      <style:text-properties fo:font-size="10pt" style:font-size-asian="10pt" style:font-size-complex="10pt"/>
    </style:style>
    <style:style style:name="Feeder_32_Field_32_2" style:display-name="Feeder Field 2" style:family="table-cell" style:data-style-name="N0">
      <style:table-cell-properties fo:border="thin solid #333333" style:vertical-align="middle" fo:background-color="#C0C0C0"/>
      <style:text-properties fo:font-size="10pt" style:font-size-asian="10pt" style:font-size-complex="10pt"/>
    </style:style>
    <style:style style:name="Feeder_32_Field_32_2_32_2" style:display-name="Feeder Field 2 2" style:family="table-cell" style:data-style-name="N0">
      <style:table-cell-properties fo:border="thin solid #333333" style:vertical-align="middle" fo:background-color="#C0C0C0"/>
      <style:text-properties fo:font-size="10pt" style:font-size-asian="10pt" style:font-size-complex="10pt"/>
    </style:style>
    <style:style style:name="Feeder_32_Field_32_3" style:display-name="Feeder Field 3" style:family="table-cell" style:data-style-name="N0">
      <style:table-cell-properties fo:border="thin solid #333333" style:vertical-align="middle" fo:background-color="#C0C0C0"/>
      <style:text-properties fo:font-size="10pt" style:font-size-asian="10pt" style:font-size-complex="10pt"/>
    </style:style>
    <style:style style:name="Fixed"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ixed_32_2" style:display-name="Fixed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style:font-family-generic="modern"/>
    </style:style>
    <style:style style:name="footer" style:family="table-cell" style:data-style-name="N0">
      <style:table-cell-properties style:vertical-align="automatic"/>
    </style:style>
    <style:style style:name="footer_32_2" style:display-name="footer 2" style:family="table-cell" style:data-style-name="N0">
      <style:table-cell-properties style:vertical-align="automatic"/>
    </style:style>
    <style:style style:name="Good_32_2" style:display-name="Good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2_32_2" style:display-name="Good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2_32_2" style:display-name="Good 2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2_32_3" style:display-name="Good 2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3_32_2" style:display-name="Good 3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2_32_2" style:display-name="Good 3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3_32_3" style:display-name="Good 3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 style:display-name="Good 4"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4_32_2" style:display-name="Good 4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2_32_2" style:display-name="Good 4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4_32_3" style:display-name="Good 4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 style:display-name="Good 5"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5_32_2" style:display-name="Good 5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2_32_2" style:display-name="Good 5 2 2" style:family="table-cell" style:data-style-name="N0">
      <style:table-cell-properties fo:background-color="#CCFFCC"/>
      <style:text-properties fo:color="#006100" style:font-name="Calibri" style:font-name-asian="Calibri" style:font-name-complex="Calibri" fo:font-size="11pt" style:font-size-asian="11pt" style:font-size-complex="11pt"/>
    </style:style>
    <style:style style:name="Good_32_5_32_3" style:display-name="Good 5 3"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 style:display-name="Good 6"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ood_32_6_32_2" style:display-name="Good 6 2" style:family="table-cell" style:data-style-name="N0">
      <style:table-cell-properties fo:background-color="#C6EFCE"/>
      <style:text-properties fo:color="#006100" style:font-name="Calibri" style:font-name-asian="Calibri" style:font-name-complex="Calibri" fo:font-size="11pt" style:font-size-asian="11pt" style:font-size-complex="11pt"/>
    </style:style>
    <style:style style:name="Grey" style:family="table-cell" style:data-style-name="N44">
      <style:table-cell-properties fo:background-color="#C0C0C0"/>
      <style:text-properties fo:font-size="8pt" style:font-size-asian="8pt" style:font-size-complex="8pt"/>
    </style:style>
    <style:style style:name="Grey_32_2" style:display-name="Grey 2" style:family="table-cell" style:data-style-name="N44">
      <style:table-cell-properties fo:background-color="#C0C0C0"/>
      <style:text-properties fo:font-size="8pt" style:font-size-asian="8pt" style:font-size-complex="8pt"/>
    </style:style>
    <style:style style:name="Greyed_32_out" style:display-name="Greyed out" style:family="table-cell" style:data-style-name="N0">
      <style:table-cell-properties fo:border="thin dashed #969696" style:vertical-align="middle" fo:background-color="#C0C0C0"/>
      <style:text-properties fo:color="#808080" fo:font-size="10pt" style:font-size-asian="10pt" style:font-size-complex="10pt"/>
    </style:style>
    <style:style style:name="Greyed_32_out_32_2" style:display-name="Greyed out 2" style:family="table-cell" style:data-style-name="N0">
      <style:table-cell-properties fo:border="thin dashed #969696" style:vertical-align="middle" fo:background-color="#C0C0C0"/>
      <style:text-properties fo:color="#808080" fo:font-size="10pt" style:font-size-asian="10pt" style:font-size-complex="10pt"/>
    </style:style>
    <style:style style:name="GSM_Barva" style:family="table-cell" style:data-style-name="N38">
      <style:table-cell-properties fo:background-color="#800000"/>
    </style:style>
    <style:style style:name="Header" style:family="table-cell" style:data-style-name="N0">
      <style:table-cell-properties fo:background-color="transparent"/>
    </style:style>
    <style:style style:name="Header_32_2" style:display-name="Header 2" style:family="table-cell" style:data-style-name="N0">
      <style:table-cell-properties fo:background-color="transparent"/>
    </style:style>
    <style:style style:name="Heading"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_32_1_32_2" style:display-name="Heading 1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 style:display-name="Heading 1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2_32_2" style:display-name="Heading 1 2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2_32_3" style:display-name="Heading 1 2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 style:display-name="Heading 1 3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2_32_2" style:display-name="Heading 1 3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3_32_3" style:display-name="Heading 1 3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 style:display-name="Heading 1 4"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 style:display-name="Heading 1 4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2_32_2" style:display-name="Heading 1 4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4_32_3" style:display-name="Heading 1 4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 style:display-name="Heading 1 5"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 style:display-name="Heading 1 5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2_32_2" style:display-name="Heading 1 5 2 2" style:family="table-cell" style:data-style-name="N0">
      <style:table-cell-properties fo:border-top="none" fo:border-bottom="thick solid #33CCCC"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5_32_3" style:display-name="Heading 1 5 3"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 style:display-name="Heading 1 6"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1_32_6_32_2" style:display-name="Heading 1 6 2" style:family="table-cell" style:data-style-name="N0">
      <style:table-cell-properties fo:border-top="none" fo:border-bottom="thick solid #4F81BD" fo:border-left="none" fo:border-right="none"/>
      <style:text-properties fo:color="#1F497D" style:font-name="Calibri" style:font-name-asian="Calibri" style:font-name-complex="Calibri" fo:font-size="15pt" style:font-size-asian="15pt" style:font-size-complex="15pt" fo:font-weight="bold" style:font-weight-asian="bold" style:font-weight-complex="bold"/>
    </style:style>
    <style:style style:name="Heading_32_2_32_2" style:display-name="Heading 2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 style:display-name="Heading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2_32_2" style:display-name="Heading 2 2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2_32_3" style:display-name="Heading 2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 style:display-name="Heading 2 3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2_32_2" style:display-name="Heading 2 3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3_32_3" style:display-name="Heading 2 3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 style:display-name="Heading 2 4"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 style:display-name="Heading 2 4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2_32_2" style:display-name="Heading 2 4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4_32_3" style:display-name="Heading 2 4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 style:display-name="Heading 2 5"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 style:display-name="Heading 2 5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2_32_2" style:display-name="Heading 2 5 2 2" style:family="table-cell" style:data-style-name="N0">
      <style:table-cell-properties fo:border-top="none" fo:border-bottom="thick solid #C0C0C0"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5_32_3" style:display-name="Heading 2 5 3"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 style:display-name="Heading 2 6"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2_32_6_32_2" style:display-name="Heading 2 6 2" style:family="table-cell" style:data-style-name="N0">
      <style:table-cell-properties fo:border-top="none" fo:border-bottom="thick solid #A7BFDE" fo:border-left="none" fo:border-right="none"/>
      <style:text-properties fo:color="#1F497D" style:font-name="Calibri" style:font-name-asian="Calibri" style:font-name-complex="Calibri" fo:font-size="13pt" style:font-size-asian="13pt" style:font-size-complex="13pt" fo:font-weight="bold" style:font-weight-asian="bold" style:font-weight-complex="bold"/>
    </style:style>
    <style:style style:name="Heading_32_3_32_2" style:display-name="Heading 3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 style:display-name="Heading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2_32_2" style:display-name="Heading 3 2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2_32_3" style:display-name="Heading 3 2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 style:display-name="Heading 3 3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2_32_2" style:display-name="Heading 3 3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3_32_3" style:display-name="Heading 3 3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 style:display-name="Heading 3 4"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 style:display-name="Heading 3 4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2_32_2" style:display-name="Heading 3 4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4_32_3" style:display-name="Heading 3 4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 style:display-name="Heading 3 5"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 style:display-name="Heading 3 5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2_32_2" style:display-name="Heading 3 5 2 2" style:family="table-cell" style:data-style-name="N0">
      <style:table-cell-properties fo:border-top="none" fo:border-bottom="2pt solid #33CCCC"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5_32_3" style:display-name="Heading 3 5 3"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 style:display-name="Heading 3 6"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3_32_6_32_2" style:display-name="Heading 3 6 2" style:family="table-cell" style:data-style-name="N0">
      <style:table-cell-properties fo:border-top="none" fo:border-bottom="2pt solid #95B3D7" fo:border-left="none" fo:border-right="none"/>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 style:display-name="Heading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 style:display-name="Heading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2_32_2" style:display-name="Heading 4 2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2_32_3" style:display-name="Heading 4 2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 style:display-name="Heading 4 3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2_32_2" style:display-name="Heading 4 3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3_32_3" style:display-name="Heading 4 3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 style:display-name="Heading 4 4"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 style:display-name="Heading 4 4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2_32_2" style:display-name="Heading 4 4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4_32_3" style:display-name="Heading 4 4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 style:display-name="Heading 4 5"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 style:display-name="Heading 4 5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2_32_2" style:display-name="Heading 4 5 2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5_32_3" style:display-name="Heading 4 5 3"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 style:display-name="Heading 4 6"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4_32_6_32_2" style:display-name="Heading 4 6 2" style:family="table-cell" style:data-style-name="N0">
      <style:text-properties fo:color="#1F497D" style:font-name="Calibri" style:font-name-asian="Calibri" style:font-name-complex="Calibri" fo:font-size="11pt" style:font-size-asian="11pt" style:font-size-complex="11pt" fo:font-weight="bold" style:font-weight-asian="bold" style:font-weight-complex="bold"/>
    </style:style>
    <style:style style:name="Heading_32_5" style:display-name="Heading 5" style:family="table-cell" style:data-style-name="N66">
      <style:table-cell-properties fo:border-top="none" fo:border-bottom="2pt solid #FF99CC" fo:border-left="none" fo:border-right="none" style:vertical-align="automatic" fo:wrap-option="wrap"/>
      <style:text-properties fo:color="#993366" style:font-name="Helvetica Black" style:font-name-asian="Helvetica Black" style:font-name-complex="Helvetica Black" fo:font-size="8pt" style:font-size-asian="8pt" style:font-size-complex="8pt"/>
    </style:style>
    <style:style style:name="Heading1"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1_32_2" style:display-name="Heading1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eading2_32_2" style:display-name="Heading2 2" style:family="table-cell" style:data-style-name="N0">
      <style:table-cell-properties style:vertical-align="automatic" fo:background-color="transparent" style:cell-protect="none"/>
      <style:text-properties fo:color="#800000" style:font-name="Courier" style:font-name-asian="Courier" style:font-name-complex="Courier" fo:font-size="1pt" style:font-size-asian="1pt" style:font-size-complex="1pt" fo:font-weight="bold" style:font-weight-asian="bold" style:font-weight-complex="bold" style:font-family-generic="modern"/>
    </style:style>
    <style:style style:name="Hyperlink_32_2" style:display-name="Hyperlink 2" style:family="table-cell" style:data-style-name="N0">
      <style:text-properties fo:color="#0000FF" fo:font-size="9pt" style:font-size-asian="9pt" style:font-size-complex="9pt" style:text-underline-style="solid" style:text-underline-type="single"/>
    </style:style>
    <style:style style:name="Hyperlink_32_2_32_2" style:display-name="Hyperlink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2_32_2" style:display-name="Hyperlink 2 2 2" style:family="table-cell" style:data-style-name="N0">
      <style:text-properties fo:color="#0000FF" style:font-name="Calibri" style:font-name-asian="Calibri" style:font-name-complex="Calibri" fo:font-size="9pt" style:font-size-asian="9pt" style:font-size-complex="9pt" style:text-underline-style="solid" style:text-underline-type="single"/>
    </style:style>
    <style:style style:name="Hyperlink_32_2_32_3" style:display-name="Hyperlink 2 3" style:family="table-cell" style:data-style-name="N0">
      <style:text-properties fo:color="#0000FF" fo:font-size="9pt" style:font-size-asian="9pt" style:font-size-complex="9pt"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3_32_2" style:display-name="Hyperlink 3 2"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fo:font-size="10pt" style:font-size-asian="10pt" style:font-size-complex="10pt" style:text-underline-style="solid" style:text-underline-type="single"/>
    </style:style>
    <style:style style:name="Hyperlink_32_4_32_2" style:display-name="Hyperlink 4 2" style:family="table-cell" style:data-style-name="N0">
      <style:text-properties fo:color="#0000FF" fo:font-size="10pt" style:font-size-asian="10pt" style:font-size-complex="10pt" style:text-underline-style="solid" style:text-underline-type="single"/>
    </style:style>
    <style:style style:name="Hyperlink_32_5" style:display-name="Hyperlink 5"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5_32_2" style:display-name="Hyperlink 5 2" style:family="table-cell" style:data-style-name="N0">
      <style:text-properties fo:color="#0000FF" style:text-underline-style="solid" style:text-underline-type="single"/>
    </style:style>
    <style:style style:name="Hyperlink_32_5_32_2_32_2" style:display-name="Hyperlink 5 2 2" style:family="table-cell" style:data-style-name="N0">
      <style:text-properties fo:color="#0000FF" style:text-underline-style="solid" style:text-underline-type="single"/>
    </style:style>
    <style:style style:name="Hyperlink_32_5_32_3" style:display-name="Hyperlink 5 3"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 style:display-name="Hyperlink 6"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Hyperlink_32_6_32_2" style:display-name="Hyperlink 6 2" style:family="table-cell" style:data-style-name="N0">
      <style:text-properties fo:color="#0000FF" style:font-name="Calibri" style:font-name-asian="Calibri" style:font-name-complex="Calibri" fo:font-size="11pt" style:font-size-asian="11pt" style:font-size-complex="11pt" style:text-underline-style="solid" style:text-underline-type="single"/>
    </style:style>
    <style:style style:name="Input_32__37_" style:display-name="Input %"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37__32_2" style:display-name="Input % 2" style:family="table-cell" style:data-style-name="N67">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_91_yellow_93_" style:display-name="Input [yellow]" style:family="table-cell" style:data-style-name="N14">
      <style:table-cell-properties fo:background-color="#FFFFCC"/>
      <style:text-properties fo:font-size="8pt" style:font-size-asian="8pt" style:font-size-complex="8pt"/>
    </style:style>
    <style:style style:name="Input_32__91_yellow_93__32_2" style:display-name="Input [yellow] 2" style:family="table-cell" style:data-style-name="N14">
      <style:table-cell-properties fo:background-color="#FFFFCC"/>
      <style:text-properties fo:font-size="8pt" style:font-size-asian="8pt" style:font-size-complex="8pt"/>
    </style:style>
    <style:style style:name="Input_32__91_yellow_93__32_2_32_2" style:display-name="Input [yellow] 2 2" style:family="table-cell" style:data-style-name="N14">
      <style:table-cell-properties fo:background-color="#FFFFCC"/>
      <style:text-properties fo:font-size="8pt" style:font-size-asian="8pt" style:font-size-complex="8pt"/>
    </style:style>
    <style:style style:name="Input_32__91_yellow_93__32_3" style:display-name="Input [yellow] 3" style:family="table-cell" style:data-style-name="N14">
      <style:table-cell-properties fo:background-color="#FFFFCC"/>
      <style:text-properties fo:font-size="8pt" style:font-size-asian="8pt" style:font-size-complex="8pt"/>
    </style:style>
    <style:style style:name="Input_32_1" style:display-name="Input 1"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1_32_2" style:display-name="Input 1 2" style:family="table-cell" style:data-style-name="N59">
      <style:table-cell-properties style:cell-protect="none"/>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2" style:display-name="Input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 style:display-name="Input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2_32_2" style:display-name="Input 2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2_32_3" style:display-name="Input 2 3"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3_32_2" style:display-name="Input 2 3 2" style:family="table-cell" style:data-style-name="N0">
      <style:table-cell-properties fo:border="thin dashed #660066" style:vertical-align="middle" fo:background-color="#0066CC" style:cell-protect="none"/>
      <style:text-properties fo:color="#000080" fo:font-size="10pt" style:font-size-asian="10pt" style:font-size-complex="10pt"/>
    </style:style>
    <style:style style:name="Input_32_2_32_4" style:display-name="Input 2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 style:display-name="Input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3_32_2" style:display-name="Input 3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2_32_2" style:display-name="Input 3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3_32_3" style:display-name="Input 3 3" style:family="table-cell" style:data-style-name="N61">
      <style:text-properties fo:color="#0000FF" style:font-name="Times New Roman" style:font-name-asian="Times New Roman" style:font-name-complex="Times New Roman" fo:font-size="8pt" style:font-size-asian="8pt" style:font-size-complex="8pt" fo:text-shadow="1pt 1pt" style:font-family-generic="roman"/>
    </style:style>
    <style:style style:name="Input_32_4" style:display-name="Input 4"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 style:display-name="Input 4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2_32_2" style:display-name="Input 4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4_32_3" style:display-name="Input 4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 style:display-name="Input 5"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 style:display-name="Input 5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2_32_2" style:display-name="Input 5 2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5_32_3" style:display-name="Input 5 3"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 style:display-name="Input 6"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nput_32_6_32_2" style:display-name="Input 6 2" style:family="table-cell" style:data-style-name="N0">
      <style:table-cell-properties fo:border="thin solid #7F7F7F" fo:background-color="#FFCC99"/>
      <style:text-properties fo:color="#3F3F76" style:font-name="Calibri" style:font-name-asian="Calibri" style:font-name-complex="Calibri" fo:font-size="11pt" style:font-size-asian="11pt" style:font-size-complex="11pt"/>
    </style:style>
    <style:style style:name="Italic"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Italic_32_2" style:display-name="Italic 2" style:family="table-cell" style:data-style-name="N0">
      <style:table-cell-properties style:vertical-align="automatic" fo:background-color="transparent"/>
      <style:text-properties style:font-name="Gill Sans MT" style:font-name-asian="Gill Sans MT" style:font-name-complex="Gill Sans MT" fo:font-size="10pt" style:font-size-asian="10pt" style:font-size-complex="10pt" fo:font-style="italic" style:font-style-asian="italic" style:font-style-complex="italic"/>
    </style:style>
    <style:style style:name="JusterBunn" style:family="table-cell" style:data-style-name="N0">
      <style:table-cell-properties style:vertical-align="automatic"/>
    </style:style>
    <style:style style:name="JusterBunn_32_2" style:display-name="JusterBunn 2" style:family="table-cell" style:data-style-name="N0">
      <style:table-cell-properties style:vertical-align="automatic"/>
    </style:style>
    <style:style style:name="JusterMidtstill" style:family="table-cell" style:data-style-name="N0">
      <style:table-cell-properties style:vertical-align="automatic"/>
    </style:style>
    <style:style style:name="JusterMidtstill_32_2" style:display-name="JusterMidtstill 2" style:family="table-cell" style:data-style-name="N0">
      <style:table-cell-properties style:vertical-align="automatic"/>
    </style:style>
    <style:style style:name="JusterTopp" style:family="table-cell" style:data-style-name="N0">
      <style:table-cell-properties style:vertical-align="top"/>
    </style:style>
    <style:style style:name="JusterTopp_32_2" style:display-name="JusterTopp 2" style:family="table-cell" style:data-style-name="N0">
      <style:table-cell-properties style:vertical-align="top"/>
    </style:style>
    <style:style style:name="Klokkeslett" style:family="table-cell" style:data-style-name="N68"/>
    <style:style style:name="Klokkeslett_32_2" style:display-name="Klokkeslett 2" style:family="table-cell" style:data-style-name="N68"/>
    <style:style style:name="Konto" style:family="table-cell" style:data-style-name="N69"/>
    <style:style style:name="Konto_32_2" style:display-name="Konto 2" style:family="table-cell" style:data-style-name="N69"/>
    <style:style style:name="KPMG_32_Heading_32_1" style:display-name="KPMG Heading 1"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1_32_2" style:display-name="KPMG Heading 1 2" style:family="table-cell" style:data-style-name="N44">
      <style:table-cell-properties style:vertical-align="automatic" fo:background-color="transparent"/>
      <style:text-properties style:font-name="Times New Roman" style:font-name-asian="Times New Roman" style:font-name-complex="Times New Roman" fo:font-size="18pt" style:font-size-asian="18pt" style:font-size-complex="18pt" style:font-family-generic="roman"/>
    </style:style>
    <style:style style:name="KPMG_32_Heading_32_2" style:display-name="KPMG Heading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2_32_2" style:display-name="KPMG Heading 2 2" style:family="table-cell" style:data-style-name="N44">
      <style:table-cell-properties style:vertical-align="automatic" fo:background-color="transparent"/>
      <style:text-properties style:font-name="Times New Roman" style:font-name-asian="Times New Roman" style:font-name-complex="Times New Roman" fo:font-size="13pt" style:font-size-asian="13pt" style:font-size-complex="13pt" fo:font-weight="bold" style:font-weight-asian="bold" style:font-weight-complex="bold" style:font-family-generic="roman"/>
    </style:style>
    <style:style style:name="KPMG_32_Heading_32_3" style:display-name="KPMG Heading 3"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3_32_2" style:display-name="KPMG Heading 3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fo:font-weight="bold" style:font-weight-asian="bold" style:font-weight-complex="bold" style:font-family-generic="roman"/>
    </style:style>
    <style:style style:name="KPMG_32_Heading_32_4" style:display-name="KPMG Heading 4"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Heading_32_4_32_2" style:display-name="KPMG Heading 4 2" style:family="table-cell" style:data-style-name="N44">
      <style:table-cell-properties style:vertical-align="automatic" fo:background-color="transparent"/>
      <style:text-properties style:font-name="Times New Roman" style:font-name-asian="Times New Roman" style:font-name-complex="Times New Roman" fo:font-style="italic" style:font-style-asian="italic" style:font-style-complex="italic" style:font-family-generic="roman"/>
    </style:style>
    <style:style style:name="KPMG_32_Normal" style:display-name="KPMG Normal"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2" style:display-name="KPMG Normal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 style:display-name="KPMG Normal Text"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_32_Normal_32_Text_32_2" style:display-name="KPMG Normal Text 2" style:family="table-cell" style:data-style-name="N0">
      <style:table-cell-properties style:vertical-align="automatic" fo:background-color="transparent"/>
      <style:text-properties style:font-name="Times New Roman" style:font-name-asian="Times New Roman" style:font-name-complex="Times New Roman" fo:font-size="11pt" style:font-size-asian="11pt" style:font-size-complex="11pt" style:font-family-generic="roman"/>
    </style:style>
    <style:style style:name="KPMGcolheader"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colheader_32_2" style:display-name="KPMGcolheader 2" style:family="table-cell" style:data-style-name="N0">
      <style:table-cell-properties style:vertical-align="automatic" fo:background-color="transparent" style:repeat-content="false"/>
      <style:paragraph-properties fo:text-align="end" fo:margin-right="0cm"/>
      <style:text-properties fo:color="#000080" style:font-name="Univers 45 Light" style:font-name-asian="Univers 45 Light" style:font-name-complex="Univers 45 Light" fo:font-size="8pt" style:font-size-asian="8pt" style:font-size-complex="8pt" fo:font-weight="bold" style:font-weight-asian="bold" style:font-weight-complex="bold"/>
    </style:style>
    <style:style style:name="KPMGnormal" style:family="table-cell" style:data-style-name="N70"/>
    <style:style style:name="KPMGnormal_32_2" style:display-name="KPMGnormal 2" style:family="table-cell" style:data-style-name="N70"/>
    <style:style style:name="KPMGnormalindent"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_32_2" style:display-name="KPMGnormalindent 2" style:family="table-cell" style:data-style-name="N0">
      <style:table-cell-properties style:vertical-align="automatic" fo:background-color="transparent" style:repeat-content="false"/>
      <style:paragraph-properties fo:text-align="start" fo:margin-left="0.353cm"/>
      <style:text-properties style:font-name="Univers 45 Light" style:font-name-asian="Univers 45 Light" style:font-name-complex="Univers 45 Light" fo:font-size="8pt" style:font-size-asian="8pt" style:font-size-complex="8pt"/>
    </style:style>
    <style:style style:name="KPMGnormalindent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ormalindent2_32_2" style:display-name="KPMGnormalindent2 2" style:family="table-cell" style:data-style-name="N0">
      <style:table-cell-properties style:vertical-align="automatic" fo:background-color="transparent" style:repeat-content="false"/>
      <style:paragraph-properties fo:text-align="start" fo:margin-left="0.706cm"/>
      <style:text-properties style:font-name="Univers 45 Light" style:font-name-asian="Univers 45 Light" style:font-name-complex="Univers 45 Light" fo:font-size="8pt" style:font-size-asian="8pt" style:font-size-complex="8pt"/>
    </style:style>
    <style:style style:name="KPMGnumber" style:family="table-cell" style:data-style-name="N70">
      <style:text-properties style:font-name="Univers 45 Light" style:font-name-asian="Univers 45 Light" style:font-name-complex="Univers 45 Light" fo:font-size="8pt" style:font-size-asian="8pt" style:font-size-complex="8pt"/>
    </style:style>
    <style:style style:name="KPMGnumber_32_2" style:display-name="KPMGnumber 2" style:family="table-cell" style:data-style-name="N70">
      <style:text-properties style:font-name="Univers 45 Light" style:font-name-asian="Univers 45 Light" style:font-name-complex="Univers 45 Light" fo:font-size="8pt" style:font-size-asian="8pt" style:font-size-complex="8pt"/>
    </style:style>
    <style:style style:name="KPMGpercent"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_32_2" style:display-name="KPMGpercent 2" style:family="table-cell" style:data-style-name="N71">
      <style:table-cell-properties style:vertical-align="automatic" fo:background-color="transparent" style:repeat-content="false"/>
      <style:paragraph-properties fo:text-align="end" fo:margin-righ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percentrow_32_2" style:display-name="KPMGpercentrow 2" style:family="table-cell" style:data-style-name="N30">
      <style:table-cell-properties style:vertical-align="automatic" fo:background-color="transparent" style:repeat-content="false"/>
      <style:paragraph-properties fo:text-align="start" fo:margin-left="0cm"/>
      <style:text-properties style:font-name="Univers 45 Light" style:font-name-asian="Univers 45 Light" style:font-name-complex="Univers 45 Light" fo:font-size="8pt" style:font-size-asian="8pt" style:font-size-complex="8pt" fo:font-style="italic" style:font-style-asian="italic" style:font-style-complex="italic"/>
    </style:style>
    <style:style style:name="KPMGsubheader"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KPMGsubheader_32_2" style:display-name="KPMGsubheader 2" style:family="table-cell" style:data-style-name="N0">
      <style:text-properties fo:color="#FF00FF" style:font-name="Univers 45 Light" style:font-name-asian="Univers 45 Light" style:font-name-complex="Univers 45 Light" fo:font-size="8pt" style:font-size-asian="8pt" style:font-size-complex="8pt" fo:font-weight="bold" style:font-weight-asian="bold" style:font-weight-complex="bold"/>
    </style:style>
    <style:style style:name="Lien_32_hypertexte_32_visit_233__P_38_L_32_by_32_Activity_32_March_32__39_02_32__40_Apr_32_15_41__32_-_32_All_32_details" style:display-name="Lien hypertexte visité_P&amp;L by Activity March '02 (Apr 15) - All details" style:family="table-cell" style:data-style-name="N0">
      <style:text-properties fo:color="#800080" fo:font-size="10pt" style:font-size-asian="10pt" style:font-size-complex="10pt" style:text-underline-style="solid" style:text-underline-type="single"/>
    </style:style>
    <style:style style:name="Linked_32_Cell_32_2" style:display-name="Linked Cell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2_32_2" style:display-name="Linked Cell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2_32_2" style:display-name="Linked Cell 2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2_32_3" style:display-name="Linked Cell 2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 style:display-name="Linked Cell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3_32_2" style:display-name="Linked Cell 3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2_32_2" style:display-name="Linked Cell 3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3_32_3" style:display-name="Linked Cell 3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 style:display-name="Linked Cell 4"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4_32_2" style:display-name="Linked Cell 4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2_32_2" style:display-name="Linked Cell 4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4_32_3" style:display-name="Linked Cell 4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 style:display-name="Linked Cell 5"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5_32_2" style:display-name="Linked Cell 5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2_32_2" style:display-name="Linked Cell 5 2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Linked_32_Cell_32_5_32_3" style:display-name="Linked Cell 5 3"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 style:display-name="Linked Cell 6"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Linked_32_Cell_32_6_32_2" style:display-name="Linked Cell 6 2" style:family="table-cell" style:data-style-name="N0">
      <style:table-cell-properties fo:border-top="none" fo:border-bottom="thin double #FF8001" fo:border-left="none" fo:border-right="none"/>
      <style:text-properties fo:color="#FA7D00" style:font-name="Calibri" style:font-name-asian="Calibri" style:font-name-complex="Calibri" fo:font-size="11pt" style:font-size-asian="11pt" style:font-size-complex="11pt"/>
    </style:style>
    <style:style style:name="m_63_ny_0f83zm4yytAvDZPSbNxjaUl2F" style:display-name="m?ny_0f83zm4yytAvDZPSbNxjaUl2F" style:family="table-cell" style:data-style-name="N39"/>
    <style:style style:name="M_183_na" style:display-name="M·n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_183_na_32_2" style:display-name="M·n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meny_CTD" style:family="table-cell" style:data-style-name="N72"/>
    <style:style style:name="Millares_32__91_0_93__EjW30n4zytAwEaPSbNwiaTl2F" style:display-name="Millares [0]_EjW30n4zytAwEaPSbNwiaTl2F" style:family="table-cell" style:data-style-name="N73"/>
    <style:style style:name="Millares_EjW30n4zytAwEaPSbNwiaTl2F" style:family="table-cell" style:data-style-name="N74"/>
    <style:style style:name="Milliers_32__91_0_93__9ctfwjhVNIpKs513Q0MYGasMM" style:display-name="Milliers [0]_9ctfwjhVNIpKs513Q0MYGasMM" style:family="table-cell" style:data-style-name="N75"/>
    <style:style style:name="Milliers_9ctfwjhVNIpKs513Q0MYGasMM" style:family="table-cell" style:data-style-name="N62"/>
    <style:style style:name="Moneda_32__91_0_93__EjW30n4zytAwEaPSbNwiaTl2F" style:display-name="Moneda [0]_EjW30n4zytAwEaPSbNwiaTl2F" style:family="table-cell" style:data-style-name="N78"/>
    <style:style style:name="Moneda_EjW30n4zytAwEaPSbNwiaTl2F" style:family="table-cell" style:data-style-name="N79"/>
    <style:style style:name="Mon_233_taire_32__91_0_93__9ctfwjhVNIpKs513Q0MYGasMM" style:display-name="Monétaire [0]_9ctfwjhVNIpKs513Q0MYGasMM" style:family="table-cell" style:data-style-name="N76"/>
    <style:style style:name="Mon_233_taire_9ctfwjhVNIpKs513Q0MYGasMM" style:display-name="Monétaire_9ctfwjhVNIpKs513Q0MYGasMM" style:family="table-cell" style:data-style-name="N77"/>
    <style:style style:name="Month" style:family="table-cell" style:data-style-name="N80"/>
    <style:style style:name="Month_32_2" style:display-name="Month 2" style:family="table-cell" style:data-style-name="N80"/>
    <style:style style:name="Nadpis1"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1_32_2" style:display-name="Nadpis1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dpis2_32_2" style:display-name="Nadpis2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Named_32_Range" style:display-name="Named Range" style:family="table-cell" style:data-style-name="N0">
      <style:table-cell-properties fo:border="thin dotted #FF0000"/>
    </style:style>
    <style:style style:name="Named_32_Range_32_2" style:display-name="Named Range 2" style:family="table-cell" style:data-style-name="N0">
      <style:table-cell-properties fo:border="thin dotted #FF0000"/>
    </style:style>
    <style:style style:name="Named_32_Range_32_Tag" style:display-name="Named Range Tag"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amed_32_Range_32_Tag_32_2" style:display-name="Named Range Tag 2" style:family="table-cell" style:data-style-name="N0">
      <style:table-cell-properties style:vertical-align="top" fo:background-color="transparent" style:repeat-content="false"/>
      <style:paragraph-properties fo:text-align="start" fo:margin-left="0cm"/>
      <style:text-properties fo:color="#FF0000" fo:font-size="8pt" style:font-size-asian="8pt" style:font-size-complex="8pt"/>
    </style:style>
    <style:style style:name="Neutral_32_2" style:display-name="Neutral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2_32_2" style:display-name="Neutral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2_32_2" style:display-name="Neutral 2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2_32_3" style:display-name="Neutral 2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3_32_2" style:display-name="Neutral 3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2_32_2" style:display-name="Neutral 3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3_32_3" style:display-name="Neutral 3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 style:display-name="Neutral 4"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4_32_2" style:display-name="Neutral 4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2_32_2" style:display-name="Neutral 4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4_32_3" style:display-name="Neutral 4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 style:display-name="Neutral 5"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5_32_2" style:display-name="Neutral 5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2_32_2" style:display-name="Neutral 5 2 2" style:family="table-cell" style:data-style-name="N0">
      <style:table-cell-properties fo:background-color="#FFEB9C"/>
      <style:text-properties fo:color="#993300" style:font-name="Calibri" style:font-name-asian="Calibri" style:font-name-complex="Calibri" fo:font-size="11pt" style:font-size-asian="11pt" style:font-size-complex="11pt"/>
    </style:style>
    <style:style style:name="Neutral_32_5_32_3" style:display-name="Neutral 5 3"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 style:display-name="Neutral 6"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eutral_32_6_32_2" style:display-name="Neutral 6 2" style:family="table-cell" style:data-style-name="N0">
      <style:table-cell-properties fo:background-color="#FFEB9C"/>
      <style:text-properties fo:color="#9C6500" style:font-name="Calibri" style:font-name-asian="Calibri" style:font-name-complex="Calibri" fo:font-size="11pt" style:font-size-asian="11pt" style:font-size-complex="11pt"/>
    </style:style>
    <style:style style:name="NMT_Barva" style:family="table-cell" style:data-style-name="N38">
      <style:table-cell-properties fo:background-color="#0066CC"/>
    </style:style>
    <style:style style:name="norm_63_ln_63___63_.Bud.-D98-kont._40_SAG_41_" style:display-name="norm?ln?_?.Bud.-D98-kont.(SAG)" style:family="table-cell" style:data-style-name="N3">
      <style:table-cell-properties style:vertical-align="automatic" fo:background-color="transparent"/>
      <style:text-properties style:font-name="Arial CE" style:font-name-asian="Arial CE" style:font-name-complex="Arial CE" fo:font-size="10pt" style:font-size-asian="10pt" style:font-size-complex="10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_32_Style1" style:display-name="Normal - Style1"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1_32_2" style:display-name="Normal - Style1 2" style:family="table-cell" style:data-style-name="N81">
      <style:table-cell-properties style:vertical-align="automatic" fo:background-color="transparent"/>
      <style:text-properties style:font-name="Arial CE" style:font-name-asian="Arial CE" style:font-name-complex="Arial CE" fo:font-size="10pt" style:font-size-asian="10pt" style:font-size-complex="10pt"/>
    </style:style>
    <style:style style:name="Normal_32_-_32_Style7" style:display-name="Normal - Style7"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7_32_2" style:display-name="Normal - Style7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 style:display-name="Normal - Style8"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_32_Style8_32_2" style:display-name="Normal - Style8 2" style:family="table-cell" style:data-style-name="N0">
      <style:table-cell-properties style:vertical-align="automatic" fo:background-color="transparent"/>
      <style:text-properties style:font-name="Courier" style:font-name-asian="Courier" style:font-name-complex="Courier" fo:font-size="10pt" style:font-size-asian="10pt" style:font-size-complex="10pt" style:font-family-generic="modern"/>
    </style:style>
    <style:style style:name="Normal_32_10" style:display-name="Normal 10"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0_32_2" style:display-name="Normal 10 2" style:family="table-cell" style:data-style-name="N0">
      <style:table-cell-properties style:vertical-align="automatic" fo:background-color="transparent"/>
      <style:text-properties fo:font-size="10pt" style:font-size-asian="10pt" style:font-size-complex="10pt"/>
    </style:style>
    <style:style style:name="Normal_32_10_32_2_32_2" style:display-name="Normal 10 2 2" style:family="table-cell" style:data-style-name="N0">
      <style:table-cell-properties style:vertical-align="automatic" fo:background-color="transparent"/>
      <style:text-properties fo:font-size="10pt" style:font-size-asian="10pt" style:font-size-complex="10pt"/>
    </style:style>
    <style:style style:name="Normal_32_10_32_3" style:display-name="Normal 10 3" style:family="table-cell" style:data-style-name="N0">
      <style:table-cell-properties style:vertical-align="automatic" fo:wrap-option="wrap" fo:background-color="transparent"/>
      <style:text-properties fo:font-size="10pt" style:font-size-asian="10pt" style:font-size-complex="10pt"/>
    </style:style>
    <style:style style:name="Normal_32_10_32_3_32_2" style:display-name="Normal 10 3 2" style:family="table-cell" style:data-style-name="N0">
      <style:table-cell-properties style:vertical-align="automatic" fo:wrap-option="wrap" fo:background-color="transparent"/>
      <style:text-properties fo:font-size="10pt" style:font-size-asian="10pt" style:font-size-complex="10pt"/>
    </style:style>
    <style:style style:name="Normal_32_10_32_4" style:display-name="Normal 10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11" style:display-name="Normal 11" style:family="table-cell" style:data-style-name="N0">
      <style:table-cell-properties style:vertical-align="automatic" fo:wrap-option="wrap" fo:background-color="transparent"/>
      <style:text-properties fo:font-size="10pt" style:font-size-asian="10pt" style:font-size-complex="10pt"/>
    </style:style>
    <style:style style:name="Normal_32_11_32_2" style:display-name="Normal 11 2" style:family="table-cell" style:data-style-name="N0">
      <style:table-cell-properties style:vertical-align="automatic" fo:background-color="transparent"/>
      <style:text-properties fo:font-size="10pt" style:font-size-asian="10pt" style:font-size-complex="10pt"/>
    </style:style>
    <style:style style:name="Normal_32_11_32_2_32_2" style:display-name="Normal 11 2 2" style:family="table-cell" style:data-style-name="N0">
      <style:table-cell-properties style:vertical-align="automatic" fo:background-color="transparent"/>
      <style:text-properties fo:font-size="10pt" style:font-size-asian="10pt" style:font-size-complex="10pt"/>
    </style:style>
    <style:style style:name="Normal_32_11_32_3" style:display-name="Normal 11 3" style:family="table-cell" style:data-style-name="N0">
      <style:table-cell-properties style:vertical-align="automatic" fo:background-color="transparent"/>
      <style:text-properties fo:font-size="8pt" style:font-size-asian="8pt" style:font-size-complex="8pt"/>
    </style:style>
    <style:style style:name="Normal_32_11_32_3_32_2" style:display-name="Normal 11 3 2" style:family="table-cell" style:data-style-name="N0">
      <style:table-cell-properties style:vertical-align="automatic" fo:background-color="transparent"/>
      <style:text-properties fo:font-size="8pt" style:font-size-asian="8pt" style:font-size-complex="8pt"/>
    </style:style>
    <style:style style:name="Normal_32_11_32_4" style:display-name="Normal 11 4" style:family="table-cell" style:data-style-name="N0">
      <style:table-cell-properties style:vertical-align="automatic" fo:wrap-option="wrap" fo:background-color="transparent"/>
      <style:text-properties fo:font-size="10pt" style:font-size-asian="10pt" style:font-size-complex="10pt"/>
    </style:style>
    <style:style style:name="Normal_32_12" style:display-name="Normal 12" style:family="table-cell" style:data-style-name="N0">
      <style:table-cell-properties style:vertical-align="automatic" fo:wrap-option="wrap" fo:background-color="transparent"/>
      <style:text-properties fo:font-size="10pt" style:font-size-asian="10pt" style:font-size-complex="10pt"/>
    </style:style>
    <style:style style:name="Normal_32_12_32_2" style:display-name="Normal 12 2" style:family="table-cell" style:data-style-name="N0">
      <style:table-cell-properties style:vertical-align="automatic" fo:background-color="transparent"/>
      <style:text-properties fo:font-size="10pt" style:font-size-asian="10pt" style:font-size-complex="10pt"/>
    </style:style>
    <style:style style:name="Normal_32_12_32_2_32_2" style:display-name="Normal 12 2 2" style:family="table-cell" style:data-style-name="N0">
      <style:table-cell-properties style:vertical-align="automatic" fo:background-color="transparent"/>
      <style:text-properties fo:font-size="10pt" style:font-size-asian="10pt" style:font-size-complex="10pt"/>
    </style:style>
    <style:style style:name="Normal_32_12_32_3" style:display-name="Normal 12 3" style:family="table-cell" style:data-style-name="N0">
      <style:table-cell-properties style:vertical-align="automatic" fo:wrap-option="wrap" fo:background-color="transparent"/>
      <style:text-properties fo:font-size="10pt" style:font-size-asian="10pt" style:font-size-complex="10pt"/>
    </style:style>
    <style:style style:name="Normal_32_13" style:display-name="Normal 13" style:family="table-cell" style:data-style-name="N0">
      <style:table-cell-properties style:vertical-align="automatic" fo:wrap-option="wrap" fo:background-color="transparent"/>
      <style:text-properties fo:font-size="10pt" style:font-size-asian="10pt" style:font-size-complex="10pt"/>
    </style:style>
    <style:style style:name="Normal_32_13_32_2" style:display-name="Normal 13 2" style:family="table-cell" style:data-style-name="N0">
      <style:table-cell-properties style:vertical-align="automatic" fo:background-color="transparent"/>
      <style:text-properties fo:font-size="10pt" style:font-size-asian="10pt" style:font-size-complex="10pt"/>
    </style:style>
    <style:style style:name="Normal_32_13_32_2_32_2" style:display-name="Normal 13 2 2" style:family="table-cell" style:data-style-name="N0">
      <style:table-cell-properties style:vertical-align="automatic" fo:background-color="transparent"/>
      <style:text-properties fo:font-size="10pt" style:font-size-asian="10pt" style:font-size-complex="10pt"/>
    </style:style>
    <style:style style:name="Normal_32_13_32_3" style:display-name="Normal 13 3" style:family="table-cell" style:data-style-name="N0">
      <style:table-cell-properties style:vertical-align="automatic" fo:wrap-option="wrap" fo:background-color="transparent"/>
      <style:text-properties fo:font-size="10pt" style:font-size-asian="10pt" style:font-size-complex="10pt"/>
    </style:style>
    <style:style style:name="Normal_32_14" style:display-name="Normal 14" style:family="table-cell" style:data-style-name="N0">
      <style:table-cell-properties style:vertical-align="automatic" fo:wrap-option="wrap" fo:background-color="transparent"/>
      <style:text-properties fo:font-size="10pt" style:font-size-asian="10pt" style:font-size-complex="10pt"/>
    </style:style>
    <style:style style:name="Normal_32_14_32_2" style:display-name="Normal 14 2" style:family="table-cell" style:data-style-name="N0">
      <style:table-cell-properties style:vertical-align="automatic" fo:background-color="transparent"/>
      <style:text-properties fo:font-size="10pt" style:font-size-asian="10pt" style:font-size-complex="10pt"/>
    </style:style>
    <style:style style:name="Normal_32_14_32_2_32_2" style:display-name="Normal 14 2 2" style:family="table-cell" style:data-style-name="N0">
      <style:table-cell-properties style:vertical-align="automatic" fo:background-color="transparent"/>
      <style:text-properties fo:font-size="10pt" style:font-size-asian="10pt" style:font-size-complex="10pt"/>
    </style:style>
    <style:style style:name="Normal_32_14_32_3" style:display-name="Normal 14 3" style:family="table-cell" style:data-style-name="N0">
      <style:table-cell-properties style:vertical-align="automatic" fo:wrap-option="wrap" fo:background-color="transparent"/>
      <style:text-properties fo:font-size="10pt" style:font-size-asian="10pt" style:font-size-complex="10pt"/>
    </style:style>
    <style:style style:name="Normal_32_15" style:display-name="Normal 15" style:family="table-cell" style:data-style-name="N82">
      <style:table-cell-properties style:vertical-align="automatic" fo:background-color="transparent"/>
      <style:text-properties fo:font-size="10pt" style:font-size-asian="10pt" style:font-size-complex="10pt"/>
    </style:style>
    <style:style style:name="Normal_32_15_32_2" style:display-name="Normal 15 2" style:family="table-cell" style:data-style-name="N0">
      <style:table-cell-properties style:vertical-align="automatic" fo:background-color="transparent"/>
      <style:text-properties fo:font-size="10pt" style:font-size-asian="10pt" style:font-size-complex="10pt"/>
    </style:style>
    <style:style style:name="Normal_32_15_32_2_32_2" style:display-name="Normal 15 2 2" style:family="table-cell" style:data-style-name="N0">
      <style:table-cell-properties style:vertical-align="automatic" fo:background-color="transparent"/>
      <style:text-properties fo:font-size="10pt" style:font-size-asian="10pt" style:font-size-complex="10pt"/>
    </style:style>
    <style:style style:name="Normal_32_15_32_3" style:display-name="Normal 15 3" style:family="table-cell" style:data-style-name="N82">
      <style:table-cell-properties style:vertical-align="automatic" fo:background-color="transparent"/>
      <style:text-properties fo:font-size="10pt" style:font-size-asian="10pt" style:font-size-complex="10pt"/>
    </style:style>
    <style:style style:name="Normal_32_16" style:display-name="Normal 16" style:family="table-cell" style:data-style-name="N0">
      <style:table-cell-properties style:vertical-align="automatic" fo:background-color="transparent"/>
      <style:text-properties fo:font-size="10pt" style:font-size-asian="10pt" style:font-size-complex="10pt"/>
    </style:style>
    <style:style style:name="Normal_32_16_32_2" style:display-name="Normal 16 2" style:family="table-cell" style:data-style-name="N0">
      <style:table-cell-properties style:vertical-align="automatic" fo:background-color="transparent"/>
      <style:text-properties fo:font-size="10pt" style:font-size-asian="10pt" style:font-size-complex="10pt"/>
    </style:style>
    <style:style style:name="Normal_32_17" style:display-name="Normal 17" style:family="table-cell" style:data-style-name="N0">
      <style:table-cell-properties style:vertical-align="automatic" fo:background-color="transparent"/>
      <style:text-properties fo:font-size="10pt" style:font-size-asian="10pt" style:font-size-complex="10pt"/>
    </style:style>
    <style:style style:name="Normal_32_17_32_2" style:display-name="Normal 17 2" style:family="table-cell" style:data-style-name="N0">
      <style:table-cell-properties style:vertical-align="automatic" fo:background-color="transparent"/>
      <style:text-properties fo:font-size="10pt" style:font-size-asian="10pt" style:font-size-complex="10pt"/>
    </style:style>
    <style:style style:name="Normal_32_18" style:display-name="Normal 18" style:family="table-cell" style:data-style-name="N0">
      <style:table-cell-properties style:vertical-align="automatic" fo:background-color="transparent"/>
      <style:text-properties fo:font-size="10pt" style:font-size-asian="10pt" style:font-size-complex="10pt"/>
    </style:style>
    <style:style style:name="Normal_32_18_32_2" style:display-name="Normal 18 2" style:family="table-cell" style:data-style-name="N0">
      <style:table-cell-properties style:vertical-align="automatic" fo:background-color="transparent"/>
      <style:text-properties fo:font-size="10pt" style:font-size-asian="10pt" style:font-size-complex="10pt"/>
    </style:style>
    <style:style style:name="Normal_32_19" style:display-name="Normal 19" style:family="table-cell" style:data-style-name="N0">
      <style:table-cell-properties style:vertical-align="automatic" fo:background-color="transparent"/>
      <style:text-properties fo:font-size="10pt" style:font-size-asian="10pt" style:font-size-complex="10pt"/>
    </style:style>
    <style:style style:name="Normal_32_19_32_2" style:display-name="Normal 19 2" style:family="table-cell" style:data-style-name="N0">
      <style:table-cell-properties style:vertical-align="automatic" fo:background-color="transparent"/>
      <style:text-properties fo:font-size="10pt" style:font-size-asian="10pt" style:font-size-complex="10pt"/>
    </style:style>
    <style:style style:name="Normal_32_2" style:display-name="Normal 2" style:family="table-cell" style:data-style-name="N0">
      <style:text-properties fo:font-size="10pt" style:font-size-asian="10pt" style:font-size-complex="10pt"/>
    </style:style>
    <style:style style:name="Normal_32_2_32_10" style:display-name="Normal 2 10" style:family="table-cell" style:data-style-name="N0">
      <style:table-cell-properties style:vertical-align="automatic" fo:background-color="transparent"/>
      <style:text-properties fo:font-size="10pt" style:font-size-asian="10pt" style:font-size-complex="10pt"/>
    </style:style>
    <style:style style:name="Normal_32_2_32_10_32_2" style:display-name="Normal 2 10 2" style:family="table-cell" style:data-style-name="N0">
      <style:table-cell-properties style:vertical-align="automatic" fo:background-color="transparent"/>
      <style:text-properties fo:font-size="10pt" style:font-size-asian="10pt" style:font-size-complex="10pt"/>
    </style:style>
    <style:style style:name="Normal_32_2_32_11" style:display-name="Normal 2 11" style:family="table-cell" style:data-style-name="N0">
      <style:table-cell-properties style:vertical-align="automatic" fo:background-color="transparent"/>
    </style:style>
    <style:style style:name="Normal_32_2_32_11_32_2" style:display-name="Normal 2 11 2" style:family="table-cell" style:data-style-name="N0">
      <style:table-cell-properties style:vertical-align="automatic" fo:background-color="transparent"/>
    </style:style>
    <style:style style:name="Normal_32_2_32_12" style:display-name="Normal 2 12" style:family="table-cell" style:data-style-name="N0">
      <style:table-cell-properties style:vertical-align="automatic" fo:background-color="transparent"/>
      <style:text-properties style:font-name="Calibri" style:font-name-asian="Calibri" style:font-name-complex="Calibri"/>
    </style:style>
    <style:style style:name="Normal_32_2_32_12_32_2" style:display-name="Normal 2 12 2" style:family="table-cell" style:data-style-name="N0">
      <style:table-cell-properties style:vertical-align="automatic" fo:background-color="transparent"/>
      <style:text-properties style:font-name="Calibri" style:font-name-asian="Calibri" style:font-name-complex="Calibri"/>
    </style:style>
    <style:style style:name="Normal_32_2_32_13" style:display-name="Normal 2 13" style:family="table-cell" style:data-style-name="N0">
      <style:table-cell-properties style:vertical-align="automatic" fo:background-color="transparent"/>
      <style:text-properties fo:font-size="10pt" style:font-size-asian="10pt" style:font-size-complex="10pt"/>
    </style:style>
    <style:style style:name="Normal_32_2_32_13_32_2" style:display-name="Normal 2 13 2" style:family="table-cell" style:data-style-name="N0">
      <style:table-cell-properties style:vertical-align="automatic" fo:background-color="transparent"/>
      <style:text-properties fo:font-size="10pt" style:font-size-asian="10pt" style:font-size-complex="10pt"/>
    </style:style>
    <style:style style:name="Normal_32_2_32_14" style:display-name="Normal 2 14" style:family="table-cell" style:data-style-name="N0">
      <style:text-properties fo:font-size="10pt" style:font-size-asian="10pt" style:font-size-complex="10pt"/>
    </style:style>
    <style:style style:name="Normal_32_2_32_2" style:display-name="Normal 2 2" style:family="table-cell" style:data-style-name="N0">
      <style:table-cell-properties style:vertical-align="automatic" fo:background-color="transparent"/>
      <style:text-properties fo:font-size="10pt" style:font-size-asian="10pt" style:font-size-complex="10pt"/>
    </style:style>
    <style:style style:name="Normal_32_2_32_2_32_2" style:display-name="Normal 2 2 2" style:family="table-cell" style:data-style-name="N0">
      <style:table-cell-properties style:vertical-align="automatic" fo:background-color="transparent"/>
      <style:text-properties fo:font-size="10pt" style:font-size-asian="10pt" style:font-size-complex="10pt"/>
    </style:style>
    <style:style style:name="Normal_32_2_32_2_32_2_32_2" style:display-name="Normal 2 2 2 2" style:family="table-cell" style:data-style-name="N0">
      <style:table-cell-properties style:vertical-align="automatic" fo:background-color="transparent"/>
      <style:text-properties fo:font-size="10pt" style:font-size-asian="10pt" style:font-size-complex="10pt"/>
    </style:style>
    <style:style style:name="Normal_32_2_32_2_32_3" style:display-name="Normal 2 2 3" style:family="table-cell" style:data-style-name="N0">
      <style:table-cell-properties style:vertical-align="automatic" fo:background-color="transparent"/>
      <style:text-properties fo:font-size="10pt" style:font-size-asian="10pt" style:font-size-complex="10pt"/>
    </style:style>
    <style:style style:name="Normal_32_2_32_2_32_3_32_2" style:display-name="Normal 2 2 3 2" style:family="table-cell" style:data-style-name="N0">
      <style:table-cell-properties style:vertical-align="automatic" fo:background-color="transparent"/>
      <style:text-properties fo:font-size="10pt" style:font-size-asian="10pt" style:font-size-complex="10pt"/>
    </style:style>
    <style:style style:name="Normal_32_2_32_2_32_4" style:display-name="Normal 2 2 4" style:family="table-cell" style:data-style-name="N0">
      <style:table-cell-properties style:vertical-align="automatic" fo:background-color="transparent"/>
      <style:text-properties fo:font-size="10pt" style:font-size-asian="10pt" style:font-size-complex="10pt"/>
    </style:style>
    <style:style style:name="Normal_32_2_32_2_32_4_32_2" style:display-name="Normal 2 2 4 2" style:family="table-cell" style:data-style-name="N0">
      <style:table-cell-properties style:vertical-align="automatic" fo:background-color="transparent"/>
      <style:text-properties fo:font-size="10pt" style:font-size-asian="10pt" style:font-size-complex="10pt"/>
    </style:style>
    <style:style style:name="Normal_32_2_32_2_32_5" style:display-name="Normal 2 2 5" style:family="table-cell" style:data-style-name="N0">
      <style:table-cell-properties style:vertical-align="automatic" fo:background-color="transparent"/>
      <style:text-properties fo:font-size="10pt" style:font-size-asian="10pt" style:font-size-complex="10pt"/>
    </style:style>
    <style:style style:name="Normal_32_2_32_2_32_5_32_2" style:display-name="Normal 2 2 5 2" style:family="table-cell" style:data-style-name="N0">
      <style:table-cell-properties style:vertical-align="automatic" fo:background-color="transparent"/>
      <style:text-properties fo:font-size="10pt" style:font-size-asian="10pt" style:font-size-complex="10pt"/>
    </style:style>
    <style:style style:name="Normal_32_2_32_2_32_6" style:display-name="Normal 2 2 6" style:family="table-cell" style:data-style-name="N0">
      <style:table-cell-properties style:vertical-align="automatic" fo:background-color="transparent"/>
      <style:text-properties fo:font-size="10pt" style:font-size-asian="10pt" style:font-size-complex="10pt"/>
    </style:style>
    <style:style style:name="Normal_32_2_32_2_32_6_32_2" style:display-name="Normal 2 2 6 2" style:family="table-cell" style:data-style-name="N0">
      <style:table-cell-properties style:vertical-align="automatic" fo:background-color="transparent"/>
      <style:text-properties fo:font-size="10pt" style:font-size-asian="10pt" style:font-size-complex="10pt"/>
    </style:style>
    <style:style style:name="Normal_32_2_32_2_32_7" style:display-name="Normal 2 2 7" style:family="table-cell" style:data-style-name="N0">
      <style:table-cell-properties style:vertical-align="automatic" fo:background-color="transparent"/>
      <style:text-properties fo:font-size="10pt" style:font-size-asian="10pt" style:font-size-complex="10pt"/>
    </style:style>
    <style:style style:name="Normal_32_2_32_3" style:display-name="Normal 2 3" style:family="table-cell" style:data-style-name="N0">
      <style:table-cell-properties style:vertical-align="automatic" fo:background-color="transparent"/>
      <style:text-properties fo:font-size="10pt" style:font-size-asian="10pt" style:font-size-complex="10pt"/>
    </style:style>
    <style:style style:name="Normal_32_2_32_3_32_2" style:display-name="Normal 2 3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2_32_2" style:display-name="Normal 2 3 2 2"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al_32_2_32_3_32_3" style:display-name="Normal 2 3 3" style:family="table-cell" style:data-style-name="N0">
      <style:table-cell-properties style:vertical-align="automatic" fo:background-color="transparent"/>
      <style:text-properties fo:font-size="10pt" style:font-size-asian="10pt" style:font-size-complex="10pt"/>
    </style:style>
    <style:style style:name="Normal_32_2_32_4" style:display-name="Normal 2 4" style:family="table-cell" style:data-style-name="N0">
      <style:table-cell-properties style:vertical-align="automatic" fo:background-color="transparent"/>
      <style:text-properties fo:font-size="10pt" style:font-size-asian="10pt" style:font-size-complex="10pt"/>
    </style:style>
    <style:style style:name="Normal_32_2_32_4_32_2" style:display-name="Normal 2 4 2" style:family="table-cell" style:data-style-name="N0">
      <style:table-cell-properties style:vertical-align="automatic" fo:background-color="transparent"/>
      <style:text-properties fo:font-size="10pt" style:font-size-asian="10pt" style:font-size-complex="10pt"/>
    </style:style>
    <style:style style:name="Normal_32_2_32_5" style:display-name="Normal 2 5" style:family="table-cell" style:data-style-name="N0">
      <style:table-cell-properties style:vertical-align="automatic" fo:background-color="transparent"/>
      <style:text-properties fo:font-size="10pt" style:font-size-asian="10pt" style:font-size-complex="10pt"/>
    </style:style>
    <style:style style:name="Normal_32_2_32_5_32_2" style:display-name="Normal 2 5 2" style:family="table-cell" style:data-style-name="N0">
      <style:table-cell-properties style:vertical-align="automatic" fo:background-color="transparent"/>
      <style:text-properties fo:font-size="10pt" style:font-size-asian="10pt" style:font-size-complex="10pt"/>
    </style:style>
    <style:style style:name="Normal_32_2_32_6" style:display-name="Normal 2 6" style:family="table-cell" style:data-style-name="N0">
      <style:table-cell-properties style:vertical-align="automatic" fo:background-color="transparent"/>
      <style:text-properties fo:font-size="10pt" style:font-size-asian="10pt" style:font-size-complex="10pt"/>
    </style:style>
    <style:style style:name="Normal_32_2_32_6_32_2" style:display-name="Normal 2 6 2" style:family="table-cell" style:data-style-name="N0">
      <style:table-cell-properties style:vertical-align="automatic" fo:background-color="transparent"/>
      <style:text-properties fo:font-size="10pt" style:font-size-asian="10pt" style:font-size-complex="10pt"/>
    </style:style>
    <style:style style:name="Normal_32_2_32_7" style:display-name="Normal 2 7" style:family="table-cell" style:data-style-name="N0">
      <style:table-cell-properties style:vertical-align="automatic" fo:background-color="transparent"/>
      <style:text-properties fo:font-size="10pt" style:font-size-asian="10pt" style:font-size-complex="10pt"/>
    </style:style>
    <style:style style:name="Normal_32_2_32_7_32_2" style:display-name="Normal 2 7 2" style:family="table-cell" style:data-style-name="N0">
      <style:table-cell-properties style:vertical-align="automatic" fo:background-color="transparent"/>
      <style:text-properties fo:font-size="10pt" style:font-size-asian="10pt" style:font-size-complex="10pt"/>
    </style:style>
    <style:style style:name="Normal_32_2_32_8" style:display-name="Normal 2 8" style:family="table-cell" style:data-style-name="N0">
      <style:table-cell-properties style:vertical-align="automatic" fo:background-color="transparent"/>
      <style:text-properties fo:font-size="10pt" style:font-size-asian="10pt" style:font-size-complex="10pt"/>
    </style:style>
    <style:style style:name="Normal_32_2_32_8_32_2" style:display-name="Normal 2 8 2" style:family="table-cell" style:data-style-name="N0">
      <style:table-cell-properties style:vertical-align="automatic" fo:background-color="transparent"/>
      <style:text-properties fo:font-size="10pt" style:font-size-asian="10pt" style:font-size-complex="10pt"/>
    </style:style>
    <style:style style:name="Normal_32_2_32_9" style:display-name="Normal 2 9" style:family="table-cell" style:data-style-name="N0">
      <style:table-cell-properties style:vertical-align="automatic" fo:background-color="transparent"/>
      <style:text-properties fo:font-size="8pt" style:font-size-asian="8pt" style:font-size-complex="8pt"/>
    </style:style>
    <style:style style:name="Normal_32_2_32_9_32_2" style:display-name="Normal 2 9 2" style:family="table-cell" style:data-style-name="N0">
      <style:table-cell-properties style:vertical-align="automatic" fo:background-color="transparent"/>
      <style:text-properties fo:font-size="8pt" style:font-size-asian="8pt" style:font-size-complex="8pt"/>
    </style:style>
    <style:style style:name="Normal_32_2_PF_accounts_pack_workings" style:display-name="Normal 2_PF_accounts_pack_workings" style:family="table-cell" style:data-style-name="N83">
      <style:table-cell-properties style:vertical-align="automatic" fo:background-color="transparent"/>
      <style:text-properties fo:font-size="10pt" style:font-size-asian="10pt" style:font-size-complex="10pt"/>
    </style:style>
    <style:style style:name="Normal_32_20" style:display-name="Normal 20" style:family="table-cell" style:data-style-name="N0">
      <style:table-cell-properties style:vertical-align="automatic" fo:background-color="transparent"/>
      <style:text-properties fo:font-size="10pt" style:font-size-asian="10pt" style:font-size-complex="10pt"/>
    </style:style>
    <style:style style:name="Normal_32_20_32_2" style:display-name="Normal 20 2" style:family="table-cell" style:data-style-name="N0">
      <style:table-cell-properties style:vertical-align="automatic" fo:background-color="transparent"/>
      <style:text-properties fo:font-size="10pt" style:font-size-asian="10pt" style:font-size-complex="10pt"/>
    </style:style>
    <style:style style:name="Normal_32_20_32_2_32_2" style:display-name="Normal 20 2 2" style:family="table-cell" style:data-style-name="N0">
      <style:table-cell-properties style:vertical-align="automatic" fo:background-color="transparent"/>
      <style:text-properties fo:font-size="10pt" style:font-size-asian="10pt" style:font-size-complex="10pt"/>
    </style:style>
    <style:style style:name="Normal_32_20_32_3" style:display-name="Normal 20 3" style:family="table-cell" style:data-style-name="N0">
      <style:table-cell-properties style:vertical-align="automatic" fo:background-color="transparent"/>
      <style:text-properties fo:font-size="10pt" style:font-size-asian="10pt" style:font-size-complex="10pt"/>
    </style:style>
    <style:style style:name="Normal_32_21" style:display-name="Normal 21" style:family="table-cell" style:data-style-name="N0">
      <style:table-cell-properties style:vertical-align="automatic" fo:background-color="transparent"/>
      <style:text-properties fo:font-size="10pt" style:font-size-asian="10pt" style:font-size-complex="10pt"/>
    </style:style>
    <style:style style:name="Normal_32_21_32_2" style:display-name="Normal 21 2" style:family="table-cell" style:data-style-name="N0">
      <style:table-cell-properties style:vertical-align="automatic" fo:background-color="transparent"/>
      <style:text-properties fo:font-size="10pt" style:font-size-asian="10pt" style:font-size-complex="10pt"/>
    </style:style>
    <style:style style:name="Normal_32_22" style:display-name="Normal 22" style:family="table-cell" style:data-style-name="N0">
      <style:table-cell-properties style:vertical-align="automatic" fo:background-color="transparent"/>
      <style:text-properties fo:font-size="10pt" style:font-size-asian="10pt" style:font-size-complex="10pt"/>
    </style:style>
    <style:style style:name="Normal_32_22_32_2" style:display-name="Normal 22 2" style:family="table-cell" style:data-style-name="N0">
      <style:table-cell-properties style:vertical-align="automatic" fo:background-color="transparent"/>
      <style:text-properties fo:font-size="10pt" style:font-size-asian="10pt" style:font-size-complex="10pt"/>
    </style:style>
    <style:style style:name="Normal_32_23" style:display-name="Normal 23" style:family="table-cell" style:data-style-name="N0">
      <style:table-cell-properties style:vertical-align="automatic" fo:background-color="transparent"/>
      <style:text-properties fo:font-size="10pt" style:font-size-asian="10pt" style:font-size-complex="10pt"/>
    </style:style>
    <style:style style:name="Normal_32_23_32_2" style:display-name="Normal 23 2" style:family="table-cell" style:data-style-name="N0">
      <style:table-cell-properties style:vertical-align="automatic" fo:background-color="transparent"/>
      <style:text-properties fo:font-size="10pt" style:font-size-asian="10pt" style:font-size-complex="10pt"/>
    </style:style>
    <style:style style:name="Normal_32_24" style:display-name="Normal 24" style:family="table-cell" style:data-style-name="N0">
      <style:table-cell-properties style:vertical-align="automatic" fo:background-color="transparent"/>
      <style:text-properties fo:font-size="10pt" style:font-size-asian="10pt" style:font-size-complex="10pt"/>
    </style:style>
    <style:style style:name="Normal_32_24_32_2" style:display-name="Normal 24 2" style:family="table-cell" style:data-style-name="N0">
      <style:table-cell-properties style:vertical-align="automatic" fo:background-color="transparent"/>
      <style:text-properties fo:font-size="10pt" style:font-size-asian="10pt" style:font-size-complex="10pt"/>
    </style:style>
    <style:style style:name="Normal_32_24_32_2_32_2" style:display-name="Normal 24 2 2" style:family="table-cell" style:data-style-name="N0">
      <style:table-cell-properties style:vertical-align="automatic" fo:background-color="transparent"/>
      <style:text-properties fo:font-size="10pt" style:font-size-asian="10pt" style:font-size-complex="10pt"/>
    </style:style>
    <style:style style:name="Normal_32_24_32_3" style:display-name="Normal 24 3" style:family="table-cell" style:data-style-name="N0">
      <style:table-cell-properties style:vertical-align="automatic" fo:background-color="transparent"/>
      <style:text-properties fo:font-size="10pt" style:font-size-asian="10pt" style:font-size-complex="10pt"/>
    </style:style>
    <style:style style:name="Normal_32_25" style:display-name="Normal 25" style:family="table-cell" style:data-style-name="N0">
      <style:table-cell-properties style:vertical-align="automatic" fo:background-color="transparent"/>
      <style:text-properties fo:font-size="10pt" style:font-size-asian="10pt" style:font-size-complex="10pt"/>
    </style:style>
    <style:style style:name="Normal_32_25_32_2" style:display-name="Normal 25 2" style:family="table-cell" style:data-style-name="N0">
      <style:table-cell-properties style:vertical-align="automatic" fo:background-color="transparent"/>
      <style:text-properties fo:font-size="10pt" style:font-size-asian="10pt" style:font-size-complex="10pt"/>
    </style:style>
    <style:style style:name="Normal_32_26" style:display-name="Normal 2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 style:display-name="Normal 2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 style:display-name="Normal 2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2_32_2" style:display-name="Normal 26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 style:display-name="Normal 26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3_32_2" style:display-name="Normal 26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2_32_4" style:display-name="Normal 26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 style:display-name="Normal 2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3_32_2" style:display-name="Normal 26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6_32_4" style:display-name="Normal 26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27" style:display-name="Normal 27" style:family="table-cell" style:data-style-name="N0">
      <style:table-cell-properties style:vertical-align="automatic" fo:background-color="transparent"/>
      <style:text-properties fo:font-size="10pt" style:font-size-asian="10pt" style:font-size-complex="10pt"/>
    </style:style>
    <style:style style:name="Normal_32_27_32_2" style:display-name="Normal 27 2" style:family="table-cell" style:data-style-name="N0">
      <style:table-cell-properties style:vertical-align="automatic" fo:background-color="transparent"/>
      <style:text-properties fo:font-size="10pt" style:font-size-asian="10pt" style:font-size-complex="10pt"/>
    </style:style>
    <style:style style:name="Normal_32_28" style:display-name="Normal 28" style:family="table-cell" style:data-style-name="N0">
      <style:table-cell-properties style:vertical-align="automatic" fo:background-color="transparent"/>
      <style:text-properties fo:font-size="10pt" style:font-size-asian="10pt" style:font-size-complex="10pt"/>
    </style:style>
    <style:style style:name="Normal_32_28_32_2" style:display-name="Normal 28 2" style:family="table-cell" style:data-style-name="N0">
      <style:table-cell-properties style:vertical-align="automatic" fo:background-color="transparent"/>
      <style:text-properties fo:font-size="10pt" style:font-size-asian="10pt" style:font-size-complex="10pt"/>
    </style:style>
    <style:style style:name="Normal_32_29" style:display-name="Normal 29" style:family="table-cell" style:data-style-name="N0">
      <style:table-cell-properties style:vertical-align="automatic" fo:background-color="transparent"/>
      <style:text-properties fo:font-size="10pt" style:font-size-asian="10pt" style:font-size-complex="10pt"/>
    </style:style>
    <style:style style:name="Normal_32_29_32_2" style:display-name="Normal 29 2" style:family="table-cell" style:data-style-name="N0">
      <style:table-cell-properties style:vertical-align="automatic" fo:background-color="transparent"/>
      <style:text-properties fo:font-size="10pt" style:font-size-asian="10pt" style:font-size-complex="10pt"/>
    </style:style>
    <style:style style:name="Normal_32_3" style:display-name="Normal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 style:display-name="Normal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 style:display-name="Normal 3 2 1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 style:display-name="Normal 3 2 1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 style:display-name="Normal 3 2 1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2_32_2" style:display-name="Normal 3 2 1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2_32_3" style:display-name="Normal 3 2 1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 style:display-name="Normal 3 2 1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3_32_2" style:display-name="Normal 3 2 1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13_32_4" style:display-name="Normal 3 2 1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 style:display-name="Normal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 style:display-name="Normal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2_32_2" style:display-name="Normal 3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 style:display-name="Normal 3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3_32_2" style:display-name="Normal 3 2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2_32_4" style:display-name="Normal 3 2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 style:display-name="Normal 3 2 3" style:family="table-cell" style:data-style-name="N0">
      <style:table-cell-properties style:vertical-align="automatic" fo:background-color="transparent"/>
      <style:text-properties fo:font-size="10pt" style:font-size-asian="10pt" style:font-size-complex="10pt"/>
    </style:style>
    <style:style style:name="Normal_32_3_32_2_32_3_32_2" style:display-name="Normal 3 2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2_32_2" style:display-name="Normal 3 2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2_32_3_32_3" style:display-name="Normal 3 2 3 3" style:family="table-cell" style:data-style-name="N0">
      <style:table-cell-properties style:vertical-align="automatic" fo:background-color="transparent"/>
      <style:text-properties fo:font-size="10pt" style:font-size-asian="10pt" style:font-size-complex="10pt"/>
    </style:style>
    <style:style style:name="Normal_32_3_32_2_32_4" style:display-name="Normal 3 2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3" style:display-name="Normal 3 3" style:family="table-cell" style:data-style-name="N0">
      <style:table-cell-properties style:vertical-align="automatic" fo:background-color="transparent"/>
    </style:style>
    <style:style style:name="Normal_32_3_32_3_32_2" style:display-name="Normal 3 3 2" style:family="table-cell" style:data-style-name="N0">
      <style:table-cell-properties style:vertical-align="automatic" fo:background-color="transparent"/>
    </style:style>
    <style:style style:name="Normal_32_3_32_3_32_2_32_2" style:display-name="Normal 3 3 2 2" style:family="table-cell" style:data-style-name="N0">
      <style:table-cell-properties style:vertical-align="automatic" fo:background-color="transparent"/>
      <style:text-properties fo:font-size="10pt" style:font-size-asian="10pt" style:font-size-complex="10pt"/>
    </style:style>
    <style:style style:name="Normal_32_3_32_3_32_2_32_2_32_2" style:display-name="Normal 3 3 2 2 2" style:family="table-cell" style:data-style-name="N0">
      <style:table-cell-properties style:vertical-align="automatic" fo:background-color="transparent"/>
      <style:text-properties fo:font-size="10pt" style:font-size-asian="10pt" style:font-size-complex="10pt"/>
    </style:style>
    <style:style style:name="Normal_32_3_32_3_32_2_32_3" style:display-name="Normal 3 3 2 3" style:family="table-cell" style:data-style-name="N0">
      <style:table-cell-properties style:vertical-align="automatic" fo:background-color="transparent"/>
    </style:style>
    <style:style style:name="Normal_32_3_32_3_32_3" style:display-name="Normal 3 3 3" style:family="table-cell" style:data-style-name="N0">
      <style:table-cell-properties style:vertical-align="automatic" fo:background-color="transparent"/>
    </style:style>
    <style:style style:name="Normal_32_3_32_3_32_3_32_2" style:display-name="Normal 3 3 3 2" style:family="table-cell" style:data-style-name="N0">
      <style:table-cell-properties style:vertical-align="automatic" fo:background-color="transparent"/>
    </style:style>
    <style:style style:name="Normal_32_3_32_3_32_4" style:display-name="Normal 3 3 4" style:family="table-cell" style:data-style-name="N0">
      <style:table-cell-properties style:vertical-align="automatic" fo:background-color="transparent"/>
    </style:style>
    <style:style style:name="Normal_32_3_32_3_32_5" style:display-name="Normal 3 3 5" style:family="table-cell" style:data-style-name="N0">
      <style:table-cell-properties style:vertical-align="automatic" fo:background-color="transparent"/>
    </style:style>
    <style:style style:name="Normal_32_3_32_4" style:display-name="Normal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4_32_2" style:display-name="Normal 3 4 2" style:family="table-cell" style:data-style-name="N0">
      <style:table-cell-properties style:vertical-align="automatic" fo:background-color="transparent"/>
      <style:text-properties fo:font-size="10pt" style:font-size-asian="10pt" style:font-size-complex="10pt"/>
    </style:style>
    <style:style style:name="Normal_32_3_32_4_32_2_32_2" style:display-name="Normal 3 4 2 2" style:family="table-cell" style:data-style-name="N0">
      <style:table-cell-properties style:vertical-align="automatic" fo:background-color="transparent"/>
      <style:text-properties fo:font-size="10pt" style:font-size-asian="10pt" style:font-size-complex="10pt"/>
    </style:style>
    <style:style style:name="Normal_32_3_32_4_32_3" style:display-name="Normal 3 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 style:display-name="Normal 3 5" style:family="table-cell" style:data-style-name="N0">
      <style:table-cell-properties style:vertical-align="automatic" fo:background-color="transparent"/>
    </style:style>
    <style:style style:name="Normal_32_3_32_5_32_2" style:display-name="Normal 3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2_32_2" style:display-name="Normal 3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 style:display-name="Normal 3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3_32_2" style:display-name="Normal 3 5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32_5_32_4" style:display-name="Normal 3 5 4" style:family="table-cell" style:data-style-name="N0">
      <style:table-cell-properties style:vertical-align="automatic" fo:background-color="transparent"/>
    </style:style>
    <style:style style:name="Normal_32_3_32_6" style:display-name="Normal 3 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_Apr_32_12_32_template_32_v1" style:display-name="Normal 3_Apr 12 template v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30" style:display-name="Normal 30" style:family="table-cell" style:data-style-name="N0">
      <style:table-cell-properties style:vertical-align="automatic" fo:background-color="transparent"/>
      <style:text-properties fo:font-size="10pt" style:font-size-asian="10pt" style:font-size-complex="10pt"/>
    </style:style>
    <style:style style:name="Normal_32_30_32_2" style:display-name="Normal 30 2" style:family="table-cell" style:data-style-name="N0">
      <style:table-cell-properties style:vertical-align="automatic" fo:background-color="transparent"/>
      <style:text-properties fo:font-size="10pt" style:font-size-asian="10pt" style:font-size-complex="10pt"/>
    </style:style>
    <style:style style:name="Normal_32_31" style:display-name="Normal 31" style:family="table-cell" style:data-style-name="N0">
      <style:table-cell-properties style:vertical-align="automatic" fo:background-color="transparent"/>
      <style:text-properties fo:font-size="10pt" style:font-size-asian="10pt" style:font-size-complex="10pt"/>
    </style:style>
    <style:style style:name="Normal_32_31_32_2" style:display-name="Normal 31 2" style:family="table-cell" style:data-style-name="N0">
      <style:table-cell-properties style:vertical-align="automatic" fo:background-color="transparent"/>
      <style:text-properties fo:font-size="10pt" style:font-size-asian="10pt" style:font-size-complex="10pt"/>
    </style:style>
    <style:style style:name="Normal_32_32" style:display-name="Normal 32" style:family="table-cell" style:data-style-name="N0">
      <style:table-cell-properties style:vertical-align="automatic" fo:background-color="transparent"/>
      <style:text-properties fo:font-size="10pt" style:font-size-asian="10pt" style:font-size-complex="10pt"/>
    </style:style>
    <style:style style:name="Normal_32_32_32_2" style:display-name="Normal 32 2" style:family="table-cell" style:data-style-name="N0">
      <style:table-cell-properties style:vertical-align="automatic" fo:background-color="transparent"/>
      <style:text-properties fo:font-size="10pt" style:font-size-asian="10pt" style:font-size-complex="10pt"/>
    </style:style>
    <style:style style:name="Normal_32_33" style:display-name="Normal 33" style:family="table-cell" style:data-style-name="N0">
      <style:table-cell-properties style:vertical-align="automatic" fo:background-color="transparent"/>
      <style:text-properties fo:font-size="10pt" style:font-size-asian="10pt" style:font-size-complex="10pt"/>
    </style:style>
    <style:style style:name="Normal_32_33_32_2" style:display-name="Normal 33 2" style:family="table-cell" style:data-style-name="N0">
      <style:table-cell-properties style:vertical-align="automatic" fo:background-color="transparent"/>
      <style:text-properties fo:font-size="10pt" style:font-size-asian="10pt" style:font-size-complex="10pt"/>
    </style:style>
    <style:style style:name="Normal_32_34" style:display-name="Normal 34" style:family="table-cell" style:data-style-name="N0">
      <style:table-cell-properties style:vertical-align="automatic" fo:background-color="transparent"/>
      <style:text-properties fo:font-size="10pt" style:font-size-asian="10pt" style:font-size-complex="10pt"/>
    </style:style>
    <style:style style:name="Normal_32_34_32_2" style:display-name="Normal 34 2" style:family="table-cell" style:data-style-name="N0">
      <style:table-cell-properties style:vertical-align="automatic" fo:background-color="transparent"/>
      <style:text-properties fo:font-size="10pt" style:font-size-asian="10pt" style:font-size-complex="10pt"/>
    </style:style>
    <style:style style:name="Normal_32_35" style:display-name="Normal 35" style:family="table-cell" style:data-style-name="N0">
      <style:table-cell-properties style:vertical-align="automatic" fo:background-color="transparent"/>
      <style:text-properties fo:font-size="10pt" style:font-size-asian="10pt" style:font-size-complex="10pt"/>
    </style:style>
    <style:style style:name="Normal_32_35_32_2" style:display-name="Normal 35 2" style:family="table-cell" style:data-style-name="N0">
      <style:table-cell-properties style:vertical-align="automatic" fo:background-color="transparent"/>
      <style:text-properties fo:font-size="10pt" style:font-size-asian="10pt" style:font-size-complex="10pt"/>
    </style:style>
    <style:style style:name="Normal_32_36" style:display-name="Normal 36" style:family="table-cell" style:data-style-name="N0">
      <style:table-cell-properties style:vertical-align="automatic" fo:background-color="transparent"/>
      <style:text-properties fo:font-size="10pt" style:font-size-asian="10pt" style:font-size-complex="10pt"/>
    </style:style>
    <style:style style:name="Normal_32_36_32_2" style:display-name="Normal 36 2" style:family="table-cell" style:data-style-name="N0">
      <style:table-cell-properties style:vertical-align="automatic" fo:background-color="transparent"/>
      <style:text-properties fo:font-size="10pt" style:font-size-asian="10pt" style:font-size-complex="10pt"/>
    </style:style>
    <style:style style:name="Normal_32_37" style:display-name="Normal 37" style:family="table-cell" style:data-style-name="N0">
      <style:table-cell-properties style:vertical-align="automatic" fo:background-color="transparent"/>
      <style:text-properties fo:font-size="10pt" style:font-size-asian="10pt" style:font-size-complex="10pt"/>
    </style:style>
    <style:style style:name="Normal_32_37_32_2" style:display-name="Normal 37 2" style:family="table-cell" style:data-style-name="N0">
      <style:table-cell-properties style:vertical-align="automatic" fo:background-color="transparent"/>
      <style:text-properties fo:font-size="10pt" style:font-size-asian="10pt" style:font-size-complex="10pt"/>
    </style:style>
    <style:style style:name="Normal_32_38" style:display-name="Normal 38" style:family="table-cell" style:data-style-name="N0">
      <style:table-cell-properties style:vertical-align="automatic" fo:background-color="transparent"/>
      <style:text-properties fo:font-size="10pt" style:font-size-asian="10pt" style:font-size-complex="10pt"/>
    </style:style>
    <style:style style:name="Normal_32_38_32_2" style:display-name="Normal 38 2" style:family="table-cell" style:data-style-name="N0">
      <style:table-cell-properties style:vertical-align="automatic" fo:background-color="transparent"/>
      <style:text-properties fo:font-size="10pt" style:font-size-asian="10pt" style:font-size-complex="10pt"/>
    </style:style>
    <style:style style:name="Normal_32_39" style:display-name="Normal 39" style:family="table-cell" style:data-style-name="N0">
      <style:table-cell-properties style:vertical-align="automatic" fo:background-color="transparent"/>
      <style:text-properties fo:font-size="10pt" style:font-size-asian="10pt" style:font-size-complex="10pt"/>
    </style:style>
    <style:style style:name="Normal_32_39_32_2" style:display-name="Normal 39 2" style:family="table-cell" style:data-style-name="N0">
      <style:table-cell-properties style:vertical-align="automatic" fo:background-color="transparent"/>
      <style:text-properties fo:font-size="10pt" style:font-size-asian="10pt" style:font-size-complex="10pt"/>
    </style:style>
    <style:style style:name="Normal_32_4" style:display-name="Normal 4" style:family="table-cell" style:data-style-name="N0">
      <style:table-cell-properties style:vertical-align="automatic" fo:background-color="transparent"/>
      <style:text-properties fo:font-size="11pt" style:font-size-asian="11pt" style:font-size-complex="11pt"/>
    </style:style>
    <style:style style:name="Normal_32_4_32_2" style:display-name="Normal 4 2" style:family="table-cell" style:data-style-name="N0">
      <style:table-cell-properties style:vertical-align="automatic" fo:wrap-option="wrap" fo:background-color="transparent"/>
      <style:text-properties fo:font-size="10pt" style:font-size-asian="10pt" style:font-size-complex="10pt"/>
    </style:style>
    <style:style style:name="Normal_32_4_32_2_32_2" style:display-name="Normal 4 2 2" style:family="table-cell" style:data-style-name="N0">
      <style:table-cell-properties style:vertical-align="automatic" fo:background-color="transparent"/>
      <style:text-properties fo:font-size="10pt" style:font-size-asian="10pt" style:font-size-complex="10pt"/>
    </style:style>
    <style:style style:name="Normal_32_4_32_2_32_2_32_2" style:display-name="Normal 4 2 2 2" style:family="table-cell" style:data-style-name="N0">
      <style:table-cell-properties style:vertical-align="automatic" fo:background-color="transparent"/>
      <style:text-properties fo:font-size="10pt" style:font-size-asian="10pt" style:font-size-complex="10pt"/>
    </style:style>
    <style:style style:name="Normal_32_4_32_2_32_3" style:display-name="Normal 4 2 3" style:family="table-cell" style:data-style-name="N0">
      <style:table-cell-properties style:vertical-align="automatic" fo:wrap-option="wrap" fo:background-color="transparent"/>
      <style:text-properties fo:font-size="10pt" style:font-size-asian="10pt" style:font-size-complex="10pt"/>
    </style:style>
    <style:style style:name="Normal_32_4_32_3" style:display-name="Normal 4 3" style:family="table-cell" style:data-style-name="N0">
      <style:table-cell-properties style:vertical-align="automatic" fo:background-color="transparent"/>
      <style:text-properties fo:font-size="10pt" style:font-size-asian="10pt" style:font-size-complex="10pt"/>
    </style:style>
    <style:style style:name="Normal_32_4_32_3_32_2" style:display-name="Normal 4 3 2" style:family="table-cell" style:data-style-name="N0">
      <style:table-cell-properties style:vertical-align="automatic" fo:background-color="transparent"/>
      <style:text-properties fo:font-size="10pt" style:font-size-asian="10pt" style:font-size-complex="10pt"/>
    </style:style>
    <style:style style:name="Normal_32_4_32_4" style:display-name="Normal 4 4" style:family="table-cell" style:data-style-name="N0">
      <style:table-cell-properties style:vertical-align="automatic" fo:background-color="transparent"/>
      <style:text-properties fo:font-size="10pt" style:font-size-asian="10pt" style:font-size-complex="10pt"/>
    </style:style>
    <style:style style:name="Normal_32_4_32_4_32_2" style:display-name="Normal 4 4 2" style:family="table-cell" style:data-style-name="N0">
      <style:table-cell-properties style:vertical-align="automatic" fo:background-color="transparent"/>
      <style:text-properties fo:font-size="10pt" style:font-size-asian="10pt" style:font-size-complex="10pt"/>
    </style:style>
    <style:style style:name="Normal_32_4_32_5" style:display-name="Normal 4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5_32_2" style:display-name="Normal 4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_32_6" style:display-name="Normal 4 6" style:family="table-cell" style:data-style-name="N0">
      <style:table-cell-properties style:vertical-align="automatic" fo:background-color="transparent"/>
      <style:text-properties fo:font-size="10pt" style:font-size-asian="10pt" style:font-size-complex="10pt"/>
    </style:style>
    <style:style style:name="Normal_32_4_32_6_32_2" style:display-name="Normal 4 6 2" style:family="table-cell" style:data-style-name="N0">
      <style:table-cell-properties style:vertical-align="automatic" fo:background-color="transparent"/>
      <style:text-properties fo:font-size="10pt" style:font-size-asian="10pt" style:font-size-complex="10pt"/>
    </style:style>
    <style:style style:name="Normal_32_4_32_7" style:display-name="Normal 4 7" style:family="table-cell" style:data-style-name="N0">
      <style:table-cell-properties style:vertical-align="automatic" fo:background-color="transparent"/>
      <style:text-properties fo:font-size="11pt" style:font-size-asian="11pt" style:font-size-complex="11pt"/>
    </style:style>
    <style:style style:name="Normal_32_40" style:display-name="Normal 40" style:family="table-cell" style:data-style-name="N0">
      <style:table-cell-properties style:vertical-align="automatic" fo:background-color="transparent"/>
      <style:text-properties fo:font-size="10pt" style:font-size-asian="10pt" style:font-size-complex="10pt"/>
    </style:style>
    <style:style style:name="Normal_32_40_32_2" style:display-name="Normal 40 2" style:family="table-cell" style:data-style-name="N0">
      <style:table-cell-properties style:vertical-align="automatic" fo:background-color="transparent"/>
      <style:text-properties fo:font-size="10pt" style:font-size-asian="10pt" style:font-size-complex="10pt"/>
    </style:style>
    <style:style style:name="Normal_32_41" style:display-name="Normal 41" style:family="table-cell" style:data-style-name="N0">
      <style:table-cell-properties style:vertical-align="automatic" fo:background-color="transparent"/>
      <style:text-properties fo:font-size="10pt" style:font-size-asian="10pt" style:font-size-complex="10pt"/>
    </style:style>
    <style:style style:name="Normal_32_41_32_2" style:display-name="Normal 41 2" style:family="table-cell" style:data-style-name="N0">
      <style:table-cell-properties style:vertical-align="automatic" fo:background-color="transparent"/>
      <style:text-properties fo:font-size="10pt" style:font-size-asian="10pt" style:font-size-complex="10pt"/>
    </style:style>
    <style:style style:name="Normal_32_42" style:display-name="Normal 4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 style:display-name="Normal 4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2_32_2" style:display-name="Normal 4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2_32_3" style:display-name="Normal 4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3" style:display-name="Normal 43"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3_32_2" style:display-name="Normal 43 2" style:family="table-cell" style:data-style-name="N0">
      <style:table-cell-properties style:vertical-align="automatic" fo:background-color="transparent"/>
      <style:text-properties style:font-name="Times New Roman" style:font-name-asian="Times New Roman" style:font-name-complex="Times New Roman" fo:font-size="10pt" style:font-size-asian="10pt" style:font-size-complex="10pt" style:font-family-generic="roman"/>
    </style:style>
    <style:style style:name="Normal_32_44" style:display-name="Normal 4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 style:display-name="Normal 4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2_32_2" style:display-name="Normal 4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4_32_3" style:display-name="Normal 44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 style:display-name="Normal 4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 style:display-name="Normal 4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2_32_2" style:display-name="Normal 4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5_32_3" style:display-name="Normal 4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 style:display-name="Normal 46"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 style:display-name="Normal 46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2_32_2" style:display-name="Normal 46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6_32_3" style:display-name="Normal 46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7" style:display-name="Normal 47" style:family="table-cell" style:data-style-name="N0">
      <style:table-cell-properties style:vertical-align="automatic" fo:background-color="transparent"/>
      <style:text-properties fo:font-size="10pt" style:font-size-asian="10pt" style:font-size-complex="10pt"/>
    </style:style>
    <style:style style:name="Normal_32_47_32_2" style:display-name="Normal 47 2" style:family="table-cell" style:data-style-name="N0">
      <style:table-cell-properties style:vertical-align="automatic" fo:background-color="transparent"/>
      <style:text-properties fo:font-size="10pt" style:font-size-asian="10pt" style:font-size-complex="10pt"/>
    </style:style>
    <style:style style:name="Normal_32_48" style:display-name="Normal 48" style:family="table-cell" style:data-style-name="N0">
      <style:table-cell-properties style:vertical-align="automatic" fo:background-color="transparent"/>
      <style:text-properties fo:font-size="10pt" style:font-size-asian="10pt" style:font-size-complex="10pt"/>
    </style:style>
    <style:style style:name="Normal_32_48_32_2" style:display-name="Normal 48 2" style:family="table-cell" style:data-style-name="N0">
      <style:table-cell-properties style:vertical-align="automatic" fo:background-color="transparent"/>
      <style:text-properties fo:font-size="10pt" style:font-size-asian="10pt" style:font-size-complex="10pt"/>
    </style:style>
    <style:style style:name="Normal_32_49" style:display-name="Normal 49"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 style:display-name="Normal 49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2_32_2" style:display-name="Normal 49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 style:display-name="Normal 49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3_32_2" style:display-name="Normal 49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49_32_4" style:display-name="Normal 49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0pt" style:font-size-asian="10pt" style:font-size-complex="10pt"/>
    </style:style>
    <style:style style:name="Normal_32_5_32_10" style:display-name="Normal 5 10" style:family="table-cell" style:data-style-name="N0">
      <style:table-cell-properties style:vertical-align="automatic" fo:background-color="transparent"/>
      <style:text-properties fo:font-size="10pt" style:font-size-asian="10pt" style:font-size-complex="10pt"/>
    </style:style>
    <style:style style:name="Normal_32_5_32_11" style:display-name="Normal 5 11" style:family="table-cell" style:data-style-name="N0">
      <style:table-cell-properties style:vertical-align="automatic" fo:background-color="transparent"/>
      <style:text-properties fo:font-size="10pt" style:font-size-asian="10pt" style:font-size-complex="10pt"/>
    </style:style>
    <style:style style:name="Normal_32_5_32_2" style:display-name="Normal 5 2" style:family="table-cell" style:data-style-name="N0">
      <style:table-cell-properties style:vertical-align="automatic" fo:background-color="transparent"/>
    </style:style>
    <style:style style:name="Normal_32_5_32_2_32_2" style:display-name="Normal 5 2 2" style:family="table-cell" style:data-style-name="N0">
      <style:table-cell-properties style:vertical-align="automatic" fo:background-color="transparent"/>
    </style:style>
    <style:style style:name="Normal_32_5_32_2_32_2_32_2" style:display-name="Normal 5 2 2 2" style:family="table-cell" style:data-style-name="N0">
      <style:table-cell-properties style:vertical-align="automatic" fo:background-color="transparent"/>
    </style:style>
    <style:style style:name="Normal_32_5_32_2_32_3" style:display-name="Normal 5 2 3" style:family="table-cell" style:data-style-name="N0">
      <style:table-cell-properties style:vertical-align="automatic" fo:background-color="transparent"/>
    </style:style>
    <style:style style:name="Normal_32_5_32_2_32_3_32_2" style:display-name="Normal 5 2 3 2" style:family="table-cell" style:data-style-name="N0">
      <style:table-cell-properties style:vertical-align="automatic" fo:background-color="transparent"/>
    </style:style>
    <style:style style:name="Normal_32_5_32_2_32_4" style:display-name="Normal 5 2 4" style:family="table-cell" style:data-style-name="N0">
      <style:table-cell-properties style:vertical-align="automatic" fo:background-color="transparent"/>
      <style:text-properties fo:font-size="10pt" style:font-size-asian="10pt" style:font-size-complex="10pt"/>
    </style:style>
    <style:style style:name="Normal_32_5_32_2_32_4_32_2" style:display-name="Normal 5 2 4 2" style:family="table-cell" style:data-style-name="N0">
      <style:table-cell-properties style:vertical-align="automatic" fo:background-color="transparent"/>
      <style:text-properties fo:font-size="10pt" style:font-size-asian="10pt" style:font-size-complex="10pt"/>
    </style:style>
    <style:style style:name="Normal_32_5_32_2_32_5" style:display-name="Normal 5 2 5" style:family="table-cell" style:data-style-name="N0">
      <style:table-cell-properties style:vertical-align="automatic" fo:background-color="transparent"/>
    </style:style>
    <style:style style:name="Normal_32_5_32_3" style:display-name="Normal 5 3" style:family="table-cell" style:data-style-name="N0">
      <style:table-cell-properties style:vertical-align="automatic" fo:background-color="transparent"/>
      <style:text-properties fo:font-size="10pt" style:font-size-asian="10pt" style:font-size-complex="10pt"/>
    </style:style>
    <style:style style:name="Normal_32_5_32_3_32_2" style:display-name="Normal 5 3 2" style:family="table-cell" style:data-style-name="N0">
      <style:table-cell-properties style:vertical-align="automatic" fo:background-color="transparent"/>
      <style:text-properties fo:font-size="10pt" style:font-size-asian="10pt" style:font-size-complex="10pt"/>
    </style:style>
    <style:style style:name="Normal_32_5_32_3_32_2_32_2" style:display-name="Normal 5 3 2 2" style:family="table-cell" style:data-style-name="N0">
      <style:table-cell-properties style:vertical-align="automatic" fo:background-color="transparent"/>
      <style:text-properties fo:font-size="10pt" style:font-size-asian="10pt" style:font-size-complex="10pt"/>
    </style:style>
    <style:style style:name="Normal_32_5_32_3_32_3" style:display-name="Normal 5 3 3" style:family="table-cell" style:data-style-name="N0">
      <style:table-cell-properties style:vertical-align="automatic" fo:wrap-option="wrap" fo:background-color="transparent"/>
      <style:text-properties fo:font-size="10pt" style:font-size-asian="10pt" style:font-size-complex="10pt"/>
    </style:style>
    <style:style style:name="Normal_32_5_32_3_32_3_32_2" style:display-name="Normal 5 3 3 2" style:family="table-cell" style:data-style-name="N0">
      <style:table-cell-properties style:vertical-align="automatic" fo:wrap-option="wrap" fo:background-color="transparent"/>
      <style:text-properties fo:font-size="10pt" style:font-size-asian="10pt" style:font-size-complex="10pt"/>
    </style:style>
    <style:style style:name="Normal_32_5_32_3_32_4" style:display-name="Normal 5 3 4" style:family="table-cell" style:data-style-name="N0">
      <style:table-cell-properties style:vertical-align="automatic" fo:background-color="transparent"/>
      <style:text-properties fo:font-size="10pt" style:font-size-asian="10pt" style:font-size-complex="10pt"/>
    </style:style>
    <style:style style:name="Normal_32_5_32_4" style:display-name="Normal 5 4" style:family="table-cell" style:data-style-name="N0">
      <style:table-cell-properties style:vertical-align="automatic" fo:background-color="transparent"/>
      <style:text-properties fo:font-size="10pt" style:font-size-asian="10pt" style:font-size-complex="10pt"/>
    </style:style>
    <style:style style:name="Normal_32_5_32_4_32_2" style:display-name="Normal 5 4 2" style:family="table-cell" style:data-style-name="N0">
      <style:table-cell-properties style:vertical-align="automatic" fo:background-color="transparent"/>
      <style:text-properties fo:font-size="10pt" style:font-size-asian="10pt" style:font-size-complex="10pt"/>
    </style:style>
    <style:style style:name="Normal_32_5_32_5" style:display-name="Normal 5 5" style:family="table-cell" style:data-style-name="N0">
      <style:table-cell-properties style:vertical-align="automatic" fo:background-color="transparent"/>
    </style:style>
    <style:style style:name="Normal_32_5_32_5_32_2" style:display-name="Normal 5 5 2" style:family="table-cell" style:data-style-name="N0">
      <style:table-cell-properties style:vertical-align="automatic" fo:background-color="transparent"/>
    </style:style>
    <style:style style:name="Normal_32_5_32_6" style:display-name="Normal 5 6" style:family="table-cell" style:data-style-name="N0">
      <style:table-cell-properties style:vertical-align="automatic" fo:background-color="transparent"/>
    </style:style>
    <style:style style:name="Normal_32_5_32_6_32_2" style:display-name="Normal 5 6 2" style:family="table-cell" style:data-style-name="N0">
      <style:table-cell-properties style:vertical-align="automatic" fo:background-color="transparent"/>
    </style:style>
    <style:style style:name="Normal_32_5_32_7" style:display-name="Normal 5 7" style:family="table-cell" style:data-style-name="N0">
      <style:table-cell-properties style:vertical-align="automatic" fo:background-color="transparent"/>
      <style:text-properties fo:font-size="10pt" style:font-size-asian="10pt" style:font-size-complex="10pt"/>
    </style:style>
    <style:style style:name="Normal_32_5_32_7_32_2" style:display-name="Normal 5 7 2" style:family="table-cell" style:data-style-name="N0">
      <style:table-cell-properties style:vertical-align="automatic" fo:background-color="transparent"/>
      <style:text-properties fo:font-size="10pt" style:font-size-asian="10pt" style:font-size-complex="10pt"/>
    </style:style>
    <style:style style:name="Normal_32_5_32_8" style:display-name="Normal 5 8"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8_32_2" style:display-name="Normal 5 8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_32_9" style:display-name="Normal 5 9" style:family="table-cell" style:data-style-name="N0">
      <style:table-cell-properties style:vertical-align="automatic" fo:background-color="transparent"/>
      <style:text-properties fo:font-size="10pt" style:font-size-asian="10pt" style:font-size-complex="10pt"/>
    </style:style>
    <style:style style:name="Normal_32_5_32_9_32_2" style:display-name="Normal 5 9 2" style:family="table-cell" style:data-style-name="N0">
      <style:table-cell-properties style:vertical-align="automatic" fo:background-color="transparent"/>
      <style:text-properties fo:font-size="10pt" style:font-size-asian="10pt" style:font-size-complex="10pt"/>
    </style:style>
    <style:style style:name="Normal_32_5_Apr_32_12_32_template_32_v1" style:display-name="Normal 5_Apr 12 template v1" style:family="table-cell" style:data-style-name="N0">
      <style:table-cell-properties style:vertical-align="automatic" fo:background-color="transparent"/>
      <style:text-properties fo:font-size="10pt" style:font-size-asian="10pt" style:font-size-complex="10pt"/>
    </style:style>
    <style:style style:name="Normal_32_50" style:display-name="Normal 50" style:family="table-cell" style:data-style-name="N0">
      <style:table-cell-properties style:vertical-align="automatic" fo:background-color="transparent"/>
      <style:text-properties fo:font-size="10pt" style:font-size-asian="10pt" style:font-size-complex="10pt"/>
    </style:style>
    <style:style style:name="Normal_32_50_32_2" style:display-name="Normal 50 2" style:family="table-cell" style:data-style-name="N0">
      <style:table-cell-properties style:vertical-align="automatic" fo:background-color="transparent"/>
      <style:text-properties fo:font-size="10pt" style:font-size-asian="10pt" style:font-size-complex="10pt"/>
    </style:style>
    <style:style style:name="Normal_32_51" style:display-name="Normal 51"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 style:display-name="Normal 51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2_32_2" style:display-name="Normal 51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1_32_3" style:display-name="Normal 51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2" style:display-name="Normal 52" style:family="table-cell" style:data-style-name="N0">
      <style:table-cell-properties style:vertical-align="automatic" fo:background-color="transparent"/>
      <style:text-properties fo:font-size="10pt" style:font-size-asian="10pt" style:font-size-complex="10pt"/>
    </style:style>
    <style:style style:name="Normal_32_52_32_2" style:display-name="Normal 52 2" style:family="table-cell" style:data-style-name="N0">
      <style:table-cell-properties style:vertical-align="automatic" fo:background-color="transparent"/>
      <style:text-properties fo:font-size="10pt" style:font-size-asian="10pt" style:font-size-complex="10pt"/>
    </style:style>
    <style:style style:name="Normal_32_52_32_2_32_2" style:display-name="Normal 52 2 2" style:family="table-cell" style:data-style-name="N0">
      <style:table-cell-properties style:vertical-align="automatic" fo:background-color="transparent"/>
      <style:text-properties fo:font-size="10pt" style:font-size-asian="10pt" style:font-size-complex="10pt"/>
    </style:style>
    <style:style style:name="Normal_32_52_32_3" style:display-name="Normal 52 3" style:family="table-cell" style:data-style-name="N0">
      <style:table-cell-properties style:vertical-align="automatic" fo:background-color="transparent"/>
      <style:text-properties fo:font-size="10pt" style:font-size-asian="10pt" style:font-size-complex="10pt"/>
    </style:style>
    <style:style style:name="Normal_32_53" style:display-name="Normal 53" style:family="table-cell" style:data-style-name="N0">
      <style:table-cell-properties style:vertical-align="automatic" fo:background-color="transparent"/>
      <style:text-properties fo:font-size="10pt" style:font-size-asian="10pt" style:font-size-complex="10pt"/>
    </style:style>
    <style:style style:name="Normal_32_53_32_2" style:display-name="Normal 53 2" style:family="table-cell" style:data-style-name="N0">
      <style:table-cell-properties style:vertical-align="automatic" fo:background-color="transparent"/>
      <style:text-properties fo:font-size="10pt" style:font-size-asian="10pt" style:font-size-complex="10pt"/>
    </style:style>
    <style:style style:name="Normal_32_54" style:display-name="Normal 54" style:family="table-cell" style:data-style-name="N0">
      <style:table-cell-properties style:vertical-align="automatic" fo:background-color="transparent"/>
      <style:text-properties fo:font-size="10pt" style:font-size-asian="10pt" style:font-size-complex="10pt"/>
    </style:style>
    <style:style style:name="Normal_32_54_32_2" style:display-name="Normal 54 2" style:family="table-cell" style:data-style-name="N0">
      <style:table-cell-properties style:vertical-align="automatic" fo:background-color="transparent"/>
      <style:text-properties fo:font-size="10pt" style:font-size-asian="10pt" style:font-size-complex="10pt"/>
    </style:style>
    <style:style style:name="Normal_32_55" style:display-name="Normal 55" style:family="table-cell" style:data-style-name="N0">
      <style:table-cell-properties style:vertical-align="automatic" fo:background-color="transparent"/>
      <style:text-properties fo:font-size="10pt" style:font-size-asian="10pt" style:font-size-complex="10pt"/>
    </style:style>
    <style:style style:name="Normal_32_55_32_2" style:display-name="Normal 55 2" style:family="table-cell" style:data-style-name="N0">
      <style:table-cell-properties style:vertical-align="automatic" fo:background-color="transparent"/>
      <style:text-properties fo:font-size="10pt" style:font-size-asian="10pt" style:font-size-complex="10pt"/>
    </style:style>
    <style:style style:name="Normal_32_56" style:display-name="Normal 56" style:family="table-cell" style:data-style-name="N0">
      <style:table-cell-properties style:vertical-align="automatic" fo:background-color="transparent"/>
      <style:text-properties fo:font-size="10pt" style:font-size-asian="10pt" style:font-size-complex="10pt"/>
    </style:style>
    <style:style style:name="Normal_32_56_32_2" style:display-name="Normal 56 2" style:family="table-cell" style:data-style-name="N0">
      <style:table-cell-properties style:vertical-align="automatic" fo:background-color="transparent"/>
      <style:text-properties fo:font-size="10pt" style:font-size-asian="10pt" style:font-size-complex="10pt"/>
    </style:style>
    <style:style style:name="Normal_32_57" style:display-name="Normal 57" style:family="table-cell" style:data-style-name="N0">
      <style:table-cell-properties style:vertical-align="automatic" fo:background-color="transparent"/>
      <style:text-properties fo:font-size="10pt" style:font-size-asian="10pt" style:font-size-complex="10pt"/>
    </style:style>
    <style:style style:name="Normal_32_57_32_2" style:display-name="Normal 57 2" style:family="table-cell" style:data-style-name="N0">
      <style:table-cell-properties style:vertical-align="automatic" fo:background-color="transparent"/>
      <style:text-properties fo:font-size="10pt" style:font-size-asian="10pt" style:font-size-complex="10pt"/>
    </style:style>
    <style:style style:name="Normal_32_58" style:display-name="Normal 58" style:family="table-cell" style:data-style-name="N0">
      <style:table-cell-properties style:vertical-align="automatic" fo:background-color="transparent"/>
      <style:text-properties fo:font-size="10pt" style:font-size-asian="10pt" style:font-size-complex="10pt"/>
    </style:style>
    <style:style style:name="Normal_32_58_32_2" style:display-name="Normal 58 2" style:family="table-cell" style:data-style-name="N0">
      <style:table-cell-properties style:vertical-align="automatic" fo:background-color="transparent"/>
      <style:text-properties fo:font-size="10pt" style:font-size-asian="10pt" style:font-size-complex="10pt"/>
    </style:style>
    <style:style style:name="Normal_32_59" style:display-name="Normal 59" style:family="table-cell" style:data-style-name="N0">
      <style:table-cell-properties style:vertical-align="automatic" fo:background-color="transparent"/>
      <style:text-properties fo:font-size="10pt" style:font-size-asian="10pt" style:font-size-complex="10pt"/>
    </style:style>
    <style:style style:name="Normal_32_59_32_2" style:display-name="Normal 59 2" style:family="table-cell" style:data-style-name="N0">
      <style:table-cell-properties style:vertical-align="automatic" fo:background-color="transparent"/>
      <style:text-properties fo:font-size="10pt" style:font-size-asian="10pt" style:font-size-complex="10pt"/>
    </style:style>
    <style:style style:name="Normal_32_6" style:display-name="Normal 6" style:family="table-cell" style:data-style-name="N0">
      <style:table-cell-properties style:vertical-align="automatic" fo:background-color="transparent"/>
    </style:style>
    <style:style style:name="Normal_32_6_32_2" style:display-name="Normal 6 2" style:family="table-cell" style:data-style-name="N0">
      <style:table-cell-properties style:vertical-align="automatic" fo:wrap-option="wrap" fo:background-color="transparent"/>
      <style:text-properties fo:font-size="10pt" style:font-size-asian="10pt" style:font-size-complex="10pt"/>
    </style:style>
    <style:style style:name="Normal_32_6_32_2_32_2" style:display-name="Normal 6 2 2" style:family="table-cell" style:data-style-name="N0">
      <style:table-cell-properties style:vertical-align="automatic" fo:background-color="transparent"/>
    </style:style>
    <style:style style:name="Normal_32_6_32_2_32_2_32_2" style:display-name="Normal 6 2 2 2" style:family="table-cell" style:data-style-name="N0">
      <style:table-cell-properties style:vertical-align="automatic" fo:background-color="transparent"/>
    </style:style>
    <style:style style:name="Normal_32_6_32_2_32_3" style:display-name="Normal 6 2 3" style:family="table-cell" style:data-style-name="N0">
      <style:table-cell-properties style:vertical-align="automatic" fo:background-color="transparent"/>
    </style:style>
    <style:style style:name="Normal_32_6_32_2_32_3_32_2" style:display-name="Normal 6 2 3 2" style:family="table-cell" style:data-style-name="N0">
      <style:table-cell-properties style:vertical-align="automatic" fo:background-color="transparent"/>
    </style:style>
    <style:style style:name="Normal_32_6_32_2_32_4" style:display-name="Normal 6 2 4" style:family="table-cell" style:data-style-name="N0">
      <style:table-cell-properties style:vertical-align="automatic" fo:wrap-option="wrap" fo:background-color="transparent"/>
      <style:text-properties fo:font-size="10pt" style:font-size-asian="10pt" style:font-size-complex="10pt"/>
    </style:style>
    <style:style style:name="Normal_32_6_32_3" style:display-name="Normal 6 3" style:family="table-cell" style:data-style-name="N0">
      <style:table-cell-properties style:vertical-align="automatic" fo:background-color="transparent"/>
      <style:text-properties fo:font-size="10pt" style:font-size-asian="10pt" style:font-size-complex="10pt"/>
    </style:style>
    <style:style style:name="Normal_32_6_32_3_32_2" style:display-name="Normal 6 3 2" style:family="table-cell" style:data-style-name="N0">
      <style:table-cell-properties style:vertical-align="automatic" fo:background-color="transparent"/>
      <style:text-properties fo:font-size="10pt" style:font-size-asian="10pt" style:font-size-complex="10pt"/>
    </style:style>
    <style:style style:name="Normal_32_6_32_4" style:display-name="Normal 6 4" style:family="table-cell" style:data-style-name="N0">
      <style:table-cell-properties style:vertical-align="automatic" fo:background-color="transparent"/>
      <style:text-properties fo:font-size="10pt" style:font-size-asian="10pt" style:font-size-complex="10pt"/>
    </style:style>
    <style:style style:name="Normal_32_6_32_4_32_2" style:display-name="Normal 6 4 2" style:family="table-cell" style:data-style-name="N0">
      <style:table-cell-properties style:vertical-align="automatic" fo:background-color="transparent"/>
      <style:text-properties fo:font-size="10pt" style:font-size-asian="10pt" style:font-size-complex="10pt"/>
    </style:style>
    <style:style style:name="Normal_32_6_32_5" style:display-name="Normal 6 5" style:family="table-cell" style:data-style-name="N0">
      <style:table-cell-properties style:vertical-align="automatic" fo:background-color="transparent"/>
    </style:style>
    <style:style style:name="Normal_32_60" style:display-name="Normal 60" style:family="table-cell" style:data-style-name="N0">
      <style:table-cell-properties style:vertical-align="automatic" fo:background-color="transparent"/>
      <style:text-properties fo:font-size="10pt" style:font-size-asian="10pt" style:font-size-complex="10pt"/>
    </style:style>
    <style:style style:name="Normal_32_60_32_2" style:display-name="Normal 60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2_32_2" style:display-name="Normal 60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60_32_3" style:display-name="Normal 60 3" style:family="table-cell" style:data-style-name="N0">
      <style:table-cell-properties style:vertical-align="automatic" fo:background-color="transparent"/>
      <style:text-properties fo:font-size="10pt" style:font-size-asian="10pt" style:font-size-complex="10pt"/>
    </style:style>
    <style:style style:name="Normal_32_61" style:display-name="Normal 61" style:family="table-cell" style:data-style-name="N0">
      <style:table-cell-properties style:vertical-align="automatic" fo:background-color="transparent"/>
      <style:text-properties fo:font-size="10pt" style:font-size-asian="10pt" style:font-size-complex="10pt"/>
    </style:style>
    <style:style style:name="Normal_32_61_32_2" style:display-name="Normal 61 2" style:family="table-cell" style:data-style-name="N0">
      <style:table-cell-properties style:vertical-align="automatic" fo:background-color="transparent"/>
      <style:text-properties fo:font-size="10pt" style:font-size-asian="10pt" style:font-size-complex="10pt"/>
    </style:style>
    <style:style style:name="Normal_32_62" style:display-name="Normal 62" style:family="table-cell" style:data-style-name="N0">
      <style:table-cell-properties style:vertical-align="automatic" fo:background-color="transparent"/>
      <style:text-properties fo:font-size="10pt" style:font-size-asian="10pt" style:font-size-complex="10pt"/>
    </style:style>
    <style:style style:name="Normal_32_62_32_2" style:display-name="Normal 62 2" style:family="table-cell" style:data-style-name="N0">
      <style:table-cell-properties style:vertical-align="automatic" fo:background-color="transparent"/>
      <style:text-properties fo:font-size="10pt" style:font-size-asian="10pt" style:font-size-complex="10pt"/>
    </style:style>
    <style:style style:name="Normal_32_63" style:display-name="Normal 63" style:family="table-cell" style:data-style-name="N0">
      <style:table-cell-properties style:vertical-align="automatic" fo:background-color="transparent"/>
      <style:text-properties fo:font-size="10pt" style:font-size-asian="10pt" style:font-size-complex="10pt"/>
    </style:style>
    <style:style style:name="Normal_32_63_32_2" style:display-name="Normal 63 2" style:family="table-cell" style:data-style-name="N0">
      <style:table-cell-properties style:vertical-align="automatic" fo:background-color="transparent"/>
      <style:text-properties fo:font-size="10pt" style:font-size-asian="10pt" style:font-size-complex="10pt"/>
    </style:style>
    <style:style style:name="Normal_32_64" style:display-name="Normal 64" style:family="table-cell" style:data-style-name="N0">
      <style:table-cell-properties style:vertical-align="automatic" fo:background-color="transparent"/>
      <style:text-properties fo:font-size="10pt" style:font-size-asian="10pt" style:font-size-complex="10pt"/>
    </style:style>
    <style:style style:name="Normal_32_64_32_2" style:display-name="Normal 64 2" style:family="table-cell" style:data-style-name="N0">
      <style:table-cell-properties style:vertical-align="automatic" fo:background-color="transparent"/>
      <style:text-properties fo:font-size="10pt" style:font-size-asian="10pt" style:font-size-complex="10pt"/>
    </style:style>
    <style:style style:name="Normal_32_65" style:display-name="Normal 65" style:family="table-cell" style:data-style-name="N0">
      <style:table-cell-properties style:vertical-align="automatic" fo:background-color="transparent"/>
      <style:text-properties fo:font-size="10pt" style:font-size-asian="10pt" style:font-size-complex="10pt"/>
    </style:style>
    <style:style style:name="Normal_32_65_32_2" style:display-name="Normal 65 2" style:family="table-cell" style:data-style-name="N0">
      <style:table-cell-properties style:vertical-align="automatic" fo:background-color="transparent"/>
      <style:text-properties fo:font-size="10pt" style:font-size-asian="10pt" style:font-size-complex="10pt"/>
    </style:style>
    <style:style style:name="Normal_32_66" style:display-name="Normal 66" style:family="table-cell" style:data-style-name="N0">
      <style:table-cell-properties style:vertical-align="automatic" fo:background-color="transparent"/>
      <style:text-properties fo:font-size="10pt" style:font-size-asian="10pt" style:font-size-complex="10pt"/>
    </style:style>
    <style:style style:name="Normal_32_66_32_2" style:display-name="Normal 66 2" style:family="table-cell" style:data-style-name="N0">
      <style:table-cell-properties style:vertical-align="automatic" fo:background-color="transparent"/>
      <style:text-properties fo:font-size="10pt" style:font-size-asian="10pt" style:font-size-complex="10pt"/>
    </style:style>
    <style:style style:name="Normal_32_67" style:display-name="Normal 67" style:family="table-cell" style:data-style-name="N0">
      <style:table-cell-properties style:vertical-align="automatic" fo:background-color="transparent"/>
      <style:text-properties fo:font-size="10pt" style:font-size-asian="10pt" style:font-size-complex="10pt"/>
    </style:style>
    <style:style style:name="Normal_32_67_32_2" style:display-name="Normal 67 2" style:family="table-cell" style:data-style-name="N0">
      <style:table-cell-properties style:vertical-align="automatic" fo:background-color="transparent"/>
      <style:text-properties fo:font-size="10pt" style:font-size-asian="10pt" style:font-size-complex="10pt"/>
    </style:style>
    <style:style style:name="Normal_32_68" style:display-name="Normal 68" style:family="table-cell" style:data-style-name="N0">
      <style:table-cell-properties style:vertical-align="automatic" fo:background-color="transparent"/>
      <style:text-properties fo:font-size="10pt" style:font-size-asian="10pt" style:font-size-complex="10pt"/>
    </style:style>
    <style:style style:name="Normal_32_68_32_2" style:display-name="Normal 68 2" style:family="table-cell" style:data-style-name="N0">
      <style:table-cell-properties style:vertical-align="automatic" fo:background-color="transparent"/>
      <style:text-properties fo:font-size="10pt" style:font-size-asian="10pt" style:font-size-complex="10pt"/>
    </style:style>
    <style:style style:name="Normal_32_69" style:display-name="Normal 69" style:family="table-cell" style:data-style-name="N0">
      <style:table-cell-properties style:vertical-align="automatic" fo:background-color="transparent"/>
      <style:text-properties fo:font-size="10pt" style:font-size-asian="10pt" style:font-size-complex="10pt"/>
    </style:style>
    <style:style style:name="Normal_32_69_32_2" style:display-name="Normal 69 2" style:family="table-cell" style:data-style-name="N0">
      <style:table-cell-properties style:vertical-align="automatic" fo:background-color="transparent"/>
      <style:text-properties fo:font-size="10pt" style:font-size-asian="10pt" style:font-size-complex="10pt"/>
    </style:style>
    <style:style style:name="Normal_32_7" style:display-name="Normal 7" style:family="table-cell" style:data-style-name="N0">
      <style:table-cell-properties style:vertical-align="automatic" fo:background-color="transparent"/>
      <style:text-properties fo:font-size="10pt" style:font-size-asian="10pt" style:font-size-complex="10pt"/>
    </style:style>
    <style:style style:name="Normal_32_7_32_2" style:display-name="Normal 7 2" style:family="table-cell" style:data-style-name="N0">
      <style:table-cell-properties style:vertical-align="automatic" fo:wrap-option="wrap" fo:background-color="transparent"/>
      <style:text-properties fo:font-size="10pt" style:font-size-asian="10pt" style:font-size-complex="10pt"/>
    </style:style>
    <style:style style:name="Normal_32_7_32_2_32_2" style:display-name="Normal 7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 style:display-name="Normal 7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2_32_2" style:display-name="Normal 7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2_32_3" style:display-name="Normal 7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_32_2_32_3" style:display-name="Normal 7 2 3" style:family="table-cell" style:data-style-name="N0">
      <style:table-cell-properties style:vertical-align="automatic" fo:background-color="transparent"/>
      <style:text-properties fo:font-size="10pt" style:font-size-asian="10pt" style:font-size-complex="10pt"/>
    </style:style>
    <style:style style:name="Normal_32_7_32_2_32_3_32_2" style:display-name="Normal 7 2 3 2" style:family="table-cell" style:data-style-name="N0">
      <style:table-cell-properties style:vertical-align="automatic" fo:background-color="transparent"/>
      <style:text-properties fo:font-size="10pt" style:font-size-asian="10pt" style:font-size-complex="10pt"/>
    </style:style>
    <style:style style:name="Normal_32_7_32_2_32_4" style:display-name="Normal 7 2 4" style:family="table-cell" style:data-style-name="N0">
      <style:table-cell-properties style:vertical-align="automatic" fo:wrap-option="wrap" fo:background-color="transparent"/>
      <style:text-properties fo:font-size="10pt" style:font-size-asian="10pt" style:font-size-complex="10pt"/>
    </style:style>
    <style:style style:name="Normal_32_7_32_3" style:display-name="Normal 7 3" style:family="table-cell" style:data-style-name="N0">
      <style:table-cell-properties style:vertical-align="automatic" fo:background-color="transparent"/>
      <style:text-properties fo:font-size="10pt" style:font-size-asian="10pt" style:font-size-complex="10pt"/>
    </style:style>
    <style:style style:name="Normal_32_7_32_4" style:display-name="Normal 7 4" style:family="table-cell" style:data-style-name="N0">
      <style:table-cell-properties style:vertical-align="automatic" fo:background-color="transparent"/>
      <style:text-properties fo:font-size="10pt" style:font-size-asian="10pt" style:font-size-complex="10pt"/>
    </style:style>
    <style:style style:name="Normal_32_7_32_4_32_2" style:display-name="Normal 7 4 2" style:family="table-cell" style:data-style-name="N0">
      <style:table-cell-properties style:vertical-align="automatic" fo:background-color="transparent"/>
      <style:text-properties fo:font-size="10pt" style:font-size-asian="10pt" style:font-size-complex="10pt"/>
    </style:style>
    <style:style style:name="Normal_32_70" style:display-name="Normal 70" style:family="table-cell" style:data-style-name="N0">
      <style:table-cell-properties style:vertical-align="automatic" fo:background-color="transparent"/>
      <style:text-properties fo:font-size="10pt" style:font-size-asian="10pt" style:font-size-complex="10pt"/>
    </style:style>
    <style:style style:name="Normal_32_70_32_2" style:display-name="Normal 70 2" style:family="table-cell" style:data-style-name="N0">
      <style:table-cell-properties style:vertical-align="automatic" fo:background-color="transparent"/>
      <style:text-properties fo:font-size="10pt" style:font-size-asian="10pt" style:font-size-complex="10pt"/>
    </style:style>
    <style:style style:name="Normal_32_71" style:display-name="Normal 71" style:family="table-cell" style:data-style-name="N0">
      <style:table-cell-properties style:vertical-align="automatic" fo:background-color="transparent"/>
      <style:text-properties fo:font-size="10pt" style:font-size-asian="10pt" style:font-size-complex="10pt"/>
    </style:style>
    <style:style style:name="Normal_32_71_32_2" style:display-name="Normal 71 2" style:family="table-cell" style:data-style-name="N0">
      <style:table-cell-properties style:vertical-align="automatic" fo:background-color="transparent"/>
      <style:text-properties fo:font-size="10pt" style:font-size-asian="10pt" style:font-size-complex="10pt"/>
    </style:style>
    <style:style style:name="Normal_32_72" style:display-name="Normal 72" style:family="table-cell" style:data-style-name="N0">
      <style:table-cell-properties style:vertical-align="automatic" fo:background-color="transparent"/>
      <style:text-properties fo:font-size="10pt" style:font-size-asian="10pt" style:font-size-complex="10pt"/>
    </style:style>
    <style:style style:name="Normal_32_72_32_2" style:display-name="Normal 72 2" style:family="table-cell" style:data-style-name="N0">
      <style:table-cell-properties style:vertical-align="automatic" fo:background-color="transparent"/>
      <style:text-properties fo:font-size="10pt" style:font-size-asian="10pt" style:font-size-complex="10pt"/>
    </style:style>
    <style:style style:name="Normal_32_73" style:display-name="Normal 7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3_32_2" style:display-name="Normal 7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74" style:display-name="Normal 74" style:family="table-cell" style:data-style-name="N0">
      <style:table-cell-properties style:vertical-align="automatic" fo:background-color="transparent"/>
    </style:style>
    <style:style style:name="Normal_32_8" style:display-name="Normal 8" style:family="table-cell" style:data-style-name="N0">
      <style:table-cell-properties style:vertical-align="automatic" fo:background-color="transparent"/>
    </style:style>
    <style:style style:name="Normal_32_8_32_2" style:display-name="Normal 8 2" style:family="table-cell" style:data-style-name="N0">
      <style:table-cell-properties style:vertical-align="automatic" fo:background-color="transparent"/>
    </style:style>
    <style:style style:name="Normal_32_8_32_2_32_2" style:display-name="Normal 8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 style:display-name="Normal 8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2_32_2" style:display-name="Normal 8 2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2_32_3" style:display-name="Normal 8 2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2_32_3" style:display-name="Normal 8 2 3" style:family="table-cell" style:data-style-name="N0">
      <style:table-cell-properties style:vertical-align="automatic" fo:background-color="transparent"/>
      <style:text-properties fo:font-size="10pt" style:font-size-asian="10pt" style:font-size-complex="10pt"/>
    </style:style>
    <style:style style:name="Normal_32_8_32_2_32_3_32_2" style:display-name="Normal 8 2 3 2" style:family="table-cell" style:data-style-name="N0">
      <style:table-cell-properties style:vertical-align="automatic" fo:background-color="transparent"/>
      <style:text-properties fo:font-size="10pt" style:font-size-asian="10pt" style:font-size-complex="10pt"/>
    </style:style>
    <style:style style:name="Normal_32_8_32_2_32_4" style:display-name="Normal 8 2 4" style:family="table-cell" style:data-style-name="N0">
      <style:table-cell-properties style:vertical-align="automatic" fo:wrap-option="wrap" fo:background-color="transparent"/>
      <style:text-properties fo:font-size="10pt" style:font-size-asian="10pt" style:font-size-complex="10pt"/>
    </style:style>
    <style:style style:name="Normal_32_8_32_2_32_4_32_2" style:display-name="Normal 8 2 4 2" style:family="table-cell" style:data-style-name="N0">
      <style:table-cell-properties style:vertical-align="automatic" fo:wrap-option="wrap" fo:background-color="transparent"/>
      <style:text-properties fo:font-size="10pt" style:font-size-asian="10pt" style:font-size-complex="10pt"/>
    </style:style>
    <style:style style:name="Normal_32_8_32_2_32_5" style:display-name="Normal 8 2 5" style:family="table-cell" style:data-style-name="N0">
      <style:table-cell-properties style:vertical-align="automatic" fo:background-color="transparent"/>
    </style:style>
    <style:style style:name="Normal_32_8_32_3" style:display-name="Normal 8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 style:display-name="Normal 8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 style:display-name="Normal 8 3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2_32_2" style:display-name="Normal 8 3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2_32_3" style:display-name="Normal 8 3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 style:display-name="Normal 8 3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3_32_2" style:display-name="Normal 8 3 3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3_32_4" style:display-name="Normal 8 3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 style:display-name="Normal 8 4" style:family="table-cell" style:data-style-name="N0">
      <style:table-cell-properties style:vertical-align="automatic" fo:background-color="transparent"/>
      <style:text-properties fo:font-size="10pt" style:font-size-asian="10pt" style:font-size-complex="10pt"/>
    </style:style>
    <style:style style:name="Normal_32_8_32_4_32_2" style:display-name="Normal 8 4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 style:display-name="Normal 8 4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2_32_2" style:display-name="Normal 8 4 2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2_32_3" style:display-name="Normal 8 4 2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4_32_3" style:display-name="Normal 8 4 3" style:family="table-cell" style:data-style-name="N0">
      <style:table-cell-properties style:vertical-align="automatic" fo:background-color="transparent"/>
      <style:text-properties fo:font-size="10pt" style:font-size-asian="10pt" style:font-size-complex="10pt"/>
    </style:style>
    <style:style style:name="Normal_32_8_32_5" style:display-name="Normal 8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 style:display-name="Normal 8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2_32_2" style:display-name="Normal 8 5 2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5_32_3" style:display-name="Normal 8 5 3"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8_32_6" style:display-name="Normal 8 6" style:family="table-cell" style:data-style-name="N0">
      <style:table-cell-properties style:vertical-align="automatic" fo:background-color="transparent"/>
    </style:style>
    <style:style style:name="Normal_32_8_32_6_32_2" style:display-name="Normal 8 6 2" style:family="table-cell" style:data-style-name="N0">
      <style:table-cell-properties style:vertical-align="automatic" fo:background-color="transparent"/>
    </style:style>
    <style:style style:name="Normal_32_8_32_7" style:display-name="Normal 8 7" style:family="table-cell" style:data-style-name="N0">
      <style:table-cell-properties style:vertical-align="automatic" fo:background-color="transparent"/>
    </style:style>
    <style:style style:name="Normal_32_8_32_8" style:display-name="Normal 8 8" style:family="table-cell" style:data-style-name="N0">
      <style:table-cell-properties style:vertical-align="automatic" fo:background-color="transparent"/>
    </style:style>
    <style:style style:name="Normal_32_9" style:display-name="Normal 9" style:family="table-cell" style:data-style-name="N0">
      <style:table-cell-properties style:vertical-align="automatic" fo:background-color="transparent"/>
    </style:style>
    <style:style style:name="Normal_32_9_32_2" style:display-name="Normal 9 2" style:family="table-cell" style:data-style-name="N0">
      <style:table-cell-properties style:vertical-align="automatic" fo:wrap-option="wrap" fo:background-color="transparent"/>
      <style:text-properties fo:font-size="10pt" style:font-size-asian="10pt" style:font-size-complex="10pt"/>
    </style:style>
    <style:style style:name="Normal_32_9_32_2_32_2" style:display-name="Normal 9 2 2" style:family="table-cell" style:data-style-name="N0">
      <style:table-cell-properties style:vertical-align="automatic" fo:background-color="transparent"/>
      <style:text-properties fo:font-size="10pt" style:font-size-asian="10pt" style:font-size-complex="10pt"/>
    </style:style>
    <style:style style:name="Normal_32_9_32_2_32_2_32_2" style:display-name="Normal 9 2 2 2" style:family="table-cell" style:data-style-name="N0">
      <style:table-cell-properties style:vertical-align="automatic" fo:background-color="transparent"/>
      <style:text-properties fo:font-size="10pt" style:font-size-asian="10pt" style:font-size-complex="10pt"/>
    </style:style>
    <style:style style:name="Normal_32_9_32_2_32_3" style:display-name="Normal 9 2 3" style:family="table-cell" style:data-style-name="N0">
      <style:table-cell-properties style:vertical-align="automatic" fo:wrap-option="wrap" fo:background-color="transparent"/>
      <style:text-properties fo:font-size="10pt" style:font-size-asian="10pt" style:font-size-complex="10pt"/>
    </style:style>
    <style:style style:name="Normal_32_9_32_3" style:display-name="Normal 9 3" style:family="table-cell" style:data-style-name="N0">
      <style:table-cell-properties style:vertical-align="automatic" fo:background-color="transparent"/>
      <style:text-properties fo:font-size="10pt" style:font-size-asian="10pt" style:font-size-complex="10pt"/>
    </style:style>
    <style:style style:name="Normal_32_9_32_3_32_2" style:display-name="Normal 9 3 2" style:family="table-cell" style:data-style-name="N0">
      <style:table-cell-properties style:vertical-align="automatic" fo:background-color="transparent"/>
      <style:text-properties fo:font-size="10pt" style:font-size-asian="10pt" style:font-size-complex="10pt"/>
    </style:style>
    <style:style style:name="Normal_32_9_32_4" style:display-name="Normal 9 4" style:family="table-cell" style:data-style-name="N0">
      <style:table-cell-properties style:vertical-align="automatic" fo:background-color="transparent"/>
      <style:text-properties fo:font-size="10pt" style:font-size-asian="10pt" style:font-size-complex="10pt"/>
    </style:style>
    <style:style style:name="Normal_32_9_32_4_32_2" style:display-name="Normal 9 4 2" style:family="table-cell" style:data-style-name="N0">
      <style:table-cell-properties style:vertical-align="automatic" fo:background-color="transparent"/>
      <style:text-properties fo:font-size="10pt" style:font-size-asian="10pt" style:font-size-complex="10pt"/>
    </style:style>
    <style:style style:name="Normal_32_9_32_5" style:display-name="Normal 9 5"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5_32_2" style:display-name="Normal 9 5 2"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9_32_6" style:display-name="Normal 9 6" style:family="table-cell" style:data-style-name="N0">
      <style:table-cell-properties style:vertical-align="automatic" fo:background-color="transparent"/>
    </style:style>
    <style:style style:name="Normal_32_9_32_6_32_2" style:display-name="Normal 9 6 2" style:family="table-cell" style:data-style-name="N0">
      <style:table-cell-properties style:vertical-align="automatic" fo:background-color="transparent"/>
    </style:style>
    <style:style style:name="Normal_32_9_32_7" style:display-name="Normal 9 7" style:family="table-cell" style:data-style-name="N0">
      <style:table-cell-properties style:vertical-align="automatic" fo:background-color="transparent"/>
    </style:style>
    <style:style style:name="Normal_32_91" style:display-name="Normal 91" style:family="table-cell" style:data-style-name="N0">
      <style:table-cell-properties style:vertical-align="automatic" fo:background-color="transparent"/>
      <style:text-properties fo:font-size="10pt" style:font-size-asian="10pt" style:font-size-complex="10pt"/>
    </style:style>
    <style:style style:name="Normal_32_91_32_2" style:display-name="Normal 91 2" style:family="table-cell" style:data-style-name="N0">
      <style:table-cell-properties style:vertical-align="automatic" fo:background-color="transparent"/>
      <style:text-properties fo:font-size="10pt" style:font-size-asian="10pt" style:font-size-complex="10pt"/>
    </style:style>
    <style:style style:name="Norm_225_l_Munka1" style:display-name="Normál_Munka1" style:family="table-cell" style:data-style-name="N0">
      <style:table-cell-properties style:vertical-align="automatic" fo:background-color="transparent"/>
      <style:text-properties style:font-name="MS Sans Serif" style:font-name-asian="MS Sans Serif" style:font-name-complex="MS Sans Serif" fo:font-size="10pt" style:font-size-asian="10pt" style:font-size-complex="10pt"/>
    </style:style>
    <style:style style:name="norm_225_ln_237__CTc_actual_02" style:display-name="normální_CTc_actual_02" style:family="table-cell" style:data-style-name="N0">
      <style:table-cell-properties style:vertical-align="automatic" fo:background-color="transparent"/>
      <style:text-properties style:font-name="Times New Roman CE" style:font-name-asian="Times New Roman CE" style:font-name-complex="Times New Roman CE" fo:font-size="10pt" style:font-size-asian="10pt" style:font-size-complex="10pt"/>
    </style:style>
    <style:style style:name="Normalny_laroux" style:family="table-cell" style:data-style-name="N0">
      <style:table-cell-properties style:vertical-align="automatic" fo:background-color="transparent"/>
      <style:text-properties style:font-name="Arial CE" style:font-name-asian="Arial CE" style:font-name-complex="Arial CE" fo:font-size="10pt" style:font-size-asian="10pt" style:font-size-complex="10pt"/>
    </style:style>
    <style:style style:name="Note_32_2" style:display-name="Note 2" style:family="table-cell" style:data-style-name="N0">
      <style:table-cell-properties fo:border="thin solid #B2B2B2" fo:background-color="#FFFFCC"/>
    </style:style>
    <style:style style:name="Note_32_2_32_2" style:display-name="Note 2 2" style:family="table-cell" style:data-style-name="N0">
      <style:table-cell-properties fo:border="thin solid #B2B2B2" fo:background-color="#FFFFCC"/>
    </style:style>
    <style:style style:name="Note_32_2_32_2_32_2" style:display-name="Note 2 2 2" style:family="table-cell" style:data-style-name="N0">
      <style:table-cell-properties fo:border="thin solid #B2B2B2" fo:background-color="#FFFFCC"/>
    </style:style>
    <style:style style:name="Note_32_2_32_2_32_2_32_2" style:display-name="Note 2 2 2 2" style:family="table-cell" style:data-style-name="N0">
      <style:table-cell-properties fo:border="thin solid #B2B2B2" fo:background-color="#FFFFCC"/>
    </style:style>
    <style:style style:name="Note_32_2_32_2_32_3" style:display-name="Note 2 2 3" style:family="table-cell" style:data-style-name="N0">
      <style:table-cell-properties fo:border="thin solid #B2B2B2" fo:background-color="#FFFFCC"/>
    </style:style>
    <style:style style:name="Note_32_2_32_3" style:display-name="Note 2 3" style:family="table-cell" style:data-style-name="N0">
      <style:table-cell-properties fo:border="thin solid #B2B2B2" fo:background-color="#FFFFCC"/>
    </style:style>
    <style:style style:name="Note_32_2_32_3_32_2" style:display-name="Note 2 3 2" style:family="table-cell" style:data-style-name="N0">
      <style:table-cell-properties fo:border="thin solid #B2B2B2" fo:background-color="#FFFFCC"/>
    </style:style>
    <style:style style:name="Note_32_2_32_4" style:display-name="Note 2 4" style:family="table-cell" style:data-style-name="N0">
      <style:table-cell-properties fo:border="thin solid #B2B2B2" fo:background-color="#FFFFCC"/>
    </style:style>
    <style:style style:name="Note_32_3" style:display-name="Note 3" style:family="table-cell" style:data-style-name="N0">
      <style:table-cell-properties fo:border="thin solid #B2B2B2" fo:background-color="#FFFFCC"/>
    </style:style>
    <style:style style:name="Note_32_3_32_2" style:display-name="Note 3 2" style:family="table-cell" style:data-style-name="N0">
      <style:table-cell-properties fo:border="thin solid #B2B2B2" fo:background-color="#FFFFCC"/>
    </style:style>
    <style:style style:name="Note_32_3_32_2_32_2" style:display-name="Note 3 2 2" style:family="table-cell" style:data-style-name="N0">
      <style:table-cell-properties fo:border="thin solid #B2B2B2" fo:background-color="#FFFFCC"/>
    </style:style>
    <style:style style:name="Note_32_3_32_2_32_2_32_2" style:display-name="Note 3 2 2 2" style:family="table-cell" style:data-style-name="N0">
      <style:table-cell-properties fo:border="thin solid #B2B2B2" fo:background-color="#FFFFCC"/>
    </style:style>
    <style:style style:name="Note_32_3_32_2_32_3" style:display-name="Note 3 2 3" style:family="table-cell" style:data-style-name="N0">
      <style:table-cell-properties fo:border="thin solid #B2B2B2" fo:background-color="#FFFFCC"/>
    </style:style>
    <style:style style:name="Note_32_3_32_3" style:display-name="Note 3 3" style:family="table-cell" style:data-style-name="N0">
      <style:table-cell-properties fo:border="thin solid #B2B2B2" fo:background-color="#FFFFCC"/>
    </style:style>
    <style:style style:name="Note_32_3_32_3_32_2" style:display-name="Note 3 3 2" style:family="table-cell" style:data-style-name="N0">
      <style:table-cell-properties fo:border="thin solid #B2B2B2" fo:background-color="#FFFFCC"/>
    </style:style>
    <style:style style:name="Note_32_3_32_3_32_2_32_2" style:display-name="Note 3 3 2 2" style:family="table-cell" style:data-style-name="N0">
      <style:table-cell-properties fo:border="thin solid #B2B2B2" fo:background-color="#FFFFCC"/>
    </style:style>
    <style:style style:name="Note_32_3_32_3_32_3" style:display-name="Note 3 3 3" style:family="table-cell" style:data-style-name="N0">
      <style:table-cell-properties fo:border="thin solid #B2B2B2" fo:background-color="#FFFFCC"/>
    </style:style>
    <style:style style:name="Note_32_3_32_4" style:display-name="Note 3 4" style:family="table-cell" style:data-style-name="N0">
      <style:table-cell-properties fo:border="thin solid #B2B2B2" fo:background-color="#FFFFCC"/>
    </style:style>
    <style:style style:name="Note_32_3_32_4_32_2" style:display-name="Note 3 4 2" style:family="table-cell" style:data-style-name="N0">
      <style:table-cell-properties fo:border="thin solid #B2B2B2" fo:background-color="#FFFFCC"/>
    </style:style>
    <style:style style:name="Note_32_3_32_5" style:display-name="Note 3 5"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Note_32_4_32_2" style:display-name="Note 4 2" style:family="table-cell" style:data-style-name="N0">
      <style:table-cell-properties fo:border="thin solid #B2B2B2" fo:background-color="#FFFFCC"/>
    </style:style>
    <style:style style:name="Note_32_4_32_2_32_2" style:display-name="Note 4 2 2" style:family="table-cell" style:data-style-name="N0">
      <style:table-cell-properties fo:border="thin solid #B2B2B2" fo:background-color="#FFFFCC"/>
    </style:style>
    <style:style style:name="Note_32_4_32_2_32_2_32_2" style:display-name="Note 4 2 2 2" style:family="table-cell" style:data-style-name="N0">
      <style:table-cell-properties fo:border="thin solid #B2B2B2" fo:background-color="#FFFFCC"/>
    </style:style>
    <style:style style:name="Note_32_4_32_2_32_3" style:display-name="Note 4 2 3" style:family="table-cell" style:data-style-name="N0">
      <style:table-cell-properties fo:border="thin solid #B2B2B2" fo:background-color="#FFFFCC"/>
    </style:style>
    <style:style style:name="Note_32_4_32_3" style:display-name="Note 4 3" style:family="table-cell" style:data-style-name="N0">
      <style:table-cell-properties fo:border="thin solid #B2B2B2" fo:background-color="#FFFFCC"/>
    </style:style>
    <style:style style:name="Note_32_4_32_3_32_2" style:display-name="Note 4 3 2" style:family="table-cell" style:data-style-name="N0">
      <style:table-cell-properties fo:border="thin solid #B2B2B2" fo:background-color="#FFFFCC"/>
    </style:style>
    <style:style style:name="Note_32_4_32_3_32_2_32_2" style:display-name="Note 4 3 2 2" style:family="table-cell" style:data-style-name="N0">
      <style:table-cell-properties fo:border="thin solid #B2B2B2" fo:background-color="#FFFFCC"/>
    </style:style>
    <style:style style:name="Note_32_4_32_3_32_3" style:display-name="Note 4 3 3" style:family="table-cell" style:data-style-name="N0">
      <style:table-cell-properties fo:border="thin solid #B2B2B2" fo:background-color="#FFFFCC"/>
    </style:style>
    <style:style style:name="Note_32_4_32_4" style:display-name="Note 4 4" style:family="table-cell" style:data-style-name="N0">
      <style:table-cell-properties fo:border="thin solid #B2B2B2" fo:background-color="#FFFFCC"/>
    </style:style>
    <style:style style:name="Note_32_4_32_4_32_2" style:display-name="Note 4 4 2" style:family="table-cell" style:data-style-name="N0">
      <style:table-cell-properties fo:border="thin solid #B2B2B2" fo:background-color="#FFFFCC"/>
    </style:style>
    <style:style style:name="Note_32_4_32_5" style:display-name="Note 4 5" style:family="table-cell" style:data-style-name="N0">
      <style:table-cell-properties fo:border="thin solid #B2B2B2" fo:background-color="#FFFFCC"/>
    </style:style>
    <style:style style:name="Note_32_5" style:display-name="Note 5" style:family="table-cell" style:data-style-name="N0">
      <style:table-cell-properties fo:border="thin solid #B2B2B2" fo:background-color="#FFFFCC"/>
    </style:style>
    <style:style style:name="Note_32_5_32_2" style:display-name="Note 5 2" style:family="table-cell" style:data-style-name="N0">
      <style:table-cell-properties fo:border="thin solid #B2B2B2" fo:background-color="#FFFFCC"/>
    </style:style>
    <style:style style:name="Note_32_5_32_2_32_2" style:display-name="Note 5 2 2" style:family="table-cell" style:data-style-name="N0">
      <style:table-cell-properties fo:border="thin solid #B2B2B2" fo:background-color="#FFFFCC"/>
    </style:style>
    <style:style style:name="Note_32_5_32_2_32_2_32_2" style:display-name="Note 5 2 2 2" style:family="table-cell" style:data-style-name="N0">
      <style:table-cell-properties fo:border="thin solid #B2B2B2" fo:background-color="#FFFFCC"/>
    </style:style>
    <style:style style:name="Note_32_5_32_2_32_3" style:display-name="Note 5 2 3" style:family="table-cell" style:data-style-name="N0">
      <style:table-cell-properties fo:border="thin solid #B2B2B2" fo:background-color="#FFFFCC"/>
    </style:style>
    <style:style style:name="Note_32_5_32_3" style:display-name="Note 5 3" style:family="table-cell" style:data-style-name="N0">
      <style:table-cell-properties fo:border="thin solid #B2B2B2" fo:background-color="#FFFFCC"/>
    </style:style>
    <style:style style:name="Note_32_5_32_3_32_2" style:display-name="Note 5 3 2" style:family="table-cell" style:data-style-name="N0">
      <style:table-cell-properties fo:border="thin solid #B2B2B2" fo:background-color="#FFFFCC"/>
    </style:style>
    <style:style style:name="Note_32_5_32_3_32_2_32_2" style:display-name="Note 5 3 2 2" style:family="table-cell" style:data-style-name="N0">
      <style:table-cell-properties fo:border="thin solid #B2B2B2" fo:background-color="#FFFFCC"/>
    </style:style>
    <style:style style:name="Note_32_5_32_3_32_3" style:display-name="Note 5 3 3" style:family="table-cell" style:data-style-name="N0">
      <style:table-cell-properties fo:border="thin solid #B2B2B2" fo:background-color="#FFFFCC"/>
    </style:style>
    <style:style style:name="Note_32_5_32_4" style:display-name="Note 5 4" style:family="table-cell" style:data-style-name="N0">
      <style:table-cell-properties fo:border="thin solid #B2B2B2" fo:background-color="#FFFFCC"/>
    </style:style>
    <style:style style:name="Note_32_5_32_4_32_2" style:display-name="Note 5 4 2" style:family="table-cell" style:data-style-name="N0">
      <style:table-cell-properties fo:border="thin solid #B2B2B2" fo:background-color="#FFFFCC"/>
    </style:style>
    <style:style style:name="Note_32_5_32_5" style:display-name="Note 5 5" style:family="table-cell" style:data-style-name="N0">
      <style:table-cell-properties fo:border="thin solid #B2B2B2" fo:background-color="#FFFFCC"/>
    </style:style>
    <style:style style:name="Note_32_6" style:display-name="Note 6" style:family="table-cell" style:data-style-name="N0">
      <style:table-cell-properties fo:border="thin solid #B2B2B2" fo:background-color="#FFFFCC"/>
    </style:style>
    <style:style style:name="Note_32_6_32_2" style:display-name="Note 6 2" style:family="table-cell" style:data-style-name="N0">
      <style:table-cell-properties fo:border="thin solid #B2B2B2" fo:background-color="#FFFFCC"/>
    </style:style>
    <style:style style:name="Note_32_6_32_2_32_2" style:display-name="Note 6 2 2" style:family="table-cell" style:data-style-name="N0">
      <style:table-cell-properties fo:border="thin solid #B2B2B2" fo:background-color="#FFFFCC"/>
    </style:style>
    <style:style style:name="Note_32_6_32_2_32_2_32_2" style:display-name="Note 6 2 2 2" style:family="table-cell" style:data-style-name="N0">
      <style:table-cell-properties fo:border="thin solid #B2B2B2" fo:background-color="#FFFFCC"/>
    </style:style>
    <style:style style:name="Note_32_6_32_2_32_3" style:display-name="Note 6 2 3" style:family="table-cell" style:data-style-name="N0">
      <style:table-cell-properties fo:border="thin solid #B2B2B2" fo:background-color="#FFFFCC"/>
    </style:style>
    <style:style style:name="Note_32_6_32_3" style:display-name="Note 6 3" style:family="table-cell" style:data-style-name="N0">
      <style:table-cell-properties fo:border="thin solid #B2B2B2" fo:background-color="#FFFFCC"/>
    </style:style>
    <style:style style:name="Note_32_6_32_3_32_2" style:display-name="Note 6 3 2" style:family="table-cell" style:data-style-name="N0">
      <style:table-cell-properties fo:border="thin solid #B2B2B2" fo:background-color="#FFFFCC"/>
    </style:style>
    <style:style style:name="Note_32_6_32_4" style:display-name="Note 6 4" style:family="table-cell" style:data-style-name="N0">
      <style:table-cell-properties fo:border="thin solid #B2B2B2" fo:background-color="#FFFFCC"/>
    </style:style>
    <style:style style:name="Number" style:family="table-cell" style:data-style-name="N70">
      <style:table-cell-properties style:vertical-align="middle" style:repeat-content="false"/>
      <style:paragraph-properties fo:text-align="end" fo:margin-right="0cm"/>
    </style:style>
    <style:style style:name="Number_32_2" style:display-name="Number 2" style:family="table-cell" style:data-style-name="N70">
      <style:table-cell-properties style:vertical-align="middle" style:repeat-content="false"/>
      <style:paragraph-properties fo:text-align="end" fo:margin-right="0cm"/>
    </style:style>
    <style:style style:name="Output_32_2" style:display-name="Output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 style:display-name="Output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2_32_2" style:display-name="Output 2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2_32_3" style:display-name="Output 2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 style:display-name="Output 3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2_32_2" style:display-name="Output 3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3_32_3" style:display-name="Output 3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 style:display-name="Output 4"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 style:display-name="Output 4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2_32_2" style:display-name="Output 4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4_32_3" style:display-name="Output 4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 style:display-name="Output 5"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 style:display-name="Output 5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2_32_2" style:display-name="Output 5 2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5_32_3" style:display-name="Output 5 3"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 style:display-name="Output 6"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6_32_2" style:display-name="Output 6 2" style:family="table-cell" style:data-style-name="N0">
      <style:table-cell-properties fo:border="thin solid #3F3F3F" fo:background-color="#F2F2F2"/>
      <style:text-properties fo:color="#3F3F3F" style:font-name="Calibri" style:font-name-asian="Calibri" style:font-name-complex="Calibri" fo:font-size="11pt" style:font-size-asian="11pt" style:font-size-complex="11pt" fo:font-weight="bold" style:font-weight-asian="bold" style:font-weight-complex="bold"/>
    </style:style>
    <style:style style:name="Output_32_Amounts" style:display-name="Output Amounts"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Amounts_32_2" style:display-name="Output Amounts 2" style:family="table-cell" style:data-style-name="N45">
      <style:table-cell-properties style:vertical-align="automatic" fo:background-color="#FFFFFF" style:repeat-content="false"/>
      <style:paragraph-properties fo:text-align="end" fo:margin-right="0cm"/>
      <style:text-properties style:font-name="Times New Roman" style:font-name-asian="Times New Roman" style:font-name-complex="Times New Roman" fo:font-size="11pt" style:font-size-asian="11pt" style:font-size-complex="11pt" style:font-family-generic="roman"/>
    </style:style>
    <style:style style:name="Output_32_Line_32_Items" style:display-name="Output Line Items"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Output_32_Line_32_Items_32_2" style:display-name="Output Line Items 2" style:family="table-cell" style:data-style-name="N0">
      <style:table-cell-properties fo:border-top="none" fo:border-bottom="none" fo:border-left="none" fo:border-right="thin solid #000000" style:vertical-align="automatic" fo:background-color="#99CC00"/>
      <style:text-properties fo:color="#800000" style:font-name="Times New Roman" style:font-name-asian="Times New Roman" style:font-name-complex="Times New Roman" fo:font-size="11pt" style:font-size-asian="11pt" style:font-size-complex="11pt" fo:font-weight="bold" style:font-weight-asian="bold" style:font-weight-complex="bold" style:font-family-generic="roman"/>
    </style:style>
    <style:style style:name="Percent_32__40__41_" style:display-name="Percent ()" style:family="table-cell" style:data-style-name="N84"/>
    <style:style style:name="Percent_32__40__41__32_2" style:display-name="Percent () 2" style:family="table-cell" style:data-style-name="N84"/>
    <style:style style:name="Percent_32__40_0_41_" style:display-name="Percent (0)" style:family="table-cell" style:data-style-name="N85"/>
    <style:style style:name="Percent_32__40_0_41__32_2" style:display-name="Percent (0) 2" style:family="table-cell" style:data-style-name="N85"/>
    <style:style style:name="Percent_32__40_1_41_" style:display-name="Percent (1)" style:family="table-cell" style:data-style-name="N86"/>
    <style:style style:name="Percent_32__40_1_41__32_2" style:display-name="Percent (1) 2" style:family="table-cell" style:data-style-name="N86"/>
    <style:style style:name="Percent_32__91_2_93_" style:display-name="Percent [2]" style:family="table-cell" style:data-style-name="N14"/>
    <style:style style:name="Percent_32__91_2_93__32_2" style:display-name="Percent [2] 2" style:family="table-cell" style:data-style-name="N14"/>
    <style:style style:name="Percent_32_1" style:display-name="Percent 1" style:family="table-cell" style:data-style-name="N87"/>
    <style:style style:name="Percent_32_1_32_2" style:display-name="Percent 1 2" style:family="table-cell" style:data-style-name="N87"/>
    <style:style style:name="Percent_32_10" style:display-name="Percent 10" style:family="table-cell" style:data-style-name="N13"/>
    <style:style style:name="Percent_32_10_32_2" style:display-name="Percent 10 2" style:family="table-cell" style:data-style-name="N13"/>
    <style:style style:name="Percent_32_10_32_2_32_2" style:display-name="Percent 10 2 2" style:family="table-cell" style:data-style-name="N13"/>
    <style:style style:name="Percent_32_10_32_2_32_2_32_2" style:display-name="Percent 10 2 2 2" style:family="table-cell" style:data-style-name="N13"/>
    <style:style style:name="Percent_32_10_32_2_32_3" style:display-name="Percent 10 2 3" style:family="table-cell" style:data-style-name="N13"/>
    <style:style style:name="Percent_32_10_32_3" style:display-name="Percent 10 3" style:family="table-cell" style:data-style-name="N13"/>
    <style:style style:name="Percent_32_10_32_3_32_2" style:display-name="Percent 10 3 2" style:family="table-cell" style:data-style-name="N13"/>
    <style:style style:name="Percent_32_10_32_4" style:display-name="Percent 10 4" style:family="table-cell" style:data-style-name="N13"/>
    <style:style style:name="Percent_32_11" style:display-name="Percent 11" style:family="table-cell" style:data-style-name="N13"/>
    <style:style style:name="Percent_32_11_32_2" style:display-name="Percent 11 2" style:family="table-cell" style:data-style-name="N13"/>
    <style:style style:name="Percent_32_12" style:display-name="Percent 12" style:family="table-cell" style:data-style-name="N13"/>
    <style:style style:name="Percent_32_12_32_2" style:display-name="Percent 12 2" style:family="table-cell" style:data-style-name="N13"/>
    <style:style style:name="Percent_32_12_32_2_32_2" style:display-name="Percent 12 2 2" style:family="table-cell" style:data-style-name="N13"/>
    <style:style style:name="Percent_32_12_32_3" style:display-name="Percent 12 3" style:family="table-cell" style:data-style-name="N13"/>
    <style:style style:name="Percent_32_13" style:display-name="Percent 13" style:family="table-cell" style:data-style-name="N13"/>
    <style:style style:name="Percent_32_13_32_2" style:display-name="Percent 13 2" style:family="table-cell" style:data-style-name="N13"/>
    <style:style style:name="Percent_32_13_32_2_32_2" style:display-name="Percent 13 2 2" style:family="table-cell" style:data-style-name="N13"/>
    <style:style style:name="Percent_32_13_32_3" style:display-name="Percent 13 3" style:family="table-cell" style:data-style-name="N13"/>
    <style:style style:name="Percent_32_14" style:display-name="Percent 14" style:family="table-cell" style:data-style-name="N13"/>
    <style:style style:name="Percent_32_14_32_2" style:display-name="Percent 14 2" style:family="table-cell" style:data-style-name="N13"/>
    <style:style style:name="Percent_32_15" style:display-name="Percent 15" style:family="table-cell" style:data-style-name="N13"/>
    <style:style style:name="Percent_32_15_32_2" style:display-name="Percent 15 2"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2_32_2_32_2" style:display-name="Percent 2 2 2" style:family="table-cell" style:data-style-name="N13"/>
    <style:style style:name="Percent_32_2_32_2_32_2_32_2" style:display-name="Percent 2 2 2 2" style:family="table-cell" style:data-style-name="N13"/>
    <style:style style:name="Percent_32_2_32_2_32_3" style:display-name="Percent 2 2 3" style:family="table-cell" style:data-style-name="N13"/>
    <style:style style:name="Percent_32_2_32_3" style:display-name="Percent 2 3" style:family="table-cell" style:data-style-name="N13"/>
    <style:style style:name="Percent_32_2_32_3_32_2" style:display-name="Percent 2 3 2" style:family="table-cell" style:data-style-name="N13"/>
    <style:style style:name="Percent_32_2_32_4" style:display-name="Percent 2 4" style:family="table-cell" style:data-style-name="N13"/>
    <style:style style:name="Percent_32_2_32_4_32_2" style:display-name="Percent 2 4 2" style:family="table-cell" style:data-style-name="N13"/>
    <style:style style:name="Percent_32_2_32_5" style:display-name="Percent 2 5" style:family="table-cell" style:data-style-name="N13"/>
    <style:style style:name="Percent_32_2_32_5_32_2" style:display-name="Percent 2 5 2" style:family="table-cell" style:data-style-name="N13"/>
    <style:style style:name="Percent_32_2_32_5_32_2_32_2" style:display-name="Percent 2 5 2 2" style:family="table-cell" style:data-style-name="N13"/>
    <style:style style:name="Percent_32_2_32_5_32_3" style:display-name="Percent 2 5 3" style:family="table-cell" style:data-style-name="N13"/>
    <style:style style:name="Percent_32_2_32_6" style:display-name="Percent 2 6" style:family="table-cell" style:data-style-name="N13"/>
    <style:style style:name="Percent_32_2_32_6_32_2" style:display-name="Percent 2 6 2" style:family="table-cell" style:data-style-name="N13"/>
    <style:style style:name="Percent_32_2_32_7" style:display-name="Percent 2 7" style:family="table-cell" style:data-style-name="N13"/>
    <style:style style:name="Percent_32_2_32_7_32_2" style:display-name="Percent 2 7 2" style:family="table-cell" style:data-style-name="N13"/>
    <style:style style:name="Percent_32_2_32_8" style:display-name="Percent 2 8" style:family="table-cell" style:data-style-name="N13"/>
    <style:style style:name="Percent_32_2_2.6.1" style:display-name="Percent 2_2.6.1" style:family="table-cell" style:data-style-name="N13"/>
    <style:style style:name="Percent_32_3" style:display-name="Percent 3" style:family="table-cell" style:data-style-name="N13"/>
    <style:style style:name="Percent_32_3_32_2" style:display-name="Percent 3 2" style:family="table-cell" style:data-style-name="N13"/>
    <style:style style:name="Percent_32_3_32_2_32_2" style:display-name="Percent 3 2 2" style:family="table-cell" style:data-style-name="N13"/>
    <style:style style:name="Percent_32_3_32_2_32_2_32_2" style:display-name="Percent 3 2 2 2" style:family="table-cell" style:data-style-name="N13"/>
    <style:style style:name="Percent_32_3_32_2_32_2_32_2_32_2" style:display-name="Percent 3 2 2 2 2" style:family="table-cell" style:data-style-name="N13"/>
    <style:style style:name="Percent_32_3_32_2_32_2_32_3" style:display-name="Percent 3 2 2 3" style:family="table-cell" style:data-style-name="N13"/>
    <style:style style:name="Percent_32_3_32_2_32_3" style:display-name="Percent 3 2 3" style:family="table-cell" style:data-style-name="N13"/>
    <style:style style:name="Percent_32_3_32_2_32_3_32_2" style:display-name="Percent 3 2 3 2" style:family="table-cell" style:data-style-name="N13"/>
    <style:style style:name="Percent_32_3_32_2_32_4" style:display-name="Percent 3 2 4" style:family="table-cell" style:data-style-name="N13"/>
    <style:style style:name="Percent_32_3_32_3" style:display-name="Percent 3 3" style:family="table-cell" style:data-style-name="N13"/>
    <style:style style:name="Percent_32_3_32_3_32_2" style:display-name="Percent 3 3 2" style:family="table-cell" style:data-style-name="N13"/>
    <style:style style:name="Percent_32_3_32_3_32_2_32_2" style:display-name="Percent 3 3 2 2" style:family="table-cell" style:data-style-name="N13"/>
    <style:style style:name="Percent_32_3_32_3_32_3" style:display-name="Percent 3 3 3" style:family="table-cell" style:data-style-name="N13"/>
    <style:style style:name="Percent_32_3_32_4" style:display-name="Percent 3 4" style:family="table-cell" style:data-style-name="N13"/>
    <style:style style:name="Percent_32_3_32_4_32_2" style:display-name="Percent 3 4 2" style:family="table-cell" style:data-style-name="N13"/>
    <style:style style:name="Percent_32_3_32_5" style:display-name="Percent 3 5" style:family="table-cell" style:data-style-name="N13"/>
    <style:style style:name="Percent_32_4" style:display-name="Percent 4" style:family="table-cell" style:data-style-name="N13"/>
    <style:style style:name="Percent_32_4_32_2" style:display-name="Percent 4 2" style:family="table-cell" style:data-style-name="N13"/>
    <style:style style:name="Percent_32_4_32_2_32_2" style:display-name="Percent 4 2 2" style:family="table-cell" style:data-style-name="N13"/>
    <style:style style:name="Percent_32_4_32_2_32_2_32_2" style:display-name="Percent 4 2 2 2" style:family="table-cell" style:data-style-name="N13"/>
    <style:style style:name="Percent_32_4_32_2_32_2_32_2_32_2" style:display-name="Percent 4 2 2 2 2" style:family="table-cell" style:data-style-name="N13"/>
    <style:style style:name="Percent_32_4_32_2_32_2_32_3" style:display-name="Percent 4 2 2 3" style:family="table-cell" style:data-style-name="N13"/>
    <style:style style:name="Percent_32_4_32_2_32_3" style:display-name="Percent 4 2 3" style:family="table-cell" style:data-style-name="N13"/>
    <style:style style:name="Percent_32_4_32_2_32_3_32_2" style:display-name="Percent 4 2 3 2" style:family="table-cell" style:data-style-name="N13"/>
    <style:style style:name="Percent_32_4_32_2_32_4" style:display-name="Percent 4 2 4" style:family="table-cell" style:data-style-name="N13"/>
    <style:style style:name="Percent_32_4_32_3" style:display-name="Percent 4 3" style:family="table-cell" style:data-style-name="N13"/>
    <style:style style:name="Percent_32_4_32_3_32_2" style:display-name="Percent 4 3 2" style:family="table-cell" style:data-style-name="N13"/>
    <style:style style:name="Percent_32_4_32_3_32_2_32_2" style:display-name="Percent 4 3 2 2" style:family="table-cell" style:data-style-name="N13"/>
    <style:style style:name="Percent_32_4_32_3_32_2_32_2_32_2" style:display-name="Percent 4 3 2 2 2" style:family="table-cell" style:data-style-name="N13"/>
    <style:style style:name="Percent_32_4_32_3_32_2_32_3" style:display-name="Percent 4 3 2 3" style:family="table-cell" style:data-style-name="N13"/>
    <style:style style:name="Percent_32_4_32_3_32_3" style:display-name="Percent 4 3 3" style:family="table-cell" style:data-style-name="N13"/>
    <style:style style:name="Percent_32_4_32_3_32_3_32_2" style:display-name="Percent 4 3 3 2" style:family="table-cell" style:data-style-name="N13"/>
    <style:style style:name="Percent_32_4_32_3_32_4" style:display-name="Percent 4 3 4" style:family="table-cell" style:data-style-name="N13"/>
    <style:style style:name="Percent_32_4_32_4" style:display-name="Percent 4 4" style:family="table-cell" style:data-style-name="N13"/>
    <style:style style:name="Percent_32_4_32_4_32_2" style:display-name="Percent 4 4 2" style:family="table-cell" style:data-style-name="N13"/>
    <style:style style:name="Percent_32_4_32_4_32_2_32_2" style:display-name="Percent 4 4 2 2" style:family="table-cell" style:data-style-name="N13"/>
    <style:style style:name="Percent_32_4_32_4_32_3" style:display-name="Percent 4 4 3" style:family="table-cell" style:data-style-name="N13"/>
    <style:style style:name="Percent_32_4_32_5" style:display-name="Percent 4 5" style:family="table-cell" style:data-style-name="N13"/>
    <style:style style:name="Percent_32_4_32_5_32_2" style:display-name="Percent 4 5 2" style:family="table-cell" style:data-style-name="N13"/>
    <style:style style:name="Percent_32_4_32_5_32_2_32_2" style:display-name="Percent 4 5 2 2" style:family="table-cell" style:data-style-name="N13"/>
    <style:style style:name="Percent_32_4_32_5_32_3" style:display-name="Percent 4 5 3" style:family="table-cell" style:data-style-name="N13"/>
    <style:style style:name="Percent_32_4_32_6" style:display-name="Percent 4 6" style:family="table-cell" style:data-style-name="N13"/>
    <style:style style:name="Percent_32_4_32_6_32_2" style:display-name="Percent 4 6 2" style:family="table-cell" style:data-style-name="N13"/>
    <style:style style:name="Percent_32_4_32_7" style:display-name="Percent 4 7" style:family="table-cell" style:data-style-name="N13"/>
    <style:style style:name="Percent_32_4_32_7_32_2" style:display-name="Percent 4 7 2" style:family="table-cell" style:data-style-name="N13"/>
    <style:style style:name="Percent_32_4_32_8" style:display-name="Percent 4 8" style:family="table-cell" style:data-style-name="N13"/>
    <style:style style:name="Percent_32_5" style:display-name="Percent 5" style:family="table-cell" style:data-style-name="N13"/>
    <style:style style:name="Percent_32_5_32_2" style:display-name="Percent 5 2" style:family="table-cell" style:data-style-name="N13"/>
    <style:style style:name="Percent_32_5_32_2_32_2" style:display-name="Percent 5 2 2" style:family="table-cell" style:data-style-name="N13"/>
    <style:style style:name="Percent_32_5_32_2_32_2_32_2" style:display-name="Percent 5 2 2 2" style:family="table-cell" style:data-style-name="N13"/>
    <style:style style:name="Percent_32_5_32_2_32_3" style:display-name="Percent 5 2 3" style:family="table-cell" style:data-style-name="N13"/>
    <style:style style:name="Percent_32_5_32_3" style:display-name="Percent 5 3" style:family="table-cell" style:data-style-name="N13"/>
    <style:style style:name="Percent_32_5_32_3_32_2" style:display-name="Percent 5 3 2" style:family="table-cell" style:data-style-name="N13"/>
    <style:style style:name="Percent_32_5_32_4" style:display-name="Percent 5 4" style:family="table-cell" style:data-style-name="N13"/>
    <style:style style:name="Percent_32_5_32_4_32_2" style:display-name="Percent 5 4 2" style:family="table-cell" style:data-style-name="N13"/>
    <style:style style:name="Percent_32_5_32_5" style:display-name="Percent 5 5" style:family="table-cell" style:data-style-name="N13"/>
    <style:style style:name="Percent_32_6" style:display-name="Percent 6" style:family="table-cell" style:data-style-name="N13"/>
    <style:style style:name="Percent_32_6_32_2" style:display-name="Percent 6 2" style:family="table-cell" style:data-style-name="N13"/>
    <style:style style:name="Percent_32_6_32_2_32_2" style:display-name="Percent 6 2 2" style:family="table-cell" style:data-style-name="N13"/>
    <style:style style:name="Percent_32_6_32_3" style:display-name="Percent 6 3" style:family="table-cell" style:data-style-name="N13"/>
    <style:style style:name="Percent_32_7" style:display-name="Percent 7" style:family="table-cell" style:data-style-name="N13"/>
    <style:style style:name="Percent_32_7_32_2" style:display-name="Percent 7 2" style:family="table-cell" style:data-style-name="N13"/>
    <style:style style:name="Percent_32_7_32_2_32_2" style:display-name="Percent 7 2 2" style:family="table-cell" style:data-style-name="N13"/>
    <style:style style:name="Percent_32_7_32_2_32_2_32_2" style:display-name="Percent 7 2 2 2" style:family="table-cell" style:data-style-name="N13"/>
    <style:style style:name="Percent_32_7_32_2_32_2_32_2_32_2" style:display-name="Percent 7 2 2 2 2" style:family="table-cell" style:data-style-name="N13"/>
    <style:style style:name="Percent_32_7_32_2_32_2_32_3" style:display-name="Percent 7 2 2 3" style:family="table-cell" style:data-style-name="N13"/>
    <style:style style:name="Percent_32_7_32_2_32_3" style:display-name="Percent 7 2 3" style:family="table-cell" style:data-style-name="N13"/>
    <style:style style:name="Percent_32_7_32_2_32_3_32_2" style:display-name="Percent 7 2 3 2" style:family="table-cell" style:data-style-name="N13"/>
    <style:style style:name="Percent_32_7_32_2_32_4" style:display-name="Percent 7 2 4" style:family="table-cell" style:data-style-name="N13"/>
    <style:style style:name="Percent_32_7_32_3" style:display-name="Percent 7 3" style:family="table-cell" style:data-style-name="N13"/>
    <style:style style:name="Percent_32_7_32_3_32_2" style:display-name="Percent 7 3 2" style:family="table-cell" style:data-style-name="N13"/>
    <style:style style:name="Percent_32_7_32_3_32_2_32_2" style:display-name="Percent 7 3 2 2" style:family="table-cell" style:data-style-name="N13"/>
    <style:style style:name="Percent_32_7_32_3_32_3" style:display-name="Percent 7 3 3" style:family="table-cell" style:data-style-name="N13"/>
    <style:style style:name="Percent_32_7_32_4" style:display-name="Percent 7 4" style:family="table-cell" style:data-style-name="N13"/>
    <style:style style:name="Percent_32_7_32_4_32_2" style:display-name="Percent 7 4 2" style:family="table-cell" style:data-style-name="N13"/>
    <style:style style:name="Percent_32_7_32_5" style:display-name="Percent 7 5" style:family="table-cell" style:data-style-name="N13"/>
    <style:style style:name="Percent_32_8" style:display-name="Percent 8" style:family="table-cell" style:data-style-name="N13"/>
    <style:style style:name="Percent_32_8_32_2" style:display-name="Percent 8 2" style:family="table-cell" style:data-style-name="N13"/>
    <style:style style:name="Percent_32_8_32_2_32_2" style:display-name="Percent 8 2 2" style:family="table-cell" style:data-style-name="N13"/>
    <style:style style:name="Percent_32_8_32_2_32_2_32_2" style:display-name="Percent 8 2 2 2" style:family="table-cell" style:data-style-name="N13"/>
    <style:style style:name="Percent_32_8_32_2_32_3" style:display-name="Percent 8 2 3" style:family="table-cell" style:data-style-name="N13"/>
    <style:style style:name="Percent_32_8_32_3" style:display-name="Percent 8 3" style:family="table-cell" style:data-style-name="N13"/>
    <style:style style:name="Percent_32_8_32_3_32_2" style:display-name="Percent 8 3 2" style:family="table-cell" style:data-style-name="N13"/>
    <style:style style:name="Percent_32_8_32_4" style:display-name="Percent 8 4" style:family="table-cell" style:data-style-name="N13"/>
    <style:style style:name="Percent_32_9" style:display-name="Percent 9" style:family="table-cell" style:data-style-name="N13"/>
    <style:style style:name="Percent_32_9_32_2" style:display-name="Percent 9 2" style:family="table-cell" style:data-style-name="N13"/>
    <style:style style:name="Percent_32_9_32_2_32_2" style:display-name="Percent 9 2 2" style:family="table-cell" style:data-style-name="N13"/>
    <style:style style:name="Percent_32_9_32_3" style:display-name="Percent 9 3" style:family="table-cell" style:data-style-name="N13"/>
    <style:style style:name="PersonNr" style:family="table-cell" style:data-style-name="N88"/>
    <style:style style:name="PersonNr_32_2" style:display-name="PersonNr 2" style:family="table-cell" style:data-style-name="N88"/>
    <style:style style:name="Pevn_63_" style:display-name="Pevn?"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63__32_2" style:display-name="Pevn? 2" style:family="table-cell" style:data-style-name="N1">
      <style:table-cell-properties style:vertical-align="automatic" fo:background-color="transparent" style:cell-protect="none"/>
      <style:text-properties style:font-name="Courier" style:font-name-asian="Courier" style:font-name-complex="Courier" fo:font-size="1pt" style:font-size-asian="1pt" style:font-size-complex="1pt" style:font-family-generic="modern"/>
    </style:style>
    <style:style style:name="Pevn_237_" style:display-name="Pevní"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evn_237__32_2" style:display-name="Pevní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ostNr" style:family="table-cell" style:data-style-name="N89"/>
    <style:style style:name="PostNr_32_2" style:display-name="PostNr 2" style:family="table-cell" style:data-style-name="N89"/>
    <style:style style:name="PostNrNorge" style:family="table-cell" style:data-style-name="N90"/>
    <style:style style:name="PostNrNorge_32_2" style:display-name="PostNrNorge 2" style:family="table-cell" style:data-style-name="N90"/>
    <style:style style:name="Procenta"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Procenta_32_2" style:display-name="Procenta 2" style:family="table-cell" style:data-style-name="N0">
      <style:table-cell-properties style:vertical-align="automatic" fo:background-color="transparent" style:cell-protect="none"/>
      <style:text-properties style:font-name="Arial CE" style:font-name-asian="Arial CE" style:font-name-complex="Arial CE" fo:font-size="10pt" style:font-size-asian="10pt" style:font-size-complex="10pt"/>
    </style:style>
    <style:style style:name="RowHead" style:family="table-cell" style:data-style-name="N30">
      <style:table-cell-properties style:vertical-align="middle" fo:wrap-option="wrap" style:repeat-content="false"/>
      <style:paragraph-properties fo:text-align="start" fo:margin-left="0cm"/>
    </style:style>
    <style:style style:name="RowHead_32_2" style:display-name="RowHead 2" style:family="table-cell" style:data-style-name="N30">
      <style:table-cell-properties style:vertical-align="middle" fo:wrap-option="wrap" style:repeat-content="false"/>
      <style:paragraph-properties fo:text-align="start" fo:margin-left="0cm"/>
    </style:style>
    <style:style style:name="_353_ediv_253_" style:display-name="šedivý"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_353_ediv_253__32_2" style:display-name="šedivý 2" style:family="table-cell" style:data-style-name="N0">
      <style:table-cell-properties fo:border-top="2pt solid #000000" fo:border-bottom="thin solid #000000" fo:border-left="2pt solid #000000" fo:border-right="thin solid #000000" style:vertical-align="automatic" fo:background-color="#C0C0C0" style:repeat-content="false"/>
      <style:paragraph-properties fo:text-align="center"/>
      <style:text-properties style:font-name="Arial CE" style:font-name-asian="Arial CE" style:font-name-complex="Arial CE" fo:font-size="10pt" style:font-size-asian="10pt" style:font-size-complex="10pt" fo:font-weight="bold" style:font-weight-asian="bold" style:font-weight-complex="bold"/>
    </style:style>
    <style:style style:name="Shaded" style:family="table-cell" style:data-style-name="N44"/>
    <style:style style:name="Shaded_32_2" style:display-name="Shaded 2" style:family="table-cell" style:data-style-name="N44"/>
    <style:style style:name="SkjulAlt" style:family="table-cell" style:data-style-name="N91"/>
    <style:style style:name="SkjulAlt_32_2" style:display-name="SkjulAlt 2" style:family="table-cell" style:data-style-name="N91"/>
    <style:style style:name="SkjulTall" style:family="table-cell" style:data-style-name="N92"/>
    <style:style style:name="SkjulTall_32_2" style:display-name="SkjulTall 2" style:family="table-cell" style:data-style-name="N92"/>
    <style:style style:name="sou_269_et" style:display-name="součet" style:family="table-cell" style:data-style-name="N38">
      <style:table-cell-properties fo:border-top="thin dashed #000000" fo:border-bottom="none" fo:border-left="none" fo:border-right="none" style:vertical-align="automatic" fo:background-color="transparent"/>
    </style:style>
    <style:style style:name="sou_269_et_32_2" style:display-name="součet 2" style:family="table-cell" style:data-style-name="N38">
      <style:table-cell-properties fo:border-top="thin dashed #000000" fo:border-bottom="none" fo:border-left="none" fo:border-right="none" style:vertical-align="automatic" fo:background-color="transparent"/>
    </style:style>
    <style:style style:name="Standard_RMS_INV_TEMPLATE-GERMANY" style:family="table-cell" style:data-style-name="N0">
      <style:table-cell-properties style:vertical-align="automatic" fo:background-color="transparent"/>
      <style:text-properties fo:font-size="8pt" style:font-size-asian="8pt" style:font-size-complex="8pt"/>
    </style:style>
    <style:style style:name="Standard1_OS" style:family="table-cell" style:data-style-name="N3">
      <style:table-cell-properties style:vertical-align="middle" fo:background-color="transparent"/>
      <style:text-properties style:font-name="Verdana" style:font-name-asian="Verdana" style:font-name-complex="Verdana" fo:font-size="10pt" style:font-size-asian="10pt" style:font-size-complex="10pt"/>
    </style:style>
    <style:style style:name="Style_32_1" style:display-name="Style 1" style:family="table-cell" style:data-style-name="N0">
      <style:table-cell-properties style:vertical-align="automatic" fo:background-color="transparent"/>
      <style:text-properties fo:font-size="10pt" style:font-size-asian="10pt" style:font-size-complex="10pt"/>
    </style:style>
    <style:style style:name="Style_32_1_32_2" style:display-name="Style 1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2_32_2" style:display-name="Style 1 2 2" style:family="table-cell" style:data-style-name="N0">
      <style:table-cell-properties style:vertical-align="automatic" fo:background-color="transparent"/>
      <style:text-properties style:font-name="Helv" style:font-name-asian="Helv" style:font-name-complex="Helv" fo:font-size="10pt" style:font-size-asian="10pt" style:font-size-complex="10pt"/>
    </style:style>
    <style:style style:name="Style_32_1_32_3" style:display-name="Style 1 3" style:family="table-cell" style:data-style-name="N0">
      <style:table-cell-properties style:vertical-align="automatic" fo:background-color="transparent"/>
      <style:text-properties fo:font-size="10pt" style:font-size-asian="10pt" style:font-size-complex="10pt"/>
    </style:style>
    <style:style style:name="Sum" style:family="table-cell" style:data-style-name="N44">
      <style:text-properties style:font-name="Univers (WN)" style:font-name-asian="Univers (WN)" style:font-name-complex="Univers (WN)" fo:font-weight="bold" style:font-weight-asian="bold" style:font-weight-complex="bold"/>
    </style:style>
    <style:style style:name="Sum_32__37_of_32_HV" style:display-name="Sum %of HV"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_37_of_32_HV_32_2" style:display-name="Sum %of HV 2" style:family="table-cell" style:data-style-name="N87">
      <style:text-properties style:font-name="Univers (WN)" style:font-name-asian="Univers (WN)" style:font-name-complex="Univers (WN)" fo:font-size="10pt" style:font-size-asian="10pt" style:font-size-complex="10pt" fo:font-weight="bold" style:font-weight-asian="bold" style:font-weight-complex="bold"/>
    </style:style>
    <style:style style:name="Sum_32_2" style:display-name="Sum 2" style:family="table-cell" style:data-style-name="N44">
      <style:text-properties style:font-name="Univers (WN)" style:font-name-asian="Univers (WN)" style:font-name-complex="Univers (WN)" fo:font-weight="bold" style:font-weight-asian="bold" style:font-weight-complex="bold"/>
    </style:style>
    <style:style style:name="Telefon" style:family="table-cell" style:data-style-name="N93"/>
    <style:style style:name="Telefon_32_2" style:display-name="Telefon 2" style:family="table-cell" style:data-style-name="N93"/>
    <style:style style:name="Thousands_32__40_0_41_" style:display-name="Thousands (0)" style:family="table-cell" style:data-style-name="N94"/>
    <style:style style:name="Thousands_32__40_0_41__32_2" style:display-name="Thousands (0) 2" style:family="table-cell" style:data-style-name="N94"/>
    <style:style style:name="Thousands_32__40_1_41_" style:display-name="Thousands (1)" style:family="table-cell" style:data-style-name="N95"/>
    <style:style style:name="Thousands_32__40_1_41__32_2" style:display-name="Thousands (1) 2" style:family="table-cell" style:data-style-name="N95"/>
    <style:style style:name="time" style:family="table-cell" style:data-style-name="N96"/>
    <style:style style:name="time_32_2" style:display-name="time 2" style:family="table-cell" style:data-style-name="N96"/>
    <style:style style:name="Timer1" style:family="table-cell" style:data-style-name="N97"/>
    <style:style style:name="Timer1_32_2" style:display-name="Timer1 2" style:family="table-cell" style:data-style-name="N97"/>
    <style:style style:name="Timer2" style:family="table-cell" style:data-style-name="N98"/>
    <style:style style:name="Timer2_32_2" style:display-name="Timer2 2" style:family="table-cell" style:data-style-name="N98"/>
    <style:style style:name="Title_32_1" style:display-name="Title 1"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1_32_2" style:display-name="Title 1 2" style:family="table-cell" style:data-style-name="N0">
      <style:table-cell-properties style:vertical-align="middle" fo:background-color="#000080"/>
      <style:text-properties fo:color="#FFFFFF" fo:font-size="16pt" style:font-size-asian="16pt" style:font-size-complex="16pt" fo:font-weight="bold" style:font-weight-asian="bold" style:font-weight-complex="bold"/>
    </style:style>
    <style:style style:name="Title_32_2" style:display-name="Title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_32_2" style:display-name="Title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2_32_2" style:display-name="Title 2 2 2" style:family="table-cell" style:data-style-name="N47">
      <style:table-cell-properties style:vertical-align="middle" fo:background-color="#CCFFFF"/>
      <style:text-properties fo:color="#9999FF" style:font-name="Univers 45 Light" style:font-name-asian="Univers 45 Light" style:font-name-complex="Univers 45 Light" fo:font-size="16pt" style:font-size-asian="16pt" style:font-size-complex="16pt" fo:font-weight="bold" style:font-weight-asian="bold" style:font-weight-complex="bold"/>
    </style:style>
    <style:style style:name="Title_32_2_32_3" style:display-name="Title 2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3_32_2" style:display-name="Title 3 2" style:family="table-cell"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Title_32_4" style:display-name="Title 4"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4_32_2" style:display-name="Title 4 2" style:family="table-cell" style:data-style-name="N0">
      <style:table-cell-properties style:vertical-align="middle" fo:background-color="transparent"/>
      <style:text-properties fo:font-size="11pt" style:font-size-asian="11pt" style:font-size-complex="11pt" fo:font-weight="bold" style:font-weight-asian="bold" style:font-weight-complex="bold"/>
    </style:style>
    <style:style style:name="Title_32_5" style:display-name="Title 5"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5_32_2" style:display-name="Title 5 2"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Siffer" style:family="table-cell" style:data-style-name="N99"/>
    <style:style style:name="ToSiffer_32_2" style:display-name="ToSiffer 2" style:family="table-cell" style:data-style-name="N99"/>
    <style:style style:name="Total_32_2" style:display-name="Total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 style:display-name="Total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 style:display-name="Total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2_32_2" style:display-name="Total 2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2_32_3" style:display-name="Total 2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2_32_3" style:display-name="Total 2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 style:display-name="Total 3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 style:display-name="Total 3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2_32_2" style:display-name="Total 3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2_32_3" style:display-name="Total 3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_32_3" style:display-name="Total 3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 style:display-name="Total 4"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 style:display-name="Total 4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 style:display-name="Total 4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2_32_2" style:display-name="Total 4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2_32_3" style:display-name="Total 4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4_32_3" style:display-name="Total 4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 style:display-name="Total 5"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 style:display-name="Total 5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 style:display-name="Total 5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2_32_2" style:display-name="Total 5 2 2 2"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2_32_3" style:display-name="Total 5 2 3" style:family="table-cell" style:data-style-name="N0">
      <style:table-cell-properties fo:border-top="thin solid #33CCCC" fo:border-bottom="thin double #33CCCC"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5_32_3" style:display-name="Total 5 3"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 style:display-name="Total 6"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6_32_2" style:display-name="Total 6 2" style:family="table-cell" style:data-style-name="N0">
      <style:table-cell-properties fo:border-top="thin solid #4F81BD" fo:border-bottom="thin double #4F81BD"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reSiffer" style:family="table-cell" style:data-style-name="N100"/>
    <style:style style:name="TreSiffer_32_2" style:display-name="TreSiffer 2" style:family="table-cell" style:data-style-name="N100"/>
    <style:style style:name="Tusenskille1000" style:family="table-cell" style:data-style-name="N101"/>
    <style:style style:name="Tusenskille1000_32_2" style:display-name="Tusenskille1000 2" style:family="table-cell" style:data-style-name="N101"/>
    <style:style style:name="TusenskilleFarger" style:family="table-cell" style:data-style-name="N102"/>
    <style:style style:name="TusenskilleFarger_32_2" style:display-name="TusenskilleFarger 2" style:family="table-cell" style:data-style-name="N102"/>
    <style:style style:name="Underline_32_2" style:display-name="Underline 2" style:family="table-cell" style:data-style-name="N14">
      <style:table-cell-properties fo:border-top="none" fo:border-bottom="thin double #000000" fo:border-left="none" fo:border-right="none"/>
    </style:style>
    <style:style style:name="Underline_32_2_32_2" style:display-name="Underline 2 2" style:family="table-cell" style:data-style-name="N14">
      <style:table-cell-properties fo:border-top="none" fo:border-bottom="thin double #000000" fo:border-left="none" fo:border-right="none"/>
    </style:style>
    <style:style style:name="Valuta1000" style:family="table-cell" style:data-style-name="N103"/>
    <style:style style:name="Valuta1000_32_2" style:display-name="Valuta1000 2" style:family="table-cell" style:data-style-name="N103"/>
    <style:style style:name="ValutaFarger" style:family="table-cell" style:data-style-name="N104"/>
    <style:style style:name="ValutaFarger_32_2" style:display-name="ValutaFarger 2" style:family="table-cell" style:data-style-name="N104"/>
    <style:style style:name="Walutowy_32__91_0_93__laroux" style:display-name="Walutowy [0]_laroux" style:family="table-cell" style:data-style-name="N105"/>
    <style:style style:name="Walutowy_laroux" style:family="table-cell" style:data-style-name="N106"/>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name="Warning_32_Text_32_2_32_2" style:display-name="Warning Text 2 2" style:family="table-cell" style:data-style-name="N0">
      <style:text-properties fo:color="#FF0000" style:font-name="Calibri" style:font-name-asian="Calibri" style:font-name-complex="Calibri" fo:font-size="11pt" style:font-size-asian="11pt" style:font-size-complex="11pt"/>
    </style:style>
    <style:style style:name="Warning_32_Text_32_2_32_2_32_2" style:display-name="Warning Text 2 2 2" style:family="table-cell" style:data-style-name="N0">
      <style:text-properties fo:color="#FF0000" style:font-name="Calibri" style:font-name-asian="Calibri" style:font-name-complex="Calibri" fo:font-size="11pt" style:font-size-asian="11pt" style:font-size-complex="11pt"/>
    </style:style>
    <style:style style:name="Warning_32_Text_32_2_32_3" style:display-name="Warning Text 2 3" style:family="table-cell" style:data-style-name="N0">
      <style:text-properties fo:color="#FF0000" style:font-name="Calibri" style:font-name-asian="Calibri" style:font-name-complex="Calibri" fo:font-size="11pt" style:font-size-asian="11pt" style:font-size-complex="11pt"/>
    </style:style>
    <style:style style:name="Warning_32_Text_32_3" style:display-name="Warning Text 3" style:family="table-cell" style:data-style-name="N0">
      <style:text-properties fo:color="#FF0000" style:font-name="Calibri" style:font-name-asian="Calibri" style:font-name-complex="Calibri" fo:font-size="11pt" style:font-size-asian="11pt" style:font-size-complex="11pt"/>
    </style:style>
    <style:style style:name="Warning_32_Text_32_3_32_2" style:display-name="Warning Text 3 2" style:family="table-cell" style:data-style-name="N0">
      <style:text-properties fo:color="#FF0000" style:font-name="Calibri" style:font-name-asian="Calibri" style:font-name-complex="Calibri" fo:font-size="11pt" style:font-size-asian="11pt" style:font-size-complex="11pt"/>
    </style:style>
    <style:style style:name="Warning_32_Text_32_3_32_2_32_2" style:display-name="Warning Text 3 2 2" style:family="table-cell" style:data-style-name="N0">
      <style:text-properties fo:color="#FF0000" style:font-name="Calibri" style:font-name-asian="Calibri" style:font-name-complex="Calibri" fo:font-size="11pt" style:font-size-asian="11pt" style:font-size-complex="11pt"/>
    </style:style>
    <style:style style:name="Warning_32_Text_32_3_32_3" style:display-name="Warning Text 3 3" style:family="table-cell" style:data-style-name="N0">
      <style:text-properties fo:color="#FF0000" style:font-name="Calibri" style:font-name-asian="Calibri" style:font-name-complex="Calibri" fo:font-size="11pt" style:font-size-asian="11pt" style:font-size-complex="11pt"/>
    </style:style>
    <style:style style:name="Warning_32_Text_32_4" style:display-name="Warning Text 4" style:family="table-cell" style:data-style-name="N0">
      <style:text-properties fo:color="#FF0000" style:font-name="Calibri" style:font-name-asian="Calibri" style:font-name-complex="Calibri" fo:font-size="11pt" style:font-size-asian="11pt" style:font-size-complex="11pt"/>
    </style:style>
    <style:style style:name="Warning_32_Text_32_4_32_2" style:display-name="Warning Text 4 2" style:family="table-cell" style:data-style-name="N0">
      <style:text-properties fo:color="#FF0000" style:font-name="Calibri" style:font-name-asian="Calibri" style:font-name-complex="Calibri" fo:font-size="11pt" style:font-size-asian="11pt" style:font-size-complex="11pt"/>
    </style:style>
    <style:style style:name="Warning_32_Text_32_4_32_2_32_2" style:display-name="Warning Text 4 2 2" style:family="table-cell" style:data-style-name="N0">
      <style:text-properties fo:color="#FF0000" style:font-name="Calibri" style:font-name-asian="Calibri" style:font-name-complex="Calibri" fo:font-size="11pt" style:font-size-asian="11pt" style:font-size-complex="11pt"/>
    </style:style>
    <style:style style:name="Warning_32_Text_32_4_32_3" style:display-name="Warning Text 4 3" style:family="table-cell" style:data-style-name="N0">
      <style:text-properties fo:color="#FF0000" style:font-name="Calibri" style:font-name-asian="Calibri" style:font-name-complex="Calibri" fo:font-size="11pt" style:font-size-asian="11pt" style:font-size-complex="11pt"/>
    </style:style>
    <style:style style:name="Warning_32_Text_32_5" style:display-name="Warning Text 5" style:family="table-cell" style:data-style-name="N0">
      <style:text-properties fo:color="#FF0000" style:font-name="Calibri" style:font-name-asian="Calibri" style:font-name-complex="Calibri" fo:font-size="11pt" style:font-size-asian="11pt" style:font-size-complex="11pt"/>
    </style:style>
    <style:style style:name="Warning_32_Text_32_5_32_2" style:display-name="Warning Text 5 2" style:family="table-cell" style:data-style-name="N0">
      <style:text-properties fo:color="#FF0000" style:font-name="Calibri" style:font-name-asian="Calibri" style:font-name-complex="Calibri" fo:font-size="11pt" style:font-size-asian="11pt" style:font-size-complex="11pt"/>
    </style:style>
    <style:style style:name="Warning_32_Text_32_5_32_2_32_2" style:display-name="Warning Text 5 2 2" style:family="table-cell" style:data-style-name="N0">
      <style:text-properties fo:color="#FF0000" style:font-name="Calibri" style:font-name-asian="Calibri" style:font-name-complex="Calibri" fo:font-size="11pt" style:font-size-asian="11pt" style:font-size-complex="11pt"/>
    </style:style>
    <style:style style:name="Warning_32_Text_32_5_32_3" style:display-name="Warning Text 5 3" style:family="table-cell" style:data-style-name="N0">
      <style:text-properties fo:color="#FF0000" style:font-name="Calibri" style:font-name-asian="Calibri" style:font-name-complex="Calibri" fo:font-size="11pt" style:font-size-asian="11pt" style:font-size-complex="11pt"/>
    </style:style>
    <style:style style:name="Warning_32_Text_32_6" style:display-name="Warning Text 6" style:family="table-cell" style:data-style-name="N0">
      <style:text-properties fo:color="#FF0000" style:font-name="Calibri" style:font-name-asian="Calibri" style:font-name-complex="Calibri" fo:font-size="11pt" style:font-size-asian="11pt" style:font-size-complex="11pt"/>
    </style:style>
    <style:style style:name="Warning_32_Text_32_6_32_2" style:display-name="Warning Text 6 2" style:family="table-cell" style:data-style-name="N0">
      <style:text-properties fo:color="#FF0000" style:font-name="Calibri" style:font-name-asian="Calibri" style:font-name-complex="Calibri" fo:font-size="11pt" style:font-size-asian="11pt" style:font-size-complex="11pt"/>
    </style:style>
    <style:style style:name="Year" style:family="table-cell" style:data-style-name="N107"/>
    <style:style style:name="Year_32_2" style:display-name="Year 2" style:family="table-cell" style:data-style-name="N107"/>
    <style:style style:name="Year_32_2_32_2" style:display-name="Year 2 2" style:family="table-cell" style:data-style-name="N107"/>
    <style:style style:name="Year_32_3" style:display-name="Year 3" style:family="table-cell" style:data-style-name="N107"/>
    <style:style style:name="_19968__33324__PROPERTY" style:display-name="一般_PROPERTY" style:family="table-cell" style:data-style-name="N37">
      <style:table-cell-properties style:vertical-align="automatic" fo:background-color="transparent"/>
      <style:text-properties style:font-name="Courier" style:font-name-asian="Courier" style:font-name-complex="Courier" style:font-family-generic="modern"/>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15748031496063in" fo:margin-bottom="0.31496062992126in" fo:margin-left="0.236220472440945in" fo:margin-right="0.196850393700787in" style:print-orientation="landscape" style:print-page-order="ttb" style:first-page-number="continue" style:scale-to="80%" style:table-centering="none" style:print="objects charts drawings"/>
      <style:header-style>
        <style:header-footer-properties fo:min-height="0.15748031496063in" fo:margin-left="0.236220472440945in" fo:margin-right="0.196850393700787in" fo:margin-bottom="0in"/>
      </style:header-style>
      <style:footer-style>
        <style:header-footer-properties fo:min-height="0.078740157480315in" fo:margin-left="0.236220472440945in" fo:margin-right="0.19685039370078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DWP's headcount and payroll data for August 2016</dc:title>
    <meta:initial-creator/>
    <dc:creator/>
    <meta:creation-date>2016-10-10T08:33:05Z</meta:creation-date>
    <dc:date>2016-10-10T08:41:07Z</dc:date>
  </office:meta>
</office:document-meta>
</file>